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3in"/>
    </style:style>
    <style:style style:name="co2" style:family="table-column">
      <style:table-column-properties fo:break-before="auto" style:column-width="1.8752in"/>
    </style:style>
    <style:style style:name="co3" style:family="table-column">
      <style:table-column-properties fo:break-before="auto" style:column-width="0.819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font-name="Calibri" fo:font-size="11pt" style:font-size-asian="11pt" style:font-name-complex="Calibri" style:font-size-complex="11pt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Calibri" style:font-name-complex="Calibri"/>
    </style:style>
    <style:style style:name="ce8" style:family="table-cell" style:parent-style-name="Default">
      <style:text-properties fo:color="#729fcf" style:font-name="Calibri" style:font-name-complex="Calibri"/>
    </style:style>
    <style:style style:name="ce9" style:family="table-cell" style:parent-style-name="Default">
      <style:text-properties fo:color="#2a6099" style:font-name="Calibri" style:font-name-complex="Calibri"/>
    </style:style>
    <style:style style:name="ce10" style:family="table-cell" style:parent-style-name="Default">
      <style:text-properties fo:color="#729fcf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ext-properties style:font-name="Calibri" fo:font-size="14pt" fo:font-weight="normal" style:font-size-asian="14pt" style:font-weight-asian="normal" style:font-name-complex="Calibri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4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3" table:number-columns-repeated="2" table:default-cell-style-name="ce7"/>
        <table:table-column table:style-name="co3" table:default-cell-style-name="Default"/>
        <table:table-column table:style-name="co3" table:number-columns-repeated="4" table:default-cell-style-name="ce7"/>
        <table:table-column table:style-name="co3" table:default-cell-style-name="Default"/>
        <table:table-column table:style-name="co3" table:default-cell-style-name="ce7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>
            <text:p>Sigma_VH</text:p>
          </table:table-cell>
          <table:table-cell table:style-name="ce1" office:value-type="string" calcext:value-type="string">
            <text:p>Sigma_VV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ig1</text:p>
          </table:table-cell>
          <table:table-cell office:value-type="string" calcext:value-type="string">
            <text:p>Eig2</text:p>
          </table:table-cell>
          <table:table-cell table:style-name="Default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mc</text:p>
          </table:table-cell>
          <table:table-cell table:style-name="ce6" office:value-type="string" calcext:value-type="string">
            <text:p>tan Qc</text:p>
          </table:table-cell>
          <table:table-cell table:style-name="ce6" office:value-type="string" calcext:value-type="string">
            <text:p>Qc</text:p>
          </table:table-cell>
          <table:table-cell table:style-name="ce6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12" office:value-type="string" calcext:value-type="string">
            <text:p>log2p1</text:p>
          </table:table-cell>
          <table:table-cell table:style-name="ce12" office:value-type="string" calcext:value-type="string">
            <text:p>log2p2</text:p>
          </table:table-cell>
          <table:table-cell table:style-name="ce6"/>
          <table:table-cell table:style-name="ce6" office:value-type="string" calcext:value-type="string">
            <text:p>Hc</text:p>
          </table:table-cell>
          <table:table-cell table:number-columns-repeated="1005"/>
        </table:table-row>
        <table:table-row table:style-name="ro2">
          <table:table-cell office:value-type="float" office:value="0.03915297" calcext:value-type="float">
            <text:p>0.03915297</text:p>
          </table:table-cell>
          <table:table-cell office:value-type="float" office:value="0.20219085" calcext:value-type="float">
            <text:p>0.20219085</text:p>
          </table:table-cell>
          <table:table-cell office:value-type="float" office:value="0.075329036" calcext:value-type="float">
            <text:p>0.075329036</text:p>
          </table:table-cell>
          <table:table-cell office:value-type="float" office:value="0.012490444" calcext:value-type="float">
            <text:p>0.012490444</text:p>
          </table:table-cell>
          <table:table-cell office:value-type="float" office:value="0.07699863023" calcext:value-type="float">
            <text:p>0.07699863023</text:p>
          </table:table-cell>
          <table:table-cell office:value-type="float" office:value="0.01082084977" calcext:value-type="float">
            <text:p>0.01082084977</text:p>
          </table:table-cell>
          <table:table-cell table:formula="of:=[.B2]+[.C2]+[.E2]" office:value-type="float" office:value="0.35451851623" calcext:value-type="float">
            <text:p>0.35451851623</text:p>
          </table:table-cell>
          <table:table-cell table:formula="of:=[.A2]+[.D2]+[.F2]" office:value-type="float" office:value="0.06246426377" calcext:value-type="float">
            <text:p>0.06246426377</text:p>
          </table:table-cell>
          <table:table-cell table:formula="of:=[.H2]/[.G2]" office:value-type="float" office:value="0.176194644032289" calcext:value-type="float">
            <text:p>0.176194644032289</text:p>
          </table:table-cell>
          <table:table-cell table:formula="of:==(1-[.I2])/(1+[.I2])" office:value-type="float" office:value="0.70039883292063" calcext:value-type="float">
            <text:p>0.70039883292063</text:p>
          </table:table-cell>
          <table:table-cell table:formula="of:=((1-[.I2])^2)/(1-[.I2]+([.I2]^2))" office:value-type="float" office:value="0.793888210936988" calcext:value-type="float">
            <text:p>0.793888210936988</text:p>
          </table:table-cell>
          <table:table-cell table:formula="of:=DEGREES(ATAN([.K2]))" office:value-type="float" office:value="38.4456465365598" calcext:value-type="float">
            <text:p>38.4456465365598</text:p>
          </table:table-cell>
          <table:table-cell/>
          <table:table-cell table:formula="of:=1/(1+[.I2])" office:value-type="float" office:value="0.850199416460315" calcext:value-type="float">
            <text:p>0.850199416460315</text:p>
          </table:table-cell>
          <table:table-cell table:formula="of:=[.I2]/(1+[.I2])" office:value-type="float" office:value="0.149800583539685" calcext:value-type="float">
            <text:p>0.149800583539685</text:p>
          </table:table-cell>
          <table:table-cell table:formula="of:=LN([.N2])/LN(2)" office:value-type="float" office:value="-0.234126826112696" calcext:value-type="float">
            <text:p>-0.234126826112696</text:p>
          </table:table-cell>
          <table:table-cell table:formula="of:=LN([.O2])/LN(2)" office:value-type="float" office:value="-2.73888485114297" calcext:value-type="float">
            <text:p>-2.73888485114297</text:p>
          </table:table-cell>
          <table:table-cell/>
          <table:table-cell table:formula="of:=(-(([.N2]*[.P2])+([.O2]*[.Q2])))" office:value-type="float" office:value="0.609341039887939" calcext:value-type="float">
            <text:p>0.609341039887939</text:p>
          </table:table-cell>
          <table:table-cell table:number-columns-repeated="1005"/>
        </table:table-row>
        <table:table-row table:style-name="ro2">
          <table:table-cell office:value-type="float" office:value="0.017670427" calcext:value-type="float">
            <text:p>0.017670427</text:p>
          </table:table-cell>
          <table:table-cell office:value-type="float" office:value="0.16860455" calcext:value-type="float">
            <text:p>0.16860455</text:p>
          </table:table-cell>
          <table:table-cell office:value-type="float" office:value="0.049211875" calcext:value-type="float">
            <text:p>0.049211875</text:p>
          </table:table-cell>
          <table:table-cell office:value-type="float" office:value="0.009300619" calcext:value-type="float">
            <text:p>0.009300619</text:p>
          </table:table-cell>
          <table:table-cell office:value-type="float" office:value="0.04948601507" calcext:value-type="float">
            <text:p>0.04948601507</text:p>
          </table:table-cell>
          <table:table-cell office:value-type="float" office:value="0.009026478929" calcext:value-type="float">
            <text:p>0.009026478929</text:p>
          </table:table-cell>
          <table:table-cell table:formula="of:=[.B3]+[.C3]+[.E3]" office:value-type="float" office:value="0.26730244007" calcext:value-type="float">
            <text:p>0.26730244007</text:p>
          </table:table-cell>
          <table:table-cell table:formula="of:=[.A3]+[.D3]+[.F3]" office:value-type="float" office:value="0.035997524929" calcext:value-type="float">
            <text:p>0.035997524929</text:p>
          </table:table-cell>
          <table:table-cell table:formula="of:=[.H3]/[.G3]" office:value-type="float" office:value="0.134669645812336" calcext:value-type="float">
            <text:p>0.134669645812336</text:p>
          </table:table-cell>
          <table:table-cell table:formula="of:==(1-[.I3])/(1+[.I3])" office:value-type="float" office:value="0.762627569514433" calcext:value-type="float">
            <text:p>0.762627569514433</text:p>
          </table:table-cell>
          <table:table-cell table:formula="of:=((1-[.I3])^2)/(1-[.I3]+([.I3]^2))" office:value-type="float" office:value="0.847566737138338" calcext:value-type="float">
            <text:p>0.847566737138338</text:p>
          </table:table-cell>
          <table:table-cell table:formula="of:=DEGREES(ATAN([.K3]))" office:value-type="float" office:value="40.283501332171" calcext:value-type="float">
            <text:p>40.283501332171</text:p>
          </table:table-cell>
          <table:table-cell/>
          <table:table-cell table:formula="of:=1/(1+[.I3])" office:value-type="float" office:value="0.881313784757217" calcext:value-type="float">
            <text:p>0.881313784757217</text:p>
          </table:table-cell>
          <table:table-cell table:formula="of:=[.I3]/(1+[.I3])" office:value-type="float" office:value="0.118686215242783" calcext:value-type="float">
            <text:p>0.118686215242783</text:p>
          </table:table-cell>
          <table:table-cell table:formula="of:=LN([.N3])/LN(2)" office:value-type="float" office:value="-0.182272324193178" calcext:value-type="float">
            <text:p>-0.182272324193178</text:p>
          </table:table-cell>
          <table:table-cell table:formula="of:=LN([.O3])/LN(2)" office:value-type="float" office:value="-3.07477571134584" calcext:value-type="float">
            <text:p>-3.07477571134584</text:p>
          </table:table-cell>
          <table:table-cell/>
          <table:table-cell table:formula="of:=(-(([.N3]*[.P3])+([.O3]*[.Q3])))" office:value-type="float" office:value="0.52557260379126" calcext:value-type="float">
            <text:p>0.52557260379126</text:p>
          </table:table-cell>
          <table:table-cell table:number-columns-repeated="1005"/>
        </table:table-row>
        <table:table-row table:style-name="ro2">
          <table:table-cell office:value-type="float" office:value="0.015117519" calcext:value-type="float">
            <text:p>0.015117519</text:p>
          </table:table-cell>
          <table:table-cell office:value-type="float" office:value="0.13956651" calcext:value-type="float">
            <text:p>0.13956651</text:p>
          </table:table-cell>
          <table:table-cell office:value-type="float" office:value="0.06289566" calcext:value-type="float">
            <text:p>0.06289566</text:p>
          </table:table-cell>
          <table:table-cell office:value-type="float" office:value="0.0050735236" calcext:value-type="float">
            <text:p>0.0050735236</text:p>
          </table:table-cell>
          <table:table-cell office:value-type="float" office:value="0.06309466845" calcext:value-type="float">
            <text:p>0.06309466845</text:p>
          </table:table-cell>
          <table:table-cell office:value-type="float" office:value="0.004874515153" calcext:value-type="float">
            <text:p>0.004874515153</text:p>
          </table:table-cell>
          <table:table-cell table:formula="of:=[.B4]+[.C4]+[.E4]" office:value-type="float" office:value="0.26555683845" calcext:value-type="float">
            <text:p>0.26555683845</text:p>
          </table:table-cell>
          <table:table-cell table:formula="of:=[.A4]+[.D4]+[.F4]" office:value-type="float" office:value="0.025065557753" calcext:value-type="float">
            <text:p>0.025065557753</text:p>
          </table:table-cell>
          <table:table-cell table:formula="of:=[.H4]/[.G4]" office:value-type="float" office:value="0.094388673623705" calcext:value-type="float">
            <text:p>0.094388673623705</text:p>
          </table:table-cell>
          <table:table-cell table:formula="of:==(1-[.I4])/(1+[.I4])" office:value-type="float" office:value="0.827504293678098" calcext:value-type="float">
            <text:p>0.827504293678098</text:p>
          </table:table-cell>
          <table:table-cell table:formula="of:=((1-[.I4])^2)/(1-[.I4]+([.I4]^2))" office:value-type="float" office:value="0.896788897940695" calcext:value-type="float">
            <text:p>0.896788897940695</text:p>
          </table:table-cell>
          <table:table-cell table:formula="of:=DEGREES(ATAN([.K4]))" office:value-type="float" office:value="41.8854022014156" calcext:value-type="float">
            <text:p>41.8854022014156</text:p>
          </table:table-cell>
          <table:table-cell/>
          <table:table-cell table:formula="of:=1/(1+[.I4])" office:value-type="float" office:value="0.913752146839049" calcext:value-type="float">
            <text:p>0.913752146839049</text:p>
          </table:table-cell>
          <table:table-cell table:formula="of:=[.I4]/(1+[.I4])" office:value-type="float" office:value="0.0862478531609508" calcext:value-type="float">
            <text:p>0.0862478531609508</text:p>
          </table:table-cell>
          <table:table-cell table:formula="of:=LN([.N4])/LN(2)" office:value-type="float" office:value="-0.130125204240442" calcext:value-type="float">
            <text:p>-0.130125204240442</text:p>
          </table:table-cell>
          <table:table-cell table:formula="of:=LN([.O4])/LN(2)" office:value-type="float" office:value="-3.53536764340348" calcext:value-type="float">
            <text:p>-3.53536764340348</text:p>
          </table:table-cell>
          <table:table-cell/>
          <table:table-cell table:formula="of:=(-(([.N4]*[.P4])+([.O4]*[.Q4])))" office:value-type="float" office:value="0.423820054110813" calcext:value-type="float">
            <text:p>0.423820054110813</text:p>
          </table:table-cell>
          <table:table-cell table:number-columns-repeated="1005"/>
        </table:table-row>
        <table:table-row table:style-name="ro2">
          <table:table-cell office:value-type="float" office:value="0.023248995" calcext:value-type="float">
            <text:p>0.023248995</text:p>
          </table:table-cell>
          <table:table-cell office:value-type="float" office:value="0.15032066" calcext:value-type="float">
            <text:p>0.15032066</text:p>
          </table:table-cell>
          <table:table-cell office:value-type="float" office:value="0.07299104" calcext:value-type="float">
            <text:p>0.07299104</text:p>
          </table:table-cell>
          <table:table-cell office:value-type="float" office:value="0.011310357" calcext:value-type="float">
            <text:p>0.011310357</text:p>
          </table:table-cell>
          <table:table-cell office:value-type="float" office:value="0.07401998741" calcext:value-type="float">
            <text:p>0.07401998741</text:p>
          </table:table-cell>
          <table:table-cell office:value-type="float" office:value="0.01028140959" calcext:value-type="float">
            <text:p>0.01028140959</text:p>
          </table:table-cell>
          <table:table-cell table:formula="of:=[.B5]+[.C5]+[.E5]" office:value-type="float" office:value="0.29733168741" calcext:value-type="float">
            <text:p>0.29733168741</text:p>
          </table:table-cell>
          <table:table-cell table:formula="of:=[.A5]+[.D5]+[.F5]" office:value-type="float" office:value="0.04484076159" calcext:value-type="float">
            <text:p>0.04484076159</text:p>
          </table:table-cell>
          <table:table-cell table:formula="of:=[.H5]/[.G5]" office:value-type="float" office:value="0.150810571118737" calcext:value-type="float">
            <text:p>0.150810571118737</text:p>
          </table:table-cell>
          <table:table-cell table:formula="of:==(1-[.I5])/(1+[.I5])" office:value-type="float" office:value="0.737905481747305" calcext:value-type="float">
            <text:p>0.737905481747305</text:p>
          </table:table-cell>
          <table:table-cell table:formula="of:=((1-[.I5])^2)/(1-[.I5]+([.I5]^2))" office:value-type="float" office:value="0.827038858919442" calcext:value-type="float">
            <text:p>0.827038858919442</text:p>
          </table:table-cell>
          <table:table-cell table:formula="of:=DEGREES(ATAN([.K5]))" office:value-type="float" office:value="39.5920704103073" calcext:value-type="float">
            <text:p>39.5920704103073</text:p>
          </table:table-cell>
          <table:table-cell/>
          <table:table-cell table:formula="of:=1/(1+[.I5])" office:value-type="float" office:value="0.868952740873652" calcext:value-type="float">
            <text:p>0.868952740873652</text:p>
          </table:table-cell>
          <table:table-cell table:formula="of:=[.I5]/(1+[.I5])" office:value-type="float" office:value="0.131047259126348" calcext:value-type="float">
            <text:p>0.131047259126348</text:p>
          </table:table-cell>
          <table:table-cell table:formula="of:=LN([.N5])/LN(2)" office:value-type="float" office:value="-0.202650378562563" calcext:value-type="float">
            <text:p>-0.202650378562563</text:p>
          </table:table-cell>
          <table:table-cell table:formula="of:=LN([.O5])/LN(2)" office:value-type="float" office:value="-2.93184091509495" calcext:value-type="float">
            <text:p>-2.93184091509495</text:p>
          </table:table-cell>
          <table:table-cell/>
          <table:table-cell table:formula="of:=(-(([.N5]*[.P5])+([.O5]*[.Q5])))" office:value-type="float" office:value="0.560303318008699" calcext:value-type="float">
            <text:p>0.560303318008699</text:p>
          </table:table-cell>
          <table:table-cell table:number-columns-repeated="1005"/>
        </table:table-row>
        <table:table-row table:style-name="ro2">
          <table:table-cell office:value-type="float" office:value="0.018192733" calcext:value-type="float">
            <text:p>0.018192733</text:p>
          </table:table-cell>
          <table:table-cell office:value-type="float" office:value="0.13100454" calcext:value-type="float">
            <text:p>0.13100454</text:p>
          </table:table-cell>
          <table:table-cell office:value-type="float" office:value="0.05556044" calcext:value-type="float">
            <text:p>0.05556044</text:p>
          </table:table-cell>
          <table:table-cell office:value-type="float" office:value="0.008127578" calcext:value-type="float">
            <text:p>0.008127578</text:p>
          </table:table-cell>
          <table:table-cell office:value-type="float" office:value="0.05595258868" calcext:value-type="float">
            <text:p>0.05595258868</text:p>
          </table:table-cell>
          <table:table-cell office:value-type="float" office:value="0.007735429319" calcext:value-type="float">
            <text:p>0.007735429319</text:p>
          </table:table-cell>
          <table:table-cell table:formula="of:=[.B6]+[.C6]+[.E6]" office:value-type="float" office:value="0.24251756868" calcext:value-type="float">
            <text:p>0.24251756868</text:p>
          </table:table-cell>
          <table:table-cell table:formula="of:=[.A6]+[.D6]+[.F6]" office:value-type="float" office:value="0.034055740319" calcext:value-type="float">
            <text:p>0.034055740319</text:p>
          </table:table-cell>
          <table:table-cell table:formula="of:=[.H6]/[.G6]" office:value-type="float" office:value="0.14042586895606" calcext:value-type="float">
            <text:p>0.14042586895606</text:p>
          </table:table-cell>
          <table:table-cell table:formula="of:==(1-[.I6])/(1+[.I6])" office:value-type="float" office:value="0.753730824986274" calcext:value-type="float">
            <text:p>0.753730824986274</text:p>
          </table:table-cell>
          <table:table-cell table:formula="of:=((1-[.I6])^2)/(1-[.I6]+([.I6]^2))" office:value-type="float" office:value="0.840296942877385" calcext:value-type="float">
            <text:p>0.840296942877385</text:p>
          </table:table-cell>
          <table:table-cell table:formula="of:=DEGREES(ATAN([.K6]))" office:value-type="float" office:value="40.0402329384628" calcext:value-type="float">
            <text:p>40.0402329384628</text:p>
          </table:table-cell>
          <table:table-cell/>
          <table:table-cell table:formula="of:=1/(1+[.I6])" office:value-type="float" office:value="0.876865412493137" calcext:value-type="float">
            <text:p>0.876865412493137</text:p>
          </table:table-cell>
          <table:table-cell table:formula="of:=[.I6]/(1+[.I6])" office:value-type="float" office:value="0.123134587506863" calcext:value-type="float">
            <text:p>0.123134587506863</text:p>
          </table:table-cell>
          <table:table-cell table:formula="of:=LN([.N6])/LN(2)" office:value-type="float" office:value="-0.189572670266555" calcext:value-type="float">
            <text:p>-0.189572670266555</text:p>
          </table:table-cell>
          <table:table-cell table:formula="of:=LN([.O6])/LN(2)" office:value-type="float" office:value="-3.02169203480481" calcext:value-type="float">
            <text:p>-3.02169203480481</text:p>
          </table:table-cell>
          <table:table-cell/>
          <table:table-cell table:formula="of:=(-(([.N6]*[.P6])+([.O6]*[.Q6])))" office:value-type="float" office:value="0.538304519989173" calcext:value-type="float">
            <text:p>0.538304519989173</text:p>
          </table:table-cell>
          <table:table-cell table:number-columns-repeated="1005"/>
        </table:table-row>
        <table:table-row table:style-name="ro2">
          <table:table-cell office:value-type="float" office:value="0.018360425" calcext:value-type="float">
            <text:p>0.018360425</text:p>
          </table:table-cell>
          <table:table-cell office:value-type="float" office:value="0.14210135" calcext:value-type="float">
            <text:p>0.14210135</text:p>
          </table:table-cell>
          <table:table-cell office:value-type="float" office:value="0.05260858" calcext:value-type="float">
            <text:p>0.05260858</text:p>
          </table:table-cell>
          <table:table-cell office:value-type="float" office:value="0.004626656" calcext:value-type="float">
            <text:p>0.004626656</text:p>
          </table:table-cell>
          <table:table-cell office:value-type="float" office:value="0.05279335073" calcext:value-type="float">
            <text:p>0.05279335073</text:p>
          </table:table-cell>
          <table:table-cell office:value-type="float" office:value="0.004441885273" calcext:value-type="float">
            <text:p>0.004441885273</text:p>
          </table:table-cell>
          <table:table-cell table:formula="of:=[.B7]+[.C7]+[.E7]" office:value-type="float" office:value="0.24750328073" calcext:value-type="float">
            <text:p>0.24750328073</text:p>
          </table:table-cell>
          <table:table-cell table:formula="of:=[.A7]+[.D7]+[.F7]" office:value-type="float" office:value="0.027428966273" calcext:value-type="float">
            <text:p>0.027428966273</text:p>
          </table:table-cell>
          <table:table-cell table:formula="of:=[.H7]/[.G7]" office:value-type="float" office:value="0.110822637146867" calcext:value-type="float">
            <text:p>0.110822637146867</text:p>
          </table:table-cell>
          <table:table-cell table:formula="of:==(1-[.I7])/(1+[.I7])" office:value-type="float" office:value="0.800467449184302" calcext:value-type="float">
            <text:p>0.800467449184302</text:p>
          </table:table-cell>
          <table:table-cell table:formula="of:=((1-[.I7])^2)/(1-[.I7]+([.I7]^2))" office:value-type="float" office:value="0.877063033684325" calcext:value-type="float">
            <text:p>0.877063033684325</text:p>
          </table:table-cell>
          <table:table-cell table:formula="of:=DEGREES(ATAN([.K7]))" office:value-type="float" office:value="41.2528036610907" calcext:value-type="float">
            <text:p>41.2528036610907</text:p>
          </table:table-cell>
          <table:table-cell/>
          <table:table-cell table:formula="of:=1/(1+[.I7])" office:value-type="float" office:value="0.900233724592151" calcext:value-type="float">
            <text:p>0.900233724592151</text:p>
          </table:table-cell>
          <table:table-cell table:formula="of:=[.I7]/(1+[.I7])" office:value-type="float" office:value="0.0997662754078488" calcext:value-type="float">
            <text:p>0.0997662754078488</text:p>
          </table:table-cell>
          <table:table-cell table:formula="of:=LN([.N7])/LN(2)" office:value-type="float" office:value="-0.151628482851638" calcext:value-type="float">
            <text:p>-0.151628482851638</text:p>
          </table:table-cell>
          <table:table-cell table:formula="of:=LN([.O7])/LN(2)" office:value-type="float" office:value="-3.32530397465687" calcext:value-type="float">
            <text:p>-3.32530397465687</text:p>
          </table:table-cell>
          <table:table-cell/>
          <table:table-cell table:formula="of:=(-(([.N7]*[.P7])+([.O7]*[.Q7])))" office:value-type="float" office:value="0.468254266022218" calcext:value-type="float">
            <text:p>0.468254266022218</text:p>
          </table:table-cell>
          <table:table-cell table:number-columns-repeated="1005"/>
        </table:table-row>
        <table:table-row table:style-name="ro2">
          <table:table-cell office:value-type="float" office:value="0.020412635" calcext:value-type="float">
            <text:p>0.020412635</text:p>
          </table:table-cell>
          <table:table-cell office:value-type="float" office:value="0.1445716" calcext:value-type="float">
            <text:p>0.1445716</text:p>
          </table:table-cell>
          <table:table-cell office:value-type="float" office:value="0.081972376" calcext:value-type="float">
            <text:p>0.081972376</text:p>
          </table:table-cell>
          <table:table-cell office:value-type="float" office:value="0.01051384" calcext:value-type="float">
            <text:p>0.01051384</text:p>
          </table:table-cell>
          <table:table-cell office:value-type="float" office:value="0.0825475513" calcext:value-type="float">
            <text:p>0.0825475513</text:p>
          </table:table-cell>
          <table:table-cell office:value-type="float" office:value="0.009938664705" calcext:value-type="float">
            <text:p>0.009938664705</text:p>
          </table:table-cell>
          <table:table-cell table:formula="of:=[.B8]+[.C8]+[.E8]" office:value-type="float" office:value="0.3090915273" calcext:value-type="float">
            <text:p>0.3090915273</text:p>
          </table:table-cell>
          <table:table-cell table:formula="of:=[.A8]+[.D8]+[.F8]" office:value-type="float" office:value="0.040865139705" calcext:value-type="float">
            <text:p>0.040865139705</text:p>
          </table:table-cell>
          <table:table-cell table:formula="of:=[.H8]/[.G8]" office:value-type="float" office:value="0.132210481671783" calcext:value-type="float">
            <text:p>0.132210481671783</text:p>
          </table:table-cell>
          <table:table-cell table:formula="of:==(1-[.I8])/(1+[.I8])" office:value-type="float" office:value="0.766456001225911" calcext:value-type="float">
            <text:p>0.766456001225911</text:p>
          </table:table-cell>
          <table:table-cell table:formula="of:=((1-[.I8])^2)/(1-[.I8]+([.I8]^2))" office:value-type="float" office:value="0.850655041249624" calcext:value-type="float">
            <text:p>0.850655041249624</text:p>
          </table:table-cell>
          <table:table-cell table:formula="of:=DEGREES(ATAN([.K8]))" office:value-type="float" office:value="40.386318268006" calcext:value-type="float">
            <text:p>40.386318268006</text:p>
          </table:table-cell>
          <table:table-cell/>
          <table:table-cell table:formula="of:=1/(1+[.I8])" office:value-type="float" office:value="0.883228000612955" calcext:value-type="float">
            <text:p>0.883228000612955</text:p>
          </table:table-cell>
          <table:table-cell table:formula="of:=[.I8]/(1+[.I8])" office:value-type="float" office:value="0.116771999387045" calcext:value-type="float">
            <text:p>0.116771999387045</text:p>
          </table:table-cell>
          <table:table-cell table:formula="of:=LN([.N8])/LN(2)" office:value-type="float" office:value="-0.179142184880529" calcext:value-type="float">
            <text:p>-0.179142184880529</text:p>
          </table:table-cell>
          <table:table-cell table:formula="of:=LN([.O8])/LN(2)" office:value-type="float" office:value="-3.09823372125471" calcext:value-type="float">
            <text:p>-3.09823372125471</text:p>
          </table:table-cell>
          <table:table-cell/>
          <table:table-cell table:formula="of:=(-(([.N8]*[.P8])+([.O8]*[.Q8])))" office:value-type="float" office:value="0.520010339976742" calcext:value-type="float">
            <text:p>0.520010339976742</text:p>
          </table:table-cell>
          <table:table-cell table:number-columns-repeated="1005"/>
        </table:table-row>
        <table:table-row table:style-name="ro2">
          <table:table-cell office:value-type="float" office:value="0.017530126" calcext:value-type="float">
            <text:p>0.017530126</text:p>
          </table:table-cell>
          <table:table-cell office:value-type="float" office:value="0.12940797" calcext:value-type="float">
            <text:p>0.12940797</text:p>
          </table:table-cell>
          <table:table-cell office:value-type="float" office:value="0.042606406" calcext:value-type="float">
            <text:p>0.042606406</text:p>
          </table:table-cell>
          <table:table-cell office:value-type="float" office:value="0.0058081853" calcext:value-type="float">
            <text:p>0.0058081853</text:p>
          </table:table-cell>
          <table:table-cell office:value-type="float" office:value="0.04307701775" calcext:value-type="float">
            <text:p>0.04307701775</text:p>
          </table:table-cell>
          <table:table-cell office:value-type="float" office:value="0.005337573552" calcext:value-type="float">
            <text:p>0.005337573552</text:p>
          </table:table-cell>
          <table:table-cell table:formula="of:=[.B9]+[.C9]+[.E9]" office:value-type="float" office:value="0.21509139375" calcext:value-type="float">
            <text:p>0.21509139375</text:p>
          </table:table-cell>
          <table:table-cell table:formula="of:=[.A9]+[.D9]+[.F9]" office:value-type="float" office:value="0.028675884852" calcext:value-type="float">
            <text:p>0.028675884852</text:p>
          </table:table-cell>
          <table:table-cell table:formula="of:=[.H9]/[.G9]" office:value-type="float" office:value="0.133319536184371" calcext:value-type="float">
            <text:p>0.133319536184371</text:p>
          </table:table-cell>
          <table:table-cell table:formula="of:==(1-[.I9])/(1+[.I9])" office:value-type="float" office:value="0.764727366064424" calcext:value-type="float">
            <text:p>0.764727366064424</text:p>
          </table:table-cell>
          <table:table-cell table:formula="of:=((1-[.I9])^2)/(1-[.I9]+([.I9]^2))" office:value-type="float" office:value="0.849263555381645" calcext:value-type="float">
            <text:p>0.849263555381645</text:p>
          </table:table-cell>
          <table:table-cell table:formula="of:=DEGREES(ATAN([.K9]))" office:value-type="float" office:value="40.3400311996711" calcext:value-type="float">
            <text:p>40.3400311996711</text:p>
          </table:table-cell>
          <table:table-cell/>
          <table:table-cell table:formula="of:=1/(1+[.I9])" office:value-type="float" office:value="0.882363683032212" calcext:value-type="float">
            <text:p>0.882363683032212</text:p>
          </table:table-cell>
          <table:table-cell table:formula="of:=[.I9]/(1+[.I9])" office:value-type="float" office:value="0.117636316967788" calcext:value-type="float">
            <text:p>0.117636316967788</text:p>
          </table:table-cell>
          <table:table-cell table:formula="of:=LN([.N9])/LN(2)" office:value-type="float" office:value="-0.180554682230454" calcext:value-type="float">
            <text:p>-0.180554682230454</text:p>
          </table:table-cell>
          <table:table-cell table:formula="of:=LN([.O9])/LN(2)" office:value-type="float" office:value="-3.08759457365146" calcext:value-type="float">
            <text:p>-3.08759457365146</text:p>
          </table:table-cell>
          <table:table-cell/>
          <table:table-cell table:formula="of:=(-(([.N9]*[.P9])+([.O9]*[.Q9])))" office:value-type="float" office:value="0.522528148335661" calcext:value-type="float">
            <text:p>0.522528148335661</text:p>
          </table:table-cell>
          <table:table-cell table:number-columns-repeated="1005"/>
        </table:table-row>
        <table:table-row table:style-name="ro2">
          <table:table-cell office:value-type="float" office:value="0.01782344" calcext:value-type="float">
            <text:p>0.01782344</text:p>
          </table:table-cell>
          <table:table-cell office:value-type="float" office:value="0.11870105" calcext:value-type="float">
            <text:p>0.11870105</text:p>
          </table:table-cell>
          <table:table-cell office:value-type="float" office:value="0.048739955" calcext:value-type="float">
            <text:p>0.048739955</text:p>
          </table:table-cell>
          <table:table-cell office:value-type="float" office:value="0.0063849925" calcext:value-type="float">
            <text:p>0.0063849925</text:p>
          </table:table-cell>
          <table:table-cell office:value-type="float" office:value="0.04875632731" calcext:value-type="float">
            <text:p>0.04875632731</text:p>
          </table:table-cell>
          <table:table-cell office:value-type="float" office:value="0.006368620195" calcext:value-type="float">
            <text:p>0.006368620195</text:p>
          </table:table-cell>
          <table:table-cell table:formula="of:=[.B10]+[.C10]+[.E10]" office:value-type="float" office:value="0.21619733231" calcext:value-type="float">
            <text:p>0.21619733231</text:p>
          </table:table-cell>
          <table:table-cell table:formula="of:=[.A10]+[.D10]+[.F10]" office:value-type="float" office:value="0.030577052695" calcext:value-type="float">
            <text:p>0.030577052695</text:p>
          </table:table-cell>
          <table:table-cell table:formula="of:=[.H10]/[.G10]" office:value-type="float" office:value="0.141431221043728" calcext:value-type="float">
            <text:p>0.141431221043728</text:p>
          </table:table-cell>
          <table:table-cell table:formula="of:==(1-[.I10])/(1+[.I10])" office:value-type="float" office:value="0.752186170421371" calcext:value-type="float">
            <text:p>0.752186170421371</text:p>
          </table:table-cell>
          <table:table-cell table:formula="of:=((1-[.I10])^2)/(1-[.I10]+([.I10]^2))" office:value-type="float" office:value="0.839021400196549" calcext:value-type="float">
            <text:p>0.839021400196549</text:p>
          </table:table-cell>
          <table:table-cell table:formula="of:=DEGREES(ATAN([.K10]))" office:value-type="float" office:value="39.9973695741136" calcext:value-type="float">
            <text:p>39.9973695741136</text:p>
          </table:table-cell>
          <table:table-cell/>
          <table:table-cell table:formula="of:=1/(1+[.I10])" office:value-type="float" office:value="0.876093085210686" calcext:value-type="float">
            <text:p>0.876093085210686</text:p>
          </table:table-cell>
          <table:table-cell table:formula="of:=[.I10]/(1+[.I10])" office:value-type="float" office:value="0.123906914789314" calcext:value-type="float">
            <text:p>0.123906914789314</text:p>
          </table:table-cell>
          <table:table-cell table:formula="of:=LN([.N10])/LN(2)" office:value-type="float" office:value="-0.190843930041264" calcext:value-type="float">
            <text:p>-0.190843930041264</text:p>
          </table:table-cell>
          <table:table-cell table:formula="of:=LN([.O10])/LN(2)" office:value-type="float" office:value="-3.01267139365673" calcext:value-type="float">
            <text:p>-3.01267139365673</text:p>
          </table:table-cell>
          <table:table-cell/>
          <table:table-cell table:formula="of:=(-(([.N10]*[.P10])+([.O10]*[.Q10])))" office:value-type="float" office:value="0.540487865125613" calcext:value-type="float">
            <text:p>0.540487865125613</text:p>
          </table:table-cell>
          <table:table-cell table:number-columns-repeated="1005"/>
        </table:table-row>
        <table:table-row table:style-name="ro2">
          <table:table-cell office:value-type="float" office:value="0.021276537" calcext:value-type="float">
            <text:p>0.021276537</text:p>
          </table:table-cell>
          <table:table-cell office:value-type="float" office:value="0.16336133" calcext:value-type="float">
            <text:p>0.16336133</text:p>
          </table:table-cell>
          <table:table-cell office:value-type="float" office:value="0.0721235" calcext:value-type="float">
            <text:p>0.0721235</text:p>
          </table:table-cell>
          <table:table-cell office:value-type="float" office:value="0.011289908" calcext:value-type="float">
            <text:p>0.011289908</text:p>
          </table:table-cell>
          <table:table-cell office:value-type="float" office:value="0.07261896802" calcext:value-type="float">
            <text:p>0.07261896802</text:p>
          </table:table-cell>
          <table:table-cell office:value-type="float" office:value="0.01079443998" calcext:value-type="float">
            <text:p>0.01079443998</text:p>
          </table:table-cell>
          <table:table-cell table:formula="of:=[.B11]+[.C11]+[.E11]" office:value-type="float" office:value="0.30810379802" calcext:value-type="float">
            <text:p>0.30810379802</text:p>
          </table:table-cell>
          <table:table-cell table:formula="of:=[.A11]+[.D11]+[.F11]" office:value-type="float" office:value="0.04336088498" calcext:value-type="float">
            <text:p>0.04336088498</text:p>
          </table:table-cell>
          <table:table-cell table:formula="of:=[.H11]/[.G11]" office:value-type="float" office:value="0.140734665585607" calcext:value-type="float">
            <text:p>0.140734665585607</text:p>
          </table:table-cell>
          <table:table-cell table:formula="of:==(1-[.I11])/(1+[.I11])" office:value-type="float" office:value="0.753256090427726" calcext:value-type="float">
            <text:p>0.753256090427726</text:p>
          </table:table-cell>
          <table:table-cell table:formula="of:=((1-[.I11])^2)/(1-[.I11]+([.I11]^2))" office:value-type="float" office:value="0.839905340241285" calcext:value-type="float">
            <text:p>0.839905340241285</text:p>
          </table:table-cell>
          <table:table-cell table:formula="of:=DEGREES(ATAN([.K11]))" office:value-type="float" office:value="40.0270792428583" calcext:value-type="float">
            <text:p>40.0270792428583</text:p>
          </table:table-cell>
          <table:table-cell/>
          <table:table-cell table:formula="of:=1/(1+[.I11])" office:value-type="float" office:value="0.876628045213863" calcext:value-type="float">
            <text:p>0.876628045213863</text:p>
          </table:table-cell>
          <table:table-cell table:formula="of:=[.I11]/(1+[.I11])" office:value-type="float" office:value="0.123371954786137" calcext:value-type="float">
            <text:p>0.123371954786137</text:p>
          </table:table-cell>
          <table:table-cell table:formula="of:=LN([.N11])/LN(2)" office:value-type="float" office:value="-0.189963260373709" calcext:value-type="float">
            <text:p>-0.189963260373709</text:p>
          </table:table-cell>
          <table:table-cell table:formula="of:=LN([.O11])/LN(2)" office:value-type="float" office:value="-3.01891362008742" calcext:value-type="float">
            <text:p>-3.01891362008742</text:p>
          </table:table-cell>
          <table:table-cell/>
          <table:table-cell table:formula="of:=(-(([.N11]*[.P11])+([.O11]*[.Q11])))" office:value-type="float" office:value="0.538976396244536" calcext:value-type="float">
            <text:p>0.538976396244536</text:p>
          </table:table-cell>
          <table:table-cell table:number-columns-repeated="1005"/>
        </table:table-row>
        <table:table-row table:style-name="ro2">
          <table:table-cell table:style-name="ce2" office:value-type="float" office:value="0.022440996" calcext:value-type="float">
            <text:p>0.022440996</text:p>
          </table:table-cell>
          <table:table-cell table:style-name="ce2" office:value-type="float" office:value="0.19093356" calcext:value-type="float">
            <text:p>0.19093356</text:p>
          </table:table-cell>
          <table:table-cell office:value-type="float" office:value="0.07254479" calcext:value-type="float">
            <text:p>0.07254479</text:p>
          </table:table-cell>
          <table:table-cell office:value-type="float" office:value="0.013050075" calcext:value-type="float">
            <text:p>0.013050075</text:p>
          </table:table-cell>
          <table:table-cell office:value-type="float" office:value="0.07531980798" calcext:value-type="float">
            <text:p>0.07531980798</text:p>
          </table:table-cell>
          <table:table-cell office:value-type="float" office:value="0.01027505702" calcext:value-type="float">
            <text:p>0.01027505702</text:p>
          </table:table-cell>
          <table:table-cell table:formula="of:=[.B12]+[.C12]+[.E12]" office:value-type="float" office:value="0.33879815798" calcext:value-type="float">
            <text:p>0.33879815798</text:p>
          </table:table-cell>
          <table:table-cell table:formula="of:=[.A12]+[.D12]+[.F12]" office:value-type="float" office:value="0.04576612802" calcext:value-type="float">
            <text:p>0.04576612802</text:p>
          </table:table-cell>
          <table:table-cell table:formula="of:=[.H12]/[.G12]" office:value-type="float" office:value="0.135083756927337" calcext:value-type="float">
            <text:p>0.135083756927337</text:p>
          </table:table-cell>
          <table:table-cell table:formula="of:==(1-[.I12])/(1+[.I12])" office:value-type="float" office:value="0.761984512415175" calcext:value-type="float">
            <text:p>0.761984512415175</text:p>
          </table:table-cell>
          <table:table-cell table:style-name="ce8" table:formula="of:=((1-[.I12])^2)/(1-[.I12]+([.I12]^2))" office:value-type="float" office:value="0.847045647627127" calcext:value-type="float">
            <text:p>0.847045647627127</text:p>
          </table:table-cell>
          <table:table-cell table:style-name="ce8" table:formula="of:=DEGREES(ATAN([.K12]))" office:value-type="float" office:value="40.2661221208391" calcext:value-type="float">
            <text:p>40.2661221208391</text:p>
          </table:table-cell>
          <table:table-cell table:style-name="ce10"/>
          <table:table-cell table:style-name="ce8" table:formula="of:=1/(1+[.I12])" office:value-type="float" office:value="0.880992256207588" calcext:value-type="float">
            <text:p>0.880992256207588</text:p>
          </table:table-cell>
          <table:table-cell table:style-name="ce8" table:formula="of:=[.I12]/(1+[.I12])" office:value-type="float" office:value="0.119007743792412" calcext:value-type="float">
            <text:p>0.119007743792412</text:p>
          </table:table-cell>
          <table:table-cell table:style-name="ce8" table:formula="of:=LN([.N12])/LN(2)" office:value-type="float" office:value="-0.182798756763252" calcext:value-type="float">
            <text:p>-0.182798756763252</text:p>
          </table:table-cell>
          <table:table-cell table:style-name="ce8" table:formula="of:=LN([.O12])/LN(2)" office:value-type="float" office:value="-3.07087264263628" calcext:value-type="float">
            <text:p>-3.07087264263628</text:p>
          </table:table-cell>
          <table:table-cell table:style-name="ce10"/>
          <table:table-cell table:style-name="ce8" table:formula="of:=(-(([.N12]*[.P12])+([.O12]*[.Q12])))" office:value-type="float" office:value="0.526501913826786" calcext:value-type="float">
            <text:p>0.526501913826786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38699105" calcext:value-type="float">
            <text:p>0.0138699105</text:p>
          </table:table-cell>
          <table:table-cell table:style-name="ce2" office:value-type="float" office:value="0.10404134" calcext:value-type="float">
            <text:p>0.10404134</text:p>
          </table:table-cell>
          <table:table-cell office:value-type="float" office:value="0.03557871" calcext:value-type="float">
            <text:p>0.03557871</text:p>
          </table:table-cell>
          <table:table-cell office:value-type="float" office:value="0.008137499" calcext:value-type="float">
            <text:p>0.008137499</text:p>
          </table:table-cell>
          <table:table-cell office:value-type="float" office:value="0.0358823786" calcext:value-type="float">
            <text:p>0.0358823786</text:p>
          </table:table-cell>
          <table:table-cell office:value-type="float" office:value="0.007833830404" calcext:value-type="float">
            <text:p>0.007833830404</text:p>
          </table:table-cell>
          <table:table-cell table:formula="of:=[.B13]+[.C13]+[.E13]" office:value-type="float" office:value="0.1755024286" calcext:value-type="float">
            <text:p>0.1755024286</text:p>
          </table:table-cell>
          <table:table-cell table:formula="of:=[.A13]+[.D13]+[.F13]" office:value-type="float" office:value="0.029841239904" calcext:value-type="float">
            <text:p>0.029841239904</text:p>
          </table:table-cell>
          <table:table-cell table:formula="of:=[.H13]/[.G13]" office:value-type="float" office:value="0.170033202059063" calcext:value-type="float">
            <text:p>0.170033202059063</text:p>
          </table:table-cell>
          <table:table-cell table:formula="of:==(1-[.I13])/(1+[.I13])" office:value-type="float" office:value="0.709353201670119" calcext:value-type="float">
            <text:p>0.709353201670119</text:p>
          </table:table-cell>
          <table:table-cell table:style-name="ce8" table:formula="of:=((1-[.I13])^2)/(1-[.I13]+([.I13]^2))" office:value-type="float" office:value="0.80202871107609" calcext:value-type="float">
            <text:p>0.80202871107609</text:p>
          </table:table-cell>
          <table:table-cell table:style-name="ce8" table:formula="of:=DEGREES(ATAN([.K13]))" office:value-type="float" office:value="38.730614112405" calcext:value-type="float">
            <text:p>38.730614112405</text:p>
          </table:table-cell>
          <table:table-cell table:style-name="ce10"/>
          <table:table-cell table:style-name="ce8" table:formula="of:=1/(1+[.I13])" office:value-type="float" office:value="0.85467660083506" calcext:value-type="float">
            <text:p>0.85467660083506</text:p>
          </table:table-cell>
          <table:table-cell table:style-name="ce8" table:formula="of:=[.I13]/(1+[.I13])" office:value-type="float" office:value="0.14532339916494" calcext:value-type="float">
            <text:p>0.14532339916494</text:p>
          </table:table-cell>
          <table:table-cell table:style-name="ce8" table:formula="of:=LN([.N13])/LN(2)" office:value-type="float" office:value="-0.226549469779889" calcext:value-type="float">
            <text:p>-0.226549469779889</text:p>
          </table:table-cell>
          <table:table-cell table:style-name="ce8" table:formula="of:=LN([.O13])/LN(2)" office:value-type="float" office:value="-2.78266107848699" calcext:value-type="float">
            <text:p>-2.78266107848699</text:p>
          </table:table-cell>
          <table:table-cell table:style-name="ce10"/>
          <table:table-cell table:style-name="ce8" table:formula="of:=(-(([.N13]*[.P13])+([.O13]*[.Q13])))" office:value-type="float" office:value="0.598012297402169" calcext:value-type="float">
            <text:p>0.598012297402169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5001111" calcext:value-type="float">
            <text:p>0.015001111</text:p>
          </table:table-cell>
          <table:table-cell table:style-name="ce2" office:value-type="float" office:value="0.07098724" calcext:value-type="float">
            <text:p>0.07098724</text:p>
          </table:table-cell>
          <table:table-cell office:value-type="float" office:value="0.029204112" calcext:value-type="float">
            <text:p>0.029204112</text:p>
          </table:table-cell>
          <table:table-cell office:value-type="float" office:value="0.0037482423" calcext:value-type="float">
            <text:p>0.0037482423</text:p>
          </table:table-cell>
          <table:table-cell office:value-type="float" office:value="0.02958140292" calcext:value-type="float">
            <text:p>0.02958140292</text:p>
          </table:table-cell>
          <table:table-cell office:value-type="float" office:value="0.003370951377" calcext:value-type="float">
            <text:p>0.003370951377</text:p>
          </table:table-cell>
          <table:table-cell table:formula="of:=[.B14]+[.C14]+[.E14]" office:value-type="float" office:value="0.12977275492" calcext:value-type="float">
            <text:p>0.12977275492</text:p>
          </table:table-cell>
          <table:table-cell table:formula="of:=[.A14]+[.D14]+[.F14]" office:value-type="float" office:value="0.022120304677" calcext:value-type="float">
            <text:p>0.022120304677</text:p>
          </table:table-cell>
          <table:table-cell table:formula="of:=[.H14]/[.G14]" office:value-type="float" office:value="0.170454150338693" calcext:value-type="float">
            <text:p>0.170454150338693</text:p>
          </table:table-cell>
          <table:table-cell table:formula="of:==(1-[.I14])/(1+[.I14])" office:value-type="float" office:value="0.708738440904552" calcext:value-type="float">
            <text:p>0.708738440904552</text:p>
          </table:table-cell>
          <table:table-cell table:style-name="ce8" table:formula="of:=((1-[.I14])^2)/(1-[.I14]+([.I14]^2))" office:value-type="float" office:value="0.801474426250298" calcext:value-type="float">
            <text:p>0.801474426250298</text:p>
          </table:table-cell>
          <table:table-cell table:style-name="ce8" table:formula="of:=DEGREES(ATAN([.K14]))" office:value-type="float" office:value="38.7112824386672" calcext:value-type="float">
            <text:p>38.7112824386672</text:p>
          </table:table-cell>
          <table:table-cell table:style-name="ce10"/>
          <table:table-cell table:style-name="ce8" table:formula="of:=1/(1+[.I14])" office:value-type="float" office:value="0.854369220452276" calcext:value-type="float">
            <text:p>0.854369220452276</text:p>
          </table:table-cell>
          <table:table-cell table:style-name="ce8" table:formula="of:=[.I14]/(1+[.I14])" office:value-type="float" office:value="0.145630779547724" calcext:value-type="float">
            <text:p>0.145630779547724</text:p>
          </table:table-cell>
          <table:table-cell table:style-name="ce8" table:formula="of:=LN([.N14])/LN(2)" office:value-type="float" office:value="-0.22706842152848" calcext:value-type="float">
            <text:p>-0.22706842152848</text:p>
          </table:table-cell>
          <table:table-cell table:style-name="ce8" table:formula="of:=LN([.O14])/LN(2)" office:value-type="float" office:value="-2.779612788747" calcext:value-type="float">
            <text:p>-2.779612788747</text:p>
          </table:table-cell>
          <table:table-cell table:style-name="ce10"/>
          <table:table-cell table:style-name="ce8" table:formula="of:=(-(([.N14]*[.P14])+([.O14]*[.Q14])))" office:value-type="float" office:value="0.598797447556665" calcext:value-type="float">
            <text:p>0.598797447556665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0368327" calcext:value-type="float">
            <text:p>0.010368327</text:p>
          </table:table-cell>
          <table:table-cell table:style-name="ce2" office:value-type="float" office:value="0.075850084" calcext:value-type="float">
            <text:p>0.075850084</text:p>
          </table:table-cell>
          <table:table-cell office:value-type="float" office:value="0.028949454" calcext:value-type="float">
            <text:p>0.028949454</text:p>
          </table:table-cell>
          <table:table-cell office:value-type="float" office:value="0.0052276514" calcext:value-type="float">
            <text:p>0.0052276514</text:p>
          </table:table-cell>
          <table:table-cell office:value-type="float" office:value="0.02964407857" calcext:value-type="float">
            <text:p>0.02964407857</text:p>
          </table:table-cell>
          <table:table-cell office:value-type="float" office:value="0.004533026825" calcext:value-type="float">
            <text:p>0.004533026825</text:p>
          </table:table-cell>
          <table:table-cell table:formula="of:=[.B15]+[.C15]+[.E15]" office:value-type="float" office:value="0.13444361657" calcext:value-type="float">
            <text:p>0.13444361657</text:p>
          </table:table-cell>
          <table:table-cell table:formula="of:=[.A15]+[.D15]+[.F15]" office:value-type="float" office:value="0.020129005225" calcext:value-type="float">
            <text:p>0.020129005225</text:p>
          </table:table-cell>
          <table:table-cell table:formula="of:=[.H15]/[.G15]" office:value-type="float" office:value="0.149720795516681" calcext:value-type="float">
            <text:p>0.149720795516681</text:p>
          </table:table-cell>
          <table:table-cell table:formula="of:==(1-[.I15])/(1+[.I15])" office:value-type="float" office:value="0.739552774724934" calcext:value-type="float">
            <text:p>0.739552774724934</text:p>
          </table:table-cell>
          <table:table-cell table:style-name="ce8" table:formula="of:=((1-[.I15])^2)/(1-[.I15]+([.I15]^2))" office:value-type="float" office:value="0.828438680046067" calcext:value-type="float">
            <text:p>0.828438680046067</text:p>
          </table:table-cell>
          <table:table-cell table:style-name="ce8" table:formula="of:=DEGREES(ATAN([.K15]))" office:value-type="float" office:value="39.6396648544272" calcext:value-type="float">
            <text:p>39.6396648544272</text:p>
          </table:table-cell>
          <table:table-cell table:style-name="ce10"/>
          <table:table-cell table:style-name="ce8" table:formula="of:=1/(1+[.I15])" office:value-type="float" office:value="0.869776387362467" calcext:value-type="float">
            <text:p>0.869776387362467</text:p>
          </table:table-cell>
          <table:table-cell table:style-name="ce8" table:formula="of:=[.I15]/(1+[.I15])" office:value-type="float" office:value="0.130223612637533" calcext:value-type="float">
            <text:p>0.130223612637533</text:p>
          </table:table-cell>
          <table:table-cell table:style-name="ce8" table:formula="of:=LN([.N15])/LN(2)" office:value-type="float" office:value="-0.201283551752748" calcext:value-type="float">
            <text:p>-0.201283551752748</text:p>
          </table:table-cell>
          <table:table-cell table:style-name="ce8" table:formula="of:=LN([.O15])/LN(2)" office:value-type="float" office:value="-2.94093702774778" calcext:value-type="float">
            <text:p>-2.94093702774778</text:p>
          </table:table-cell>
          <table:table-cell table:style-name="ce10"/>
          <table:table-cell table:style-name="ce8" table:formula="of:=(-(([.N15]*[.P15])+([.O15]*[.Q15])))" office:value-type="float" office:value="0.558051124771797" calcext:value-type="float">
            <text:p>0.558051124771797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3203334" calcext:value-type="float">
            <text:p>0.013203334</text:p>
          </table:table-cell>
          <table:table-cell table:style-name="ce2" office:value-type="float" office:value="0.11411679" calcext:value-type="float">
            <text:p>0.11411679</text:p>
          </table:table-cell>
          <table:table-cell office:value-type="float" office:value="0.034033727" calcext:value-type="float">
            <text:p>0.034033727</text:p>
          </table:table-cell>
          <table:table-cell office:value-type="float" office:value="0.0043027364" calcext:value-type="float">
            <text:p>0.0043027364</text:p>
          </table:table-cell>
          <table:table-cell office:value-type="float" office:value="0.03436562371" calcext:value-type="float">
            <text:p>0.03436562371</text:p>
          </table:table-cell>
          <table:table-cell office:value-type="float" office:value="0.003970839687" calcext:value-type="float">
            <text:p>0.003970839687</text:p>
          </table:table-cell>
          <table:table-cell table:formula="of:=[.B16]+[.C16]+[.E16]" office:value-type="float" office:value="0.18251614071" calcext:value-type="float">
            <text:p>0.18251614071</text:p>
          </table:table-cell>
          <table:table-cell table:formula="of:=[.A16]+[.D16]+[.F16]" office:value-type="float" office:value="0.021476910087" calcext:value-type="float">
            <text:p>0.021476910087</text:p>
          </table:table-cell>
          <table:table-cell table:formula="of:=[.H16]/[.G16]" office:value-type="float" office:value="0.117671291993428" calcext:value-type="float">
            <text:p>0.117671291993428</text:p>
          </table:table-cell>
          <table:table-cell table:formula="of:==(1-[.I16])/(1+[.I16])" office:value-type="float" office:value="0.789434885128785" calcext:value-type="float">
            <text:p>0.789434885128785</text:p>
          </table:table-cell>
          <table:table-cell table:style-name="ce8" table:formula="of:=((1-[.I16])^2)/(1-[.I16]+([.I16]^2))" office:value-type="float" office:value="0.868696113645595" calcext:value-type="float">
            <text:p>0.868696113645595</text:p>
          </table:table-cell>
          <table:table-cell table:style-name="ce8" table:formula="of:=DEGREES(ATAN([.K16]))" office:value-type="float" office:value="40.9807193984031" calcext:value-type="float">
            <text:p>40.9807193984031</text:p>
          </table:table-cell>
          <table:table-cell table:style-name="ce10"/>
          <table:table-cell table:style-name="ce8" table:formula="of:=1/(1+[.I16])" office:value-type="float" office:value="0.894717442564392" calcext:value-type="float">
            <text:p>0.894717442564392</text:p>
          </table:table-cell>
          <table:table-cell table:style-name="ce8" table:formula="of:=[.I16]/(1+[.I16])" office:value-type="float" office:value="0.105282557435608" calcext:value-type="float">
            <text:p>0.105282557435608</text:p>
          </table:table-cell>
          <table:table-cell table:style-name="ce8" table:formula="of:=LN([.N16])/LN(2)" office:value-type="float" office:value="-0.16049595281511" calcext:value-type="float">
            <text:p>-0.16049595281511</text:p>
          </table:table-cell>
          <table:table-cell table:style-name="ce8" table:formula="of:=LN([.O16])/LN(2)" office:value-type="float" office:value="-3.24766165553766" calcext:value-type="float">
            <text:p>-3.24766165553766</text:p>
          </table:table-cell>
          <table:table-cell table:style-name="ce10"/>
          <table:table-cell table:style-name="ce8" table:formula="of:=(-(([.N16]*[.P16])+([.O16]*[.Q16])))" office:value-type="float" office:value="0.485520653225236" calcext:value-type="float">
            <text:p>0.485520653225236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22995092" calcext:value-type="float">
            <text:p>0.022995092</text:p>
          </table:table-cell>
          <table:table-cell table:style-name="ce2" office:value-type="float" office:value="0.056292795" calcext:value-type="float">
            <text:p>0.056292795</text:p>
          </table:table-cell>
          <table:table-cell office:value-type="float" office:value="0.020314114" calcext:value-type="float">
            <text:p>0.020314114</text:p>
          </table:table-cell>
          <table:table-cell office:value-type="float" office:value="0.0050115352" calcext:value-type="float">
            <text:p>0.0050115352</text:p>
          </table:table-cell>
          <table:table-cell office:value-type="float" office:value="0.02042627686" calcext:value-type="float">
            <text:p>0.02042627686</text:p>
          </table:table-cell>
          <table:table-cell office:value-type="float" office:value="0.004899372344" calcext:value-type="float">
            <text:p>0.004899372344</text:p>
          </table:table-cell>
          <table:table-cell table:formula="of:=[.B17]+[.C17]+[.E17]" office:value-type="float" office:value="0.09703318586" calcext:value-type="float">
            <text:p>0.09703318586</text:p>
          </table:table-cell>
          <table:table-cell table:formula="of:=[.A17]+[.D17]+[.F17]" office:value-type="float" office:value="0.032905999544" calcext:value-type="float">
            <text:p>0.032905999544</text:p>
          </table:table-cell>
          <table:table-cell table:formula="of:=[.H17]/[.G17]" office:value-type="float" office:value="0.339121087825324" calcext:value-type="float">
            <text:p>0.339121087825324</text:p>
          </table:table-cell>
          <table:table-cell table:formula="of:==(1-[.I17])/(1+[.I17])" office:value-type="float" office:value="0.49351691806147" calcext:value-type="float">
            <text:p>0.49351691806147</text:p>
          </table:table-cell>
          <table:table-cell table:style-name="ce8" table:formula="of:=((1-[.I17])^2)/(1-[.I17]+([.I17]^2))" office:value-type="float" office:value="0.562921839702091" calcext:value-type="float">
            <text:p>0.562921839702091</text:p>
          </table:table-cell>
          <table:table-cell table:style-name="ce8" table:formula="of:=DEGREES(ATAN([.K17]))" office:value-type="float" office:value="29.3761105491445" calcext:value-type="float">
            <text:p>29.3761105491445</text:p>
          </table:table-cell>
          <table:table-cell table:style-name="ce10"/>
          <table:table-cell table:style-name="ce8" table:formula="of:=1/(1+[.I17])" office:value-type="float" office:value="0.746758459030735" calcext:value-type="float">
            <text:p>0.746758459030735</text:p>
          </table:table-cell>
          <table:table-cell table:style-name="ce8" table:formula="of:=[.I17]/(1+[.I17])" office:value-type="float" office:value="0.253241540969265" calcext:value-type="float">
            <text:p>0.253241540969265</text:p>
          </table:table-cell>
          <table:table-cell table:style-name="ce8" table:formula="of:=LN([.N17])/LN(2)" office:value-type="float" office:value="-0.421286419890538" calcext:value-type="float">
            <text:p>-0.421286419890538</text:p>
          </table:table-cell>
          <table:table-cell table:style-name="ce8" table:formula="of:=LN([.O17])/LN(2)" office:value-type="float" office:value="-1.98141401541874" calcext:value-type="float">
            <text:p>-1.98141401541874</text:p>
          </table:table-cell>
          <table:table-cell table:style-name="ce10"/>
          <table:table-cell table:style-name="ce8" table:formula="of:=(-(([.N17]*[.P17])+([.O17]*[.Q17])))" office:value-type="float" office:value="0.816375536290775" calcext:value-type="float">
            <text:p>0.816375536290775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12287365" calcext:value-type="float">
            <text:p>0.0112287365</text:p>
          </table:table-cell>
          <table:table-cell table:style-name="ce2" office:value-type="float" office:value="0.100777775" calcext:value-type="float">
            <text:p>0.100777775</text:p>
          </table:table-cell>
          <table:table-cell office:value-type="float" office:value="0.044049427" calcext:value-type="float">
            <text:p>0.044049427</text:p>
          </table:table-cell>
          <table:table-cell office:value-type="float" office:value="0.0045653116" calcext:value-type="float">
            <text:p>0.0045653116</text:p>
          </table:table-cell>
          <table:table-cell office:value-type="float" office:value="0.04415487137" calcext:value-type="float">
            <text:p>0.04415487137</text:p>
          </table:table-cell>
          <table:table-cell office:value-type="float" office:value="0.004459867234" calcext:value-type="float">
            <text:p>0.004459867234</text:p>
          </table:table-cell>
          <table:table-cell table:formula="of:=[.B18]+[.C18]+[.E18]" office:value-type="float" office:value="0.18898207337" calcext:value-type="float">
            <text:p>0.18898207337</text:p>
          </table:table-cell>
          <table:table-cell table:formula="of:=[.A18]+[.D18]+[.F18]" office:value-type="float" office:value="0.020253915334" calcext:value-type="float">
            <text:p>0.020253915334</text:p>
          </table:table-cell>
          <table:table-cell table:formula="of:=[.H18]/[.G18]" office:value-type="float" office:value="0.107173738613534" calcext:value-type="float">
            <text:p>0.107173738613534</text:p>
          </table:table-cell>
          <table:table-cell table:formula="of:==(1-[.I18])/(1+[.I18])" office:value-type="float" office:value="0.806401227059915" calcext:value-type="float">
            <text:p>0.806401227059915</text:p>
          </table:table-cell>
          <table:table-cell table:style-name="ce8" table:formula="of:=((1-[.I18])^2)/(1-[.I18]+([.I18]^2))" office:value-type="float" office:value="0.881485944322123" calcext:value-type="float">
            <text:p>0.881485944322123</text:p>
          </table:table-cell>
          <table:table-cell table:style-name="ce8" table:formula="of:=DEGREES(ATAN([.K18]))" office:value-type="float" office:value="41.3957233550199" calcext:value-type="float">
            <text:p>41.3957233550199</text:p>
          </table:table-cell>
          <table:table-cell table:style-name="ce10"/>
          <table:table-cell table:style-name="ce8" table:formula="of:=1/(1+[.I18])" office:value-type="float" office:value="0.903200613529957" calcext:value-type="float">
            <text:p>0.903200613529957</text:p>
          </table:table-cell>
          <table:table-cell table:style-name="ce8" table:formula="of:=[.I18]/(1+[.I18])" office:value-type="float" office:value="0.0967993864700428" calcext:value-type="float">
            <text:p>0.0967993864700428</text:p>
          </table:table-cell>
          <table:table-cell table:style-name="ce8" table:formula="of:=LN([.N18])/LN(2)" office:value-type="float" office:value="-0.146881628776088" calcext:value-type="float">
            <text:p>-0.146881628776088</text:p>
          </table:table-cell>
          <table:table-cell table:style-name="ce8" table:formula="of:=LN([.O18])/LN(2)" office:value-type="float" office:value="-3.36885828627725" calcext:value-type="float">
            <text:p>-3.36885828627725</text:p>
          </table:table-cell>
          <table:table-cell table:style-name="ce10"/>
          <table:table-cell table:style-name="ce8" table:formula="of:=(-(([.N18]*[.P18])+([.O18]*[.Q18])))" office:value-type="float" office:value="0.458766992442999" calcext:value-type="float">
            <text:p>0.458766992442999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4067339" calcext:value-type="float">
            <text:p>0.014067339</text:p>
          </table:table-cell>
          <table:table-cell table:style-name="ce2" office:value-type="float" office:value="0.061456177" calcext:value-type="float">
            <text:p>0.061456177</text:p>
          </table:table-cell>
          <table:table-cell office:value-type="float" office:value="0.023848893" calcext:value-type="float">
            <text:p>0.023848893</text:p>
          </table:table-cell>
          <table:table-cell office:value-type="float" office:value="0.0062691965" calcext:value-type="float">
            <text:p>0.0062691965</text:p>
          </table:table-cell>
          <table:table-cell office:value-type="float" office:value="0.02416408787" calcext:value-type="float">
            <text:p>0.02416408787</text:p>
          </table:table-cell>
          <table:table-cell office:value-type="float" office:value="0.005954001629" calcext:value-type="float">
            <text:p>0.005954001629</text:p>
          </table:table-cell>
          <table:table-cell table:formula="of:=[.B19]+[.C19]+[.E19]" office:value-type="float" office:value="0.10946915787" calcext:value-type="float">
            <text:p>0.10946915787</text:p>
          </table:table-cell>
          <table:table-cell table:formula="of:=[.A19]+[.D19]+[.F19]" office:value-type="float" office:value="0.026290537129" calcext:value-type="float">
            <text:p>0.026290537129</text:p>
          </table:table-cell>
          <table:table-cell table:formula="of:=[.H19]/[.G19]" office:value-type="float" office:value="0.24016387483515" calcext:value-type="float">
            <text:p>0.24016387483515</text:p>
          </table:table-cell>
          <table:table-cell table:formula="of:==(1-[.I19])/(1+[.I19])" office:value-type="float" office:value="0.612690097319478" calcext:value-type="float">
            <text:p>0.612690097319478</text:p>
          </table:table-cell>
          <table:table-cell table:style-name="ce8" table:formula="of:=((1-[.I19])^2)/(1-[.I19]+([.I19]^2))" office:value-type="float" office:value="0.706226882586959" calcext:value-type="float">
            <text:p>0.706226882586959</text:p>
          </table:table-cell>
          <table:table-cell table:style-name="ce8" table:formula="of:=DEGREES(ATAN([.K19]))" office:value-type="float" office:value="35.2307660891732" calcext:value-type="float">
            <text:p>35.2307660891732</text:p>
          </table:table-cell>
          <table:table-cell table:style-name="ce10"/>
          <table:table-cell table:style-name="ce8" table:formula="of:=1/(1+[.I19])" office:value-type="float" office:value="0.806345048659739" calcext:value-type="float">
            <text:p>0.806345048659739</text:p>
          </table:table-cell>
          <table:table-cell table:style-name="ce8" table:formula="of:=[.I19]/(1+[.I19])" office:value-type="float" office:value="0.193654951340261" calcext:value-type="float">
            <text:p>0.193654951340261</text:p>
          </table:table-cell>
          <table:table-cell table:style-name="ce8" table:formula="of:=LN([.N19])/LN(2)" office:value-type="float" office:value="-0.310530770443592" calcext:value-type="float">
            <text:p>-0.310530770443592</text:p>
          </table:table-cell>
          <table:table-cell table:style-name="ce8" table:formula="of:=LN([.O19])/LN(2)" office:value-type="float" office:value="-2.36843970644276" calcext:value-type="float">
            <text:p>-2.36843970644276</text:p>
          </table:table-cell>
          <table:table-cell table:style-name="ce10"/>
          <table:table-cell table:style-name="ce8" table:formula="of:=(-(([.N19]*[.P19])+([.O19]*[.Q19])))" office:value-type="float" office:value="0.7090550253072" calcext:value-type="float">
            <text:p>0.7090550253072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3142577" calcext:value-type="float">
            <text:p>0.013142577</text:p>
          </table:table-cell>
          <table:table-cell table:style-name="ce2" office:value-type="float" office:value="0.08933164" calcext:value-type="float">
            <text:p>0.08933164</text:p>
          </table:table-cell>
          <table:table-cell office:value-type="float" office:value="0.05343244" calcext:value-type="float">
            <text:p>0.05343244</text:p>
          </table:table-cell>
          <table:table-cell office:value-type="float" office:value="0.01124929" calcext:value-type="float">
            <text:p>0.01124929</text:p>
          </table:table-cell>
          <table:table-cell office:value-type="float" office:value="0.0563284296" calcext:value-type="float">
            <text:p>0.0563284296</text:p>
          </table:table-cell>
          <table:table-cell office:value-type="float" office:value="0.0083533004" calcext:value-type="float">
            <text:p>0.0083533004</text:p>
          </table:table-cell>
          <table:table-cell table:formula="of:=[.B20]+[.C20]+[.E20]" office:value-type="float" office:value="0.1990925096" calcext:value-type="float">
            <text:p>0.1990925096</text:p>
          </table:table-cell>
          <table:table-cell table:formula="of:=[.A20]+[.D20]+[.F20]" office:value-type="float" office:value="0.0327451674" calcext:value-type="float">
            <text:p>0.0327451674</text:p>
          </table:table-cell>
          <table:table-cell table:formula="of:=[.H20]/[.G20]" office:value-type="float" office:value="0.164472121355991" calcext:value-type="float">
            <text:p>0.164472121355991</text:p>
          </table:table-cell>
          <table:table-cell table:formula="of:==(1-[.I20])/(1+[.I20])" office:value-type="float" office:value="0.71751642939383" calcext:value-type="float">
            <text:p>0.71751642939383</text:p>
          </table:table-cell>
          <table:table-cell table:style-name="ce8" table:formula="of:=((1-[.I20])^2)/(1-[.I20]+([.I20]^2))" office:value-type="float" office:value="0.809325140666792" calcext:value-type="float">
            <text:p>0.809325140666792</text:p>
          </table:table-cell>
          <table:table-cell table:style-name="ce8" table:formula="of:=DEGREES(ATAN([.K20]))" office:value-type="float" office:value="38.9841168631663" calcext:value-type="float">
            <text:p>38.9841168631663</text:p>
          </table:table-cell>
          <table:table-cell table:style-name="ce10"/>
          <table:table-cell table:style-name="ce8" table:formula="of:=1/(1+[.I20])" office:value-type="float" office:value="0.858758214696915" calcext:value-type="float">
            <text:p>0.858758214696915</text:p>
          </table:table-cell>
          <table:table-cell table:style-name="ce8" table:formula="of:=[.I20]/(1+[.I20])" office:value-type="float" office:value="0.141241785303085" calcext:value-type="float">
            <text:p>0.141241785303085</text:p>
          </table:table-cell>
          <table:table-cell table:style-name="ce8" table:formula="of:=LN([.N20])/LN(2)" office:value-type="float" office:value="-0.219676100379253" calcext:value-type="float">
            <text:p>-0.219676100379253</text:p>
          </table:table-cell>
          <table:table-cell table:style-name="ce8" table:formula="of:=LN([.O20])/LN(2)" office:value-type="float" office:value="-2.82376113282597" calcext:value-type="float">
            <text:p>-2.82376113282597</text:p>
          </table:table-cell>
          <table:table-cell table:style-name="ce10"/>
          <table:table-cell table:style-name="ce8" table:formula="of:=(-(([.N20]*[.P20])+([.O20]*[.Q20])))" office:value-type="float" office:value="0.58748171944307" calcext:value-type="float">
            <text:p>0.58748171944307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4113748" calcext:value-type="float">
            <text:p>0.014113748</text:p>
          </table:table-cell>
          <table:table-cell table:style-name="ce2" office:value-type="float" office:value="0.09314905" calcext:value-type="float">
            <text:p>0.09314905</text:p>
          </table:table-cell>
          <table:table-cell office:value-type="float" office:value="0.04129528" calcext:value-type="float">
            <text:p>0.04129528</text:p>
          </table:table-cell>
          <table:table-cell office:value-type="float" office:value="0.004721303" calcext:value-type="float">
            <text:p>0.004721303</text:p>
          </table:table-cell>
          <table:table-cell office:value-type="float" office:value="0.04204717888" calcext:value-type="float">
            <text:p>0.04204717888</text:p>
          </table:table-cell>
          <table:table-cell office:value-type="float" office:value="0.003969404122" calcext:value-type="float">
            <text:p>0.003969404122</text:p>
          </table:table-cell>
          <table:table-cell table:formula="of:=[.B21]+[.C21]+[.E21]" office:value-type="float" office:value="0.17649150888" calcext:value-type="float">
            <text:p>0.17649150888</text:p>
          </table:table-cell>
          <table:table-cell table:formula="of:=[.A21]+[.D21]+[.F21]" office:value-type="float" office:value="0.022804455122" calcext:value-type="float">
            <text:p>0.022804455122</text:p>
          </table:table-cell>
          <table:table-cell table:formula="of:=[.H21]/[.G21]" office:value-type="float" office:value="0.129209927813044" calcext:value-type="float">
            <text:p>0.129209927813044</text:p>
          </table:table-cell>
          <table:table-cell table:formula="of:==(1-[.I21])/(1+[.I21])" office:value-type="float" office:value="0.771149855079141" calcext:value-type="float">
            <text:p>0.771149855079141</text:p>
          </table:table-cell>
          <table:table-cell table:style-name="ce8" table:formula="of:=((1-[.I21])^2)/(1-[.I21]+([.I21]^2))" office:value-type="float" office:value="0.854408933793534" calcext:value-type="float">
            <text:p>0.854408933793534</text:p>
          </table:table-cell>
          <table:table-cell table:style-name="ce8" table:formula="of:=DEGREES(ATAN([.K21]))" office:value-type="float" office:value="40.5108729098777" calcext:value-type="float">
            <text:p>40.5108729098777</text:p>
          </table:table-cell>
          <table:table-cell table:style-name="ce10"/>
          <table:table-cell table:style-name="ce8" table:formula="of:=1/(1+[.I21])" office:value-type="float" office:value="0.885574927539571" calcext:value-type="float">
            <text:p>0.885574927539571</text:p>
          </table:table-cell>
          <table:table-cell table:style-name="ce8" table:formula="of:=[.I21]/(1+[.I21])" office:value-type="float" office:value="0.11442507246043" calcext:value-type="float">
            <text:p>0.11442507246043</text:p>
          </table:table-cell>
          <table:table-cell table:style-name="ce8" table:formula="of:=LN([.N21])/LN(2)" office:value-type="float" office:value="-0.175313717874458" calcext:value-type="float">
            <text:p>-0.175313717874458</text:p>
          </table:table-cell>
          <table:table-cell table:style-name="ce8" table:formula="of:=LN([.O21])/LN(2)" office:value-type="float" office:value="-3.12752488935238" calcext:value-type="float">
            <text:p>-3.12752488935238</text:p>
          </table:table-cell>
          <table:table-cell table:style-name="ce10"/>
          <table:table-cell table:style-name="ce8" table:formula="of:=(-(([.N21]*[.P21])+([.O21]*[.Q21])))" office:value-type="float" office:value="0.513120695089309" calcext:value-type="float">
            <text:p>0.513120695089309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8240718" calcext:value-type="float">
            <text:p>0.018240718</text:p>
          </table:table-cell>
          <table:table-cell table:style-name="ce2" office:value-type="float" office:value="0.08382107" calcext:value-type="float">
            <text:p>0.08382107</text:p>
          </table:table-cell>
          <table:table-cell office:value-type="float" office:value="0.04357764" calcext:value-type="float">
            <text:p>0.04357764</text:p>
          </table:table-cell>
          <table:table-cell office:value-type="float" office:value="0.0065641482" calcext:value-type="float">
            <text:p>0.0065641482</text:p>
          </table:table-cell>
          <table:table-cell office:value-type="float" office:value="0.04389948204" calcext:value-type="float">
            <text:p>0.04389948204</text:p>
          </table:table-cell>
          <table:table-cell office:value-type="float" office:value="0.006242306158" calcext:value-type="float">
            <text:p>0.006242306158</text:p>
          </table:table-cell>
          <table:table-cell table:formula="of:=[.B22]+[.C22]+[.E22]" office:value-type="float" office:value="0.17129819204" calcext:value-type="float">
            <text:p>0.17129819204</text:p>
          </table:table-cell>
          <table:table-cell table:formula="of:=[.A22]+[.D22]+[.F22]" office:value-type="float" office:value="0.031047172358" calcext:value-type="float">
            <text:p>0.031047172358</text:p>
          </table:table-cell>
          <table:table-cell table:formula="of:=[.H22]/[.G22]" office:value-type="float" office:value="0.181246351687998" calcext:value-type="float">
            <text:p>0.181246351687998</text:p>
          </table:table-cell>
          <table:table-cell table:formula="of:==(1-[.I22])/(1+[.I22])" office:value-type="float" office:value="0.693126922374834" calcext:value-type="float">
            <text:p>0.693126922374834</text:p>
          </table:table-cell>
          <table:table-cell table:style-name="ce8" table:formula="of:=((1-[.I22])^2)/(1-[.I22]+([.I22]^2))" office:value-type="float" office:value="0.787170591661801" calcext:value-type="float">
            <text:p>0.787170591661801</text:p>
          </table:table-cell>
          <table:table-cell table:style-name="ce8" table:formula="of:=DEGREES(ATAN([.K22]))" office:value-type="float" office:value="38.208780876344" calcext:value-type="float">
            <text:p>38.208780876344</text:p>
          </table:table-cell>
          <table:table-cell table:style-name="ce10"/>
          <table:table-cell table:style-name="ce8" table:formula="of:=1/(1+[.I22])" office:value-type="float" office:value="0.846563461187417" calcext:value-type="float">
            <text:p>0.846563461187417</text:p>
          </table:table-cell>
          <table:table-cell table:style-name="ce8" table:formula="of:=[.I22]/(1+[.I22])" office:value-type="float" office:value="0.153436538812583" calcext:value-type="float">
            <text:p>0.153436538812583</text:p>
          </table:table-cell>
          <table:table-cell table:style-name="ce8" table:formula="of:=LN([.N22])/LN(2)" office:value-type="float" office:value="-0.240309873537087" calcext:value-type="float">
            <text:p>-0.240309873537087</text:p>
          </table:table-cell>
          <table:table-cell table:style-name="ce8" table:formula="of:=LN([.O22])/LN(2)" office:value-type="float" office:value="-2.70428601304643" calcext:value-type="float">
            <text:p>-2.70428601304643</text:p>
          </table:table-cell>
          <table:table-cell table:style-name="ce10"/>
          <table:table-cell table:style-name="ce8" table:formula="of:=(-(([.N22]*[.P22])+([.O22]*[.Q22])))" office:value-type="float" office:value="0.618373844100191" calcext:value-type="float">
            <text:p>0.618373844100191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826439" calcext:value-type="float">
            <text:p>0.01826439</text:p>
          </table:table-cell>
          <table:table-cell table:style-name="ce2" office:value-type="float" office:value="0.06253104" calcext:value-type="float">
            <text:p>0.06253104</text:p>
          </table:table-cell>
          <table:table-cell office:value-type="float" office:value="0.030253505" calcext:value-type="float">
            <text:p>0.030253505</text:p>
          </table:table-cell>
          <table:table-cell office:value-type="float" office:value="0.0043638055" calcext:value-type="float">
            <text:p>0.0043638055</text:p>
          </table:table-cell>
          <table:table-cell office:value-type="float" office:value="0.0303832425" calcext:value-type="float">
            <text:p>0.0303832425</text:p>
          </table:table-cell>
          <table:table-cell office:value-type="float" office:value="0.004234067997" calcext:value-type="float">
            <text:p>0.004234067997</text:p>
          </table:table-cell>
          <table:table-cell table:formula="of:=[.B23]+[.C23]+[.E23]" office:value-type="float" office:value="0.1231677875" calcext:value-type="float">
            <text:p>0.1231677875</text:p>
          </table:table-cell>
          <table:table-cell table:formula="of:=[.A23]+[.D23]+[.F23]" office:value-type="float" office:value="0.026862263497" calcext:value-type="float">
            <text:p>0.026862263497</text:p>
          </table:table-cell>
          <table:table-cell table:formula="of:=[.H23]/[.G23]" office:value-type="float" office:value="0.21809487725839" calcext:value-type="float">
            <text:p>0.21809487725839</text:p>
          </table:table-cell>
          <table:table-cell table:formula="of:==(1-[.I23])/(1+[.I23])" office:value-type="float" office:value="0.641908226805347" calcext:value-type="float">
            <text:p>0.641908226805347</text:p>
          </table:table-cell>
          <table:table-cell table:style-name="ce8" table:formula="of:=((1-[.I23])^2)/(1-[.I23]+([.I23]^2))" office:value-type="float" office:value="0.737067348719072" calcext:value-type="float">
            <text:p>0.737067348719072</text:p>
          </table:table-cell>
          <table:table-cell table:style-name="ce8" table:formula="of:=DEGREES(ATAN([.K23]))" office:value-type="float" office:value="36.392715162618" calcext:value-type="float">
            <text:p>36.392715162618</text:p>
          </table:table-cell>
          <table:table-cell table:style-name="ce10"/>
          <table:table-cell table:style-name="ce8" table:formula="of:=1/(1+[.I23])" office:value-type="float" office:value="0.820954113402673" calcext:value-type="float">
            <text:p>0.820954113402673</text:p>
          </table:table-cell>
          <table:table-cell table:style-name="ce8" table:formula="of:=[.I23]/(1+[.I23])" office:value-type="float" office:value="0.179045886597327" calcext:value-type="float">
            <text:p>0.179045886597327</text:p>
          </table:table-cell>
          <table:table-cell table:style-name="ce8" table:formula="of:=LN([.N23])/LN(2)" office:value-type="float" office:value="-0.28462650895795" calcext:value-type="float">
            <text:p>-0.28462650895795</text:p>
          </table:table-cell>
          <table:table-cell table:style-name="ce8" table:formula="of:=LN([.O23])/LN(2)" office:value-type="float" office:value="-2.48159872034401" calcext:value-type="float">
            <text:p>-2.48159872034401</text:p>
          </table:table-cell>
          <table:table-cell table:style-name="ce10"/>
          <table:table-cell table:style-name="ce8" table:formula="of:=(-(([.N23]*[.P23])+([.O23]*[.Q23])))" office:value-type="float" office:value="0.677985346375256" calcext:value-type="float">
            <text:p>0.677985346375256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37237115" calcext:value-type="float">
            <text:p>0.0137237115</text:p>
          </table:table-cell>
          <table:table-cell table:style-name="ce2" office:value-type="float" office:value="0.097726196" calcext:value-type="float">
            <text:p>0.097726196</text:p>
          </table:table-cell>
          <table:table-cell office:value-type="float" office:value="0.032056645" calcext:value-type="float">
            <text:p>0.032056645</text:p>
          </table:table-cell>
          <table:table-cell office:value-type="float" office:value="0.009275973" calcext:value-type="float">
            <text:p>0.009275973</text:p>
          </table:table-cell>
          <table:table-cell office:value-type="float" office:value="0.0328268883" calcext:value-type="float">
            <text:p>0.0328268883</text:p>
          </table:table-cell>
          <table:table-cell office:value-type="float" office:value="0.008505729701" calcext:value-type="float">
            <text:p>0.008505729701</text:p>
          </table:table-cell>
          <table:table-cell table:formula="of:=[.B24]+[.C24]+[.E24]" office:value-type="float" office:value="0.1626097293" calcext:value-type="float">
            <text:p>0.1626097293</text:p>
          </table:table-cell>
          <table:table-cell table:formula="of:=[.A24]+[.D24]+[.F24]" office:value-type="float" office:value="0.031505414201" calcext:value-type="float">
            <text:p>0.031505414201</text:p>
          </table:table-cell>
          <table:table-cell table:formula="of:=[.H24]/[.G24]" office:value-type="float" office:value="0.193748641834803" calcext:value-type="float">
            <text:p>0.193748641834803</text:p>
          </table:table-cell>
          <table:table-cell table:formula="of:==(1-[.I24])/(1+[.I24])" office:value-type="float" office:value="0.675394576303753" calcext:value-type="float">
            <text:p>0.675394576303753</text:p>
          </table:table-cell>
          <table:table-cell table:style-name="ce8" table:formula="of:=((1-[.I24])^2)/(1-[.I24]+([.I24]^2))" office:value-type="float" office:value="0.770382836858198" calcext:value-type="float">
            <text:p>0.770382836858198</text:p>
          </table:table-cell>
          <table:table-cell table:style-name="ce8" table:formula="of:=DEGREES(ATAN([.K24]))" office:value-type="float" office:value="37.6100390405102" calcext:value-type="float">
            <text:p>37.6100390405102</text:p>
          </table:table-cell>
          <table:table-cell table:style-name="ce10"/>
          <table:table-cell table:style-name="ce8" table:formula="of:=1/(1+[.I24])" office:value-type="float" office:value="0.837697288151876" calcext:value-type="float">
            <text:p>0.837697288151876</text:p>
          </table:table-cell>
          <table:table-cell table:style-name="ce8" table:formula="of:=[.I24]/(1+[.I24])" office:value-type="float" office:value="0.162302711848124" calcext:value-type="float">
            <text:p>0.162302711848124</text:p>
          </table:table-cell>
          <table:table-cell table:style-name="ce8" table:formula="of:=LN([.N24])/LN(2)" office:value-type="float" office:value="-0.255499091750012" calcext:value-type="float">
            <text:p>-0.255499091750012</text:p>
          </table:table-cell>
          <table:table-cell table:style-name="ce8" table:formula="of:=LN([.O24])/LN(2)" office:value-type="float" office:value="-2.62324098941211" calcext:value-type="float">
            <text:p>-2.62324098941211</text:p>
          </table:table-cell>
          <table:table-cell table:style-name="ce10"/>
          <table:table-cell table:style-name="ce8" table:formula="of:=(-(([.N24]*[.P24])+([.O24]*[.Q24])))" office:value-type="float" office:value="0.639790022696993" calcext:value-type="float">
            <text:p>0.639790022696993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836042" calcext:value-type="float">
            <text:p>0.01836042</text:p>
          </table:table-cell>
          <table:table-cell table:style-name="ce2" office:value-type="float" office:value="0.08690108" calcext:value-type="float">
            <text:p>0.08690108</text:p>
          </table:table-cell>
          <table:table-cell office:value-type="float" office:value="0.043056395" calcext:value-type="float">
            <text:p>0.043056395</text:p>
          </table:table-cell>
          <table:table-cell office:value-type="float" office:value="0.005444192" calcext:value-type="float">
            <text:p>0.005444192</text:p>
          </table:table-cell>
          <table:table-cell office:value-type="float" office:value="0.04338699727" calcext:value-type="float">
            <text:p>0.04338699727</text:p>
          </table:table-cell>
          <table:table-cell office:value-type="float" office:value="0.005113589731" calcext:value-type="float">
            <text:p>0.005113589731</text:p>
          </table:table-cell>
          <table:table-cell table:formula="of:=[.B25]+[.C25]+[.E25]" office:value-type="float" office:value="0.17334447227" calcext:value-type="float">
            <text:p>0.17334447227</text:p>
          </table:table-cell>
          <table:table-cell table:formula="of:=[.A25]+[.D25]+[.F25]" office:value-type="float" office:value="0.028918201731" calcext:value-type="float">
            <text:p>0.028918201731</text:p>
          </table:table-cell>
          <table:table-cell table:formula="of:=[.H25]/[.G25]" office:value-type="float" office:value="0.166825058522531" calcext:value-type="float">
            <text:p>0.166825058522531</text:p>
          </table:table-cell>
          <table:table-cell table:formula="of:==(1-[.I25])/(1+[.I25])" office:value-type="float" office:value="0.714053006825599" calcext:value-type="float">
            <text:p>0.714053006825599</text:p>
          </table:table-cell>
          <table:table-cell table:style-name="ce8" table:formula="of:=((1-[.I25])^2)/(1-[.I25]+([.I25]^2))" office:value-type="float" office:value="0.806243920094874" calcext:value-type="float">
            <text:p>0.806243920094874</text:p>
          </table:table-cell>
          <table:table-cell table:style-name="ce8" table:formula="of:=DEGREES(ATAN([.K25]))" office:value-type="float" office:value="38.8772852199116" calcext:value-type="float">
            <text:p>38.8772852199116</text:p>
          </table:table-cell>
          <table:table-cell table:style-name="ce10"/>
          <table:table-cell table:style-name="ce8" table:formula="of:=1/(1+[.I25])" office:value-type="float" office:value="0.857026503412799" calcext:value-type="float">
            <text:p>0.857026503412799</text:p>
          </table:table-cell>
          <table:table-cell table:style-name="ce8" table:formula="of:=[.I25]/(1+[.I25])" office:value-type="float" office:value="0.1429734965872" calcext:value-type="float">
            <text:p>0.1429734965872</text:p>
          </table:table-cell>
          <table:table-cell table:style-name="ce8" table:formula="of:=LN([.N25])/LN(2)" office:value-type="float" office:value="-0.222588274737475" calcext:value-type="float">
            <text:p>-0.222588274737475</text:p>
          </table:table-cell>
          <table:table-cell table:style-name="ce8" table:formula="of:=LN([.O25])/LN(2)" office:value-type="float" office:value="-2.8061803596738" calcext:value-type="float">
            <text:p>-2.8061803596738</text:p>
          </table:table-cell>
          <table:table-cell table:style-name="ce10"/>
          <table:table-cell table:style-name="ce8" table:formula="of:=(-(([.N25]*[.P25])+([.O25]*[.Q25])))" office:value-type="float" office:value="0.591973468875837" calcext:value-type="float">
            <text:p>0.591973468875837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2" office:value-type="float" office:value="0.01910178" calcext:value-type="float">
            <text:p>0.01910178</text:p>
          </table:table-cell>
          <table:table-cell table:style-name="ce2" office:value-type="float" office:value="0.07894283" calcext:value-type="float">
            <text:p>0.07894283</text:p>
          </table:table-cell>
          <table:table-cell office:value-type="float" office:value="0.039960563" calcext:value-type="float">
            <text:p>0.039960563</text:p>
          </table:table-cell>
          <table:table-cell office:value-type="float" office:value="0.0070629693" calcext:value-type="float">
            <text:p>0.0070629693</text:p>
          </table:table-cell>
          <table:table-cell office:value-type="float" office:value="0.04025203716" calcext:value-type="float">
            <text:p>0.04025203716</text:p>
          </table:table-cell>
          <table:table-cell office:value-type="float" office:value="0.006771495141" calcext:value-type="float">
            <text:p>0.006771495141</text:p>
          </table:table-cell>
          <table:table-cell table:formula="of:=[.B26]+[.C26]+[.E26]" office:value-type="float" office:value="0.15915543016" calcext:value-type="float">
            <text:p>0.15915543016</text:p>
          </table:table-cell>
          <table:table-cell table:formula="of:=[.A26]+[.D26]+[.F26]" office:value-type="float" office:value="0.032936244441" calcext:value-type="float">
            <text:p>0.032936244441</text:p>
          </table:table-cell>
          <table:table-cell table:formula="of:=[.H26]/[.G26]" office:value-type="float" office:value="0.206943893826865" calcext:value-type="float">
            <text:p>0.206943893826865</text:p>
          </table:table-cell>
          <table:table-cell table:formula="of:==(1-[.I26])/(1+[.I26])" office:value-type="float" office:value="0.657077856087069" calcext:value-type="float">
            <text:p>0.657077856087069</text:p>
          </table:table-cell>
          <table:table-cell table:style-name="ce8" table:formula="of:=((1-[.I26])^2)/(1-[.I26]+([.I26]^2))" office:value-type="float" office:value="0.752424477141633" calcext:value-type="float">
            <text:p>0.752424477141633</text:p>
          </table:table-cell>
          <table:table-cell table:style-name="ce8" table:formula="of:=DEGREES(ATAN([.K26]))" office:value-type="float" office:value="36.9586981101602" calcext:value-type="float">
            <text:p>36.9586981101602</text:p>
          </table:table-cell>
          <table:table-cell table:style-name="ce10"/>
          <table:table-cell table:style-name="ce8" table:formula="of:=1/(1+[.I26])" office:value-type="float" office:value="0.828538928043534" calcext:value-type="float">
            <text:p>0.828538928043534</text:p>
          </table:table-cell>
          <table:table-cell table:style-name="ce8" table:formula="of:=[.I26]/(1+[.I26])" office:value-type="float" office:value="0.171461071956465" calcext:value-type="float">
            <text:p>0.171461071956465</text:p>
          </table:table-cell>
          <table:table-cell table:style-name="ce8" table:formula="of:=LN([.N26])/LN(2)" office:value-type="float" office:value="-0.271358612315713" calcext:value-type="float">
            <text:p>-0.271358612315713</text:p>
          </table:table-cell>
          <table:table-cell table:style-name="ce8" table:formula="of:=LN([.O26])/LN(2)" office:value-type="float" office:value="-2.54404702677049" calcext:value-type="float">
            <text:p>-2.54404702677049</text:p>
          </table:table-cell>
          <table:table-cell table:style-name="ce10"/>
          <table:table-cell table:style-name="ce8" table:formula="of:=(-(([.N26]*[.P26])+([.O26]*[.Q26])))" office:value-type="float" office:value="0.661036204081169" calcext:value-type="float">
            <text:p>0.661036204081169</text:p>
          </table:table-cell>
          <table:table-cell table:style-name="ce10" table:number-columns-repeated="2"/>
          <table:table-cell table:number-columns-repeated="1003"/>
        </table:table-row>
        <table:table-row table:style-name="ro2">
          <table:table-cell table:style-name="ce1" office:value-type="float" office:value="0.034318935" calcext:value-type="float">
            <text:p>0.034318935</text:p>
          </table:table-cell>
          <table:table-cell table:style-name="ce1" office:value-type="float" office:value="0.13686137" calcext:value-type="float">
            <text:p>0.13686137</text:p>
          </table:table-cell>
          <table:table-cell office:value-type="float" office:value="0.028430656" calcext:value-type="float">
            <text:p>0.028430656</text:p>
          </table:table-cell>
          <table:table-cell office:value-type="float" office:value="0.017800592" calcext:value-type="float">
            <text:p>0.017800592</text:p>
          </table:table-cell>
          <table:table-cell office:value-type="float" office:value="0.03166140491" calcext:value-type="float">
            <text:p>0.03166140491</text:p>
          </table:table-cell>
          <table:table-cell office:value-type="float" office:value="0.01456984309" calcext:value-type="float">
            <text:p>0.01456984309</text:p>
          </table:table-cell>
          <table:table-cell table:formula="of:=[.B27]+[.C27]+[.E27]" office:value-type="float" office:value="0.19695343091" calcext:value-type="float">
            <text:p>0.19695343091</text:p>
          </table:table-cell>
          <table:table-cell table:formula="of:=[.A27]+[.D27]+[.F27]" office:value-type="float" office:value="0.06668937009" calcext:value-type="float">
            <text:p>0.06668937009</text:p>
          </table:table-cell>
          <table:table-cell table:formula="of:=[.H27]/[.G27]" office:value-type="float" office:value="0.338604764496204" calcext:value-type="float">
            <text:p>0.338604764496204</text:p>
          </table:table-cell>
          <table:table-cell table:formula="of:==(1-[.I27])/(1+[.I27])" office:value-type="float" office:value="0.49409299372449" calcext:value-type="float">
            <text:p>0.49409299372449</text:p>
          </table:table-cell>
          <table:table-cell table:formula="of:=((1-[.I27])^2)/(1-[.I27]+([.I27]^2))" office:value-type="float" office:value="0.563680880112271" calcext:value-type="float">
            <text:p>0.563680880112271</text:p>
          </table:table-cell>
          <table:table-cell table:formula="of:=DEGREES(ATAN([.K27]))" office:value-type="float" office:value="29.4091246946526" calcext:value-type="float">
            <text:p>29.4091246946526</text:p>
          </table:table-cell>
          <table:table-cell/>
          <table:table-cell table:formula="of:=1/(1+[.I27])" office:value-type="float" office:value="0.747046496862245" calcext:value-type="float">
            <text:p>0.747046496862245</text:p>
          </table:table-cell>
          <table:table-cell table:formula="of:=[.I27]/(1+[.I27])" office:value-type="float" office:value="0.252953503137755" calcext:value-type="float">
            <text:p>0.252953503137755</text:p>
          </table:table-cell>
          <table:table-cell table:formula="of:=LN([.N27])/LN(2)" office:value-type="float" office:value="-0.420730054409732" calcext:value-type="float">
            <text:p>-0.420730054409732</text:p>
          </table:table-cell>
          <table:table-cell table:formula="of:=LN([.O27])/LN(2)" office:value-type="float" office:value="-1.98305587580753" calcext:value-type="float">
            <text:p>-1.98305587580753</text:p>
          </table:table-cell>
          <table:table-cell/>
          <table:table-cell table:formula="of:=(-(([.N27]*[.P27])+([.O27]*[.Q27])))" office:value-type="float" office:value="0.815925843974874" calcext:value-type="float">
            <text:p>0.815925843974874</text:p>
          </table:table-cell>
          <table:table-cell table:number-columns-repeated="1005"/>
        </table:table-row>
        <table:table-row table:style-name="ro2">
          <table:table-cell table:style-name="ce1" office:value-type="float" office:value="0.027579328" calcext:value-type="float">
            <text:p>0.027579328</text:p>
          </table:table-cell>
          <table:table-cell table:style-name="ce1" office:value-type="float" office:value="0.10014818" calcext:value-type="float">
            <text:p>0.10014818</text:p>
          </table:table-cell>
          <table:table-cell office:value-type="float" office:value="0.030602023" calcext:value-type="float">
            <text:p>0.030602023</text:p>
          </table:table-cell>
          <table:table-cell office:value-type="float" office:value="0.011735715" calcext:value-type="float">
            <text:p>0.011735715</text:p>
          </table:table-cell>
          <table:table-cell office:value-type="float" office:value="0.03106240673" calcext:value-type="float">
            <text:p>0.03106240673</text:p>
          </table:table-cell>
          <table:table-cell office:value-type="float" office:value="0.01127533127" calcext:value-type="float">
            <text:p>0.01127533127</text:p>
          </table:table-cell>
          <table:table-cell table:formula="of:=[.B28]+[.C28]+[.E28]" office:value-type="float" office:value="0.16181260973" calcext:value-type="float">
            <text:p>0.16181260973</text:p>
          </table:table-cell>
          <table:table-cell table:formula="of:=[.A28]+[.D28]+[.F28]" office:value-type="float" office:value="0.05059037427" calcext:value-type="float">
            <text:p>0.05059037427</text:p>
          </table:table-cell>
          <table:table-cell table:formula="of:=[.H28]/[.G28]" office:value-type="float" office:value="0.312647910162347" calcext:value-type="float">
            <text:p>0.312647910162347</text:p>
          </table:table-cell>
          <table:table-cell table:formula="of:==(1-[.I28])/(1+[.I28])" office:value-type="float" office:value="0.523637819796355" calcext:value-type="float">
            <text:p>0.523637819796355</text:p>
          </table:table-cell>
          <table:table-cell table:formula="of:=((1-[.I28])^2)/(1-[.I28]+([.I28]^2))" office:value-type="float" office:value="0.601773545580892" calcext:value-type="float">
            <text:p>0.601773545580892</text:p>
          </table:table-cell>
          <table:table-cell table:formula="of:=DEGREES(ATAN([.K28]))" office:value-type="float" office:value="31.0384162170977" calcext:value-type="float">
            <text:p>31.0384162170977</text:p>
          </table:table-cell>
          <table:table-cell/>
          <table:table-cell table:formula="of:=1/(1+[.I28])" office:value-type="float" office:value="0.761818909898177" calcext:value-type="float">
            <text:p>0.761818909898177</text:p>
          </table:table-cell>
          <table:table-cell table:formula="of:=[.I28]/(1+[.I28])" office:value-type="float" office:value="0.238181090101823" calcext:value-type="float">
            <text:p>0.238181090101823</text:p>
          </table:table-cell>
          <table:table-cell table:formula="of:=LN([.N28])/LN(2)" office:value-type="float" office:value="-0.392479995910061" calcext:value-type="float">
            <text:p>-0.392479995910061</text:p>
          </table:table-cell>
          <table:table-cell table:formula="of:=LN([.O28])/LN(2)" office:value-type="float" office:value="-2.06986921694673" calcext:value-type="float">
            <text:p>-2.06986921694673</text:p>
          </table:table-cell>
          <table:table-cell/>
          <table:table-cell table:formula="of:=(-(([.N28]*[.P28])+([.O28]*[.Q28])))" office:value-type="float" office:value="0.792002389101621" calcext:value-type="float">
            <text:p>0.792002389101621</text:p>
          </table:table-cell>
          <table:table-cell table:number-columns-repeated="1005"/>
        </table:table-row>
        <table:table-row table:style-name="ro2">
          <table:table-cell table:style-name="ce1" office:value-type="float" office:value="0.03492679" calcext:value-type="float">
            <text:p>0.03492679</text:p>
          </table:table-cell>
          <table:table-cell table:style-name="ce1" office:value-type="float" office:value="0.11282634" calcext:value-type="float">
            <text:p>0.11282634</text:p>
          </table:table-cell>
          <table:table-cell office:value-type="float" office:value="0.03296034" calcext:value-type="float">
            <text:p>0.03296034</text:p>
          </table:table-cell>
          <table:table-cell office:value-type="float" office:value="0.017068226" calcext:value-type="float">
            <text:p>0.017068226</text:p>
          </table:table-cell>
          <table:table-cell office:value-type="float" office:value="0.03665842554" calcext:value-type="float">
            <text:p>0.03665842554</text:p>
          </table:table-cell>
          <table:table-cell office:value-type="float" office:value="0.01337014046" calcext:value-type="float">
            <text:p>0.01337014046</text:p>
          </table:table-cell>
          <table:table-cell table:formula="of:=[.B29]+[.C29]+[.E29]" office:value-type="float" office:value="0.18244510554" calcext:value-type="float">
            <text:p>0.18244510554</text:p>
          </table:table-cell>
          <table:table-cell table:formula="of:=[.A29]+[.D29]+[.F29]" office:value-type="float" office:value="0.06536515646" calcext:value-type="float">
            <text:p>0.06536515646</text:p>
          </table:table-cell>
          <table:table-cell table:formula="of:=[.H29]/[.G29]" office:value-type="float" office:value="0.358273006373794" calcext:value-type="float">
            <text:p>0.358273006373794</text:p>
          </table:table-cell>
          <table:table-cell table:formula="of:==(1-[.I29])/(1+[.I29])" office:value-type="float" office:value="0.472458033557948" calcext:value-type="float">
            <text:p>0.472458033557948</text:p>
          </table:table-cell>
          <table:table-cell table:formula="of:=((1-[.I29])^2)/(1-[.I29]+([.I29]^2))" office:value-type="float" office:value="0.534762669611466" calcext:value-type="float">
            <text:p>0.534762669611466</text:p>
          </table:table-cell>
          <table:table-cell table:formula="of:=DEGREES(ATAN([.K29]))" office:value-type="float" office:value="28.1362081246994" calcext:value-type="float">
            <text:p>28.1362081246994</text:p>
          </table:table-cell>
          <table:table-cell/>
          <table:table-cell table:formula="of:=1/(1+[.I29])" office:value-type="float" office:value="0.736229016778974" calcext:value-type="float">
            <text:p>0.736229016778974</text:p>
          </table:table-cell>
          <table:table-cell table:formula="of:=[.I29]/(1+[.I29])" office:value-type="float" office:value="0.263770983221026" calcext:value-type="float">
            <text:p>0.263770983221026</text:p>
          </table:table-cell>
          <table:table-cell table:formula="of:=LN([.N29])/LN(2)" office:value-type="float" office:value="-0.441773483527025" calcext:value-type="float">
            <text:p>-0.441773483527025</text:p>
          </table:table-cell>
          <table:table-cell table:formula="of:=LN([.O29])/LN(2)" office:value-type="float" office:value="-1.92264222880295" calcext:value-type="float">
            <text:p>-1.92264222880295</text:p>
          </table:table-cell>
          <table:table-cell/>
          <table:table-cell table:formula="of:=(-(([.N29]*[.P29])+([.O29]*[.Q29])))" office:value-type="float" office:value="0.832383688489742" calcext:value-type="float">
            <text:p>0.832383688489742</text:p>
          </table:table-cell>
          <table:table-cell table:number-columns-repeated="1005"/>
        </table:table-row>
        <table:table-row table:style-name="ro2">
          <table:table-cell table:style-name="ce1" office:value-type="float" office:value="0.022163933" calcext:value-type="float">
            <text:p>0.022163933</text:p>
          </table:table-cell>
          <table:table-cell table:style-name="ce1" office:value-type="float" office:value="0.06240561" calcext:value-type="float">
            <text:p>0.06240561</text:p>
          </table:table-cell>
          <table:table-cell office:value-type="float" office:value="0.025623167" calcext:value-type="float">
            <text:p>0.025623167</text:p>
          </table:table-cell>
          <table:table-cell office:value-type="float" office:value="0.013469844" calcext:value-type="float">
            <text:p>0.013469844</text:p>
          </table:table-cell>
          <table:table-cell office:value-type="float" office:value="0.02726485202" calcext:value-type="float">
            <text:p>0.02726485202</text:p>
          </table:table-cell>
          <table:table-cell office:value-type="float" office:value="0.01182815898" calcext:value-type="float">
            <text:p>0.01182815898</text:p>
          </table:table-cell>
          <table:table-cell table:formula="of:=[.B30]+[.C30]+[.E30]" office:value-type="float" office:value="0.11529362902" calcext:value-type="float">
            <text:p>0.11529362902</text:p>
          </table:table-cell>
          <table:table-cell table:formula="of:=[.A30]+[.D30]+[.F30]" office:value-type="float" office:value="0.04746193598" calcext:value-type="float">
            <text:p>0.04746193598</text:p>
          </table:table-cell>
          <table:table-cell table:formula="of:=[.H30]/[.G30]" office:value-type="float" office:value="0.411661393464913" calcext:value-type="float">
            <text:p>0.411661393464913</text:p>
          </table:table-cell>
          <table:table-cell table:formula="of:==(1-[.I30])/(1+[.I30])" office:value-type="float" office:value="0.416770345394949" calcext:value-type="float">
            <text:p>0.416770345394949</text:p>
          </table:table-cell>
          <table:table-cell table:formula="of:=((1-[.I30])^2)/(1-[.I30]+([.I30]^2))" office:value-type="float" office:value="0.456770416459991" calcext:value-type="float">
            <text:p>0.456770416459991</text:p>
          </table:table-cell>
          <table:table-cell table:formula="of:=DEGREES(ATAN([.K30]))" office:value-type="float" office:value="24.5495181821078" calcext:value-type="float">
            <text:p>24.5495181821078</text:p>
          </table:table-cell>
          <table:table-cell/>
          <table:table-cell table:formula="of:=1/(1+[.I30])" office:value-type="float" office:value="0.708385172697474" calcext:value-type="float">
            <text:p>0.708385172697474</text:p>
          </table:table-cell>
          <table:table-cell table:formula="of:=[.I30]/(1+[.I30])" office:value-type="float" office:value="0.291614827302526" calcext:value-type="float">
            <text:p>0.291614827302526</text:p>
          </table:table-cell>
          <table:table-cell table:formula="of:=LN([.N30])/LN(2)" office:value-type="float" office:value="-0.497394079719746" calcext:value-type="float">
            <text:p>-0.497394079719746</text:p>
          </table:table-cell>
          <table:table-cell table:formula="of:=LN([.O30])/LN(2)" office:value-type="float" office:value="-1.7778640188028" calcext:value-type="float">
            <text:p>-1.7778640188028</text:p>
          </table:table-cell>
          <table:table-cell/>
          <table:table-cell table:formula="of:=(-(([.N30]*[.P30])+([.O30]*[.Q30])))" office:value-type="float" office:value="0.870798099871525" calcext:value-type="float">
            <text:p>0.870798099871525</text:p>
          </table:table-cell>
          <table:table-cell table:number-columns-repeated="1005"/>
        </table:table-row>
        <table:table-row table:style-name="ro2">
          <table:table-cell table:style-name="ce1" office:value-type="float" office:value="0.017642075" calcext:value-type="float">
            <text:p>0.017642075</text:p>
          </table:table-cell>
          <table:table-cell table:style-name="ce1" office:value-type="float" office:value="0.06564422" calcext:value-type="float">
            <text:p>0.06564422</text:p>
          </table:table-cell>
          <table:table-cell office:value-type="float" office:value="0.026737036" calcext:value-type="float">
            <text:p>0.026737036</text:p>
          </table:table-cell>
          <table:table-cell office:value-type="float" office:value="0.0118997535" calcext:value-type="float">
            <text:p>0.0118997535</text:p>
          </table:table-cell>
          <table:table-cell office:value-type="float" office:value="0.02814417769" calcext:value-type="float">
            <text:p>0.02814417769</text:p>
          </table:table-cell>
          <table:table-cell office:value-type="float" office:value="0.01049261181" calcext:value-type="float">
            <text:p>0.01049261181</text:p>
          </table:table-cell>
          <table:table-cell table:formula="of:=[.B31]+[.C31]+[.E31]" office:value-type="float" office:value="0.12052543369" calcext:value-type="float">
            <text:p>0.12052543369</text:p>
          </table:table-cell>
          <table:table-cell table:formula="of:=[.A31]+[.D31]+[.F31]" office:value-type="float" office:value="0.04003444031" calcext:value-type="float">
            <text:p>0.04003444031</text:p>
          </table:table-cell>
          <table:table-cell table:formula="of:=[.H31]/[.G31]" office:value-type="float" office:value="0.332165909586946" calcext:value-type="float">
            <text:p>0.332165909586946</text:p>
          </table:table-cell>
          <table:table-cell table:formula="of:==(1-[.I31])/(1+[.I31])" office:value-type="float" office:value="0.501314502650893" calcext:value-type="float">
            <text:p>0.501314502650893</text:p>
          </table:table-cell>
          <table:table-cell table:formula="of:=((1-[.I31])^2)/(1-[.I31]+([.I31]^2))" office:value-type="float" office:value="0.573143859354072" calcext:value-type="float">
            <text:p>0.573143859354072</text:p>
          </table:table-cell>
          <table:table-cell table:formula="of:=DEGREES(ATAN([.K31]))" office:value-type="float" office:value="29.8189136180404" calcext:value-type="float">
            <text:p>29.8189136180404</text:p>
          </table:table-cell>
          <table:table-cell/>
          <table:table-cell table:formula="of:=1/(1+[.I31])" office:value-type="float" office:value="0.750657251325446" calcext:value-type="float">
            <text:p>0.750657251325446</text:p>
          </table:table-cell>
          <table:table-cell table:formula="of:=[.I31]/(1+[.I31])" office:value-type="float" office:value="0.249342748674554" calcext:value-type="float">
            <text:p>0.249342748674554</text:p>
          </table:table-cell>
          <table:table-cell table:formula="of:=LN([.N31])/LN(2)" office:value-type="float" office:value="-0.413773768619986" calcext:value-type="float">
            <text:p>-0.413773768619986</text:p>
          </table:table-cell>
          <table:table-cell table:formula="of:=LN([.O31])/LN(2)" office:value-type="float" office:value="-2.00379784738214" calcext:value-type="float">
            <text:p>-2.00379784738214</text:p>
          </table:table-cell>
          <table:table-cell/>
          <table:table-cell table:formula="of:=(-(([.N31]*[.P31])+([.O31]*[.Q31])))" office:value-type="float" office:value="0.810234742877267" calcext:value-type="float">
            <text:p>0.810234742877267</text:p>
          </table:table-cell>
          <table:table-cell table:number-columns-repeated="1005"/>
        </table:table-row>
        <table:table-row table:style-name="ro2">
          <table:table-cell table:style-name="ce1" office:value-type="float" office:value="0.041082747" calcext:value-type="float">
            <text:p>0.041082747</text:p>
          </table:table-cell>
          <table:table-cell table:style-name="ce1" office:value-type="float" office:value="0.072875135" calcext:value-type="float">
            <text:p>0.072875135</text:p>
          </table:table-cell>
          <table:table-cell office:value-type="float" office:value="0.020124393" calcext:value-type="float">
            <text:p>0.020124393</text:p>
          </table:table-cell>
          <table:table-cell office:value-type="float" office:value="0.01691223" calcext:value-type="float">
            <text:p>0.01691223</text:p>
          </table:table-cell>
          <table:table-cell office:value-type="float" office:value="0.02382031197" calcext:value-type="float">
            <text:p>0.02382031197</text:p>
          </table:table-cell>
          <table:table-cell office:value-type="float" office:value="0.01321631103" calcext:value-type="float">
            <text:p>0.01321631103</text:p>
          </table:table-cell>
          <table:table-cell table:formula="of:=[.B32]+[.C32]+[.E32]" office:value-type="float" office:value="0.11681983997" calcext:value-type="float">
            <text:p>0.11681983997</text:p>
          </table:table-cell>
          <table:table-cell table:formula="of:=[.A32]+[.D32]+[.F32]" office:value-type="float" office:value="0.07121128803" calcext:value-type="float">
            <text:p>0.07121128803</text:p>
          </table:table-cell>
          <table:table-cell table:formula="of:=[.H32]/[.G32]" office:value-type="float" office:value="0.609582139885549" calcext:value-type="float">
            <text:p>0.609582139885549</text:p>
          </table:table-cell>
          <table:table-cell table:formula="of:==(1-[.I32])/(1+[.I32])" office:value-type="float" office:value="0.242558519034146" calcext:value-type="float">
            <text:p>0.242558519034146</text:p>
          </table:table-cell>
          <table:table-cell table:formula="of:=((1-[.I32])^2)/(1-[.I32]+([.I32]^2))" office:value-type="float" office:value="0.20003209469204" calcext:value-type="float">
            <text:p>0.20003209469204</text:p>
          </table:table-cell>
          <table:table-cell table:formula="of:=DEGREES(ATAN([.K32]))" office:value-type="float" office:value="11.3117006269514" calcext:value-type="float">
            <text:p>11.3117006269514</text:p>
          </table:table-cell>
          <table:table-cell/>
          <table:table-cell table:formula="of:=1/(1+[.I32])" office:value-type="float" office:value="0.621279259517073" calcext:value-type="float">
            <text:p>0.621279259517073</text:p>
          </table:table-cell>
          <table:table-cell table:formula="of:=[.I32]/(1+[.I32])" office:value-type="float" office:value="0.378720740482927" calcext:value-type="float">
            <text:p>0.378720740482927</text:p>
          </table:table-cell>
          <table:table-cell table:formula="of:=LN([.N32])/LN(2)" office:value-type="float" office:value="-0.686686202029498" calcext:value-type="float">
            <text:p>-0.686686202029498</text:p>
          </table:table-cell>
          <table:table-cell table:formula="of:=LN([.O32])/LN(2)" office:value-type="float" office:value="-1.40079366291111" calcext:value-type="float">
            <text:p>-1.40079366291111</text:p>
          </table:table-cell>
          <table:table-cell/>
          <table:table-cell table:formula="of:=(-(([.N32]*[.P32])+([.O32]*[.Q32])))" office:value-type="float" office:value="0.957133508398963" calcext:value-type="float">
            <text:p>0.957133508398963</text:p>
          </table:table-cell>
          <table:table-cell table:number-columns-repeated="1005"/>
        </table:table-row>
        <table:table-row table:style-name="ro2">
          <table:table-cell table:style-name="ce1" office:value-type="float" office:value="0.015795643" calcext:value-type="float">
            <text:p>0.015795643</text:p>
          </table:table-cell>
          <table:table-cell table:style-name="ce1" office:value-type="float" office:value="0.07133387" calcext:value-type="float">
            <text:p>0.07133387</text:p>
          </table:table-cell>
          <table:table-cell office:value-type="float" office:value="0.0352548" calcext:value-type="float">
            <text:p>0.0352548</text:p>
          </table:table-cell>
          <table:table-cell office:value-type="float" office:value="0.0066277413" calcext:value-type="float">
            <text:p>0.0066277413</text:p>
          </table:table-cell>
          <table:table-cell office:value-type="float" office:value="0.0361300255" calcext:value-type="float">
            <text:p>0.0361300255</text:p>
          </table:table-cell>
          <table:table-cell office:value-type="float" office:value="0.005752515801" calcext:value-type="float">
            <text:p>0.005752515801</text:p>
          </table:table-cell>
          <table:table-cell table:formula="of:=[.B33]+[.C33]+[.E33]" office:value-type="float" office:value="0.1427186955" calcext:value-type="float">
            <text:p>0.1427186955</text:p>
          </table:table-cell>
          <table:table-cell table:formula="of:=[.A33]+[.D33]+[.F33]" office:value-type="float" office:value="0.028175900101" calcext:value-type="float">
            <text:p>0.028175900101</text:p>
          </table:table-cell>
          <table:table-cell table:formula="of:=[.H33]/[.G33]" office:value-type="float" office:value="0.197422629195766" calcext:value-type="float">
            <text:p>0.197422629195766</text:p>
          </table:table-cell>
          <table:table-cell table:formula="of:==(1-[.I33])/(1+[.I33])" office:value-type="float" office:value="0.670254053360654" calcext:value-type="float">
            <text:p>0.670254053360654</text:p>
          </table:table-cell>
          <table:table-cell table:formula="of:=((1-[.I33])^2)/(1-[.I33]+([.I33]^2))" office:value-type="float" office:value="0.76540679687259" calcext:value-type="float">
            <text:p>0.76540679687259</text:p>
          </table:table-cell>
          <table:table-cell table:formula="of:=DEGREES(ATAN([.K33]))" office:value-type="float" office:value="37.4306888464332" calcext:value-type="float">
            <text:p>37.4306888464332</text:p>
          </table:table-cell>
          <table:table-cell/>
          <table:table-cell table:formula="of:=1/(1+[.I33])" office:value-type="float" office:value="0.835127026680327" calcext:value-type="float">
            <text:p>0.835127026680327</text:p>
          </table:table-cell>
          <table:table-cell table:formula="of:=[.I33]/(1+[.I33])" office:value-type="float" office:value="0.164872973319673" calcext:value-type="float">
            <text:p>0.164872973319673</text:p>
          </table:table-cell>
          <table:table-cell table:formula="of:=LN([.N33])/LN(2)" office:value-type="float" office:value="-0.259932440026832" calcext:value-type="float">
            <text:p>-0.259932440026832</text:p>
          </table:table-cell>
          <table:table-cell table:formula="of:=LN([.O33])/LN(2)" office:value-type="float" office:value="-2.60057316944922" calcext:value-type="float">
            <text:p>-2.60057316944922</text:p>
          </table:table-cell>
          <table:table-cell/>
          <table:table-cell table:formula="of:=(-(([.N33]*[.P33])+([.O33]*[.Q33])))" office:value-type="float" office:value="0.64584083655983" calcext:value-type="float">
            <text:p>0.64584083655983</text:p>
          </table:table-cell>
          <table:table-cell table:number-columns-repeated="1005"/>
        </table:table-row>
        <table:table-row table:style-name="ro2">
          <table:table-cell table:style-name="ce1" office:value-type="float" office:value="0.02505233" calcext:value-type="float">
            <text:p>0.02505233</text:p>
          </table:table-cell>
          <table:table-cell table:style-name="ce1" office:value-type="float" office:value="0.08034504" calcext:value-type="float">
            <text:p>0.08034504</text:p>
          </table:table-cell>
          <table:table-cell office:value-type="float" office:value="0.028731901" calcext:value-type="float">
            <text:p>0.028731901</text:p>
          </table:table-cell>
          <table:table-cell office:value-type="float" office:value="0.009882811" calcext:value-type="float">
            <text:p>0.009882811</text:p>
          </table:table-cell>
          <table:table-cell office:value-type="float" office:value="0.02986976885" calcext:value-type="float">
            <text:p>0.02986976885</text:p>
          </table:table-cell>
          <table:table-cell office:value-type="float" office:value="0.008744943152" calcext:value-type="float">
            <text:p>0.008744943152</text:p>
          </table:table-cell>
          <table:table-cell table:formula="of:=[.B34]+[.C34]+[.E34]" office:value-type="float" office:value="0.13894670985" calcext:value-type="float">
            <text:p>0.13894670985</text:p>
          </table:table-cell>
          <table:table-cell table:formula="of:=[.A34]+[.D34]+[.F34]" office:value-type="float" office:value="0.043680084152" calcext:value-type="float">
            <text:p>0.043680084152</text:p>
          </table:table-cell>
          <table:table-cell table:formula="of:=[.H34]/[.G34]" office:value-type="float" office:value="0.314365732007292" calcext:value-type="float">
            <text:p>0.314365732007292</text:p>
          </table:table-cell>
          <table:table-cell table:formula="of:==(1-[.I34])/(1+[.I34])" office:value-type="float" office:value="0.521646487957056" calcext:value-type="float">
            <text:p>0.521646487957056</text:p>
          </table:table-cell>
          <table:table-cell table:formula="of:=((1-[.I34])^2)/(1-[.I34]+([.I34]^2))" office:value-type="float" office:value="0.599258471603885" calcext:value-type="float">
            <text:p>0.599258471603885</text:p>
          </table:table-cell>
          <table:table-cell table:formula="of:=DEGREES(ATAN([.K34]))" office:value-type="float" office:value="30.9325062768938" calcext:value-type="float">
            <text:p>30.9325062768938</text:p>
          </table:table-cell>
          <table:table-cell/>
          <table:table-cell table:formula="of:=1/(1+[.I34])" office:value-type="float" office:value="0.760823243978528" calcext:value-type="float">
            <text:p>0.760823243978528</text:p>
          </table:table-cell>
          <table:table-cell table:formula="of:=[.I34]/(1+[.I34])" office:value-type="float" office:value="0.239176756021472" calcext:value-type="float">
            <text:p>0.239176756021472</text:p>
          </table:table-cell>
          <table:table-cell table:formula="of:=LN([.N34])/LN(2)" office:value-type="float" office:value="-0.394366772111207" calcext:value-type="float">
            <text:p>-0.394366772111207</text:p>
          </table:table-cell>
          <table:table-cell table:formula="of:=LN([.O34])/LN(2)" office:value-type="float" office:value="-2.06385090435624" calcext:value-type="float">
            <text:p>-2.06385090435624</text:p>
          </table:table-cell>
          <table:table-cell/>
          <table:table-cell table:formula="of:=(-(([.N34]*[.P34])+([.O34]*[.Q34])))" office:value-type="float" office:value="0.793668571090896" calcext:value-type="float">
            <text:p>0.793668571090896</text:p>
          </table:table-cell>
          <table:table-cell table:number-columns-repeated="1005"/>
        </table:table-row>
        <table:table-row table:style-name="ro2">
          <table:table-cell table:style-name="ce1" office:value-type="float" office:value="0.018623685" calcext:value-type="float">
            <text:p>0.018623685</text:p>
          </table:table-cell>
          <table:table-cell table:style-name="ce1" office:value-type="float" office:value="0.088432655" calcext:value-type="float">
            <text:p>0.088432655</text:p>
          </table:table-cell>
          <table:table-cell office:value-type="float" office:value="0.022422044" calcext:value-type="float">
            <text:p>0.022422044</text:p>
          </table:table-cell>
          <table:table-cell office:value-type="float" office:value="0.007300968" calcext:value-type="float">
            <text:p>0.007300968</text:p>
          </table:table-cell>
          <table:table-cell office:value-type="float" office:value="0.02283693503" calcext:value-type="float">
            <text:p>0.02283693503</text:p>
          </table:table-cell>
          <table:table-cell office:value-type="float" office:value="0.006886076973" calcext:value-type="float">
            <text:p>0.006886076973</text:p>
          </table:table-cell>
          <table:table-cell table:formula="of:=[.B35]+[.C35]+[.E35]" office:value-type="float" office:value="0.13369163403" calcext:value-type="float">
            <text:p>0.13369163403</text:p>
          </table:table-cell>
          <table:table-cell table:formula="of:=[.A35]+[.D35]+[.F35]" office:value-type="float" office:value="0.032810729973" calcext:value-type="float">
            <text:p>0.032810729973</text:p>
          </table:table-cell>
          <table:table-cell table:formula="of:=[.H35]/[.G35]" office:value-type="float" office:value="0.245420966024227" calcext:value-type="float">
            <text:p>0.245420966024227</text:p>
          </table:table-cell>
          <table:table-cell table:formula="of:==(1-[.I35])/(1+[.I35])" office:value-type="float" office:value="0.605882713203894" calcext:value-type="float">
            <text:p>0.605882713203894</text:p>
          </table:table-cell>
          <table:table-cell table:formula="of:=((1-[.I35])^2)/(1-[.I35]+([.I35]^2))" office:value-type="float" office:value="0.698799940991472" calcext:value-type="float">
            <text:p>0.698799940991472</text:p>
          </table:table-cell>
          <table:table-cell table:formula="of:=DEGREES(ATAN([.K35]))" office:value-type="float" office:value="34.9458476560661" calcext:value-type="float">
            <text:p>34.9458476560661</text:p>
          </table:table-cell>
          <table:table-cell/>
          <table:table-cell table:formula="of:=1/(1+[.I35])" office:value-type="float" office:value="0.802941356601947" calcext:value-type="float">
            <text:p>0.802941356601947</text:p>
          </table:table-cell>
          <table:table-cell table:formula="of:=[.I35]/(1+[.I35])" office:value-type="float" office:value="0.197058643398053" calcext:value-type="float">
            <text:p>0.197058643398053</text:p>
          </table:table-cell>
          <table:table-cell table:formula="of:=LN([.N35])/LN(2)" office:value-type="float" office:value="-0.316633471564515" calcext:value-type="float">
            <text:p>-0.316633471564515</text:p>
          </table:table-cell>
          <table:table-cell table:formula="of:=LN([.O35])/LN(2)" office:value-type="float" office:value="-2.34330306444725" calcext:value-type="float">
            <text:p>-2.34330306444725</text:p>
          </table:table-cell>
          <table:table-cell/>
          <table:table-cell table:formula="of:=(-(([.N35]*[.P35])+([.O35]*[.Q35])))" office:value-type="float" office:value="0.716006232154071" calcext:value-type="float">
            <text:p>0.716006232154071</text:p>
          </table:table-cell>
          <table:table-cell table:number-columns-repeated="1005"/>
        </table:table-row>
        <table:table-row table:style-name="ro2">
          <table:table-cell table:style-name="ce1" office:value-type="float" office:value="0.01763268" calcext:value-type="float">
            <text:p>0.01763268</text:p>
          </table:table-cell>
          <table:table-cell table:style-name="ce1" office:value-type="float" office:value="0.08049075" calcext:value-type="float">
            <text:p>0.08049075</text:p>
          </table:table-cell>
          <table:table-cell office:value-type="float" office:value="0.021954753" calcext:value-type="float">
            <text:p>0.021954753</text:p>
          </table:table-cell>
          <table:table-cell office:value-type="float" office:value="0.00638978" calcext:value-type="float">
            <text:p>0.00638978</text:p>
          </table:table-cell>
          <table:table-cell office:value-type="float" office:value="0.02228825051" calcext:value-type="float">
            <text:p>0.02228825051</text:p>
          </table:table-cell>
          <table:table-cell office:value-type="float" office:value="0.006056282488" calcext:value-type="float">
            <text:p>0.006056282488</text:p>
          </table:table-cell>
          <table:table-cell table:formula="of:=[.B36]+[.C36]+[.E36]" office:value-type="float" office:value="0.12473375351" calcext:value-type="float">
            <text:p>0.12473375351</text:p>
          </table:table-cell>
          <table:table-cell table:formula="of:=[.A36]+[.D36]+[.F36]" office:value-type="float" office:value="0.030078742488" calcext:value-type="float">
            <text:p>0.030078742488</text:p>
          </table:table-cell>
          <table:table-cell table:formula="of:=[.H36]/[.G36]" office:value-type="float" office:value="0.241143568934519" calcext:value-type="float">
            <text:p>0.241143568934519</text:p>
          </table:table-cell>
          <table:table-cell table:formula="of:==(1-[.I36])/(1+[.I36])" office:value-type="float" office:value="0.611417123739306" calcext:value-type="float">
            <text:p>0.611417123739306</text:p>
          </table:table-cell>
          <table:table-cell table:formula="of:=((1-[.I36])^2)/(1-[.I36]+([.I36]^2))" office:value-type="float" office:value="0.704845035995048" calcext:value-type="float">
            <text:p>0.704845035995048</text:p>
          </table:table-cell>
          <table:table-cell table:formula="of:=DEGREES(ATAN([.K36]))" office:value-type="float" office:value="35.1779052363796" calcext:value-type="float">
            <text:p>35.1779052363796</text:p>
          </table:table-cell>
          <table:table-cell/>
          <table:table-cell table:formula="of:=1/(1+[.I36])" office:value-type="float" office:value="0.805708561869653" calcext:value-type="float">
            <text:p>0.805708561869653</text:p>
          </table:table-cell>
          <table:table-cell table:formula="of:=[.I36]/(1+[.I36])" office:value-type="float" office:value="0.194291438130347" calcext:value-type="float">
            <text:p>0.194291438130347</text:p>
          </table:table-cell>
          <table:table-cell table:formula="of:=LN([.N36])/LN(2)" office:value-type="float" office:value="-0.311670008465661" calcext:value-type="float">
            <text:p>-0.311670008465661</text:p>
          </table:table-cell>
          <table:table-cell table:formula="of:=LN([.O36])/LN(2)" office:value-type="float" office:value="-2.36370576801993" calcext:value-type="float">
            <text:p>-2.36370576801993</text:p>
          </table:table-cell>
          <table:table-cell/>
          <table:table-cell table:formula="of:=(-(([.N36]*[.P36])+([.O36]*[.Q36])))" office:value-type="float" office:value="0.710362987284359" calcext:value-type="float">
            <text:p>0.710362987284359</text:p>
          </table:table-cell>
          <table:table-cell table:number-columns-repeated="1005"/>
        </table:table-row>
        <table:table-row table:style-name="ro2">
          <table:table-cell table:style-name="ce1" office:value-type="float" office:value="0.017510071" calcext:value-type="float">
            <text:p>0.017510071</text:p>
          </table:table-cell>
          <table:table-cell table:style-name="ce1" office:value-type="float" office:value="0.08179504" calcext:value-type="float">
            <text:p>0.08179504</text:p>
          </table:table-cell>
          <table:table-cell office:value-type="float" office:value="0.02629604" calcext:value-type="float">
            <text:p>0.02629604</text:p>
          </table:table-cell>
          <table:table-cell office:value-type="float" office:value="0.0071694083" calcext:value-type="float">
            <text:p>0.0071694083</text:p>
          </table:table-cell>
          <table:table-cell office:value-type="float" office:value="0.02730534199" calcext:value-type="float">
            <text:p>0.02730534199</text:p>
          </table:table-cell>
          <table:table-cell office:value-type="float" office:value="0.00616010631" calcext:value-type="float">
            <text:p>0.00616010631</text:p>
          </table:table-cell>
          <table:table-cell table:formula="of:=[.B37]+[.C37]+[.E37]" office:value-type="float" office:value="0.13539642199" calcext:value-type="float">
            <text:p>0.13539642199</text:p>
          </table:table-cell>
          <table:table-cell table:formula="of:=[.A37]+[.D37]+[.F37]" office:value-type="float" office:value="0.03083958561" calcext:value-type="float">
            <text:p>0.03083958561</text:p>
          </table:table-cell>
          <table:table-cell table:formula="of:=[.H37]/[.G37]" office:value-type="float" office:value="0.227772530150595" calcext:value-type="float">
            <text:p>0.227772530150595</text:p>
          </table:table-cell>
          <table:table-cell table:formula="of:==(1-[.I37])/(1+[.I37])" office:value-type="float" office:value="0.628966238359059" calcext:value-type="float">
            <text:p>0.628966238359059</text:p>
          </table:table-cell>
          <table:table-cell table:formula="of:=((1-[.I37])^2)/(1-[.I37]+([.I37]^2))" office:value-type="float" office:value="0.723613183325786" calcext:value-type="float">
            <text:p>0.723613183325786</text:p>
          </table:table-cell>
          <table:table-cell table:formula="of:=DEGREES(ATAN([.K37]))" office:value-type="float" office:value="35.8899947907219" calcext:value-type="float">
            <text:p>35.8899947907219</text:p>
          </table:table-cell>
          <table:table-cell/>
          <table:table-cell table:formula="of:=1/(1+[.I37])" office:value-type="float" office:value="0.81448311917953" calcext:value-type="float">
            <text:p>0.81448311917953</text:p>
          </table:table-cell>
          <table:table-cell table:formula="of:=[.I37]/(1+[.I37])" office:value-type="float" office:value="0.18551688082047" calcext:value-type="float">
            <text:p>0.18551688082047</text:p>
          </table:table-cell>
          <table:table-cell table:formula="of:=LN([.N37])/LN(2)" office:value-type="float" office:value="-0.296043296846642" calcext:value-type="float">
            <text:p>-0.296043296846642</text:p>
          </table:table-cell>
          <table:table-cell table:formula="of:=LN([.O37])/LN(2)" office:value-type="float" office:value="-2.4303776262735" calcext:value-type="float">
            <text:p>-2.4303776262735</text:p>
          </table:table-cell>
          <table:table-cell/>
          <table:table-cell table:formula="of:=(-(([.N37]*[.P37])+([.O37]*[.Q37])))" office:value-type="float" office:value="0.691998344269963" calcext:value-type="float">
            <text:p>0.691998344269963</text:p>
          </table:table-cell>
          <table:table-cell table:number-columns-repeated="1005"/>
        </table:table-row>
        <table:table-row table:style-name="ro2">
          <table:table-cell table:style-name="ce1" office:value-type="float" office:value="0.020659408" calcext:value-type="float">
            <text:p>0.020659408</text:p>
          </table:table-cell>
          <table:table-cell table:style-name="ce1" office:value-type="float" office:value="0.080870636" calcext:value-type="float">
            <text:p>0.080870636</text:p>
          </table:table-cell>
          <table:table-cell office:value-type="float" office:value="0.023212634" calcext:value-type="float">
            <text:p>0.023212634</text:p>
          </table:table-cell>
          <table:table-cell office:value-type="float" office:value="0.011918693" calcext:value-type="float">
            <text:p>0.011918693</text:p>
          </table:table-cell>
          <table:table-cell office:value-type="float" office:value="0.02529741616" calcext:value-type="float">
            <text:p>0.02529741616</text:p>
          </table:table-cell>
          <table:table-cell office:value-type="float" office:value="0.009833910844" calcext:value-type="float">
            <text:p>0.009833910844</text:p>
          </table:table-cell>
          <table:table-cell table:formula="of:=[.B38]+[.C38]+[.E38]" office:value-type="float" office:value="0.12938068616" calcext:value-type="float">
            <text:p>0.12938068616</text:p>
          </table:table-cell>
          <table:table-cell table:formula="of:=[.A38]+[.D38]+[.F38]" office:value-type="float" office:value="0.042412011844" calcext:value-type="float">
            <text:p>0.042412011844</text:p>
          </table:table-cell>
          <table:table-cell table:formula="of:=[.H38]/[.G38]" office:value-type="float" office:value="0.327807906286343" calcext:value-type="float">
            <text:p>0.327807906286343</text:p>
          </table:table-cell>
          <table:table-cell table:formula="of:==(1-[.I38])/(1+[.I38])" office:value-type="float" office:value="0.506241972601042" calcext:value-type="float">
            <text:p>0.506241972601042</text:p>
          </table:table-cell>
          <table:table-cell table:formula="of:=((1-[.I38])^2)/(1-[.I38]+([.I38]^2))" office:value-type="float" office:value="0.57954485084938" calcext:value-type="float">
            <text:p>0.57954485084938</text:p>
          </table:table-cell>
          <table:table-cell table:formula="of:=DEGREES(ATAN([.K38]))" office:value-type="float" office:value="30.094215583828" calcext:value-type="float">
            <text:p>30.094215583828</text:p>
          </table:table-cell>
          <table:table-cell/>
          <table:table-cell table:formula="of:=1/(1+[.I38])" office:value-type="float" office:value="0.753120986300521" calcext:value-type="float">
            <text:p>0.753120986300521</text:p>
          </table:table-cell>
          <table:table-cell table:formula="of:=[.I38]/(1+[.I38])" office:value-type="float" office:value="0.246879013699479" calcext:value-type="float">
            <text:p>0.246879013699479</text:p>
          </table:table-cell>
          <table:table-cell table:formula="of:=LN([.N38])/LN(2)" office:value-type="float" office:value="-0.409046447367461" calcext:value-type="float">
            <text:p>-0.409046447367461</text:p>
          </table:table-cell>
          <table:table-cell table:formula="of:=LN([.O38])/LN(2)" office:value-type="float" office:value="-2.01812389153147" calcext:value-type="float">
            <text:p>-2.01812389153147</text:p>
          </table:table-cell>
          <table:table-cell/>
          <table:table-cell table:formula="of:=(-(([.N38]*[.P38])+([.O38]*[.Q38])))" office:value-type="float" office:value="0.806293899748751" calcext:value-type="float">
            <text:p>0.806293899748751</text:p>
          </table:table-cell>
          <table:table-cell table:number-columns-repeated="1005"/>
        </table:table-row>
        <table:table-row table:style-name="ro2">
          <table:table-cell table:style-name="ce1" office:value-type="float" office:value="0.027076127" calcext:value-type="float">
            <text:p>0.027076127</text:p>
          </table:table-cell>
          <table:table-cell table:style-name="ce1" office:value-type="float" office:value="0.07323563" calcext:value-type="float">
            <text:p>0.07323563</text:p>
          </table:table-cell>
          <table:table-cell office:value-type="float" office:value="0.02544211" calcext:value-type="float">
            <text:p>0.02544211</text:p>
          </table:table-cell>
          <table:table-cell office:value-type="float" office:value="0.006700894" calcext:value-type="float">
            <text:p>0.006700894</text:p>
          </table:table-cell>
          <table:table-cell office:value-type="float" office:value="0.0258080145" calcext:value-type="float">
            <text:p>0.0258080145</text:p>
          </table:table-cell>
          <table:table-cell office:value-type="float" office:value="0.0063349895" calcext:value-type="float">
            <text:p>0.0063349895</text:p>
          </table:table-cell>
          <table:table-cell table:formula="of:=[.B39]+[.C39]+[.E39]" office:value-type="float" office:value="0.1244857545" calcext:value-type="float">
            <text:p>0.1244857545</text:p>
          </table:table-cell>
          <table:table-cell table:formula="of:=[.A39]+[.D39]+[.F39]" office:value-type="float" office:value="0.0401120105" calcext:value-type="float">
            <text:p>0.0401120105</text:p>
          </table:table-cell>
          <table:table-cell table:formula="of:=[.H39]/[.G39]" office:value-type="float" office:value="0.322221692442728" calcext:value-type="float">
            <text:p>0.322221692442728</text:p>
          </table:table-cell>
          <table:table-cell table:formula="of:==(1-[.I39])/(1+[.I39])" office:value-type="float" office:value="0.512605648077907" calcext:value-type="float">
            <text:p>0.512605648077907</text:p>
          </table:table-cell>
          <table:table-cell table:formula="of:=((1-[.I39])^2)/(1-[.I39]+([.I39]^2))" office:value-type="float" office:value="0.587743629793264" calcext:value-type="float">
            <text:p>0.587743629793264</text:p>
          </table:table-cell>
          <table:table-cell table:formula="of:=DEGREES(ATAN([.K39]))" office:value-type="float" office:value="30.4446118518395" calcext:value-type="float">
            <text:p>30.4446118518395</text:p>
          </table:table-cell>
          <table:table-cell/>
          <table:table-cell table:formula="of:=1/(1+[.I39])" office:value-type="float" office:value="0.756302824038953" calcext:value-type="float">
            <text:p>0.756302824038953</text:p>
          </table:table-cell>
          <table:table-cell table:formula="of:=[.I39]/(1+[.I39])" office:value-type="float" office:value="0.243697175961047" calcext:value-type="float">
            <text:p>0.243697175961047</text:p>
          </table:table-cell>
          <table:table-cell table:formula="of:=LN([.N39])/LN(2)" office:value-type="float" office:value="-0.402964088928385" calcext:value-type="float">
            <text:p>-0.402964088928385</text:p>
          </table:table-cell>
          <table:table-cell table:formula="of:=LN([.O39])/LN(2)" office:value-type="float" office:value="-2.03683856212976" calcext:value-type="float">
            <text:p>-2.03683856212976</text:p>
          </table:table-cell>
          <table:table-cell/>
          <table:table-cell table:formula="of:=(-(([.N39]*[.P39])+([.O39]*[.Q39])))" office:value-type="float" office:value="0.801134683922403" calcext:value-type="float">
            <text:p>0.801134683922403</text:p>
          </table:table-cell>
          <table:table-cell table:number-columns-repeated="1005"/>
        </table:table-row>
        <table:table-row table:style-name="ro2">
          <table:table-cell table:style-name="ce1" office:value-type="float" office:value="0.014456442" calcext:value-type="float">
            <text:p>0.014456442</text:p>
          </table:table-cell>
          <table:table-cell table:style-name="ce1" office:value-type="float" office:value="0.0909867" calcext:value-type="float">
            <text:p>0.0909867</text:p>
          </table:table-cell>
          <table:table-cell office:value-type="float" office:value="0.025053184" calcext:value-type="float">
            <text:p>0.025053184</text:p>
          </table:table-cell>
          <table:table-cell office:value-type="float" office:value="0.006157629" calcext:value-type="float">
            <text:p>0.006157629</text:p>
          </table:table-cell>
          <table:table-cell office:value-type="float" office:value="0.02554856025" calcext:value-type="float">
            <text:p>0.02554856025</text:p>
          </table:table-cell>
          <table:table-cell office:value-type="float" office:value="0.005662252752" calcext:value-type="float">
            <text:p>0.005662252752</text:p>
          </table:table-cell>
          <table:table-cell table:formula="of:=[.B40]+[.C40]+[.E40]" office:value-type="float" office:value="0.14158844425" calcext:value-type="float">
            <text:p>0.14158844425</text:p>
          </table:table-cell>
          <table:table-cell table:formula="of:=[.A40]+[.D40]+[.F40]" office:value-type="float" office:value="0.026276323752" calcext:value-type="float">
            <text:p>0.026276323752</text:p>
          </table:table-cell>
          <table:table-cell table:formula="of:=[.H40]/[.G40]" office:value-type="float" office:value="0.185582403219322" calcext:value-type="float">
            <text:p>0.185582403219322</text:p>
          </table:table-cell>
          <table:table-cell table:formula="of:==(1-[.I40])/(1+[.I40])" office:value-type="float" office:value="0.686934619280123" calcext:value-type="float">
            <text:p>0.686934619280123</text:p>
          </table:table-cell>
          <table:table-cell table:formula="of:=((1-[.I40])^2)/(1-[.I40]+([.I40]^2))" office:value-type="float" office:value="0.781374140000819" calcext:value-type="float">
            <text:p>0.781374140000819</text:p>
          </table:table-cell>
          <table:table-cell table:formula="of:=DEGREES(ATAN([.K40]))" office:value-type="float" office:value="38.0031490369469" calcext:value-type="float">
            <text:p>38.0031490369469</text:p>
          </table:table-cell>
          <table:table-cell/>
          <table:table-cell table:formula="of:=1/(1+[.I40])" office:value-type="float" office:value="0.843467309640061" calcext:value-type="float">
            <text:p>0.843467309640061</text:p>
          </table:table-cell>
          <table:table-cell table:formula="of:=[.I40]/(1+[.I40])" office:value-type="float" office:value="0.156532690359939" calcext:value-type="float">
            <text:p>0.156532690359939</text:p>
          </table:table-cell>
          <table:table-cell table:formula="of:=LN([.N40])/LN(2)" office:value-type="float" office:value="-0.245595939989331" calcext:value-type="float">
            <text:p>-0.245595939989331</text:p>
          </table:table-cell>
          <table:table-cell table:formula="of:=LN([.O40])/LN(2)" office:value-type="float" office:value="-2.67546411315991" calcext:value-type="float">
            <text:p>-2.67546411315991</text:p>
          </table:table-cell>
          <table:table-cell/>
          <table:table-cell table:formula="of:=(-(([.N40]*[.P40])+([.O40]*[.Q40])))" office:value-type="float" office:value="0.625949742355712" calcext:value-type="float">
            <text:p>0.625949742355712</text:p>
          </table:table-cell>
          <table:table-cell table:number-columns-repeated="1005"/>
        </table:table-row>
        <table:table-row table:style-name="ro2">
          <table:table-cell table:style-name="ce1" office:value-type="float" office:value="0.016045205" calcext:value-type="float">
            <text:p>0.016045205</text:p>
          </table:table-cell>
          <table:table-cell table:style-name="ce1" office:value-type="float" office:value="0.0796712" calcext:value-type="float">
            <text:p>0.0796712</text:p>
          </table:table-cell>
          <table:table-cell office:value-type="float" office:value="0.026851553" calcext:value-type="float">
            <text:p>0.026851553</text:p>
          </table:table-cell>
          <table:table-cell office:value-type="float" office:value="0.0076874546" calcext:value-type="float">
            <text:p>0.0076874546</text:p>
          </table:table-cell>
          <table:table-cell office:value-type="float" office:value="0.02732376015" calcext:value-type="float">
            <text:p>0.02732376015</text:p>
          </table:table-cell>
          <table:table-cell office:value-type="float" office:value="0.007215247454" calcext:value-type="float">
            <text:p>0.007215247454</text:p>
          </table:table-cell>
          <table:table-cell table:formula="of:=[.B41]+[.C41]+[.E41]" office:value-type="float" office:value="0.13384651315" calcext:value-type="float">
            <text:p>0.13384651315</text:p>
          </table:table-cell>
          <table:table-cell table:formula="of:=[.A41]+[.D41]+[.F41]" office:value-type="float" office:value="0.030947907054" calcext:value-type="float">
            <text:p>0.030947907054</text:p>
          </table:table-cell>
          <table:table-cell table:formula="of:=[.H41]/[.G41]" office:value-type="float" office:value="0.231219374533254" calcext:value-type="float">
            <text:p>0.231219374533254</text:p>
          </table:table-cell>
          <table:table-cell table:formula="of:==(1-[.I41])/(1+[.I41])" office:value-type="float" office:value="0.624405886853579" calcext:value-type="float">
            <text:p>0.624405886853579</text:p>
          </table:table-cell>
          <table:table-cell table:formula="of:=((1-[.I41])^2)/(1-[.I41]+([.I41]^2))" office:value-type="float" office:value="0.718794361754127" calcext:value-type="float">
            <text:p>0.718794361754127</text:p>
          </table:table-cell>
          <table:table-cell table:formula="of:=DEGREES(ATAN([.K41]))" office:value-type="float" office:value="35.708367310683" calcext:value-type="float">
            <text:p>35.708367310683</text:p>
          </table:table-cell>
          <table:table-cell/>
          <table:table-cell table:formula="of:=1/(1+[.I41])" office:value-type="float" office:value="0.81220294342679" calcext:value-type="float">
            <text:p>0.81220294342679</text:p>
          </table:table-cell>
          <table:table-cell table:formula="of:=[.I41]/(1+[.I41])" office:value-type="float" office:value="0.18779705657321" calcext:value-type="float">
            <text:p>0.18779705657321</text:p>
          </table:table-cell>
          <table:table-cell table:formula="of:=LN([.N41])/LN(2)" office:value-type="float" office:value="-0.30008783928292" calcext:value-type="float">
            <text:p>-0.30008783928292</text:p>
          </table:table-cell>
          <table:table-cell table:formula="of:=LN([.O41])/LN(2)" office:value-type="float" office:value="-2.41275364371948" calcext:value-type="float">
            <text:p>-2.41275364371948</text:p>
          </table:table-cell>
          <table:table-cell/>
          <table:table-cell table:formula="of:=(-(([.N41]*[.P41])+([.O41]*[.Q41])))" office:value-type="float" office:value="0.69684025887898" calcext:value-type="float">
            <text:p>0.69684025887898</text:p>
          </table:table-cell>
          <table:table-cell table:number-columns-repeated="1005"/>
        </table:table-row>
        <table:table-row table:style-name="ro2">
          <table:table-cell table:style-name="ce3" office:value-type="float" office:value="0.037950464" calcext:value-type="float">
            <text:p>0.037950464</text:p>
          </table:table-cell>
          <table:table-cell table:style-name="ce3" office:value-type="float" office:value="0.1325696" calcext:value-type="float">
            <text:p>0.1325696</text:p>
          </table:table-cell>
          <table:table-cell office:value-type="float" office:value="0.029465627" calcext:value-type="float">
            <text:p>0.029465627</text:p>
          </table:table-cell>
          <table:table-cell office:value-type="float" office:value="0.020463517" calcext:value-type="float">
            <text:p>0.020463517</text:p>
          </table:table-cell>
          <table:table-cell office:value-type="float" office:value="0.03632234188" calcext:value-type="float">
            <text:p>0.03632234188</text:p>
          </table:table-cell>
          <table:table-cell office:value-type="float" office:value="0.01360680212" calcext:value-type="float">
            <text:p>0.01360680212</text:p>
          </table:table-cell>
          <table:table-cell table:formula="of:=[.B42]+[.C42]+[.E42]" office:value-type="float" office:value="0.19835756888" calcext:value-type="float">
            <text:p>0.19835756888</text:p>
          </table:table-cell>
          <table:table-cell table:formula="of:=[.A42]+[.D42]+[.F42]" office:value-type="float" office:value="0.07202078312" calcext:value-type="float">
            <text:p>0.07202078312</text:p>
          </table:table-cell>
          <table:table-cell table:formula="of:=[.H42]/[.G42]" office:value-type="float" office:value="0.363085631300363" calcext:value-type="float">
            <text:p>0.363085631300363</text:p>
          </table:table-cell>
          <table:table-cell table:formula="of:==(1-[.I42])/(1+[.I42])" office:value-type="float" office:value="0.467259249216816" calcext:value-type="float">
            <text:p>0.467259249216816</text:p>
          </table:table-cell>
          <table:table-cell table:style-name="ce9" table:formula="of:=((1-[.I42])^2)/(1-[.I42]+([.I42]^2))" office:value-type="float" office:value="0.527690750254258" calcext:value-type="float">
            <text:p>0.527690750254258</text:p>
          </table:table-cell>
          <table:table-cell table:style-name="ce9" table:formula="of:=DEGREES(ATAN([.K42]))" office:value-type="float" office:value="27.8201962697987" calcext:value-type="float">
            <text:p>27.8201962697987</text:p>
          </table:table-cell>
          <table:table-cell table:style-name="ce11"/>
          <table:table-cell table:style-name="ce9" table:formula="of:=1/(1+[.I42])" office:value-type="float" office:value="0.733629624608408" calcext:value-type="float">
            <text:p>0.733629624608408</text:p>
          </table:table-cell>
          <table:table-cell table:style-name="ce9" table:formula="of:=[.I42]/(1+[.I42])" office:value-type="float" office:value="0.266370375391592" calcext:value-type="float">
            <text:p>0.266370375391592</text:p>
          </table:table-cell>
          <table:table-cell table:style-name="ce9" table:formula="of:=LN([.N42])/LN(2)" office:value-type="float" office:value="-0.446876197485608" calcext:value-type="float">
            <text:p>-0.446876197485608</text:p>
          </table:table-cell>
          <table:table-cell table:style-name="ce9" table:formula="of:=LN([.O42])/LN(2)" office:value-type="float" office:value="-1.90849445411555" calcext:value-type="float">
            <text:p>-1.90849445411555</text:p>
          </table:table-cell>
          <table:table-cell table:style-name="ce11"/>
          <table:table-cell table:style-name="ce9" table:formula="of:=(-(([.N42]*[.P42])+([.O42]*[.Q42])))" office:value-type="float" office:value="0.836208001183329" calcext:value-type="float">
            <text:p>0.836208001183329</text:p>
          </table:table-cell>
          <table:table-cell table:number-columns-repeated="1005"/>
        </table:table-row>
        <table:table-row table:style-name="ro2">
          <table:table-cell table:style-name="ce3" office:value-type="float" office:value="0.03503359" calcext:value-type="float">
            <text:p>0.03503359</text:p>
          </table:table-cell>
          <table:table-cell table:style-name="ce3" office:value-type="float" office:value="0.096672244" calcext:value-type="float">
            <text:p>0.096672244</text:p>
          </table:table-cell>
          <table:table-cell office:value-type="float" office:value="0.03179344" calcext:value-type="float">
            <text:p>0.03179344</text:p>
          </table:table-cell>
          <table:table-cell office:value-type="float" office:value="0.01646283" calcext:value-type="float">
            <text:p>0.01646283</text:p>
          </table:table-cell>
          <table:table-cell office:value-type="float" office:value="0.03272820022" calcext:value-type="float">
            <text:p>0.03272820022</text:p>
          </table:table-cell>
          <table:table-cell office:value-type="float" office:value="0.01552806978" calcext:value-type="float">
            <text:p>0.01552806978</text:p>
          </table:table-cell>
          <table:table-cell table:formula="of:=[.B43]+[.C43]+[.E43]" office:value-type="float" office:value="0.16119388422" calcext:value-type="float">
            <text:p>0.16119388422</text:p>
          </table:table-cell>
          <table:table-cell table:formula="of:=[.A43]+[.D43]+[.F43]" office:value-type="float" office:value="0.06702448978" calcext:value-type="float">
            <text:p>0.06702448978</text:p>
          </table:table-cell>
          <table:table-cell table:formula="of:=[.H43]/[.G43]" office:value-type="float" office:value="0.415800451141955" calcext:value-type="float">
            <text:p>0.415800451141955</text:p>
          </table:table-cell>
          <table:table-cell table:formula="of:==(1-[.I43])/(1+[.I43])" office:value-type="float" office:value="0.412628452255996" calcext:value-type="float">
            <text:p>0.412628452255996</text:p>
          </table:table-cell>
          <table:table-cell table:style-name="ce9" table:formula="of:=((1-[.I43])^2)/(1-[.I43]+([.I43]^2))" office:value-type="float" office:value="0.450790935579938" calcext:value-type="float">
            <text:p>0.450790935579938</text:p>
          </table:table-cell>
          <table:table-cell table:style-name="ce9" table:formula="of:=DEGREES(ATAN([.K43]))" office:value-type="float" office:value="24.2654200413141" calcext:value-type="float">
            <text:p>24.2654200413141</text:p>
          </table:table-cell>
          <table:table-cell table:style-name="ce11"/>
          <table:table-cell table:style-name="ce9" table:formula="of:=1/(1+[.I43])" office:value-type="float" office:value="0.706314226127998" calcext:value-type="float">
            <text:p>0.706314226127998</text:p>
          </table:table-cell>
          <table:table-cell table:style-name="ce9" table:formula="of:=[.I43]/(1+[.I43])" office:value-type="float" office:value="0.293685773872002" calcext:value-type="float">
            <text:p>0.293685773872002</text:p>
          </table:table-cell>
          <table:table-cell table:style-name="ce9" table:formula="of:=LN([.N43])/LN(2)" office:value-type="float" office:value="-0.501617940254918" calcext:value-type="float">
            <text:p>-0.501617940254918</text:p>
          </table:table-cell>
          <table:table-cell table:style-name="ce9" table:formula="of:=LN([.O43])/LN(2)" office:value-type="float" office:value="-1.76765471162635" calcext:value-type="float">
            <text:p>-1.76765471162635</text:p>
          </table:table-cell>
          <table:table-cell table:style-name="ce11"/>
          <table:table-cell table:style-name="ce9" table:formula="of:=(-(([.N43]*[.P43])+([.O43]*[.Q43])))" office:value-type="float" office:value="0.873434929205549" calcext:value-type="float">
            <text:p>0.873434929205549</text:p>
          </table:table-cell>
          <table:table-cell table:number-columns-repeated="1005"/>
        </table:table-row>
        <table:table-row table:style-name="ro2">
          <table:table-cell table:style-name="ce3" office:value-type="float" office:value="0.039234776" calcext:value-type="float">
            <text:p>0.039234776</text:p>
          </table:table-cell>
          <table:table-cell table:style-name="ce3" office:value-type="float" office:value="0.12698938" calcext:value-type="float">
            <text:p>0.12698938</text:p>
          </table:table-cell>
          <table:table-cell office:value-type="float" office:value="0.042304896" calcext:value-type="float">
            <text:p>0.042304896</text:p>
          </table:table-cell>
          <table:table-cell office:value-type="float" office:value="0.018724265" calcext:value-type="float">
            <text:p>0.018724265</text:p>
          </table:table-cell>
          <table:table-cell office:value-type="float" office:value="0.04400511754" calcext:value-type="float">
            <text:p>0.04400511754</text:p>
          </table:table-cell>
          <table:table-cell office:value-type="float" office:value="0.01702404346" calcext:value-type="float">
            <text:p>0.01702404346</text:p>
          </table:table-cell>
          <table:table-cell table:formula="of:=[.B44]+[.C44]+[.E44]" office:value-type="float" office:value="0.21329939354" calcext:value-type="float">
            <text:p>0.21329939354</text:p>
          </table:table-cell>
          <table:table-cell table:formula="of:=[.A44]+[.D44]+[.F44]" office:value-type="float" office:value="0.07498308446" calcext:value-type="float">
            <text:p>0.07498308446</text:p>
          </table:table-cell>
          <table:table-cell table:formula="of:=[.H44]/[.G44]" office:value-type="float" office:value="0.351539135745074" calcext:value-type="float">
            <text:p>0.351539135745074</text:p>
          </table:table-cell>
          <table:table-cell table:formula="of:==(1-[.I44])/(1+[.I44])" office:value-type="float" office:value="0.479794367106835" calcext:value-type="float">
            <text:p>0.479794367106835</text:p>
          </table:table-cell>
          <table:table-cell table:style-name="ce9" table:formula="of:=((1-[.I44])^2)/(1-[.I44]+([.I44]^2))" office:value-type="float" office:value="0.544662388354217" calcext:value-type="float">
            <text:p>0.544662388354217</text:p>
          </table:table-cell>
          <table:table-cell table:style-name="ce9" table:formula="of:=DEGREES(ATAN([.K44]))" office:value-type="float" office:value="28.5754680287125" calcext:value-type="float">
            <text:p>28.5754680287125</text:p>
          </table:table-cell>
          <table:table-cell table:style-name="ce11"/>
          <table:table-cell table:style-name="ce9" table:formula="of:=1/(1+[.I44])" office:value-type="float" office:value="0.739897183553417" calcext:value-type="float">
            <text:p>0.739897183553417</text:p>
          </table:table-cell>
          <table:table-cell table:style-name="ce9" table:formula="of:=[.I44]/(1+[.I44])" office:value-type="float" office:value="0.260102816446583" calcext:value-type="float">
            <text:p>0.260102816446583</text:p>
          </table:table-cell>
          <table:table-cell table:style-name="ce9" table:formula="of:=LN([.N44])/LN(2)" office:value-type="float" office:value="-0.434603287771888" calcext:value-type="float">
            <text:p>-0.434603287771888</text:p>
          </table:table-cell>
          <table:table-cell table:style-name="ce9" table:formula="of:=LN([.O44])/LN(2)" office:value-type="float" office:value="-1.94284607372442" calcext:value-type="float">
            <text:p>-1.94284607372442</text:p>
          </table:table-cell>
          <table:table-cell table:style-name="ce11"/>
          <table:table-cell table:style-name="ce9" table:formula="of:=(-(([.N44]*[.P44])+([.O44]*[.Q44])))" office:value-type="float" office:value="0.826901484283382" calcext:value-type="float">
            <text:p>0.826901484283382</text:p>
          </table:table-cell>
          <table:table-cell table:number-columns-repeated="1005"/>
        </table:table-row>
        <table:table-row table:style-name="ro2">
          <table:table-cell table:style-name="ce3" office:value-type="float" office:value="0.029105518" calcext:value-type="float">
            <text:p>0.029105518</text:p>
          </table:table-cell>
          <table:table-cell table:style-name="ce3" office:value-type="float" office:value="0.07336852" calcext:value-type="float">
            <text:p>0.07336852</text:p>
          </table:table-cell>
          <table:table-cell office:value-type="float" office:value="0.030285323" calcext:value-type="float">
            <text:p>0.030285323</text:p>
          </table:table-cell>
          <table:table-cell office:value-type="float" office:value="0.015913686" calcext:value-type="float">
            <text:p>0.015913686</text:p>
          </table:table-cell>
          <table:table-cell office:value-type="float" office:value="0.03622898082" calcext:value-type="float">
            <text:p>0.03622898082</text:p>
          </table:table-cell>
          <table:table-cell office:value-type="float" office:value="0.009970028184" calcext:value-type="float">
            <text:p>0.009970028184</text:p>
          </table:table-cell>
          <table:table-cell table:formula="of:=[.B45]+[.C45]+[.E45]" office:value-type="float" office:value="0.13988282382" calcext:value-type="float">
            <text:p>0.13988282382</text:p>
          </table:table-cell>
          <table:table-cell table:formula="of:=[.A45]+[.D45]+[.F45]" office:value-type="float" office:value="0.054989232184" calcext:value-type="float">
            <text:p>0.054989232184</text:p>
          </table:table-cell>
          <table:table-cell table:formula="of:=[.H45]/[.G45]" office:value-type="float" office:value="0.393109251603039" calcext:value-type="float">
            <text:p>0.393109251603039</text:p>
          </table:table-cell>
          <table:table-cell table:formula="of:==(1-[.I45])/(1+[.I45])" office:value-type="float" office:value="0.435637583842485" calcext:value-type="float">
            <text:p>0.435637583842485</text:p>
          </table:table-cell>
          <table:table-cell table:style-name="ce9" table:formula="of:=((1-[.I45])^2)/(1-[.I45]+([.I45]^2))" office:value-type="float" office:value="0.483719440173645" calcext:value-type="float">
            <text:p>0.483719440173645</text:p>
          </table:table-cell>
          <table:table-cell table:style-name="ce9" table:formula="of:=DEGREES(ATAN([.K45]))" office:value-type="float" office:value="25.8139567363389" calcext:value-type="float">
            <text:p>25.8139567363389</text:p>
          </table:table-cell>
          <table:table-cell table:style-name="ce11"/>
          <table:table-cell table:style-name="ce9" table:formula="of:=1/(1+[.I45])" office:value-type="float" office:value="0.717818791921243" calcext:value-type="float">
            <text:p>0.717818791921243</text:p>
          </table:table-cell>
          <table:table-cell table:style-name="ce9" table:formula="of:=[.I45]/(1+[.I45])" office:value-type="float" office:value="0.282181208078757" calcext:value-type="float">
            <text:p>0.282181208078757</text:p>
          </table:table-cell>
          <table:table-cell table:style-name="ce9" table:formula="of:=LN([.N45])/LN(2)" office:value-type="float" office:value="-0.478308402637927" calcext:value-type="float">
            <text:p>-0.478308402637927</text:p>
          </table:table-cell>
          <table:table-cell table:style-name="ce9" table:formula="of:=LN([.O45])/LN(2)" office:value-type="float" office:value="-1.82530618035508" calcext:value-type="float">
            <text:p>-1.82530618035508</text:p>
          </table:table-cell>
          <table:table-cell table:style-name="ce11"/>
          <table:table-cell table:style-name="ce9" table:formula="of:=(-(([.N45]*[.P45])+([.O45]*[.Q45])))" office:value-type="float" office:value="0.858405862833556" calcext:value-type="float">
            <text:p>0.858405862833556</text:p>
          </table:table-cell>
          <table:table-cell table:number-columns-repeated="1005"/>
        </table:table-row>
        <table:table-row table:style-name="ro2">
          <table:table-cell table:style-name="ce3" office:value-type="float" office:value="0.031904925" calcext:value-type="float">
            <text:p>0.031904925</text:p>
          </table:table-cell>
          <table:table-cell table:style-name="ce3" office:value-type="float" office:value="0.10940038" calcext:value-type="float">
            <text:p>0.10940038</text:p>
          </table:table-cell>
          <table:table-cell office:value-type="float" office:value="0.051599696" calcext:value-type="float">
            <text:p>0.051599696</text:p>
          </table:table-cell>
          <table:table-cell office:value-type="float" office:value="0.01406479" calcext:value-type="float">
            <text:p>0.01406479</text:p>
          </table:table-cell>
          <table:table-cell office:value-type="float" office:value="0.05490608627" calcext:value-type="float">
            <text:p>0.05490608627</text:p>
          </table:table-cell>
          <table:table-cell office:value-type="float" office:value="0.01075839973" calcext:value-type="float">
            <text:p>0.01075839973</text:p>
          </table:table-cell>
          <table:table-cell table:formula="of:=[.B46]+[.C46]+[.E46]" office:value-type="float" office:value="0.21590616227" calcext:value-type="float">
            <text:p>0.21590616227</text:p>
          </table:table-cell>
          <table:table-cell table:formula="of:=[.A46]+[.D46]+[.F46]" office:value-type="float" office:value="0.05672811473" calcext:value-type="float">
            <text:p>0.05672811473</text:p>
          </table:table-cell>
          <table:table-cell table:formula="of:=[.H46]/[.G46]" office:value-type="float" office:value="0.262744305829766" calcext:value-type="float">
            <text:p>0.262744305829766</text:p>
          </table:table-cell>
          <table:table-cell table:formula="of:==(1-[.I46])/(1+[.I46])" office:value-type="float" office:value="0.583851925339527" calcext:value-type="float">
            <text:p>0.583851925339527</text:p>
          </table:table-cell>
          <table:table-cell table:style-name="ce9" table:formula="of:=((1-[.I46])^2)/(1-[.I46]+([.I46]^2))" office:value-type="float" office:value="0.674131863640933" calcext:value-type="float">
            <text:p>0.674131863640933</text:p>
          </table:table-cell>
          <table:table-cell table:style-name="ce9" table:formula="of:=DEGREES(ATAN([.K46]))" office:value-type="float" office:value="33.9851649657535" calcext:value-type="float">
            <text:p>33.9851649657535</text:p>
          </table:table-cell>
          <table:table-cell table:style-name="ce11"/>
          <table:table-cell table:style-name="ce9" table:formula="of:=1/(1+[.I46])" office:value-type="float" office:value="0.791925962669764" calcext:value-type="float">
            <text:p>0.791925962669764</text:p>
          </table:table-cell>
          <table:table-cell table:style-name="ce9" table:formula="of:=[.I46]/(1+[.I46])" office:value-type="float" office:value="0.208074037330236" calcext:value-type="float">
            <text:p>0.208074037330236</text:p>
          </table:table-cell>
          <table:table-cell table:style-name="ce9" table:formula="of:=LN([.N46])/LN(2)" office:value-type="float" office:value="-0.336562536150679" calcext:value-type="float">
            <text:p>-0.336562536150679</text:p>
          </table:table-cell>
          <table:table-cell table:style-name="ce9" table:formula="of:=LN([.O46])/LN(2)" office:value-type="float" office:value="-2.26483113246495" calcext:value-type="float">
            <text:p>-2.26483113246495</text:p>
          </table:table-cell>
          <table:table-cell table:style-name="ce11"/>
          <table:table-cell table:style-name="ce9" table:formula="of:=(-(([.N46]*[.P46])+([.O46]*[.Q46])))" office:value-type="float" office:value="0.737785168042898" calcext:value-type="float">
            <text:p>0.737785168042898</text:p>
          </table:table-cell>
          <table:table-cell table:number-columns-repeated="1005"/>
        </table:table-row>
        <table:table-row table:style-name="ro2">
          <table:table-cell table:style-name="ce3" office:value-type="float" office:value="0.02762217" calcext:value-type="float">
            <text:p>0.02762217</text:p>
          </table:table-cell>
          <table:table-cell table:style-name="ce3" office:value-type="float" office:value="0.10090379" calcext:value-type="float">
            <text:p>0.10090379</text:p>
          </table:table-cell>
          <table:table-cell office:value-type="float" office:value="0.026850972" calcext:value-type="float">
            <text:p>0.026850972</text:p>
          </table:table-cell>
          <table:table-cell office:value-type="float" office:value="0.013776793" calcext:value-type="float">
            <text:p>0.013776793</text:p>
          </table:table-cell>
          <table:table-cell office:value-type="float" office:value="0.02928530315" calcext:value-type="float">
            <text:p>0.02928530315</text:p>
          </table:table-cell>
          <table:table-cell office:value-type="float" office:value="0.01134246185" calcext:value-type="float">
            <text:p>0.01134246185</text:p>
          </table:table-cell>
          <table:table-cell table:formula="of:=[.B47]+[.C47]+[.E47]" office:value-type="float" office:value="0.15704006515" calcext:value-type="float">
            <text:p>0.15704006515</text:p>
          </table:table-cell>
          <table:table-cell table:formula="of:=[.A47]+[.D47]+[.F47]" office:value-type="float" office:value="0.05274142485" calcext:value-type="float">
            <text:p>0.05274142485</text:p>
          </table:table-cell>
          <table:table-cell table:formula="of:=[.H47]/[.G47]" office:value-type="float" office:value="0.335846936892334" calcext:value-type="float">
            <text:p>0.335846936892334</text:p>
          </table:table-cell>
          <table:table-cell table:formula="of:==(1-[.I47])/(1+[.I47])" office:value-type="float" office:value="0.497177516948707" calcext:value-type="float">
            <text:p>0.497177516948707</text:p>
          </table:table-cell>
          <table:table-cell table:style-name="ce9" table:formula="of:=((1-[.I47])^2)/(1-[.I47]+([.I47]^2))" office:value-type="float" office:value="0.567734645289811" calcext:value-type="float">
            <text:p>0.567734645289811</text:p>
          </table:table-cell>
          <table:table-cell table:style-name="ce9" table:formula="of:=DEGREES(ATAN([.K47]))" office:value-type="float" office:value="29.5850786201656" calcext:value-type="float">
            <text:p>29.5850786201656</text:p>
          </table:table-cell>
          <table:table-cell table:style-name="ce11"/>
          <table:table-cell table:style-name="ce9" table:formula="of:=1/(1+[.I47])" office:value-type="float" office:value="0.748588758474353" calcext:value-type="float">
            <text:p>0.748588758474353</text:p>
          </table:table-cell>
          <table:table-cell table:style-name="ce9" table:formula="of:=[.I47]/(1+[.I47])" office:value-type="float" office:value="0.251411241525647" calcext:value-type="float">
            <text:p>0.251411241525647</text:p>
          </table:table-cell>
          <table:table-cell table:style-name="ce9" table:formula="of:=LN([.N47])/LN(2)" office:value-type="float" office:value="-0.417754711377079" calcext:value-type="float">
            <text:p>-0.417754711377079</text:p>
          </table:table-cell>
          <table:table-cell table:style-name="ce9" table:formula="of:=LN([.O47])/LN(2)" office:value-type="float" office:value="-1.99187893546024" calcext:value-type="float">
            <text:p>-1.99187893546024</text:p>
          </table:table-cell>
          <table:table-cell table:style-name="ce11"/>
          <table:table-cell table:style-name="ce9" table:formula="of:=(-(([.N47]*[.P47])+([.O47]*[.Q47])))" office:value-type="float" office:value="0.813507236869422" calcext:value-type="float">
            <text:p>0.813507236869422</text:p>
          </table:table-cell>
          <table:table-cell table:number-columns-repeated="1005"/>
        </table:table-row>
        <table:table-row table:style-name="ro2">
          <table:table-cell table:style-name="ce3" office:value-type="float" office:value="0.029048365" calcext:value-type="float">
            <text:p>0.029048365</text:p>
          </table:table-cell>
          <table:table-cell table:style-name="ce3" office:value-type="float" office:value="0.12407963" calcext:value-type="float">
            <text:p>0.12407963</text:p>
          </table:table-cell>
          <table:table-cell office:value-type="float" office:value="0.034968622" calcext:value-type="float">
            <text:p>0.034968622</text:p>
          </table:table-cell>
          <table:table-cell office:value-type="float" office:value="0.013364242" calcext:value-type="float">
            <text:p>0.013364242</text:p>
          </table:table-cell>
          <table:table-cell office:value-type="float" office:value="0.03588864424" calcext:value-type="float">
            <text:p>0.03588864424</text:p>
          </table:table-cell>
          <table:table-cell office:value-type="float" office:value="0.01244421976" calcext:value-type="float">
            <text:p>0.01244421976</text:p>
          </table:table-cell>
          <table:table-cell table:formula="of:=[.B48]+[.C48]+[.E48]" office:value-type="float" office:value="0.19493689624" calcext:value-type="float">
            <text:p>0.19493689624</text:p>
          </table:table-cell>
          <table:table-cell table:formula="of:=[.A48]+[.D48]+[.F48]" office:value-type="float" office:value="0.05485682676" calcext:value-type="float">
            <text:p>0.05485682676</text:p>
          </table:table-cell>
          <table:table-cell table:formula="of:=[.H48]/[.G48]" office:value-type="float" office:value="0.281408126517322" calcext:value-type="float">
            <text:p>0.281408126517322</text:p>
          </table:table-cell>
          <table:table-cell table:formula="of:==(1-[.I48])/(1+[.I48])" office:value-type="float" office:value="0.560782984446731" calcext:value-type="float">
            <text:p>0.560782984446731</text:p>
          </table:table-cell>
          <table:table-cell table:style-name="ce9" table:formula="of:=((1-[.I48])^2)/(1-[.I48]+([.I48]^2))" office:value-type="float" office:value="0.647262055424756" calcext:value-type="float">
            <text:p>0.647262055424756</text:p>
          </table:table-cell>
          <table:table-cell table:style-name="ce9" table:formula="of:=DEGREES(ATAN([.K48]))" office:value-type="float" office:value="32.9134499947041" calcext:value-type="float">
            <text:p>32.9134499947041</text:p>
          </table:table-cell>
          <table:table-cell table:style-name="ce11"/>
          <table:table-cell table:style-name="ce9" table:formula="of:=1/(1+[.I48])" office:value-type="float" office:value="0.780391492223365" calcext:value-type="float">
            <text:p>0.780391492223365</text:p>
          </table:table-cell>
          <table:table-cell table:style-name="ce9" table:formula="of:=[.I48]/(1+[.I48])" office:value-type="float" office:value="0.219608507776635" calcext:value-type="float">
            <text:p>0.219608507776635</text:p>
          </table:table-cell>
          <table:table-cell table:style-name="ce9" table:formula="of:=LN([.N48])/LN(2)" office:value-type="float" office:value="-0.357730045020978" calcext:value-type="float">
            <text:p>-0.357730045020978</text:p>
          </table:table-cell>
          <table:table-cell table:style-name="ce9" table:formula="of:=LN([.O48])/LN(2)" office:value-type="float" office:value="-2.186994148516" calcext:value-type="float">
            <text:p>-2.186994148516</text:p>
          </table:table-cell>
          <table:table-cell table:style-name="ce11"/>
          <table:table-cell table:style-name="ce9" table:formula="of:=(-(([.N48]*[.P48])+([.O48]*[.Q48])))" office:value-type="float" office:value="0.759452005118884" calcext:value-type="float">
            <text:p>0.759452005118884</text:p>
          </table:table-cell>
          <table:table-cell table:number-columns-repeated="1005"/>
        </table:table-row>
        <table:table-row table:style-name="ro2">
          <table:table-cell table:style-name="ce3" office:value-type="float" office:value="0.02567684" calcext:value-type="float">
            <text:p>0.02567684</text:p>
          </table:table-cell>
          <table:table-cell table:style-name="ce3" office:value-type="float" office:value="0.09806543" calcext:value-type="float">
            <text:p>0.09806543</text:p>
          </table:table-cell>
          <table:table-cell office:value-type="float" office:value="0.036743555" calcext:value-type="float">
            <text:p>0.036743555</text:p>
          </table:table-cell>
          <table:table-cell office:value-type="float" office:value="0.013779085" calcext:value-type="float">
            <text:p>0.013779085</text:p>
          </table:table-cell>
          <table:table-cell office:value-type="float" office:value="0.03775718073" calcext:value-type="float">
            <text:p>0.03775718073</text:p>
          </table:table-cell>
          <table:table-cell office:value-type="float" office:value="0.01276545927" calcext:value-type="float">
            <text:p>0.01276545927</text:p>
          </table:table-cell>
          <table:table-cell table:formula="of:=[.B49]+[.C49]+[.E49]" office:value-type="float" office:value="0.17256616573" calcext:value-type="float">
            <text:p>0.17256616573</text:p>
          </table:table-cell>
          <table:table-cell table:formula="of:=[.A49]+[.D49]+[.F49]" office:value-type="float" office:value="0.05222138427" calcext:value-type="float">
            <text:p>0.05222138427</text:p>
          </table:table-cell>
          <table:table-cell table:formula="of:=[.H49]/[.G49]" office:value-type="float" office:value="0.302616587956798" calcext:value-type="float">
            <text:p>0.302616587956798</text:p>
          </table:table-cell>
          <table:table-cell table:formula="of:==(1-[.I49])/(1+[.I49])" office:value-type="float" office:value="0.535371204766456" calcext:value-type="float">
            <text:p>0.535371204766456</text:p>
          </table:table-cell>
          <table:table-cell table:style-name="ce9" table:formula="of:=((1-[.I49])^2)/(1-[.I49]+([.I49]^2))" office:value-type="float" office:value="0.616436185750029" calcext:value-type="float">
            <text:p>0.616436185750029</text:p>
          </table:table-cell>
          <table:table-cell table:style-name="ce9" table:formula="of:=DEGREES(ATAN([.K49]))" office:value-type="float" office:value="31.6511827736394" calcext:value-type="float">
            <text:p>31.6511827736394</text:p>
          </table:table-cell>
          <table:table-cell table:style-name="ce11"/>
          <table:table-cell table:style-name="ce9" table:formula="of:=1/(1+[.I49])" office:value-type="float" office:value="0.767685602383228" calcext:value-type="float">
            <text:p>0.767685602383228</text:p>
          </table:table-cell>
          <table:table-cell table:style-name="ce9" table:formula="of:=[.I49]/(1+[.I49])" office:value-type="float" office:value="0.232314397616772" calcext:value-type="float">
            <text:p>0.232314397616772</text:p>
          </table:table-cell>
          <table:table-cell table:style-name="ce9" table:formula="of:=LN([.N49])/LN(2)" office:value-type="float" office:value="-0.381412503666657" calcext:value-type="float">
            <text:p>-0.381412503666657</text:p>
          </table:table-cell>
          <table:table-cell table:style-name="ce9" table:formula="of:=LN([.O49])/LN(2)" office:value-type="float" office:value="-2.10584952736718" calcext:value-type="float">
            <text:p>-2.10584952736718</text:p>
          </table:table-cell>
          <table:table-cell table:style-name="ce11"/>
          <table:table-cell table:style-name="ce9" table:formula="of:=(-(([.N49]*[.P49])+([.O49]*[.Q49])))" office:value-type="float" office:value="0.782024052055704" calcext:value-type="float">
            <text:p>0.782024052055704</text:p>
          </table:table-cell>
          <table:table-cell table:number-columns-repeated="1005"/>
        </table:table-row>
        <table:table-row table:style-name="ro2">
          <table:table-cell table:style-name="ce3" office:value-type="float" office:value="0.026961595" calcext:value-type="float">
            <text:p>0.026961595</text:p>
          </table:table-cell>
          <table:table-cell table:style-name="ce3" office:value-type="float" office:value="0.07248773" calcext:value-type="float">
            <text:p>0.07248773</text:p>
          </table:table-cell>
          <table:table-cell office:value-type="float" office:value="0.03196637" calcext:value-type="float">
            <text:p>0.03196637</text:p>
          </table:table-cell>
          <table:table-cell office:value-type="float" office:value="0.009527531" calcext:value-type="float">
            <text:p>0.009527531</text:p>
          </table:table-cell>
          <table:table-cell office:value-type="float" office:value="0.0324312071" calcext:value-type="float">
            <text:p>0.0324312071</text:p>
          </table:table-cell>
          <table:table-cell office:value-type="float" office:value="0.009062693902" calcext:value-type="float">
            <text:p>0.009062693902</text:p>
          </table:table-cell>
          <table:table-cell table:formula="of:=[.B50]+[.C50]+[.E50]" office:value-type="float" office:value="0.1368853071" calcext:value-type="float">
            <text:p>0.1368853071</text:p>
          </table:table-cell>
          <table:table-cell table:formula="of:=[.A50]+[.D50]+[.F50]" office:value-type="float" office:value="0.045551819902" calcext:value-type="float">
            <text:p>0.045551819902</text:p>
          </table:table-cell>
          <table:table-cell table:formula="of:=[.H50]/[.G50]" office:value-type="float" office:value="0.332773625358656" calcext:value-type="float">
            <text:p>0.332773625358656</text:p>
          </table:table-cell>
          <table:table-cell table:formula="of:==(1-[.I50])/(1+[.I50])" office:value-type="float" office:value="0.500629935906625" calcext:value-type="float">
            <text:p>0.500629935906625</text:p>
          </table:table-cell>
          <table:table-cell table:style-name="ce9" table:formula="of:=((1-[.I50])^2)/(1-[.I50]+([.I50]^2))" office:value-type="float" office:value="0.572250974487766" calcext:value-type="float">
            <text:p>0.572250974487766</text:p>
          </table:table-cell>
          <table:table-cell table:style-name="ce9" table:formula="of:=DEGREES(ATAN([.K50]))" office:value-type="float" office:value="29.7803901127257" calcext:value-type="float">
            <text:p>29.7803901127257</text:p>
          </table:table-cell>
          <table:table-cell table:style-name="ce11"/>
          <table:table-cell table:style-name="ce9" table:formula="of:=1/(1+[.I50])" office:value-type="float" office:value="0.750314967953312" calcext:value-type="float">
            <text:p>0.750314967953312</text:p>
          </table:table-cell>
          <table:table-cell table:style-name="ce9" table:formula="of:=[.I50]/(1+[.I50])" office:value-type="float" office:value="0.249685032046688" calcext:value-type="float">
            <text:p>0.249685032046688</text:p>
          </table:table-cell>
          <table:table-cell table:style-name="ce9" table:formula="of:=LN([.N50])/LN(2)" office:value-type="float" office:value="-0.414431756190673" calcext:value-type="float">
            <text:p>-0.414431756190673</text:p>
          </table:table-cell>
          <table:table-cell table:style-name="ce9" table:formula="of:=LN([.O50])/LN(2)" office:value-type="float" office:value="-2.00181875675804" calcext:value-type="float">
            <text:p>-2.00181875675804</text:p>
          </table:table-cell>
          <table:table-cell table:style-name="ce11"/>
          <table:table-cell table:style-name="ce9" table:formula="of:=(-(([.N50]*[.P50])+([.O50]*[.Q50])))" office:value-type="float" office:value="0.810778530297832" calcext:value-type="float">
            <text:p>0.810778530297832</text:p>
          </table:table-cell>
          <table:table-cell table:number-columns-repeated="1005"/>
        </table:table-row>
        <table:table-row table:style-name="ro2">
          <table:table-cell table:style-name="ce3" office:value-type="float" office:value="0.02654716" calcext:value-type="float">
            <text:p>0.02654716</text:p>
          </table:table-cell>
          <table:table-cell table:style-name="ce3" office:value-type="float" office:value="0.07379735" calcext:value-type="float">
            <text:p>0.07379735</text:p>
          </table:table-cell>
          <table:table-cell office:value-type="float" office:value="0.029297266" calcext:value-type="float">
            <text:p>0.029297266</text:p>
          </table:table-cell>
          <table:table-cell office:value-type="float" office:value="0.010703063" calcext:value-type="float">
            <text:p>0.010703063</text:p>
          </table:table-cell>
          <table:table-cell office:value-type="float" office:value="0.02937407775" calcext:value-type="float">
            <text:p>0.02937407775</text:p>
          </table:table-cell>
          <table:table-cell office:value-type="float" office:value="0.01062625125" calcext:value-type="float">
            <text:p>0.01062625125</text:p>
          </table:table-cell>
          <table:table-cell table:formula="of:=[.B51]+[.C51]+[.E51]" office:value-type="float" office:value="0.13246869375" calcext:value-type="float">
            <text:p>0.13246869375</text:p>
          </table:table-cell>
          <table:table-cell table:formula="of:=[.A51]+[.D51]+[.F51]" office:value-type="float" office:value="0.04787647425" calcext:value-type="float">
            <text:p>0.04787647425</text:p>
          </table:table-cell>
          <table:table-cell table:formula="of:=[.H51]/[.G51]" office:value-type="float" office:value="0.361417274487165" calcext:value-type="float">
            <text:p>0.361417274487165</text:p>
          </table:table-cell>
          <table:table-cell table:formula="of:==(1-[.I51])/(1+[.I51])" office:value-type="float" office:value="0.469057310701" calcext:value-type="float">
            <text:p>0.469057310701</text:p>
          </table:table-cell>
          <table:table-cell table:style-name="ce9" table:formula="of:=((1-[.I51])^2)/(1-[.I51]+([.I51]^2))" office:value-type="float" office:value="0.530141907865159" calcext:value-type="float">
            <text:p>0.530141907865159</text:p>
          </table:table-cell>
          <table:table-cell table:style-name="ce9" table:formula="of:=DEGREES(ATAN([.K51]))" office:value-type="float" office:value="27.9299370055849" calcext:value-type="float">
            <text:p>27.9299370055849</text:p>
          </table:table-cell>
          <table:table-cell table:style-name="ce11"/>
          <table:table-cell table:style-name="ce9" table:formula="of:=1/(1+[.I51])" office:value-type="float" office:value="0.7345286553505" calcext:value-type="float">
            <text:p>0.7345286553505</text:p>
          </table:table-cell>
          <table:table-cell table:style-name="ce9" table:formula="of:=[.I51]/(1+[.I51])" office:value-type="float" office:value="0.2654713446495" calcext:value-type="float">
            <text:p>0.2654713446495</text:p>
          </table:table-cell>
          <table:table-cell table:style-name="ce9" table:formula="of:=LN([.N51])/LN(2)" office:value-type="float" office:value="-0.445109320748889" calcext:value-type="float">
            <text:p>-0.445109320748889</text:p>
          </table:table-cell>
          <table:table-cell table:style-name="ce9" table:formula="of:=LN([.O51])/LN(2)" office:value-type="float" office:value="-1.91337195198667" calcext:value-type="float">
            <text:p>-1.91337195198667</text:p>
          </table:table-cell>
          <table:table-cell table:style-name="ce11"/>
          <table:table-cell table:style-name="ce9" table:formula="of:=(-(([.N51]*[.P51])+([.O51]*[.Q51])))" office:value-type="float" office:value="0.834890975762196" calcext:value-type="float">
            <text:p>0.834890975762196</text:p>
          </table:table-cell>
          <table:table-cell table:number-columns-repeated="1005"/>
        </table:table-row>
        <table:table-row table:style-name="ro2">
          <table:table-cell table:style-name="ce3" office:value-type="float" office:value="0.022539258" calcext:value-type="float">
            <text:p>0.022539258</text:p>
          </table:table-cell>
          <table:table-cell table:style-name="ce3" office:value-type="float" office:value="0.07585136" calcext:value-type="float">
            <text:p>0.07585136</text:p>
          </table:table-cell>
          <table:table-cell office:value-type="float" office:value="0.029662764" calcext:value-type="float">
            <text:p>0.029662764</text:p>
          </table:table-cell>
          <table:table-cell office:value-type="float" office:value="0.010260348" calcext:value-type="float">
            <text:p>0.010260348</text:p>
          </table:table-cell>
          <table:table-cell office:value-type="float" office:value="0.03049494739" calcext:value-type="float">
            <text:p>0.03049494739</text:p>
          </table:table-cell>
          <table:table-cell office:value-type="float" office:value="0.009428164612" calcext:value-type="float">
            <text:p>0.009428164612</text:p>
          </table:table-cell>
          <table:table-cell table:formula="of:=[.B52]+[.C52]+[.E52]" office:value-type="float" office:value="0.13600907139" calcext:value-type="float">
            <text:p>0.13600907139</text:p>
          </table:table-cell>
          <table:table-cell table:formula="of:=[.A52]+[.D52]+[.F52]" office:value-type="float" office:value="0.042227770612" calcext:value-type="float">
            <text:p>0.042227770612</text:p>
          </table:table-cell>
          <table:table-cell table:formula="of:=[.H52]/[.G52]" office:value-type="float" office:value="0.310477604033585" calcext:value-type="float">
            <text:p>0.310477604033585</text:p>
          </table:table-cell>
          <table:table-cell table:formula="of:==(1-[.I52])/(1+[.I52])" office:value-type="float" office:value="0.526161144489688" calcext:value-type="float">
            <text:p>0.526161144489688</text:p>
          </table:table-cell>
          <table:table-cell table:style-name="ce9" table:formula="of:=((1-[.I52])^2)/(1-[.I52]+([.I52]^2))" office:value-type="float" office:value="0.604949482948605" calcext:value-type="float">
            <text:p>0.604949482948605</text:p>
          </table:table-cell>
          <table:table-cell table:style-name="ce9" table:formula="of:=DEGREES(ATAN([.K52]))" office:value-type="float" office:value="31.1718192933507" calcext:value-type="float">
            <text:p>31.1718192933507</text:p>
          </table:table-cell>
          <table:table-cell table:style-name="ce11"/>
          <table:table-cell table:style-name="ce9" table:formula="of:=1/(1+[.I52])" office:value-type="float" office:value="0.763080572244844" calcext:value-type="float">
            <text:p>0.763080572244844</text:p>
          </table:table-cell>
          <table:table-cell table:style-name="ce9" table:formula="of:=[.I52]/(1+[.I52])" office:value-type="float" office:value="0.236919427755156" calcext:value-type="float">
            <text:p>0.236919427755156</text:p>
          </table:table-cell>
          <table:table-cell table:style-name="ce9" table:formula="of:=LN([.N52])/LN(2)" office:value-type="float" office:value="-0.390092698324267" calcext:value-type="float">
            <text:p>-0.390092698324267</text:p>
          </table:table-cell>
          <table:table-cell table:style-name="ce9" table:formula="of:=LN([.O52])/LN(2)" office:value-type="float" office:value="-2.07753158826023" calcext:value-type="float">
            <text:p>-2.07753158826023</text:p>
          </table:table-cell>
          <table:table-cell table:style-name="ce11"/>
          <table:table-cell table:style-name="ce9" table:formula="of:=(-(([.N52]*[.P52])+([.O52]*[.Q52])))" office:value-type="float" office:value="0.789879754499691" calcext:value-type="float">
            <text:p>0.789879754499691</text:p>
          </table:table-cell>
          <table:table-cell table:number-columns-repeated="1005"/>
        </table:table-row>
        <table:table-row table:style-name="ro2">
          <table:table-cell table:style-name="ce3" office:value-type="float" office:value="0.021560885" calcext:value-type="float">
            <text:p>0.021560885</text:p>
          </table:table-cell>
          <table:table-cell table:style-name="ce3" office:value-type="float" office:value="0.073221125" calcext:value-type="float">
            <text:p>0.073221125</text:p>
          </table:table-cell>
          <table:table-cell office:value-type="float" office:value="0.019355278" calcext:value-type="float">
            <text:p>0.019355278</text:p>
          </table:table-cell>
          <table:table-cell office:value-type="float" office:value="0.0123265" calcext:value-type="float">
            <text:p>0.0123265</text:p>
          </table:table-cell>
          <table:table-cell office:value-type="float" office:value="0.02044327186" calcext:value-type="float">
            <text:p>0.02044327186</text:p>
          </table:table-cell>
          <table:table-cell office:value-type="float" office:value="0.01123850614" calcext:value-type="float">
            <text:p>0.01123850614</text:p>
          </table:table-cell>
          <table:table-cell table:formula="of:=[.B53]+[.C53]+[.E53]" office:value-type="float" office:value="0.11301967486" calcext:value-type="float">
            <text:p>0.11301967486</text:p>
          </table:table-cell>
          <table:table-cell table:formula="of:=[.A53]+[.D53]+[.F53]" office:value-type="float" office:value="0.04512589114" calcext:value-type="float">
            <text:p>0.04512589114</text:p>
          </table:table-cell>
          <table:table-cell table:formula="of:=[.H53]/[.G53]" office:value-type="float" office:value="0.399274650151829" calcext:value-type="float">
            <text:p>0.399274650151829</text:p>
          </table:table-cell>
          <table:table-cell table:formula="of:==(1-[.I53])/(1+[.I53])" office:value-type="float" office:value="0.429311965154938" calcext:value-type="float">
            <text:p>0.429311965154938</text:p>
          </table:table-cell>
          <table:table-cell table:style-name="ce9" table:formula="of:=((1-[.I53])^2)/(1-[.I53]+([.I53]^2))" office:value-type="float" office:value="0.474739244429914" calcext:value-type="float">
            <text:p>0.474739244429914</text:p>
          </table:table-cell>
          <table:table-cell table:style-name="ce9" table:formula="of:=DEGREES(ATAN([.K53]))" office:value-type="float" office:value="25.395527019994" calcext:value-type="float">
            <text:p>25.395527019994</text:p>
          </table:table-cell>
          <table:table-cell table:style-name="ce11"/>
          <table:table-cell table:style-name="ce9" table:formula="of:=1/(1+[.I53])" office:value-type="float" office:value="0.714655982577469" calcext:value-type="float">
            <text:p>0.714655982577469</text:p>
          </table:table-cell>
          <table:table-cell table:style-name="ce9" table:formula="of:=[.I53]/(1+[.I53])" office:value-type="float" office:value="0.285344017422531" calcext:value-type="float">
            <text:p>0.285344017422531</text:p>
          </table:table-cell>
          <table:table-cell table:style-name="ce9" table:formula="of:=LN([.N53])/LN(2)" office:value-type="float" office:value="-0.484679163019295" calcext:value-type="float">
            <text:p>-0.484679163019295</text:p>
          </table:table-cell>
          <table:table-cell table:style-name="ce9" table:formula="of:=LN([.O53])/LN(2)" office:value-type="float" office:value="-1.80922577937721" calcext:value-type="float">
            <text:p>-1.80922577937721</text:p>
          </table:table-cell>
          <table:table-cell table:style-name="ce11"/>
          <table:table-cell table:style-name="ce9" table:formula="of:=(-(([.N53]*[.P53])+([.O53]*[.Q53])))" office:value-type="float" office:value="0.862630615794281" calcext:value-type="float">
            <text:p>0.862630615794281</text:p>
          </table:table-cell>
          <table:table-cell table:number-columns-repeated="1005"/>
        </table:table-row>
        <table:table-row table:style-name="ro2">
          <table:table-cell table:style-name="ce3" office:value-type="float" office:value="0.021115763" calcext:value-type="float">
            <text:p>0.021115763</text:p>
          </table:table-cell>
          <table:table-cell table:style-name="ce3" office:value-type="float" office:value="0.07280481" calcext:value-type="float">
            <text:p>0.07280481</text:p>
          </table:table-cell>
          <table:table-cell office:value-type="float" office:value="0.022944072" calcext:value-type="float">
            <text:p>0.022944072</text:p>
          </table:table-cell>
          <table:table-cell office:value-type="float" office:value="0.0122741405" calcext:value-type="float">
            <text:p>0.0122741405</text:p>
          </table:table-cell>
          <table:table-cell office:value-type="float" office:value="0.02344920892" calcext:value-type="float">
            <text:p>0.02344920892</text:p>
          </table:table-cell>
          <table:table-cell office:value-type="float" office:value="0.01176900358" calcext:value-type="float">
            <text:p>0.01176900358</text:p>
          </table:table-cell>
          <table:table-cell table:formula="of:=[.B54]+[.C54]+[.E54]" office:value-type="float" office:value="0.11919809092" calcext:value-type="float">
            <text:p>0.11919809092</text:p>
          </table:table-cell>
          <table:table-cell table:formula="of:=[.A54]+[.D54]+[.F54]" office:value-type="float" office:value="0.04515890708" calcext:value-type="float">
            <text:p>0.04515890708</text:p>
          </table:table-cell>
          <table:table-cell table:formula="of:=[.H54]/[.G54]" office:value-type="float" office:value="0.378855959281332" calcext:value-type="float">
            <text:p>0.378855959281332</text:p>
          </table:table-cell>
          <table:table-cell table:formula="of:==(1-[.I54])/(1+[.I54])" office:value-type="float" office:value="0.450477830216879" calcext:value-type="float">
            <text:p>0.450477830216879</text:p>
          </table:table-cell>
          <table:table-cell table:style-name="ce9" table:formula="of:=((1-[.I54])^2)/(1-[.I54]+([.I54]^2))" office:value-type="float" office:value="0.50455353714813" calcext:value-type="float">
            <text:p>0.50455353714813</text:p>
          </table:table-cell>
          <table:table-cell table:style-name="ce9" table:formula="of:=DEGREES(ATAN([.K54]))" office:value-type="float" office:value="26.7733895549301" calcext:value-type="float">
            <text:p>26.7733895549301</text:p>
          </table:table-cell>
          <table:table-cell table:style-name="ce11"/>
          <table:table-cell table:style-name="ce9" table:formula="of:=1/(1+[.I54])" office:value-type="float" office:value="0.72523891510844" calcext:value-type="float">
            <text:p>0.72523891510844</text:p>
          </table:table-cell>
          <table:table-cell table:style-name="ce9" table:formula="of:=[.I54]/(1+[.I54])" office:value-type="float" office:value="0.27476108489156" calcext:value-type="float">
            <text:p>0.27476108489156</text:p>
          </table:table-cell>
          <table:table-cell table:style-name="ce9" table:formula="of:=LN([.N54])/LN(2)" office:value-type="float" office:value="-0.463471755122894" calcext:value-type="float">
            <text:p>-0.463471755122894</text:p>
          </table:table-cell>
          <table:table-cell table:style-name="ce9" table:formula="of:=LN([.O54])/LN(2)" office:value-type="float" office:value="-1.86375040881572" calcext:value-type="float">
            <text:p>-1.86375040881572</text:p>
          </table:table-cell>
          <table:table-cell table:style-name="ce11"/>
          <table:table-cell table:style-name="ce9" table:formula="of:=(-(([.N54]*[.P54])+([.O54]*[.Q54])))" office:value-type="float" office:value="0.848213837162029" calcext:value-type="float">
            <text:p>0.848213837162029</text:p>
          </table:table-cell>
          <table:table-cell table:number-columns-repeated="1005"/>
        </table:table-row>
        <table:table-row table:style-name="ro2">
          <table:table-cell table:style-name="ce3" office:value-type="float" office:value="0.021612938" calcext:value-type="float">
            <text:p>0.021612938</text:p>
          </table:table-cell>
          <table:table-cell table:style-name="ce3" office:value-type="float" office:value="0.07348871" calcext:value-type="float">
            <text:p>0.07348871</text:p>
          </table:table-cell>
          <table:table-cell office:value-type="float" office:value="0.028640423" calcext:value-type="float">
            <text:p>0.028640423</text:p>
          </table:table-cell>
          <table:table-cell office:value-type="float" office:value="0.011792168" calcext:value-type="float">
            <text:p>0.011792168</text:p>
          </table:table-cell>
          <table:table-cell office:value-type="float" office:value="0.02881700234" calcext:value-type="float">
            <text:p>0.02881700234</text:p>
          </table:table-cell>
          <table:table-cell office:value-type="float" office:value="0.01161558866" calcext:value-type="float">
            <text:p>0.01161558866</text:p>
          </table:table-cell>
          <table:table-cell table:formula="of:=[.B55]+[.C55]+[.E55]" office:value-type="float" office:value="0.13094613534" calcext:value-type="float">
            <text:p>0.13094613534</text:p>
          </table:table-cell>
          <table:table-cell table:formula="of:=[.A55]+[.D55]+[.F55]" office:value-type="float" office:value="0.04502069466" calcext:value-type="float">
            <text:p>0.04502069466</text:p>
          </table:table-cell>
          <table:table-cell table:formula="of:=[.H55]/[.G55]" office:value-type="float" office:value="0.343810793217412" calcext:value-type="float">
            <text:p>0.343810793217412</text:p>
          </table:table-cell>
          <table:table-cell table:formula="of:==(1-[.I55])/(1+[.I55])" office:value-type="float" office:value="0.488304759936858" calcext:value-type="float">
            <text:p>0.488304759936858</text:p>
          </table:table-cell>
          <table:table-cell table:style-name="ce9" table:formula="of:=((1-[.I55])^2)/(1-[.I55]+([.I55]^2))" office:value-type="float" office:value="0.556026623509701" calcext:value-type="float">
            <text:p>0.556026623509701</text:p>
          </table:table-cell>
          <table:table-cell table:style-name="ce9" table:formula="of:=DEGREES(ATAN([.K55]))" office:value-type="float" office:value="29.0752245655707" calcext:value-type="float">
            <text:p>29.0752245655707</text:p>
          </table:table-cell>
          <table:table-cell table:style-name="ce11"/>
          <table:table-cell table:style-name="ce9" table:formula="of:=1/(1+[.I55])" office:value-type="float" office:value="0.744152379968429" calcext:value-type="float">
            <text:p>0.744152379968429</text:p>
          </table:table-cell>
          <table:table-cell table:style-name="ce9" table:formula="of:=[.I55]/(1+[.I55])" office:value-type="float" office:value="0.255847620031571" calcext:value-type="float">
            <text:p>0.255847620031571</text:p>
          </table:table-cell>
          <table:table-cell table:style-name="ce9" table:formula="of:=LN([.N55])/LN(2)" office:value-type="float" office:value="-0.426330022861625" calcext:value-type="float">
            <text:p>-0.426330022861625</text:p>
          </table:table-cell>
          <table:table-cell table:style-name="ce9" table:formula="of:=LN([.O55])/LN(2)" office:value-type="float" office:value="-1.96664328184279" calcext:value-type="float">
            <text:p>-1.96664328184279</text:p>
          </table:table-cell>
          <table:table-cell table:style-name="ce11"/>
          <table:table-cell table:style-name="ce9" table:formula="of:=(-(([.N55]*[.P55])+([.O55]*[.Q55])))" office:value-type="float" office:value="0.820415504275029" calcext:value-type="float">
            <text:p>0.820415504275029</text:p>
          </table:table-cell>
          <table:table-cell table:number-columns-repeated="1005"/>
        </table:table-row>
        <table:table-row table:style-name="ro2">
          <table:table-cell table:style-name="ce3" office:value-type="float" office:value="0.01857439" calcext:value-type="float">
            <text:p>0.01857439</text:p>
          </table:table-cell>
          <table:table-cell table:style-name="ce3" office:value-type="float" office:value="0.0725942" calcext:value-type="float">
            <text:p>0.0725942</text:p>
          </table:table-cell>
          <table:table-cell office:value-type="float" office:value="0.02678641" calcext:value-type="float">
            <text:p>0.02678641</text:p>
          </table:table-cell>
          <table:table-cell office:value-type="float" office:value="0.011650346" calcext:value-type="float">
            <text:p>0.011650346</text:p>
          </table:table-cell>
          <table:table-cell office:value-type="float" office:value="0.02745813367" calcext:value-type="float">
            <text:p>0.02745813367</text:p>
          </table:table-cell>
          <table:table-cell office:value-type="float" office:value="0.01097862233" calcext:value-type="float">
            <text:p>0.01097862233</text:p>
          </table:table-cell>
          <table:table-cell table:formula="of:=[.B56]+[.C56]+[.E56]" office:value-type="float" office:value="0.12683874367" calcext:value-type="float">
            <text:p>0.12683874367</text:p>
          </table:table-cell>
          <table:table-cell table:formula="of:=[.A56]+[.D56]+[.F56]" office:value-type="float" office:value="0.04120335833" calcext:value-type="float">
            <text:p>0.04120335833</text:p>
          </table:table-cell>
          <table:table-cell table:formula="of:=[.H56]/[.G56]" office:value-type="float" office:value="0.32484836366087" calcext:value-type="float">
            <text:p>0.32484836366087</text:p>
          </table:table-cell>
          <table:table-cell table:formula="of:==(1-[.I56])/(1+[.I56])" office:value-type="float" office:value="0.50960672546217" calcext:value-type="float">
            <text:p>0.50960672546217</text:p>
          </table:table-cell>
          <table:table-cell table:style-name="ce9" table:formula="of:=((1-[.I56])^2)/(1-[.I56]+([.I56]^2))" office:value-type="float" office:value="0.583889486018582" calcext:value-type="float">
            <text:p>0.583889486018582</text:p>
          </table:table-cell>
          <table:table-cell table:style-name="ce9" table:formula="of:=DEGREES(ATAN([.K56]))" office:value-type="float" office:value="30.2802064813756" calcext:value-type="float">
            <text:p>30.2802064813756</text:p>
          </table:table-cell>
          <table:table-cell table:style-name="ce11"/>
          <table:table-cell table:style-name="ce9" table:formula="of:=1/(1+[.I56])" office:value-type="float" office:value="0.754803362731085" calcext:value-type="float">
            <text:p>0.754803362731085</text:p>
          </table:table-cell>
          <table:table-cell table:style-name="ce9" table:formula="of:=[.I56]/(1+[.I56])" office:value-type="float" office:value="0.245196637268915" calcext:value-type="float">
            <text:p>0.245196637268915</text:p>
          </table:table-cell>
          <table:table-cell table:style-name="ce9" table:formula="of:=LN([.N56])/LN(2)" office:value-type="float" office:value="-0.405827244571349" calcext:value-type="float">
            <text:p>-0.405827244571349</text:p>
          </table:table-cell>
          <table:table-cell table:style-name="ce9" table:formula="of:=LN([.O56])/LN(2)" office:value-type="float" office:value="-2.02798890145707" calcext:value-type="float">
            <text:p>-2.02798890145707</text:p>
          </table:table-cell>
          <table:table-cell table:style-name="ce11"/>
          <table:table-cell table:style-name="ce9" table:formula="of:=(-(([.N56]*[.P56])+([.O56]*[.Q56])))" office:value-type="float" office:value="0.803575827946299" calcext:value-type="float">
            <text:p>0.803575827946299</text:p>
          </table:table-cell>
          <table:table-cell table:number-columns-repeated="1005"/>
        </table:table-row>
        <table:table-row table:style-name="ro2">
          <table:table-cell office:value-type="float" office:value="0.021618769" calcext:value-type="float">
            <text:p>0.021618769</text:p>
          </table:table-cell>
          <table:table-cell office:value-type="float" office:value="0.08962081" calcext:value-type="float">
            <text:p>0.08962081</text:p>
          </table:table-cell>
          <table:table-cell office:value-type="float" office:value="0.026742244" calcext:value-type="float">
            <text:p>0.026742244</text:p>
          </table:table-cell>
          <table:table-cell office:value-type="float" office:value="0.009843288" calcext:value-type="float">
            <text:p>0.009843288</text:p>
          </table:table-cell>
          <table:table-cell office:value-type="float" office:value="0.02799232069" calcext:value-type="float">
            <text:p>0.02799232069</text:p>
          </table:table-cell>
          <table:table-cell office:value-type="float" office:value="0.008593211308" calcext:value-type="float">
            <text:p>0.008593211308</text:p>
          </table:table-cell>
          <table:table-cell table:formula="of:=[.B57]+[.C57]+[.E57]" office:value-type="float" office:value="0.14435537469" calcext:value-type="float">
            <text:p>0.14435537469</text:p>
          </table:table-cell>
          <table:table-cell table:formula="of:=[.A57]+[.D57]+[.F57]" office:value-type="float" office:value="0.040055268308" calcext:value-type="float">
            <text:p>0.040055268308</text:p>
          </table:table-cell>
          <table:table-cell table:formula="of:=[.H57]/[.G57]" office:value-type="float" office:value="0.277476806069866" calcext:value-type="float">
            <text:p>0.277476806069866</text:p>
          </table:table-cell>
          <table:table-cell table:formula="of:==(1-[.I57])/(1+[.I57])" office:value-type="float" office:value="0.56558615428249" calcext:value-type="float">
            <text:p>0.56558615428249</text:p>
          </table:table-cell>
          <table:table-cell table:formula="of:=((1-[.I57])^2)/(1-[.I57]+([.I57]^2))" office:value-type="float" office:value="0.652944271771164" calcext:value-type="float">
            <text:p>0.652944271771164</text:p>
          </table:table-cell>
          <table:table-cell table:formula="of:=DEGREES(ATAN([.K57]))" office:value-type="float" office:value="33.1422981050818" calcext:value-type="float">
            <text:p>33.1422981050818</text:p>
          </table:table-cell>
          <table:table-cell/>
          <table:table-cell table:formula="of:=1/(1+[.I57])" office:value-type="float" office:value="0.782793077141245" calcext:value-type="float">
            <text:p>0.782793077141245</text:p>
          </table:table-cell>
          <table:table-cell table:formula="of:=[.I57]/(1+[.I57])" office:value-type="float" office:value="0.217206922858755" calcext:value-type="float">
            <text:p>0.217206922858755</text:p>
          </table:table-cell>
          <table:table-cell table:formula="of:=LN([.N57])/LN(2)" office:value-type="float" office:value="-0.353297097760355" calcext:value-type="float">
            <text:p>-0.353297097760355</text:p>
          </table:table-cell>
          <table:table-cell table:formula="of:=LN([.O57])/LN(2)" office:value-type="float" office:value="-2.20285800917221" calcext:value-type="float">
            <text:p>-2.20285800917221</text:p>
          </table:table-cell>
          <table:table-cell/>
          <table:table-cell table:formula="of:=(-(([.N57]*[.P57])+([.O57]*[.Q57])))" office:value-type="float" office:value="0.755034531967957" calcext:value-type="float">
            <text:p>0.755034531967957</text:p>
          </table:table-cell>
          <table:table-cell table:number-columns-repeated="1005"/>
        </table:table-row>
        <table:table-row table:style-name="ro2">
          <table:table-cell office:value-type="float" office:value="0.022973651" calcext:value-type="float">
            <text:p>0.022973651</text:p>
          </table:table-cell>
          <table:table-cell office:value-type="float" office:value="0.06634782" calcext:value-type="float">
            <text:p>0.06634782</text:p>
          </table:table-cell>
          <table:table-cell office:value-type="float" office:value="0.015634002" calcext:value-type="float">
            <text:p>0.015634002</text:p>
          </table:table-cell>
          <table:table-cell office:value-type="float" office:value="0.0059306626" calcext:value-type="float">
            <text:p>0.0059306626</text:p>
          </table:table-cell>
          <table:table-cell office:value-type="float" office:value="0.01573988925" calcext:value-type="float">
            <text:p>0.01573988925</text:p>
          </table:table-cell>
          <table:table-cell office:value-type="float" office:value="0.005824775352" calcext:value-type="float">
            <text:p>0.005824775352</text:p>
          </table:table-cell>
          <table:table-cell table:formula="of:=[.B58]+[.C58]+[.E58]" office:value-type="float" office:value="0.09772171125" calcext:value-type="float">
            <text:p>0.09772171125</text:p>
          </table:table-cell>
          <table:table-cell table:formula="of:=[.A58]+[.D58]+[.F58]" office:value-type="float" office:value="0.034729088952" calcext:value-type="float">
            <text:p>0.034729088952</text:p>
          </table:table-cell>
          <table:table-cell table:formula="of:=[.H58]/[.G58]" office:value-type="float" office:value="0.355387646284182" calcext:value-type="float">
            <text:p>0.355387646284182</text:p>
          </table:table-cell>
          <table:table-cell table:formula="of:==(1-[.I58])/(1+[.I58])" office:value-type="float" office:value="0.47559261402672" calcext:value-type="float">
            <text:p>0.47559261402672</text:p>
          </table:table-cell>
          <table:table-cell table:formula="of:=((1-[.I58])^2)/(1-[.I58]+([.I58]^2))" office:value-type="float" office:value="0.539004051766506" calcext:value-type="float">
            <text:p>0.539004051766506</text:p>
          </table:table-cell>
          <table:table-cell table:formula="of:=DEGREES(ATAN([.K58]))" office:value-type="float" office:value="28.3248473231547" calcext:value-type="float">
            <text:p>28.3248473231547</text:p>
          </table:table-cell>
          <table:table-cell/>
          <table:table-cell table:formula="of:=1/(1+[.I58])" office:value-type="float" office:value="0.73779630701336" calcext:value-type="float">
            <text:p>0.73779630701336</text:p>
          </table:table-cell>
          <table:table-cell table:formula="of:=[.I58]/(1+[.I58])" office:value-type="float" office:value="0.26220369298664" calcext:value-type="float">
            <text:p>0.26220369298664</text:p>
          </table:table-cell>
          <table:table-cell table:formula="of:=LN([.N58])/LN(2)" office:value-type="float" office:value="-0.438705527143389" calcext:value-type="float">
            <text:p>-0.438705527143389</text:p>
          </table:table-cell>
          <table:table-cell table:formula="of:=LN([.O58])/LN(2)" office:value-type="float" office:value="-1.93124008966335" calcext:value-type="float">
            <text:p>-1.93124008966335</text:p>
          </table:table-cell>
          <table:table-cell/>
          <table:table-cell table:formula="of:=(-(([.N58]*[.P58])+([.O58]*[.Q58])))" office:value-type="float" office:value="0.830053601346321" calcext:value-type="float">
            <text:p>0.830053601346321</text:p>
          </table:table-cell>
          <table:table-cell table:number-columns-repeated="1005"/>
        </table:table-row>
        <table:table-row table:style-name="ro2">
          <table:table-cell office:value-type="float" office:value="0.021310689" calcext:value-type="float">
            <text:p>0.021310689</text:p>
          </table:table-cell>
          <table:table-cell office:value-type="float" office:value="0.049226142" calcext:value-type="float">
            <text:p>0.049226142</text:p>
          </table:table-cell>
          <table:table-cell office:value-type="float" office:value="0.01325322" calcext:value-type="float">
            <text:p>0.01325322</text:p>
          </table:table-cell>
          <table:table-cell office:value-type="float" office:value="0.004593393" calcext:value-type="float">
            <text:p>0.004593393</text:p>
          </table:table-cell>
          <table:table-cell office:value-type="float" office:value="0.01335467067" calcext:value-type="float">
            <text:p>0.01335467067</text:p>
          </table:table-cell>
          <table:table-cell office:value-type="float" office:value="0.004491942334" calcext:value-type="float">
            <text:p>0.004491942334</text:p>
          </table:table-cell>
          <table:table-cell table:formula="of:=[.B59]+[.C59]+[.E59]" office:value-type="float" office:value="0.07583403267" calcext:value-type="float">
            <text:p>0.07583403267</text:p>
          </table:table-cell>
          <table:table-cell table:formula="of:=[.A59]+[.D59]+[.F59]" office:value-type="float" office:value="0.030396024334" calcext:value-type="float">
            <text:p>0.030396024334</text:p>
          </table:table-cell>
          <table:table-cell table:formula="of:=[.H59]/[.G59]" office:value-type="float" office:value="0.400822998115788" calcext:value-type="float">
            <text:p>0.400822998115788</text:p>
          </table:table-cell>
          <table:table-cell table:formula="of:==(1-[.I59])/(1+[.I59])" office:value-type="float" office:value="0.427732127963455" calcext:value-type="float">
            <text:p>0.427732127963455</text:p>
          </table:table-cell>
          <table:table-cell table:formula="of:=((1-[.I59])^2)/(1-[.I59]+([.I59]^2))" office:value-type="float" office:value="0.472487540565828" calcext:value-type="float">
            <text:p>0.472487540565828</text:p>
          </table:table-cell>
          <table:table-cell table:formula="of:=DEGREES(ATAN([.K59]))" office:value-type="float" office:value="25.2901508051616" calcext:value-type="float">
            <text:p>25.2901508051616</text:p>
          </table:table-cell>
          <table:table-cell/>
          <table:table-cell table:formula="of:=1/(1+[.I59])" office:value-type="float" office:value="0.713866063981727" calcext:value-type="float">
            <text:p>0.713866063981727</text:p>
          </table:table-cell>
          <table:table-cell table:formula="of:=[.I59]/(1+[.I59])" office:value-type="float" office:value="0.286133936018273" calcext:value-type="float">
            <text:p>0.286133936018273</text:p>
          </table:table-cell>
          <table:table-cell table:formula="of:=LN([.N59])/LN(2)" office:value-type="float" office:value="-0.486274674631705" calcext:value-type="float">
            <text:p>-0.486274674631705</text:p>
          </table:table-cell>
          <table:table-cell table:formula="of:=LN([.O59])/LN(2)" office:value-type="float" office:value="-1.80523748075713" calcext:value-type="float">
            <text:p>-1.80523748075713</text:p>
          </table:table-cell>
          <table:table-cell/>
          <table:table-cell table:formula="of:=(-(([.N59]*[.P59])+([.O59]*[.Q59])))" office:value-type="float" office:value="0.863674693810078" calcext:value-type="float">
            <text:p>0.863674693810078</text:p>
          </table:table-cell>
          <table:table-cell table:number-columns-repeated="1005"/>
        </table:table-row>
        <table:table-row table:style-name="ro2">
          <table:table-cell office:value-type="float" office:value="0.015837856" calcext:value-type="float">
            <text:p>0.015837856</text:p>
          </table:table-cell>
          <table:table-cell office:value-type="float" office:value="0.047025267" calcext:value-type="float">
            <text:p>0.047025267</text:p>
          </table:table-cell>
          <table:table-cell office:value-type="float" office:value="0.014404613" calcext:value-type="float">
            <text:p>0.014404613</text:p>
          </table:table-cell>
          <table:table-cell office:value-type="float" office:value="0.0043423874" calcext:value-type="float">
            <text:p>0.0043423874</text:p>
          </table:table-cell>
          <table:table-cell office:value-type="float" office:value="0.01447708356" calcext:value-type="float">
            <text:p>0.01447708356</text:p>
          </table:table-cell>
          <table:table-cell office:value-type="float" office:value="0.004269916837" calcext:value-type="float">
            <text:p>0.004269916837</text:p>
          </table:table-cell>
          <table:table-cell table:formula="of:=[.B60]+[.C60]+[.E60]" office:value-type="float" office:value="0.07590696356" calcext:value-type="float">
            <text:p>0.07590696356</text:p>
          </table:table-cell>
          <table:table-cell table:formula="of:=[.A60]+[.D60]+[.F60]" office:value-type="float" office:value="0.024450160237" calcext:value-type="float">
            <text:p>0.024450160237</text:p>
          </table:table-cell>
          <table:table-cell table:formula="of:=[.H60]/[.G60]" office:value-type="float" office:value="0.322106946323489" calcext:value-type="float">
            <text:p>0.322106946323489</text:p>
          </table:table-cell>
          <table:table-cell table:formula="of:==(1-[.I60])/(1+[.I60])" office:value-type="float" office:value="0.512736927645372" calcext:value-type="float">
            <text:p>0.512736927645372</text:p>
          </table:table-cell>
          <table:table-cell table:formula="of:=((1-[.I60])^2)/(1-[.I60]+([.I60]^2))" office:value-type="float" office:value="0.58791195547882" calcext:value-type="float">
            <text:p>0.58791195547882</text:p>
          </table:table-cell>
          <table:table-cell table:formula="of:=DEGREES(ATAN([.K60]))" office:value-type="float" office:value="30.4517794875219" calcext:value-type="float">
            <text:p>30.4517794875219</text:p>
          </table:table-cell>
          <table:table-cell/>
          <table:table-cell table:formula="of:=1/(1+[.I60])" office:value-type="float" office:value="0.756368463822686" calcext:value-type="float">
            <text:p>0.756368463822686</text:p>
          </table:table-cell>
          <table:table-cell table:formula="of:=[.I60]/(1+[.I60])" office:value-type="float" office:value="0.243631536177314" calcext:value-type="float">
            <text:p>0.243631536177314</text:p>
          </table:table-cell>
          <table:table-cell table:formula="of:=LN([.N60])/LN(2)" office:value-type="float" office:value="-0.402838882359985" calcext:value-type="float">
            <text:p>-0.402838882359985</text:p>
          </table:table-cell>
          <table:table-cell table:formula="of:=LN([.O60])/LN(2)" office:value-type="float" office:value="-2.03722720408206" calcext:value-type="float">
            <text:p>-2.03722720408206</text:p>
          </table:table-cell>
          <table:table-cell/>
          <table:table-cell table:formula="of:=(-(([.N60]*[.P60])+([.O60]*[.Q60])))" office:value-type="float" office:value="0.801027419891397" calcext:value-type="float">
            <text:p>0.801027419891397</text:p>
          </table:table-cell>
          <table:table-cell table:number-columns-repeated="1005"/>
        </table:table-row>
        <table:table-row table:style-name="ro2">
          <table:table-cell office:value-type="float" office:value="0.018568747" calcext:value-type="float">
            <text:p>0.018568747</text:p>
          </table:table-cell>
          <table:table-cell office:value-type="float" office:value="0.08102707" calcext:value-type="float">
            <text:p>0.08102707</text:p>
          </table:table-cell>
          <table:table-cell office:value-type="float" office:value="0.025050808" calcext:value-type="float">
            <text:p>0.025050808</text:p>
          </table:table-cell>
          <table:table-cell office:value-type="float" office:value="0.0064165974" calcext:value-type="float">
            <text:p>0.0064165974</text:p>
          </table:table-cell>
          <table:table-cell office:value-type="float" office:value="0.02510694045" calcext:value-type="float">
            <text:p>0.02510694045</text:p>
          </table:table-cell>
          <table:table-cell office:value-type="float" office:value="0.006360464948" calcext:value-type="float">
            <text:p>0.006360464948</text:p>
          </table:table-cell>
          <table:table-cell table:formula="of:=[.B61]+[.C61]+[.E61]" office:value-type="float" office:value="0.13118481845" calcext:value-type="float">
            <text:p>0.13118481845</text:p>
          </table:table-cell>
          <table:table-cell table:formula="of:=[.A61]+[.D61]+[.F61]" office:value-type="float" office:value="0.031345809348" calcext:value-type="float">
            <text:p>0.031345809348</text:p>
          </table:table-cell>
          <table:table-cell table:formula="of:=[.H61]/[.G61]" office:value-type="float" office:value="0.238943878707636" calcext:value-type="float">
            <text:p>0.238943878707636</text:p>
          </table:table-cell>
          <table:table-cell table:formula="of:==(1-[.I61])/(1+[.I61])" office:value-type="float" office:value="0.614278123788977" calcext:value-type="float">
            <text:p>0.614278123788977</text:p>
          </table:table-cell>
          <table:table-cell table:formula="of:=((1-[.I61])^2)/(1-[.I61]+([.I61]^2))" office:value-type="float" office:value="0.70794623047114" calcext:value-type="float">
            <text:p>0.70794623047114</text:p>
          </table:table-cell>
          <table:table-cell table:formula="of:=DEGREES(ATAN([.K61]))" office:value-type="float" office:value="35.2964415965688" calcext:value-type="float">
            <text:p>35.2964415965688</text:p>
          </table:table-cell>
          <table:table-cell/>
          <table:table-cell table:formula="of:=1/(1+[.I61])" office:value-type="float" office:value="0.807139061894488" calcext:value-type="float">
            <text:p>0.807139061894488</text:p>
          </table:table-cell>
          <table:table-cell table:formula="of:=[.I61]/(1+[.I61])" office:value-type="float" office:value="0.192860938105511" calcext:value-type="float">
            <text:p>0.192860938105511</text:p>
          </table:table-cell>
          <table:table-cell table:formula="of:=LN([.N61])/LN(2)" office:value-type="float" office:value="-0.309110838209799" calcext:value-type="float">
            <text:p>-0.309110838209799</text:p>
          </table:table-cell>
          <table:table-cell table:formula="of:=LN([.O61])/LN(2)" office:value-type="float" office:value="-2.37436712417048" calcext:value-type="float">
            <text:p>-2.37436712417048</text:p>
          </table:table-cell>
          <table:table-cell/>
          <table:table-cell table:formula="of:=(-(([.N61]*[.P61])+([.O61]*[.Q61])))" office:value-type="float" office:value="0.707418102948479" calcext:value-type="float">
            <text:p>0.707418102948479</text:p>
          </table:table-cell>
          <table:table-cell table:number-columns-repeated="1005"/>
        </table:table-row>
        <table:table-row table:style-name="ro2">
          <table:table-cell office:value-type="float" office:value="0.018720794" calcext:value-type="float">
            <text:p>0.018720794</text:p>
          </table:table-cell>
          <table:table-cell office:value-type="float" office:value="0.07381107" calcext:value-type="float">
            <text:p>0.07381107</text:p>
          </table:table-cell>
          <table:table-cell office:value-type="float" office:value="0.027520157" calcext:value-type="float">
            <text:p>0.027520157</text:p>
          </table:table-cell>
          <table:table-cell office:value-type="float" office:value="0.008491153" calcext:value-type="float">
            <text:p>0.008491153</text:p>
          </table:table-cell>
          <table:table-cell office:value-type="float" office:value="0.02841664729" calcext:value-type="float">
            <text:p>0.02841664729</text:p>
          </table:table-cell>
          <table:table-cell office:value-type="float" office:value="0.007594662707" calcext:value-type="float">
            <text:p>0.007594662707</text:p>
          </table:table-cell>
          <table:table-cell table:formula="of:=[.B62]+[.C62]+[.E62]" office:value-type="float" office:value="0.12974787429" calcext:value-type="float">
            <text:p>0.12974787429</text:p>
          </table:table-cell>
          <table:table-cell table:formula="of:=[.A62]+[.D62]+[.F62]" office:value-type="float" office:value="0.034806609707" calcext:value-type="float">
            <text:p>0.034806609707</text:p>
          </table:table-cell>
          <table:table-cell table:formula="of:=[.H62]/[.G62]" office:value-type="float" office:value="0.268263429343001" calcext:value-type="float">
            <text:p>0.268263429343001</text:p>
          </table:table-cell>
          <table:table-cell table:formula="of:==(1-[.I62])/(1+[.I62])" office:value-type="float" office:value="0.576959450006424" calcext:value-type="float">
            <text:p>0.576959450006424</text:p>
          </table:table-cell>
          <table:table-cell table:formula="of:=((1-[.I62])^2)/(1-[.I62]+([.I62]^2))" office:value-type="float" office:value="0.666215234805816" calcext:value-type="float">
            <text:p>0.666215234805816</text:p>
          </table:table-cell>
          <table:table-cell table:formula="of:=DEGREES(ATAN([.K62]))" office:value-type="float" office:value="33.6721571592444" calcext:value-type="float">
            <text:p>33.6721571592444</text:p>
          </table:table-cell>
          <table:table-cell/>
          <table:table-cell table:formula="of:=1/(1+[.I62])" office:value-type="float" office:value="0.788479725003212" calcext:value-type="float">
            <text:p>0.788479725003212</text:p>
          </table:table-cell>
          <table:table-cell table:formula="of:=[.I62]/(1+[.I62])" office:value-type="float" office:value="0.211520274996788" calcext:value-type="float">
            <text:p>0.211520274996788</text:p>
          </table:table-cell>
          <table:table-cell table:formula="of:=LN([.N62])/LN(2)" office:value-type="float" office:value="-0.34285443690822" calcext:value-type="float">
            <text:p>-0.34285443690822</text:p>
          </table:table-cell>
          <table:table-cell table:formula="of:=LN([.O62])/LN(2)" office:value-type="float" office:value="-2.241132137285" calcext:value-type="float">
            <text:p>-2.241132137285</text:p>
          </table:table-cell>
          <table:table-cell/>
          <table:table-cell table:formula="of:=(-(([.N62]*[.P62])+([.O62]*[.Q62])))" office:value-type="float" office:value="0.744378658112186" calcext:value-type="float">
            <text:p>0.744378658112186</text:p>
          </table:table-cell>
          <table:table-cell table:number-columns-repeated="1005"/>
        </table:table-row>
        <table:table-row table:style-name="ro2">
          <table:table-cell office:value-type="float" office:value="0.021956714" calcext:value-type="float">
            <text:p>0.021956714</text:p>
          </table:table-cell>
          <table:table-cell office:value-type="float" office:value="0.06909168" calcext:value-type="float">
            <text:p>0.06909168</text:p>
          </table:table-cell>
          <table:table-cell office:value-type="float" office:value="0.027405884" calcext:value-type="float">
            <text:p>0.027405884</text:p>
          </table:table-cell>
          <table:table-cell office:value-type="float" office:value="0.011276643" calcext:value-type="float">
            <text:p>0.011276643</text:p>
          </table:table-cell>
          <table:table-cell office:value-type="float" office:value="0.03085037529" calcext:value-type="float">
            <text:p>0.03085037529</text:p>
          </table:table-cell>
          <table:table-cell office:value-type="float" office:value="0.00783215171" calcext:value-type="float">
            <text:p>0.00783215171</text:p>
          </table:table-cell>
          <table:table-cell table:formula="of:=[.B63]+[.C63]+[.E63]" office:value-type="float" office:value="0.12734793929" calcext:value-type="float">
            <text:p>0.12734793929</text:p>
          </table:table-cell>
          <table:table-cell table:formula="of:=[.A63]+[.D63]+[.F63]" office:value-type="float" office:value="0.04106550871" calcext:value-type="float">
            <text:p>0.04106550871</text:p>
          </table:table-cell>
          <table:table-cell table:formula="of:=[.H63]/[.G63]" office:value-type="float" office:value="0.322467006054056" calcext:value-type="float">
            <text:p>0.322467006054056</text:p>
          </table:table-cell>
          <table:table-cell table:formula="of:==(1-[.I63])/(1+[.I63])" office:value-type="float" office:value="0.512325064326217" calcext:value-type="float">
            <text:p>0.512325064326217</text:p>
          </table:table-cell>
          <table:table-cell table:formula="of:=((1-[.I63])^2)/(1-[.I63]+([.I63]^2))" office:value-type="float" office:value="0.587383757081422" calcext:value-type="float">
            <text:p>0.587383757081422</text:p>
          </table:table-cell>
          <table:table-cell table:formula="of:=DEGREES(ATAN([.K63]))" office:value-type="float" office:value="30.4292842344144" calcext:value-type="float">
            <text:p>30.4292842344144</text:p>
          </table:table-cell>
          <table:table-cell/>
          <table:table-cell table:formula="of:=1/(1+[.I63])" office:value-type="float" office:value="0.756162532163109" calcext:value-type="float">
            <text:p>0.756162532163109</text:p>
          </table:table-cell>
          <table:table-cell table:formula="of:=[.I63]/(1+[.I63])" office:value-type="float" office:value="0.243837467836891" calcext:value-type="float">
            <text:p>0.243837467836891</text:p>
          </table:table-cell>
          <table:table-cell table:formula="of:=LN([.N63])/LN(2)" office:value-type="float" office:value="-0.403231729298869" calcext:value-type="float">
            <text:p>-0.403231729298869</text:p>
          </table:table-cell>
          <table:table-cell table:formula="of:=LN([.O63])/LN(2)" office:value-type="float" office:value="-2.03600826872715" calcext:value-type="float">
            <text:p>-2.03600826872715</text:p>
          </table:table-cell>
          <table:table-cell/>
          <table:table-cell table:formula="of:=(-(([.N63]*[.P63])+([.O63]*[.Q63])))" office:value-type="float" office:value="0.801363826216543" calcext:value-type="float">
            <text:p>0.801363826216543</text:p>
          </table:table-cell>
          <table:table-cell table:number-columns-repeated="1005"/>
        </table:table-row>
        <table:table-row table:style-name="ro2">
          <table:table-cell office:value-type="float" office:value="0.01566897" calcext:value-type="float">
            <text:p>0.01566897</text:p>
          </table:table-cell>
          <table:table-cell office:value-type="float" office:value="0.05844039" calcext:value-type="float">
            <text:p>0.05844039</text:p>
          </table:table-cell>
          <table:table-cell office:value-type="float" office:value="0.020976426" calcext:value-type="float">
            <text:p>0.020976426</text:p>
          </table:table-cell>
          <table:table-cell office:value-type="float" office:value="0.008849959" calcext:value-type="float">
            <text:p>0.008849959</text:p>
          </table:table-cell>
          <table:table-cell office:value-type="float" office:value="0.02276001854" calcext:value-type="float">
            <text:p>0.02276001854</text:p>
          </table:table-cell>
          <table:table-cell office:value-type="float" office:value="0.007066366463" calcext:value-type="float">
            <text:p>0.007066366463</text:p>
          </table:table-cell>
          <table:table-cell table:formula="of:=[.B64]+[.C64]+[.E64]" office:value-type="float" office:value="0.10217683454" calcext:value-type="float">
            <text:p>0.10217683454</text:p>
          </table:table-cell>
          <table:table-cell table:formula="of:=[.A64]+[.D64]+[.F64]" office:value-type="float" office:value="0.031585295463" calcext:value-type="float">
            <text:p>0.031585295463</text:p>
          </table:table-cell>
          <table:table-cell table:formula="of:=[.H64]/[.G64]" office:value-type="float" office:value="0.309123840107173" calcext:value-type="float">
            <text:p>0.309123840107173</text:p>
          </table:table-cell>
          <table:table-cell table:formula="of:==(1-[.I64])/(1+[.I64])" office:value-type="float" office:value="0.527739346520699" calcext:value-type="float">
            <text:p>0.527739346520699</text:p>
          </table:table-cell>
          <table:table-cell table:formula="of:=((1-[.I64])^2)/(1-[.I64]+([.I64]^2))" office:value-type="float" office:value="0.60692956469272" calcext:value-type="float">
            <text:p>0.60692956469272</text:p>
          </table:table-cell>
          <table:table-cell table:formula="of:=DEGREES(ATAN([.K64]))" office:value-type="float" office:value="31.254801610305" calcext:value-type="float">
            <text:p>31.254801610305</text:p>
          </table:table-cell>
          <table:table-cell/>
          <table:table-cell table:formula="of:=1/(1+[.I64])" office:value-type="float" office:value="0.76386967326035" calcext:value-type="float">
            <text:p>0.76386967326035</text:p>
          </table:table-cell>
          <table:table-cell table:formula="of:=[.I64]/(1+[.I64])" office:value-type="float" office:value="0.23613032673965" calcext:value-type="float">
            <text:p>0.23613032673965</text:p>
          </table:table-cell>
          <table:table-cell table:formula="of:=LN([.N64])/LN(2)" office:value-type="float" office:value="-0.388601579374549" calcext:value-type="float">
            <text:p>-0.388601579374549</text:p>
          </table:table-cell>
          <table:table-cell table:formula="of:=LN([.O64])/LN(2)" office:value-type="float" office:value="-2.08234475290919" calcext:value-type="float">
            <text:p>-2.08234475290919</text:p>
          </table:table-cell>
          <table:table-cell/>
          <table:table-cell table:formula="of:=(-(([.N64]*[.P64])+([.O64]*[.Q64])))" office:value-type="float" office:value="0.788545708354337" calcext:value-type="float">
            <text:p>0.788545708354337</text:p>
          </table:table-cell>
          <table:table-cell table:number-columns-repeated="1005"/>
        </table:table-row>
        <table:table-row table:style-name="ro2">
          <table:table-cell office:value-type="float" office:value="0.020894745" calcext:value-type="float">
            <text:p>0.020894745</text:p>
          </table:table-cell>
          <table:table-cell office:value-type="float" office:value="0.071442544" calcext:value-type="float">
            <text:p>0.071442544</text:p>
          </table:table-cell>
          <table:table-cell office:value-type="float" office:value="0.033030253" calcext:value-type="float">
            <text:p>0.033030253</text:p>
          </table:table-cell>
          <table:table-cell office:value-type="float" office:value="0.012051848" calcext:value-type="float">
            <text:p>0.012051848</text:p>
          </table:table-cell>
          <table:table-cell office:value-type="float" office:value="0.03616846649" calcext:value-type="float">
            <text:p>0.03616846649</text:p>
          </table:table-cell>
          <table:table-cell office:value-type="float" office:value="0.008913634512" calcext:value-type="float">
            <text:p>0.008913634512</text:p>
          </table:table-cell>
          <table:table-cell table:formula="of:=[.B65]+[.C65]+[.E65]" office:value-type="float" office:value="0.14064126349" calcext:value-type="float">
            <text:p>0.14064126349</text:p>
          </table:table-cell>
          <table:table-cell table:formula="of:=[.A65]+[.D65]+[.F65]" office:value-type="float" office:value="0.041860227512" calcext:value-type="float">
            <text:p>0.041860227512</text:p>
          </table:table-cell>
          <table:table-cell table:formula="of:=[.H65]/[.G65]" office:value-type="float" office:value="0.297638306662229" calcext:value-type="float">
            <text:p>0.297638306662229</text:p>
          </table:table-cell>
          <table:table-cell table:formula="of:==(1-[.I65])/(1+[.I65])" office:value-type="float" office:value="0.541261528525909" calcext:value-type="float">
            <text:p>0.541261528525909</text:p>
          </table:table-cell>
          <table:table-cell table:formula="of:=((1-[.I65])^2)/(1-[.I65]+([.I65]^2))" office:value-type="float" office:value="0.623695289549693" calcext:value-type="float">
            <text:p>0.623695289549693</text:p>
          </table:table-cell>
          <table:table-cell table:formula="of:=DEGREES(ATAN([.K65]))" office:value-type="float" office:value="31.95159570892" calcext:value-type="float">
            <text:p>31.95159570892</text:p>
          </table:table-cell>
          <table:table-cell/>
          <table:table-cell table:formula="of:=1/(1+[.I65])" office:value-type="float" office:value="0.770630764262955" calcext:value-type="float">
            <text:p>0.770630764262955</text:p>
          </table:table-cell>
          <table:table-cell table:formula="of:=[.I65]/(1+[.I65])" office:value-type="float" office:value="0.229369235737045" calcext:value-type="float">
            <text:p>0.229369235737045</text:p>
          </table:table-cell>
          <table:table-cell table:formula="of:=LN([.N65])/LN(2)" office:value-type="float" office:value="-0.375888314075889" calcext:value-type="float">
            <text:p>-0.375888314075889</text:p>
          </table:table-cell>
          <table:table-cell table:formula="of:=LN([.O65])/LN(2)" office:value-type="float" office:value="-2.12425619274873" calcext:value-type="float">
            <text:p>-2.12425619274873</text:p>
          </table:table-cell>
          <table:table-cell/>
          <table:table-cell table:formula="of:=(-(([.N65]*[.P65])+([.O65]*[.Q65])))" office:value-type="float" office:value="0.776910118194277" calcext:value-type="float">
            <text:p>0.776910118194277</text:p>
          </table:table-cell>
          <table:table-cell table:number-columns-repeated="1005"/>
        </table:table-row>
        <table:table-row table:style-name="ro2">
          <table:table-cell office:value-type="float" office:value="0.016196096" calcext:value-type="float">
            <text:p>0.016196096</text:p>
          </table:table-cell>
          <table:table-cell office:value-type="float" office:value="0.06206836" calcext:value-type="float">
            <text:p>0.06206836</text:p>
          </table:table-cell>
          <table:table-cell office:value-type="float" office:value="0.02498086" calcext:value-type="float">
            <text:p>0.02498086</text:p>
          </table:table-cell>
          <table:table-cell office:value-type="float" office:value="0.0077576484" calcext:value-type="float">
            <text:p>0.0077576484</text:p>
          </table:table-cell>
          <table:table-cell office:value-type="float" office:value="0.02549893777" calcext:value-type="float">
            <text:p>0.02549893777</text:p>
          </table:table-cell>
          <table:table-cell office:value-type="float" office:value="0.007239570627" calcext:value-type="float">
            <text:p>0.007239570627</text:p>
          </table:table-cell>
          <table:table-cell table:formula="of:=[.B66]+[.C66]+[.E66]" office:value-type="float" office:value="0.11254815777" calcext:value-type="float">
            <text:p>0.11254815777</text:p>
          </table:table-cell>
          <table:table-cell table:formula="of:=[.A66]+[.D66]+[.F66]" office:value-type="float" office:value="0.031193315027" calcext:value-type="float">
            <text:p>0.031193315027</text:p>
          </table:table-cell>
          <table:table-cell table:formula="of:=[.H66]/[.G66]" office:value-type="float" office:value="0.277155269753466" calcext:value-type="float">
            <text:p>0.277155269753466</text:p>
          </table:table-cell>
          <table:table-cell table:formula="of:==(1-[.I66])/(1+[.I66])" office:value-type="float" office:value="0.565980305891912" calcext:value-type="float">
            <text:p>0.565980305891912</text:p>
          </table:table-cell>
          <table:table-cell table:formula="of:=((1-[.I66])^2)/(1-[.I66]+([.I66]^2))" office:value-type="float" office:value="0.653408513427046" calcext:value-type="float">
            <text:p>0.653408513427046</text:p>
          </table:table-cell>
          <table:table-cell table:formula="of:=DEGREES(ATAN([.K66]))" office:value-type="float" office:value="33.1609426817175" calcext:value-type="float">
            <text:p>33.1609426817175</text:p>
          </table:table-cell>
          <table:table-cell/>
          <table:table-cell table:formula="of:=1/(1+[.I66])" office:value-type="float" office:value="0.782990152945956" calcext:value-type="float">
            <text:p>0.782990152945956</text:p>
          </table:table-cell>
          <table:table-cell table:formula="of:=[.I66]/(1+[.I66])" office:value-type="float" office:value="0.217009847054044" calcext:value-type="float">
            <text:p>0.217009847054044</text:p>
          </table:table-cell>
          <table:table-cell table:formula="of:=LN([.N66])/LN(2)" office:value-type="float" office:value="-0.352933930902805" calcext:value-type="float">
            <text:p>-0.352933930902805</text:p>
          </table:table-cell>
          <table:table-cell table:formula="of:=LN([.O66])/LN(2)" office:value-type="float" office:value="-2.20416758690093" calcext:value-type="float">
            <text:p>-2.20416758690093</text:p>
          </table:table-cell>
          <table:table-cell/>
          <table:table-cell table:formula="of:=(-(([.N66]*[.P66])+([.O66]*[.Q66])))" office:value-type="float" office:value="0.754669863452257" calcext:value-type="float">
            <text:p>0.754669863452257</text:p>
          </table:table-cell>
          <table:table-cell table:number-columns-repeated="1005"/>
        </table:table-row>
        <table:table-row table:style-name="ro2">
          <table:table-cell office:value-type="float" office:value="0.024511227" calcext:value-type="float">
            <text:p>0.024511227</text:p>
          </table:table-cell>
          <table:table-cell office:value-type="float" office:value="0.09002471" calcext:value-type="float">
            <text:p>0.09002471</text:p>
          </table:table-cell>
          <table:table-cell office:value-type="float" office:value="0.024724426" calcext:value-type="float">
            <text:p>0.024724426</text:p>
          </table:table-cell>
          <table:table-cell office:value-type="float" office:value="0.009626199" calcext:value-type="float">
            <text:p>0.009626199</text:p>
          </table:table-cell>
          <table:table-cell office:value-type="float" office:value="0.02510098959" calcext:value-type="float">
            <text:p>0.02510098959</text:p>
          </table:table-cell>
          <table:table-cell office:value-type="float" office:value="0.009249635414" calcext:value-type="float">
            <text:p>0.009249635414</text:p>
          </table:table-cell>
          <table:table-cell table:formula="of:=[.B67]+[.C67]+[.E67]" office:value-type="float" office:value="0.13985012559" calcext:value-type="float">
            <text:p>0.13985012559</text:p>
          </table:table-cell>
          <table:table-cell table:formula="of:=[.A67]+[.D67]+[.F67]" office:value-type="float" office:value="0.043387061414" calcext:value-type="float">
            <text:p>0.043387061414</text:p>
          </table:table-cell>
          <table:table-cell table:formula="of:=[.H67]/[.G67]" office:value-type="float" office:value="0.31023970290308" calcext:value-type="float">
            <text:p>0.31023970290308</text:p>
          </table:table-cell>
          <table:table-cell table:formula="of:==(1-[.I67])/(1+[.I67])" office:value-type="float" office:value="0.526438250625918" calcext:value-type="float">
            <text:p>0.526438250625918</text:p>
          </table:table-cell>
          <table:table-cell table:formula="of:=((1-[.I67])^2)/(1-[.I67]+([.I67]^2))" office:value-type="float" office:value="0.605297503458221" calcext:value-type="float">
            <text:p>0.605297503458221</text:p>
          </table:table-cell>
          <table:table-cell table:formula="of:=DEGREES(ATAN([.K67]))" office:value-type="float" office:value="31.1864148719109" calcext:value-type="float">
            <text:p>31.1864148719109</text:p>
          </table:table-cell>
          <table:table-cell/>
          <table:table-cell table:formula="of:=1/(1+[.I67])" office:value-type="float" office:value="0.763219125312959" calcext:value-type="float">
            <text:p>0.763219125312959</text:p>
          </table:table-cell>
          <table:table-cell table:formula="of:=[.I67]/(1+[.I67])" office:value-type="float" office:value="0.236780874687041" calcext:value-type="float">
            <text:p>0.236780874687041</text:p>
          </table:table-cell>
          <table:table-cell table:formula="of:=LN([.N67])/LN(2)" office:value-type="float" office:value="-0.389830770964734" calcext:value-type="float">
            <text:p>-0.389830770964734</text:p>
          </table:table-cell>
          <table:table-cell table:formula="of:=LN([.O67])/LN(2)" office:value-type="float" office:value="-2.07837553887179" calcext:value-type="float">
            <text:p>-2.07837553887179</text:p>
          </table:table-cell>
          <table:table-cell/>
          <table:table-cell table:formula="of:=(-(([.N67]*[.P67])+([.O67]*[.Q67])))" office:value-type="float" office:value="0.789645878057992" calcext:value-type="float">
            <text:p>0.789645878057992</text:p>
          </table:table-cell>
          <table:table-cell table:number-columns-repeated="1005"/>
        </table:table-row>
        <table:table-row table:style-name="ro2">
          <table:table-cell office:value-type="float" office:value="0.019079216" calcext:value-type="float">
            <text:p>0.019079216</text:p>
          </table:table-cell>
          <table:table-cell office:value-type="float" office:value="0.057291783" calcext:value-type="float">
            <text:p>0.057291783</text:p>
          </table:table-cell>
          <table:table-cell office:value-type="float" office:value="0.012870086" calcext:value-type="float">
            <text:p>0.012870086</text:p>
          </table:table-cell>
          <table:table-cell office:value-type="float" office:value="0.008924704" calcext:value-type="float">
            <text:p>0.008924704</text:p>
          </table:table-cell>
          <table:table-cell office:value-type="float" office:value="0.01312958048" calcext:value-type="float">
            <text:p>0.01312958048</text:p>
          </table:table-cell>
          <table:table-cell office:value-type="float" office:value="0.00866520952" calcext:value-type="float">
            <text:p>0.00866520952</text:p>
          </table:table-cell>
          <table:table-cell table:formula="of:=[.B68]+[.C68]+[.E68]" office:value-type="float" office:value="0.08329144948" calcext:value-type="float">
            <text:p>0.08329144948</text:p>
          </table:table-cell>
          <table:table-cell table:formula="of:=[.A68]+[.D68]+[.F68]" office:value-type="float" office:value="0.03666912952" calcext:value-type="float">
            <text:p>0.03666912952</text:p>
          </table:table-cell>
          <table:table-cell table:formula="of:=[.H68]/[.G68]" office:value-type="float" office:value="0.440250827052842" calcext:value-type="float">
            <text:p>0.440250827052842</text:p>
          </table:table-cell>
          <table:table-cell table:formula="of:==(1-[.I68])/(1+[.I68])" office:value-type="float" office:value="0.388647006780452" calcext:value-type="float">
            <text:p>0.388647006780452</text:p>
          </table:table-cell>
          <table:table-cell table:formula="of:=((1-[.I68])^2)/(1-[.I68]+([.I68]^2))" office:value-type="float" office:value="0.415779757316761" calcext:value-type="float">
            <text:p>0.415779757316761</text:p>
          </table:table-cell>
          <table:table-cell table:formula="of:=DEGREES(ATAN([.K68]))" office:value-type="float" office:value="22.5765523393052" calcext:value-type="float">
            <text:p>22.5765523393052</text:p>
          </table:table-cell>
          <table:table-cell/>
          <table:table-cell table:formula="of:=1/(1+[.I68])" office:value-type="float" office:value="0.694323503390226" calcext:value-type="float">
            <text:p>0.694323503390226</text:p>
          </table:table-cell>
          <table:table-cell table:formula="of:=[.I68]/(1+[.I68])" office:value-type="float" office:value="0.305676496609774" calcext:value-type="float">
            <text:p>0.305676496609774</text:p>
          </table:table-cell>
          <table:table-cell table:formula="of:=LN([.N68])/LN(2)" office:value-type="float" office:value="-0.526320086273793" calcext:value-type="float">
            <text:p>-0.526320086273793</text:p>
          </table:table-cell>
          <table:table-cell table:formula="of:=LN([.O68])/LN(2)" office:value-type="float" office:value="-1.70992246686296" calcext:value-type="float">
            <text:p>-1.70992246686296</text:p>
          </table:table-cell>
          <table:table-cell/>
          <table:table-cell table:formula="of:=(-(([.N68]*[.P68])+([.O68]*[.Q68])))" office:value-type="float" office:value="0.888119515351278" calcext:value-type="float">
            <text:p>0.888119515351278</text:p>
          </table:table-cell>
          <table:table-cell table:number-columns-repeated="1005"/>
        </table:table-row>
        <table:table-row table:style-name="ro2">
          <table:table-cell office:value-type="float" office:value="0.022516245" calcext:value-type="float">
            <text:p>0.022516245</text:p>
          </table:table-cell>
          <table:table-cell office:value-type="float" office:value="0.07266588" calcext:value-type="float">
            <text:p>0.07266588</text:p>
          </table:table-cell>
          <table:table-cell office:value-type="float" office:value="0.01840236" calcext:value-type="float">
            <text:p>0.01840236</text:p>
          </table:table-cell>
          <table:table-cell office:value-type="float" office:value="0.008196037" calcext:value-type="float">
            <text:p>0.008196037</text:p>
          </table:table-cell>
          <table:table-cell office:value-type="float" office:value="0.01998647875" calcext:value-type="float">
            <text:p>0.01998647875</text:p>
          </table:table-cell>
          <table:table-cell office:value-type="float" office:value="0.006611918253" calcext:value-type="float">
            <text:p>0.006611918253</text:p>
          </table:table-cell>
          <table:table-cell table:formula="of:=[.B69]+[.C69]+[.E69]" office:value-type="float" office:value="0.11105471875" calcext:value-type="float">
            <text:p>0.11105471875</text:p>
          </table:table-cell>
          <table:table-cell table:formula="of:=[.A69]+[.D69]+[.F69]" office:value-type="float" office:value="0.037324200253" calcext:value-type="float">
            <text:p>0.037324200253</text:p>
          </table:table-cell>
          <table:table-cell table:formula="of:=[.H69]/[.G69]" office:value-type="float" office:value="0.33608837763141" calcext:value-type="float">
            <text:p>0.33608837763141</text:p>
          </table:table-cell>
          <table:table-cell table:formula="of:==(1-[.I69])/(1+[.I69])" office:value-type="float" office:value="0.496906966248415" calcext:value-type="float">
            <text:p>0.496906966248415</text:p>
          </table:table-cell>
          <table:table-cell table:formula="of:=((1-[.I69])^2)/(1-[.I69]+([.I69]^2))" office:value-type="float" office:value="0.567379784439658" calcext:value-type="float">
            <text:p>0.567379784439658</text:p>
          </table:table-cell>
          <table:table-cell table:formula="of:=DEGREES(ATAN([.K69]))" office:value-type="float" office:value="29.5697002803092" calcext:value-type="float">
            <text:p>29.5697002803092</text:p>
          </table:table-cell>
          <table:table-cell/>
          <table:table-cell table:formula="of:=1/(1+[.I69])" office:value-type="float" office:value="0.748453483124207" calcext:value-type="float">
            <text:p>0.748453483124207</text:p>
          </table:table-cell>
          <table:table-cell table:formula="of:=[.I69]/(1+[.I69])" office:value-type="float" office:value="0.251546516875793" calcext:value-type="float">
            <text:p>0.251546516875793</text:p>
          </table:table-cell>
          <table:table-cell table:formula="of:=LN([.N69])/LN(2)" office:value-type="float" office:value="-0.418015440262234" calcext:value-type="float">
            <text:p>-0.418015440262234</text:p>
          </table:table-cell>
          <table:table-cell table:formula="of:=LN([.O69])/LN(2)" office:value-type="float" office:value="-1.9911028818921" calcext:value-type="float">
            <text:p>-1.9911028818921</text:p>
          </table:table-cell>
          <table:table-cell/>
          <table:table-cell table:formula="of:=(-(([.N69]*[.P69])+([.O69]*[.Q69])))" office:value-type="float" office:value="0.813720106945278" calcext:value-type="float">
            <text:p>0.813720106945278</text:p>
          </table:table-cell>
          <table:table-cell table:number-columns-repeated="1005"/>
        </table:table-row>
        <table:table-row table:style-name="ro2">
          <table:table-cell office:value-type="float" office:value="0.019196447" calcext:value-type="float">
            <text:p>0.019196447</text:p>
          </table:table-cell>
          <table:table-cell office:value-type="float" office:value="0.08823041" calcext:value-type="float">
            <text:p>0.08823041</text:p>
          </table:table-cell>
          <table:table-cell office:value-type="float" office:value="0.03109148" calcext:value-type="float">
            <text:p>0.03109148</text:p>
          </table:table-cell>
          <table:table-cell office:value-type="float" office:value="0.009240553" calcext:value-type="float">
            <text:p>0.009240553</text:p>
          </table:table-cell>
          <table:table-cell office:value-type="float" office:value="0.03120993989" calcext:value-type="float">
            <text:p>0.03120993989</text:p>
          </table:table-cell>
          <table:table-cell office:value-type="float" office:value="0.009122093107" calcext:value-type="float">
            <text:p>0.009122093107</text:p>
          </table:table-cell>
          <table:table-cell table:formula="of:=[.B70]+[.C70]+[.E70]" office:value-type="float" office:value="0.15053182989" calcext:value-type="float">
            <text:p>0.15053182989</text:p>
          </table:table-cell>
          <table:table-cell table:formula="of:=[.A70]+[.D70]+[.F70]" office:value-type="float" office:value="0.037559093107" calcext:value-type="float">
            <text:p>0.037559093107</text:p>
          </table:table-cell>
          <table:table-cell table:formula="of:=[.H70]/[.G70]" office:value-type="float" office:value="0.249509310651747" calcext:value-type="float">
            <text:p>0.249509310651747</text:p>
          </table:table-cell>
          <table:table-cell table:formula="of:==(1-[.I70])/(1+[.I70])" office:value-type="float" office:value="0.600628329017248" calcext:value-type="float">
            <text:p>0.600628329017248</text:p>
          </table:table-cell>
          <table:table-cell table:formula="of:=((1-[.I70])^2)/(1-[.I70]+([.I70]^2))" office:value-type="float" office:value="0.693004409844257" calcext:value-type="float">
            <text:p>0.693004409844257</text:p>
          </table:table-cell>
          <table:table-cell table:formula="of:=DEGREES(ATAN([.K70]))" office:value-type="float" office:value="34.7221299598689" calcext:value-type="float">
            <text:p>34.7221299598689</text:p>
          </table:table-cell>
          <table:table-cell/>
          <table:table-cell table:formula="of:=1/(1+[.I70])" office:value-type="float" office:value="0.800314164508624" calcext:value-type="float">
            <text:p>0.800314164508624</text:p>
          </table:table-cell>
          <table:table-cell table:formula="of:=[.I70]/(1+[.I70])" office:value-type="float" office:value="0.199685835491376" calcext:value-type="float">
            <text:p>0.199685835491376</text:p>
          </table:table-cell>
          <table:table-cell table:formula="of:=LN([.N70])/LN(2)" office:value-type="float" office:value="-0.321361651629545" calcext:value-type="float">
            <text:p>-0.321361651629545</text:p>
          </table:table-cell>
          <table:table-cell table:formula="of:=LN([.O70])/LN(2)" office:value-type="float" office:value="-2.32419609455967" calcext:value-type="float">
            <text:p>-2.32419609455967</text:p>
          </table:table-cell>
          <table:table-cell/>
          <table:table-cell table:formula="of:=(-(([.N70]*[.P70])+([.O70]*[.Q70])))" office:value-type="float" office:value="0.721299320716951" calcext:value-type="float">
            <text:p>0.721299320716951</text:p>
          </table:table-cell>
          <table:table-cell table:number-columns-repeated="1005"/>
        </table:table-row>
        <table:table-row table:style-name="ro2">
          <table:table-cell office:value-type="float" office:value="0.017682666" calcext:value-type="float">
            <text:p>0.017682666</text:p>
          </table:table-cell>
          <table:table-cell office:value-type="float" office:value="0.043319087" calcext:value-type="float">
            <text:p>0.043319087</text:p>
          </table:table-cell>
          <table:table-cell office:value-type="float" office:value="0.013934182" calcext:value-type="float">
            <text:p>0.013934182</text:p>
          </table:table-cell>
          <table:table-cell office:value-type="float" office:value="0.010240894" calcext:value-type="float">
            <text:p>0.010240894</text:p>
          </table:table-cell>
          <table:table-cell office:value-type="float" office:value="0.01420242385" calcext:value-type="float">
            <text:p>0.01420242385</text:p>
          </table:table-cell>
          <table:table-cell office:value-type="float" office:value="0.009972652155" calcext:value-type="float">
            <text:p>0.009972652155</text:p>
          </table:table-cell>
          <table:table-cell table:formula="of:=[.B71]+[.C71]+[.E71]" office:value-type="float" office:value="0.07145569285" calcext:value-type="float">
            <text:p>0.07145569285</text:p>
          </table:table-cell>
          <table:table-cell table:formula="of:=[.A71]+[.D71]+[.F71]" office:value-type="float" office:value="0.037896212155" calcext:value-type="float">
            <text:p>0.037896212155</text:p>
          </table:table-cell>
          <table:table-cell table:formula="of:=[.H71]/[.G71]" office:value-type="float" office:value="0.530345597999474" calcext:value-type="float">
            <text:p>0.530345597999474</text:p>
          </table:table-cell>
          <table:table-cell table:formula="of:==(1-[.I71])/(1+[.I71])" office:value-type="float" office:value="0.306894339823943" calcext:value-type="float">
            <text:p>0.306894339823943</text:p>
          </table:table-cell>
          <table:table-cell table:formula="of:=((1-[.I71])^2)/(1-[.I71]+([.I71]^2))" office:value-type="float" office:value="0.293739687420292" calcext:value-type="float">
            <text:p>0.293739687420292</text:p>
          </table:table-cell>
          <table:table-cell table:formula="of:=DEGREES(ATAN([.K71]))" office:value-type="float" office:value="16.3696069666488" calcext:value-type="float">
            <text:p>16.3696069666488</text:p>
          </table:table-cell>
          <table:table-cell/>
          <table:table-cell table:formula="of:=1/(1+[.I71])" office:value-type="float" office:value="0.653447169911972" calcext:value-type="float">
            <text:p>0.653447169911972</text:p>
          </table:table-cell>
          <table:table-cell table:formula="of:=[.I71]/(1+[.I71])" office:value-type="float" office:value="0.346552830088028" calcext:value-type="float">
            <text:p>0.346552830088028</text:p>
          </table:table-cell>
          <table:table-cell table:formula="of:=LN([.N71])/LN(2)" office:value-type="float" office:value="-0.613857493582738" calcext:value-type="float">
            <text:p>-0.613857493582738</text:p>
          </table:table-cell>
          <table:table-cell table:formula="of:=LN([.O71])/LN(2)" office:value-type="float" office:value="-1.52885279477242" calcext:value-type="float">
            <text:p>-1.52885279477242</text:p>
          </table:table-cell>
          <table:table-cell/>
          <table:table-cell table:formula="of:=(-(([.N71]*[.P71])+([.O71]*[.Q71])))" office:value-type="float" office:value="0.930951704727269" calcext:value-type="float">
            <text:p>0.930951704727269</text:p>
          </table:table-cell>
          <table:table-cell table:number-columns-repeated="1005"/>
        </table:table-row>
        <table:table-row table:style-name="ro2">
          <table:table-cell table:style-name="ce3" office:value-type="float" office:value="0.019240512" calcext:value-type="float">
            <text:p>0.019240512</text:p>
          </table:table-cell>
          <table:table-cell table:style-name="ce3" office:value-type="float" office:value="0.09044943" calcext:value-type="float">
            <text:p>0.09044943</text:p>
          </table:table-cell>
          <table:table-cell office:value-type="float" office:value="0.036378264" calcext:value-type="float">
            <text:p>0.036378264</text:p>
          </table:table-cell>
          <table:table-cell office:value-type="float" office:value="0.009794541" calcext:value-type="float">
            <text:p>0.009794541</text:p>
          </table:table-cell>
          <table:table-cell office:value-type="float" office:value="0.0368724768" calcext:value-type="float">
            <text:p>0.0368724768</text:p>
          </table:table-cell>
          <table:table-cell office:value-type="float" office:value="0.009300328205" calcext:value-type="float">
            <text:p>0.009300328205</text:p>
          </table:table-cell>
          <table:table-cell table:formula="of:=[.B72]+[.C72]+[.E72]" office:value-type="float" office:value="0.1637001708" calcext:value-type="float">
            <text:p>0.1637001708</text:p>
          </table:table-cell>
          <table:table-cell table:formula="of:=[.A72]+[.D72]+[.F72]" office:value-type="float" office:value="0.038335381205" calcext:value-type="float">
            <text:p>0.038335381205</text:p>
          </table:table-cell>
          <table:table-cell table:formula="of:=[.H72]/[.G72]" office:value-type="float" office:value="0.234180459419533" calcext:value-type="float">
            <text:p>0.234180459419533</text:p>
          </table:table-cell>
          <table:table-cell table:formula="of:==(1-[.I72])/(1+[.I72])" office:value-type="float" office:value="0.620508560750226" calcext:value-type="float">
            <text:p>0.620508560750226</text:p>
          </table:table-cell>
          <table:table-cell table:style-name="ce9" table:formula="of:=((1-[.I72])^2)/(1-[.I72]+([.I72]^2))" office:value-type="float" office:value="0.71464376064936" calcext:value-type="float">
            <text:p>0.71464376064936</text:p>
          </table:table-cell>
          <table:table-cell table:style-name="ce9" table:formula="of:=DEGREES(ATAN([.K72]))" office:value-type="float" office:value="35.5512594475261" calcext:value-type="float">
            <text:p>35.5512594475261</text:p>
          </table:table-cell>
          <table:table-cell table:style-name="ce11"/>
          <table:table-cell table:style-name="ce9" table:formula="of:=1/(1+[.I72])" office:value-type="float" office:value="0.810254280375113" calcext:value-type="float">
            <text:p>0.810254280375113</text:p>
          </table:table-cell>
          <table:table-cell table:style-name="ce9" table:formula="of:=[.I72]/(1+[.I72])" office:value-type="float" office:value="0.189745719624887" calcext:value-type="float">
            <text:p>0.189745719624887</text:p>
          </table:table-cell>
          <table:table-cell table:style-name="ce9" table:formula="of:=LN([.N72])/LN(2)" office:value-type="float" office:value="-0.303553357919208" calcext:value-type="float">
            <text:p>-0.303553357919208</text:p>
          </table:table-cell>
          <table:table-cell table:style-name="ce9" table:formula="of:=LN([.O72])/LN(2)" office:value-type="float" office:value="-2.39786075388747" calcext:value-type="float">
            <text:p>-2.39786075388747</text:p>
          </table:table-cell>
          <table:table-cell table:style-name="ce11"/>
          <table:table-cell table:style-name="ce9" table:formula="of:=(-(([.N72]*[.P72])+([.O72]*[.Q72])))" office:value-type="float" office:value="0.700939221882928" calcext:value-type="float">
            <text:p>0.700939221882928</text:p>
          </table:table-cell>
          <table:table-cell table:number-columns-repeated="1005"/>
        </table:table-row>
        <table:table-row table:style-name="ro2">
          <table:table-cell table:style-name="ce3" office:value-type="float" office:value="0.025454395" calcext:value-type="float">
            <text:p>0.025454395</text:p>
          </table:table-cell>
          <table:table-cell table:style-name="ce3" office:value-type="float" office:value="0.07412515" calcext:value-type="float">
            <text:p>0.07412515</text:p>
          </table:table-cell>
          <table:table-cell office:value-type="float" office:value="0.024615271" calcext:value-type="float">
            <text:p>0.024615271</text:p>
          </table:table-cell>
          <table:table-cell office:value-type="float" office:value="0.009359347" calcext:value-type="float">
            <text:p>0.009359347</text:p>
          </table:table-cell>
          <table:table-cell office:value-type="float" office:value="0.02552403445" calcext:value-type="float">
            <text:p>0.02552403445</text:p>
          </table:table-cell>
          <table:table-cell office:value-type="float" office:value="0.008450583552" calcext:value-type="float">
            <text:p>0.008450583552</text:p>
          </table:table-cell>
          <table:table-cell table:formula="of:=[.B73]+[.C73]+[.E73]" office:value-type="float" office:value="0.12426445545" calcext:value-type="float">
            <text:p>0.12426445545</text:p>
          </table:table-cell>
          <table:table-cell table:formula="of:=[.A73]+[.D73]+[.F73]" office:value-type="float" office:value="0.043264325552" calcext:value-type="float">
            <text:p>0.043264325552</text:p>
          </table:table-cell>
          <table:table-cell table:formula="of:=[.H73]/[.G73]" office:value-type="float" office:value="0.348163321485026" calcext:value-type="float">
            <text:p>0.348163321485026</text:p>
          </table:table-cell>
          <table:table-cell table:formula="of:==(1-[.I73])/(1+[.I73])" office:value-type="float" office:value="0.483499786803994" calcext:value-type="float">
            <text:p>0.483499786803994</text:p>
          </table:table-cell>
          <table:table-cell table:style-name="ce9" table:formula="of:=((1-[.I73])^2)/(1-[.I73]+([.I73]^2))" office:value-type="float" office:value="0.549626349879731" calcext:value-type="float">
            <text:p>0.549626349879731</text:p>
          </table:table-cell>
          <table:table-cell table:style-name="ce9" table:formula="of:=DEGREES(ATAN([.K73]))" office:value-type="float" office:value="28.7943546238315" calcext:value-type="float">
            <text:p>28.7943546238315</text:p>
          </table:table-cell>
          <table:table-cell table:style-name="ce11"/>
          <table:table-cell table:style-name="ce9" table:formula="of:=1/(1+[.I73])" office:value-type="float" office:value="0.741749893401997" calcext:value-type="float">
            <text:p>0.741749893401997</text:p>
          </table:table-cell>
          <table:table-cell table:style-name="ce9" table:formula="of:=[.I73]/(1+[.I73])" office:value-type="float" office:value="0.258250106598003" calcext:value-type="float">
            <text:p>0.258250106598003</text:p>
          </table:table-cell>
          <table:table-cell table:style-name="ce9" table:formula="of:=LN([.N73])/LN(2)" office:value-type="float" office:value="-0.430995280513699" calcext:value-type="float">
            <text:p>-0.430995280513699</text:p>
          </table:table-cell>
          <table:table-cell table:style-name="ce9" table:formula="of:=LN([.O73])/LN(2)" office:value-type="float" office:value="-1.95315915029508" calcext:value-type="float">
            <text:p>-1.95315915029508</text:p>
          </table:table-cell>
          <table:table-cell table:style-name="ce11"/>
          <table:table-cell table:style-name="ce9" table:formula="of:=(-(([.N73]*[.P73])+([.O73]*[.Q73])))" office:value-type="float" office:value="0.824094262144369" calcext:value-type="float">
            <text:p>0.824094262144369</text:p>
          </table:table-cell>
          <table:table-cell table:number-columns-repeated="1005"/>
        </table:table-row>
        <table:table-row table:style-name="ro2">
          <table:table-cell table:style-name="ce3" office:value-type="float" office:value="0.015580763" calcext:value-type="float">
            <text:p>0.015580763</text:p>
          </table:table-cell>
          <table:table-cell table:style-name="ce3" office:value-type="float" office:value="0.046896465" calcext:value-type="float">
            <text:p>0.046896465</text:p>
          </table:table-cell>
          <table:table-cell office:value-type="float" office:value="0.017340567" calcext:value-type="float">
            <text:p>0.017340567</text:p>
          </table:table-cell>
          <table:table-cell office:value-type="float" office:value="0.006016569" calcext:value-type="float">
            <text:p>0.006016569</text:p>
          </table:table-cell>
          <table:table-cell office:value-type="float" office:value="0.01805986904" calcext:value-type="float">
            <text:p>0.01805986904</text:p>
          </table:table-cell>
          <table:table-cell office:value-type="float" office:value="0.005297266961" calcext:value-type="float">
            <text:p>0.005297266961</text:p>
          </table:table-cell>
          <table:table-cell table:formula="of:=[.B74]+[.C74]+[.E74]" office:value-type="float" office:value="0.08229690104" calcext:value-type="float">
            <text:p>0.08229690104</text:p>
          </table:table-cell>
          <table:table-cell table:formula="of:=[.A74]+[.D74]+[.F74]" office:value-type="float" office:value="0.026894598961" calcext:value-type="float">
            <text:p>0.026894598961</text:p>
          </table:table-cell>
          <table:table-cell table:formula="of:=[.H74]/[.G74]" office:value-type="float" office:value="0.326799656136845" calcext:value-type="float">
            <text:p>0.326799656136845</text:p>
          </table:table-cell>
          <table:table-cell table:formula="of:==(1-[.I74])/(1+[.I74])" office:value-type="float" office:value="0.507386583007767" calcext:value-type="float">
            <text:p>0.507386583007767</text:p>
          </table:table-cell>
          <table:table-cell table:style-name="ce9" table:formula="of:=((1-[.I74])^2)/(1-[.I74]+([.I74]^2))" office:value-type="float" office:value="0.581025200478723" calcext:value-type="float">
            <text:p>0.581025200478723</text:p>
          </table:table-cell>
          <table:table-cell table:style-name="ce9" table:formula="of:=DEGREES(ATAN([.K74]))" office:value-type="float" office:value="30.1576672464216" calcext:value-type="float">
            <text:p>30.1576672464216</text:p>
          </table:table-cell>
          <table:table-cell table:style-name="ce11"/>
          <table:table-cell table:style-name="ce9" table:formula="of:=1/(1+[.I74])" office:value-type="float" office:value="0.753693291503884" calcext:value-type="float">
            <text:p>0.753693291503884</text:p>
          </table:table-cell>
          <table:table-cell table:style-name="ce9" table:formula="of:=[.I74]/(1+[.I74])" office:value-type="float" office:value="0.246306708496116" calcext:value-type="float">
            <text:p>0.246306708496116</text:p>
          </table:table-cell>
          <table:table-cell table:style-name="ce9" table:formula="of:=LN([.N74])/LN(2)" office:value-type="float" office:value="-0.407950543339167" calcext:value-type="float">
            <text:p>-0.407950543339167</text:p>
          </table:table-cell>
          <table:table-cell table:style-name="ce9" table:formula="of:=LN([.O74])/LN(2)" office:value-type="float" office:value="-2.02147217276597" calcext:value-type="float">
            <text:p>-2.02147217276597</text:p>
          </table:table-cell>
          <table:table-cell table:style-name="ce11"/>
          <table:table-cell table:style-name="ce9" table:formula="of:=(-(([.N74]*[.P74])+([.O74]*[.Q74])))" office:value-type="float" office:value="0.805371744970573" calcext:value-type="float">
            <text:p>0.805371744970573</text:p>
          </table:table-cell>
          <table:table-cell table:number-columns-repeated="1005"/>
        </table:table-row>
        <table:table-row table:style-name="ro2">
          <table:table-cell table:style-name="ce3" office:value-type="float" office:value="0.01290874" calcext:value-type="float">
            <text:p>0.01290874</text:p>
          </table:table-cell>
          <table:table-cell table:style-name="ce3" office:value-type="float" office:value="0.046477284" calcext:value-type="float">
            <text:p>0.046477284</text:p>
          </table:table-cell>
          <table:table-cell office:value-type="float" office:value="0.012955616" calcext:value-type="float">
            <text:p>0.012955616</text:p>
          </table:table-cell>
          <table:table-cell office:value-type="float" office:value="0.0048708543" calcext:value-type="float">
            <text:p>0.0048708543</text:p>
          </table:table-cell>
          <table:table-cell office:value-type="float" office:value="0.01342207883" calcext:value-type="float">
            <text:p>0.01342207883</text:p>
          </table:table-cell>
          <table:table-cell office:value-type="float" office:value="0.00440439147" calcext:value-type="float">
            <text:p>0.00440439147</text:p>
          </table:table-cell>
          <table:table-cell table:formula="of:=[.B75]+[.C75]+[.E75]" office:value-type="float" office:value="0.07285497883" calcext:value-type="float">
            <text:p>0.07285497883</text:p>
          </table:table-cell>
          <table:table-cell table:formula="of:=[.A75]+[.D75]+[.F75]" office:value-type="float" office:value="0.02218398577" calcext:value-type="float">
            <text:p>0.02218398577</text:p>
          </table:table-cell>
          <table:table-cell table:formula="of:=[.H75]/[.G75]" office:value-type="float" office:value="0.304495123411732" calcext:value-type="float">
            <text:p>0.304495123411732</text:p>
          </table:table-cell>
          <table:table-cell table:formula="of:==(1-[.I75])/(1+[.I75])" office:value-type="float" office:value="0.53316019669684" calcext:value-type="float">
            <text:p>0.53316019669684</text:p>
          </table:table-cell>
          <table:table-cell table:style-name="ce9" table:formula="of:=((1-[.I75])^2)/(1-[.I75]+([.I75]^2))" office:value-type="float" office:value="0.613693778084619" calcext:value-type="float">
            <text:p>0.613693778084619</text:p>
          </table:table-cell>
          <table:table-cell table:style-name="ce9" table:formula="of:=DEGREES(ATAN([.K75]))" office:value-type="float" office:value="31.5371815912594" calcext:value-type="float">
            <text:p>31.5371815912594</text:p>
          </table:table-cell>
          <table:table-cell table:style-name="ce11"/>
          <table:table-cell table:style-name="ce9" table:formula="of:=1/(1+[.I75])" office:value-type="float" office:value="0.76658009834842" calcext:value-type="float">
            <text:p>0.76658009834842</text:p>
          </table:table-cell>
          <table:table-cell table:style-name="ce9" table:formula="of:=[.I75]/(1+[.I75])" office:value-type="float" office:value="0.23341990165158" calcext:value-type="float">
            <text:p>0.23341990165158</text:p>
          </table:table-cell>
          <table:table-cell table:style-name="ce9" table:formula="of:=LN([.N75])/LN(2)" office:value-type="float" office:value="-0.383491550945047" calcext:value-type="float">
            <text:p>-0.383491550945047</text:p>
          </table:table-cell>
          <table:table-cell table:style-name="ce9" table:formula="of:=LN([.O75])/LN(2)" office:value-type="float" office:value="-2.09900052274529" calcext:value-type="float">
            <text:p>-2.09900052274529</text:p>
          </table:table-cell>
          <table:table-cell table:style-name="ce11"/>
          <table:table-cell table:style-name="ce9" table:formula="of:=(-(([.N75]*[.P75])+([.O75]*[.Q75])))" office:value-type="float" office:value="0.783925486425063" calcext:value-type="float">
            <text:p>0.783925486425063</text:p>
          </table:table-cell>
          <table:table-cell table:number-columns-repeated="1005"/>
        </table:table-row>
        <table:table-row table:style-name="ro2">
          <table:table-cell table:style-name="ce3" office:value-type="float" office:value="0.016101355" calcext:value-type="float">
            <text:p>0.016101355</text:p>
          </table:table-cell>
          <table:table-cell table:style-name="ce3" office:value-type="float" office:value="0.08467" calcext:value-type="float">
            <text:p>0.08467</text:p>
          </table:table-cell>
          <table:table-cell office:value-type="float" office:value="0.017677644" calcext:value-type="float">
            <text:p>0.017677644</text:p>
          </table:table-cell>
          <table:table-cell office:value-type="float" office:value="0.005958278" calcext:value-type="float">
            <text:p>0.005958278</text:p>
          </table:table-cell>
          <table:table-cell office:value-type="float" office:value="0.01814216262" calcext:value-type="float">
            <text:p>0.01814216262</text:p>
          </table:table-cell>
          <table:table-cell office:value-type="float" office:value="0.005493759379" calcext:value-type="float">
            <text:p>0.005493759379</text:p>
          </table:table-cell>
          <table:table-cell table:formula="of:=[.B76]+[.C76]+[.E76]" office:value-type="float" office:value="0.12048980662" calcext:value-type="float">
            <text:p>0.12048980662</text:p>
          </table:table-cell>
          <table:table-cell table:formula="of:=[.A76]+[.D76]+[.F76]" office:value-type="float" office:value="0.027553392379" calcext:value-type="float">
            <text:p>0.027553392379</text:p>
          </table:table-cell>
          <table:table-cell table:formula="of:=[.H76]/[.G76]" office:value-type="float" office:value="0.228678202347006" calcext:value-type="float">
            <text:p>0.228678202347006</text:p>
          </table:table-cell>
          <table:table-cell table:formula="of:==(1-[.I76])/(1+[.I76])" office:value-type="float" office:value="0.627765509455303" calcext:value-type="float">
            <text:p>0.627765509455303</text:p>
          </table:table-cell>
          <table:table-cell table:style-name="ce9" table:formula="of:=((1-[.I76])^2)/(1-[.I76]+([.I76]^2))" office:value-type="float" office:value="0.722348356263164" calcext:value-type="float">
            <text:p>0.722348356263164</text:p>
          </table:table-cell>
          <table:table-cell table:style-name="ce9" table:formula="of:=DEGREES(ATAN([.K76]))" office:value-type="float" office:value="35.8424022261537" calcext:value-type="float">
            <text:p>35.8424022261537</text:p>
          </table:table-cell>
          <table:table-cell table:style-name="ce11"/>
          <table:table-cell table:style-name="ce9" table:formula="of:=1/(1+[.I76])" office:value-type="float" office:value="0.813882754727651" calcext:value-type="float">
            <text:p>0.813882754727651</text:p>
          </table:table-cell>
          <table:table-cell table:style-name="ce9" table:formula="of:=[.I76]/(1+[.I76])" office:value-type="float" office:value="0.186117245272349" calcext:value-type="float">
            <text:p>0.186117245272349</text:p>
          </table:table-cell>
          <table:table-cell table:style-name="ce9" table:formula="of:=LN([.N76])/LN(2)" office:value-type="float" office:value="-0.297107115329423" calcext:value-type="float">
            <text:p>-0.297107115329423</text:p>
          </table:table-cell>
          <table:table-cell table:style-name="ce9" table:formula="of:=LN([.O76])/LN(2)" office:value-type="float" office:value="-2.42571635589971" calcext:value-type="float">
            <text:p>-2.42571635589971</text:p>
          </table:table-cell>
          <table:table-cell table:style-name="ce11"/>
          <table:table-cell table:style-name="ce9" table:formula="of:=(-(([.N76]*[.P76])+([.O76]*[.Q76])))" office:value-type="float" office:value="0.69327800344563" calcext:value-type="float">
            <text:p>0.69327800344563</text:p>
          </table:table-cell>
          <table:table-cell table:number-columns-repeated="1005"/>
        </table:table-row>
        <table:table-row table:style-name="ro2">
          <table:table-cell table:style-name="ce3" office:value-type="float" office:value="0.019797612" calcext:value-type="float">
            <text:p>0.019797612</text:p>
          </table:table-cell>
          <table:table-cell table:style-name="ce3" office:value-type="float" office:value="0.052487843" calcext:value-type="float">
            <text:p>0.052487843</text:p>
          </table:table-cell>
          <table:table-cell office:value-type="float" office:value="0.020909676" calcext:value-type="float">
            <text:p>0.020909676</text:p>
          </table:table-cell>
          <table:table-cell office:value-type="float" office:value="0.014951477" calcext:value-type="float">
            <text:p>0.014951477</text:p>
          </table:table-cell>
          <table:table-cell office:value-type="float" office:value="0.02128823717" calcext:value-type="float">
            <text:p>0.02128823717</text:p>
          </table:table-cell>
          <table:table-cell office:value-type="float" office:value="0.01457291583" calcext:value-type="float">
            <text:p>0.01457291583</text:p>
          </table:table-cell>
          <table:table-cell table:formula="of:=[.B77]+[.C77]+[.E77]" office:value-type="float" office:value="0.09468575617" calcext:value-type="float">
            <text:p>0.09468575617</text:p>
          </table:table-cell>
          <table:table-cell table:formula="of:=[.A77]+[.D77]+[.F77]" office:value-type="float" office:value="0.04932200483" calcext:value-type="float">
            <text:p>0.04932200483</text:p>
          </table:table-cell>
          <table:table-cell table:formula="of:=[.H77]/[.G77]" office:value-type="float" office:value="0.520902053540626" calcext:value-type="float">
            <text:p>0.520902053540626</text:p>
          </table:table-cell>
          <table:table-cell table:formula="of:==(1-[.I77])/(1+[.I77])" office:value-type="float" office:value="0.315009073295709" calcext:value-type="float">
            <text:p>0.315009073295709</text:p>
          </table:table-cell>
          <table:table-cell table:style-name="ce9" table:formula="of:=((1-[.I77])^2)/(1-[.I77]+([.I77]^2))" office:value-type="float" office:value="0.305868279629272" calcext:value-type="float">
            <text:p>0.305868279629272</text:p>
          </table:table-cell>
          <table:table-cell table:style-name="ce9" table:formula="of:=DEGREES(ATAN([.K77]))" office:value-type="float" office:value="17.0072096007213" calcext:value-type="float">
            <text:p>17.0072096007213</text:p>
          </table:table-cell>
          <table:table-cell table:style-name="ce11"/>
          <table:table-cell table:style-name="ce9" table:formula="of:=1/(1+[.I77])" office:value-type="float" office:value="0.657504536647855" calcext:value-type="float">
            <text:p>0.657504536647855</text:p>
          </table:table-cell>
          <table:table-cell table:style-name="ce9" table:formula="of:=[.I77]/(1+[.I77])" office:value-type="float" office:value="0.342495463352145" calcext:value-type="float">
            <text:p>0.342495463352145</text:p>
          </table:table-cell>
          <table:table-cell table:style-name="ce9" table:formula="of:=LN([.N77])/LN(2)" office:value-type="float" office:value="-0.604927246145111" calcext:value-type="float">
            <text:p>-0.604927246145111</text:p>
          </table:table-cell>
          <table:table-cell table:style-name="ce9" table:formula="of:=LN([.O77])/LN(2)" office:value-type="float" office:value="-1.54584321642795" calcext:value-type="float">
            <text:p>-1.54584321642795</text:p>
          </table:table-cell>
          <table:table-cell table:style-name="ce11"/>
          <table:table-cell table:style-name="ce9" table:formula="of:=(-(([.N77]*[.P77])+([.O77]*[.Q77])))" office:value-type="float" office:value="0.927186697362564" calcext:value-type="float">
            <text:p>0.927186697362564</text:p>
          </table:table-cell>
          <table:table-cell table:number-columns-repeated="1005"/>
        </table:table-row>
        <table:table-row table:style-name="ro2">
          <table:table-cell table:style-name="ce3" office:value-type="float" office:value="0.0122118555" calcext:value-type="float">
            <text:p>0.0122118555</text:p>
          </table:table-cell>
          <table:table-cell table:style-name="ce3" office:value-type="float" office:value="0.05166828" calcext:value-type="float">
            <text:p>0.05166828</text:p>
          </table:table-cell>
          <table:table-cell office:value-type="float" office:value="0.012717603" calcext:value-type="float">
            <text:p>0.012717603</text:p>
          </table:table-cell>
          <table:table-cell office:value-type="float" office:value="0.005091866" calcext:value-type="float">
            <text:p>0.005091866</text:p>
          </table:table-cell>
          <table:table-cell office:value-type="float" office:value="0.01276031583" calcext:value-type="float">
            <text:p>0.01276031583</text:p>
          </table:table-cell>
          <table:table-cell office:value-type="float" office:value="0.005049153168" calcext:value-type="float">
            <text:p>0.005049153168</text:p>
          </table:table-cell>
          <table:table-cell table:formula="of:=[.B78]+[.C78]+[.E78]" office:value-type="float" office:value="0.07714619883" calcext:value-type="float">
            <text:p>0.07714619883</text:p>
          </table:table-cell>
          <table:table-cell table:formula="of:=[.A78]+[.D78]+[.F78]" office:value-type="float" office:value="0.022352874668" calcext:value-type="float">
            <text:p>0.022352874668</text:p>
          </table:table-cell>
          <table:table-cell table:formula="of:=[.H78]/[.G78]" office:value-type="float" office:value="0.28974693513101" calcext:value-type="float">
            <text:p>0.28974693513101</text:p>
          </table:table-cell>
          <table:table-cell table:formula="of:==(1-[.I78])/(1+[.I78])" office:value-type="float" office:value="0.55069180280459" calcext:value-type="float">
            <text:p>0.55069180280459</text:p>
          </table:table-cell>
          <table:table-cell table:style-name="ce9" table:formula="of:=((1-[.I78])^2)/(1-[.I78]+([.I78]^2))" office:value-type="float" office:value="0.635174240722766" calcext:value-type="float">
            <text:p>0.635174240722766</text:p>
          </table:table-cell>
          <table:table-cell table:style-name="ce9" table:formula="of:=DEGREES(ATAN([.K78]))" office:value-type="float" office:value="32.4226612787085" calcext:value-type="float">
            <text:p>32.4226612787085</text:p>
          </table:table-cell>
          <table:table-cell table:style-name="ce11"/>
          <table:table-cell table:style-name="ce9" table:formula="of:=1/(1+[.I78])" office:value-type="float" office:value="0.775345901402295" calcext:value-type="float">
            <text:p>0.775345901402295</text:p>
          </table:table-cell>
          <table:table-cell table:style-name="ce9" table:formula="of:=[.I78]/(1+[.I78])" office:value-type="float" office:value="0.224654098597705" calcext:value-type="float">
            <text:p>0.224654098597705</text:p>
          </table:table-cell>
          <table:table-cell table:style-name="ce9" table:formula="of:=LN([.N78])/LN(2)" office:value-type="float" office:value="-0.367088018169946" calcext:value-type="float">
            <text:p>-0.367088018169946</text:p>
          </table:table-cell>
          <table:table-cell table:style-name="ce9" table:formula="of:=LN([.O78])/LN(2)" office:value-type="float" office:value="-2.15422271220409" calcext:value-type="float">
            <text:p>-2.15422271220409</text:p>
          </table:table-cell>
          <table:table-cell table:style-name="ce11"/>
          <table:table-cell table:style-name="ce9" table:formula="of:=(-(([.N78]*[.P78])+([.O78]*[.Q78])))" office:value-type="float" office:value="0.768575151930872" calcext:value-type="float">
            <text:p>0.768575151930872</text:p>
          </table:table-cell>
          <table:table-cell table:number-columns-repeated="1005"/>
        </table:table-row>
        <table:table-row table:style-name="ro2">
          <table:table-cell table:style-name="ce3" office:value-type="float" office:value="0.025045985" calcext:value-type="float">
            <text:p>0.025045985</text:p>
          </table:table-cell>
          <table:table-cell table:style-name="ce3" office:value-type="float" office:value="0.06267314" calcext:value-type="float">
            <text:p>0.06267314</text:p>
          </table:table-cell>
          <table:table-cell office:value-type="float" office:value="0.023838619" calcext:value-type="float">
            <text:p>0.023838619</text:p>
          </table:table-cell>
          <table:table-cell office:value-type="float" office:value="0.00941757" calcext:value-type="float">
            <text:p>0.00941757</text:p>
          </table:table-cell>
          <table:table-cell office:value-type="float" office:value="0.02398316328" calcext:value-type="float">
            <text:p>0.02398316328</text:p>
          </table:table-cell>
          <table:table-cell office:value-type="float" office:value="0.009273025721" calcext:value-type="float">
            <text:p>0.009273025721</text:p>
          </table:table-cell>
          <table:table-cell table:formula="of:=[.B79]+[.C79]+[.E79]" office:value-type="float" office:value="0.11049492228" calcext:value-type="float">
            <text:p>0.11049492228</text:p>
          </table:table-cell>
          <table:table-cell table:formula="of:=[.A79]+[.D79]+[.F79]" office:value-type="float" office:value="0.043736580721" calcext:value-type="float">
            <text:p>0.043736580721</text:p>
          </table:table-cell>
          <table:table-cell table:formula="of:=[.H79]/[.G79]" office:value-type="float" office:value="0.395824349377514" calcext:value-type="float">
            <text:p>0.395824349377514</text:p>
          </table:table-cell>
          <table:table-cell table:formula="of:==(1-[.I79])/(1+[.I79])" office:value-type="float" office:value="0.432845043068582" calcext:value-type="float">
            <text:p>0.432845043068582</text:p>
          </table:table-cell>
          <table:table-cell table:style-name="ce9" table:formula="of:=((1-[.I79])^2)/(1-[.I79]+([.I79]^2))" office:value-type="float" office:value="0.479762089305342" calcext:value-type="float">
            <text:p>0.479762089305342</text:p>
          </table:table-cell>
          <table:table-cell table:style-name="ce9" table:formula="of:=DEGREES(ATAN([.K79]))" office:value-type="float" office:value="25.6299260585279" calcext:value-type="float">
            <text:p>25.6299260585279</text:p>
          </table:table-cell>
          <table:table-cell table:style-name="ce11"/>
          <table:table-cell table:style-name="ce9" table:formula="of:=1/(1+[.I79])" office:value-type="float" office:value="0.716422521534291" calcext:value-type="float">
            <text:p>0.716422521534291</text:p>
          </table:table-cell>
          <table:table-cell table:style-name="ce9" table:formula="of:=[.I79]/(1+[.I79])" office:value-type="float" office:value="0.283577478465709" calcext:value-type="float">
            <text:p>0.283577478465709</text:p>
          </table:table-cell>
          <table:table-cell table:style-name="ce9" table:formula="of:=LN([.N79])/LN(2)" office:value-type="float" office:value="-0.48111740413646" calcext:value-type="float">
            <text:p>-0.48111740413646</text:p>
          </table:table-cell>
          <table:table-cell table:style-name="ce9" table:formula="of:=LN([.O79])/LN(2)" office:value-type="float" office:value="-1.81818513563869" calcext:value-type="float">
            <text:p>-1.81818513563869</text:p>
          </table:table-cell>
          <table:table-cell table:style-name="ce11"/>
          <table:table-cell table:style-name="ce9" table:formula="of:=(-(([.N79]*[.P79])+([.O79]*[.Q79])))" office:value-type="float" office:value="0.860279699973728" calcext:value-type="float">
            <text:p>0.860279699973728</text:p>
          </table:table-cell>
          <table:table-cell table:number-columns-repeated="1005"/>
        </table:table-row>
        <table:table-row table:style-name="ro2">
          <table:table-cell table:style-name="ce3" office:value-type="float" office:value="0.013882656" calcext:value-type="float">
            <text:p>0.013882656</text:p>
          </table:table-cell>
          <table:table-cell table:style-name="ce3" office:value-type="float" office:value="0.042498425" calcext:value-type="float">
            <text:p>0.042498425</text:p>
          </table:table-cell>
          <table:table-cell office:value-type="float" office:value="0.013795954" calcext:value-type="float">
            <text:p>0.013795954</text:p>
          </table:table-cell>
          <table:table-cell office:value-type="float" office:value="0.0039359457" calcext:value-type="float">
            <text:p>0.0039359457</text:p>
          </table:table-cell>
          <table:table-cell office:value-type="float" office:value="0.01414902897" calcext:value-type="float">
            <text:p>0.01414902897</text:p>
          </table:table-cell>
          <table:table-cell office:value-type="float" office:value="0.003582870726" calcext:value-type="float">
            <text:p>0.003582870726</text:p>
          </table:table-cell>
          <table:table-cell table:formula="of:=[.B80]+[.C80]+[.E80]" office:value-type="float" office:value="0.07044340797" calcext:value-type="float">
            <text:p>0.07044340797</text:p>
          </table:table-cell>
          <table:table-cell table:formula="of:=[.A80]+[.D80]+[.F80]" office:value-type="float" office:value="0.021401472426" calcext:value-type="float">
            <text:p>0.021401472426</text:p>
          </table:table-cell>
          <table:table-cell table:formula="of:=[.H80]/[.G80]" office:value-type="float" office:value="0.303810860983817" calcext:value-type="float">
            <text:p>0.303810860983817</text:p>
          </table:table-cell>
          <table:table-cell table:formula="of:==(1-[.I80])/(1+[.I80])" office:value-type="float" office:value="0.533964825611944" calcext:value-type="float">
            <text:p>0.533964825611944</text:p>
          </table:table-cell>
          <table:table-cell table:style-name="ce9" table:formula="of:=((1-[.I80])^2)/(1-[.I80]+([.I80]^2))" office:value-type="float" office:value="0.614692903783274" calcext:value-type="float">
            <text:p>0.614692903783274</text:p>
          </table:table-cell>
          <table:table-cell table:style-name="ce9" table:formula="of:=DEGREES(ATAN([.K80]))" office:value-type="float" office:value="31.5787473008703" calcext:value-type="float">
            <text:p>31.5787473008703</text:p>
          </table:table-cell>
          <table:table-cell table:style-name="ce11"/>
          <table:table-cell table:style-name="ce9" table:formula="of:=1/(1+[.I80])" office:value-type="float" office:value="0.766982412805972" calcext:value-type="float">
            <text:p>0.766982412805972</text:p>
          </table:table-cell>
          <table:table-cell table:style-name="ce9" table:formula="of:=[.I80]/(1+[.I80])" office:value-type="float" office:value="0.233017587194028" calcext:value-type="float">
            <text:p>0.233017587194028</text:p>
          </table:table-cell>
          <table:table-cell table:style-name="ce9" table:formula="of:=LN([.N80])/LN(2)" office:value-type="float" office:value="-0.382734598317577" calcext:value-type="float">
            <text:p>-0.382734598317577</text:p>
          </table:table-cell>
          <table:table-cell table:style-name="ce9" table:formula="of:=LN([.O80])/LN(2)" office:value-type="float" office:value="-2.10148924730368" calcext:value-type="float">
            <text:p>-2.10148924730368</text:p>
          </table:table-cell>
          <table:table-cell table:style-name="ce11"/>
          <table:table-cell table:style-name="ce9" table:formula="of:=(-(([.N80]*[.P80])+([.O80]*[.Q80])))" office:value-type="float" office:value="0.783234659602838" calcext:value-type="float">
            <text:p>0.783234659602838</text:p>
          </table:table-cell>
          <table:table-cell table:number-columns-repeated="1005"/>
        </table:table-row>
        <table:table-row table:style-name="ro2">
          <table:table-cell table:style-name="ce3" office:value-type="float" office:value="0.012212351" calcext:value-type="float">
            <text:p>0.012212351</text:p>
          </table:table-cell>
          <table:table-cell table:style-name="ce3" office:value-type="float" office:value="0.057434775" calcext:value-type="float">
            <text:p>0.057434775</text:p>
          </table:table-cell>
          <table:table-cell office:value-type="float" office:value="0.018211974" calcext:value-type="float">
            <text:p>0.018211974</text:p>
          </table:table-cell>
          <table:table-cell office:value-type="float" office:value="0.0063218772" calcext:value-type="float">
            <text:p>0.0063218772</text:p>
          </table:table-cell>
          <table:table-cell office:value-type="float" office:value="0.02080925103" calcext:value-type="float">
            <text:p>0.02080925103</text:p>
          </table:table-cell>
          <table:table-cell office:value-type="float" office:value="0.003724600167" calcext:value-type="float">
            <text:p>0.003724600167</text:p>
          </table:table-cell>
          <table:table-cell table:formula="of:=[.B81]+[.C81]+[.E81]" office:value-type="float" office:value="0.09645600003" calcext:value-type="float">
            <text:p>0.09645600003</text:p>
          </table:table-cell>
          <table:table-cell table:formula="of:=[.A81]+[.D81]+[.F81]" office:value-type="float" office:value="0.022258828367" calcext:value-type="float">
            <text:p>0.022258828367</text:p>
          </table:table-cell>
          <table:table-cell table:formula="of:=[.H81]/[.G81]" office:value-type="float" office:value="0.230766653811862" calcext:value-type="float">
            <text:p>0.230766653811862</text:p>
          </table:table-cell>
          <table:table-cell table:formula="of:==(1-[.I81])/(1+[.I81])" office:value-type="float" office:value="0.625003402396149" calcext:value-type="float">
            <text:p>0.625003402396149</text:p>
          </table:table-cell>
          <table:table-cell table:style-name="ce9" table:formula="of:=((1-[.I81])^2)/(1-[.I81]+([.I81]^2))" office:value-type="float" office:value="0.719428066914417" calcext:value-type="float">
            <text:p>0.719428066914417</text:p>
          </table:table-cell>
          <table:table-cell table:style-name="ce9" table:formula="of:=DEGREES(ATAN([.K81]))" office:value-type="float" office:value="35.7322998993831" calcext:value-type="float">
            <text:p>35.7322998993831</text:p>
          </table:table-cell>
          <table:table-cell table:style-name="ce11"/>
          <table:table-cell table:style-name="ce9" table:formula="of:=1/(1+[.I81])" office:value-type="float" office:value="0.812501701198075" calcext:value-type="float">
            <text:p>0.812501701198075</text:p>
          </table:table-cell>
          <table:table-cell table:style-name="ce9" table:formula="of:=[.I81]/(1+[.I81])" office:value-type="float" office:value="0.187498298801925" calcext:value-type="float">
            <text:p>0.187498298801925</text:p>
          </table:table-cell>
          <table:table-cell table:style-name="ce9" table:formula="of:=LN([.N81])/LN(2)" office:value-type="float" office:value="-0.299557261172808" calcext:value-type="float">
            <text:p>-0.299557261172808</text:p>
          </table:table-cell>
          <table:table-cell table:style-name="ce9" table:formula="of:=LN([.O81])/LN(2)" office:value-type="float" office:value="-2.4150505889917" calcext:value-type="float">
            <text:p>-2.4150505889917</text:p>
          </table:table-cell>
          <table:table-cell table:style-name="ce11"/>
          <table:table-cell table:style-name="ce9" table:formula="of:=(-(([.N81]*[.P81])+([.O81]*[.Q81])))" office:value-type="float" office:value="0.696208661265673" calcext:value-type="float">
            <text:p>0.696208661265673</text:p>
          </table:table-cell>
          <table:table-cell table:number-columns-repeated="1005"/>
        </table:table-row>
        <table:table-row table:style-name="ro2">
          <table:table-cell table:style-name="ce3" office:value-type="float" office:value="0.024512049" calcext:value-type="float">
            <text:p>0.024512049</text:p>
          </table:table-cell>
          <table:table-cell table:style-name="ce3" office:value-type="float" office:value="0.054608956" calcext:value-type="float">
            <text:p>0.054608956</text:p>
          </table:table-cell>
          <table:table-cell office:value-type="float" office:value="0.01729497" calcext:value-type="float">
            <text:p>0.01729497</text:p>
          </table:table-cell>
          <table:table-cell office:value-type="float" office:value="0.011260274" calcext:value-type="float">
            <text:p>0.011260274</text:p>
          </table:table-cell>
          <table:table-cell office:value-type="float" office:value="0.01775716303" calcext:value-type="float">
            <text:p>0.01775716303</text:p>
          </table:table-cell>
          <table:table-cell office:value-type="float" office:value="0.01079808097" calcext:value-type="float">
            <text:p>0.01079808097</text:p>
          </table:table-cell>
          <table:table-cell table:formula="of:=[.B82]+[.C82]+[.E82]" office:value-type="float" office:value="0.08966108903" calcext:value-type="float">
            <text:p>0.08966108903</text:p>
          </table:table-cell>
          <table:table-cell table:formula="of:=[.A82]+[.D82]+[.F82]" office:value-type="float" office:value="0.04657040397" calcext:value-type="float">
            <text:p>0.04657040397</text:p>
          </table:table-cell>
          <table:table-cell table:formula="of:=[.H82]/[.G82]" office:value-type="float" office:value="0.519404844105985" calcext:value-type="float">
            <text:p>0.519404844105985</text:p>
          </table:table-cell>
          <table:table-cell table:formula="of:==(1-[.I82])/(1+[.I82])" office:value-type="float" office:value="0.31630487276536" calcext:value-type="float">
            <text:p>0.31630487276536</text:p>
          </table:table-cell>
          <table:table-cell table:style-name="ce9" table:formula="of:=((1-[.I82])^2)/(1-[.I82]+([.I82]^2))" office:value-type="float" office:value="0.307807732653921" calcext:value-type="float">
            <text:p>0.307807732653921</text:p>
          </table:table-cell>
          <table:table-cell table:style-name="ce9" table:formula="of:=DEGREES(ATAN([.K82]))" office:value-type="float" office:value="17.1087701696388" calcext:value-type="float">
            <text:p>17.1087701696388</text:p>
          </table:table-cell>
          <table:table-cell table:style-name="ce11"/>
          <table:table-cell table:style-name="ce9" table:formula="of:=1/(1+[.I82])" office:value-type="float" office:value="0.65815243638268" calcext:value-type="float">
            <text:p>0.65815243638268</text:p>
          </table:table-cell>
          <table:table-cell table:style-name="ce9" table:formula="of:=[.I82]/(1+[.I82])" office:value-type="float" office:value="0.34184756361732" calcext:value-type="float">
            <text:p>0.34184756361732</text:p>
          </table:table-cell>
          <table:table-cell table:style-name="ce9" table:formula="of:=LN([.N82])/LN(2)" office:value-type="float" office:value="-0.603506325906559" calcext:value-type="float">
            <text:p>-0.603506325906559</text:p>
          </table:table-cell>
          <table:table-cell table:style-name="ce9" table:formula="of:=LN([.O82])/LN(2)" office:value-type="float" office:value="-1.54857495176202" calcext:value-type="float">
            <text:p>-1.54857495176202</text:p>
          </table:table-cell>
          <table:table-cell table:style-name="ce11"/>
          <table:table-cell table:style-name="ce9" table:formula="of:=(-(([.N82]*[.P82])+([.O82]*[.Q82])))" office:value-type="float" office:value="0.926575733106416" calcext:value-type="float">
            <text:p>0.926575733106416</text:p>
          </table:table-cell>
          <table:table-cell table:number-columns-repeated="1005"/>
        </table:table-row>
        <table:table-row table:style-name="ro2">
          <table:table-cell table:style-name="ce3" office:value-type="float" office:value="0.026000991" calcext:value-type="float">
            <text:p>0.026000991</text:p>
          </table:table-cell>
          <table:table-cell table:style-name="ce3" office:value-type="float" office:value="0.039588936" calcext:value-type="float">
            <text:p>0.039588936</text:p>
          </table:table-cell>
          <table:table-cell office:value-type="float" office:value="0.012850386" calcext:value-type="float">
            <text:p>0.012850386</text:p>
          </table:table-cell>
          <table:table-cell office:value-type="float" office:value="0.004080658" calcext:value-type="float">
            <text:p>0.004080658</text:p>
          </table:table-cell>
          <table:table-cell office:value-type="float" office:value="0.0131693184" calcext:value-type="float">
            <text:p>0.0131693184</text:p>
          </table:table-cell>
          <table:table-cell office:value-type="float" office:value="0.003761725605" calcext:value-type="float">
            <text:p>0.003761725605</text:p>
          </table:table-cell>
          <table:table-cell table:formula="of:=[.B83]+[.C83]+[.E83]" office:value-type="float" office:value="0.0656086404" calcext:value-type="float">
            <text:p>0.0656086404</text:p>
          </table:table-cell>
          <table:table-cell table:formula="of:=[.A83]+[.D83]+[.F83]" office:value-type="float" office:value="0.033843374605" calcext:value-type="float">
            <text:p>0.033843374605</text:p>
          </table:table-cell>
          <table:table-cell table:formula="of:=[.H83]/[.G83]" office:value-type="float" office:value="0.515837158012499" calcext:value-type="float">
            <text:p>0.515837158012499</text:p>
          </table:table-cell>
          <table:table-cell table:formula="of:==(1-[.I83])/(1+[.I83])" office:value-type="float" office:value="0.319402938124511" calcext:value-type="float">
            <text:p>0.319402938124511</text:p>
          </table:table-cell>
          <table:table-cell table:style-name="ce9" table:formula="of:=((1-[.I83])^2)/(1-[.I83]+([.I83]^2))" office:value-type="float" office:value="0.312447054632119" calcext:value-type="float">
            <text:p>0.312447054632119</text:p>
          </table:table-cell>
          <table:table-cell table:style-name="ce9" table:formula="of:=DEGREES(ATAN([.K83]))" office:value-type="float" office:value="17.351260936926" calcext:value-type="float">
            <text:p>17.351260936926</text:p>
          </table:table-cell>
          <table:table-cell table:style-name="ce11"/>
          <table:table-cell table:style-name="ce9" table:formula="of:=1/(1+[.I83])" office:value-type="float" office:value="0.659701469062256" calcext:value-type="float">
            <text:p>0.659701469062256</text:p>
          </table:table-cell>
          <table:table-cell table:style-name="ce9" table:formula="of:=[.I83]/(1+[.I83])" office:value-type="float" office:value="0.340298530937744" calcext:value-type="float">
            <text:p>0.340298530937744</text:p>
          </table:table-cell>
          <table:table-cell table:style-name="ce9" table:formula="of:=LN([.N83])/LN(2)" office:value-type="float" office:value="-0.600114777291089" calcext:value-type="float">
            <text:p>-0.600114777291089</text:p>
          </table:table-cell>
          <table:table-cell table:style-name="ce9" table:formula="of:=LN([.O83])/LN(2)" office:value-type="float" office:value="-1.55512717165792" calcext:value-type="float">
            <text:p>-1.55512717165792</text:p>
          </table:table-cell>
          <table:table-cell table:style-name="ce11"/>
          <table:table-cell table:style-name="ce9" table:formula="of:=(-(([.N83]*[.P83])+([.O83]*[.Q83])))" office:value-type="float" office:value="0.92510409212146" calcext:value-type="float">
            <text:p>0.92510409212146</text:p>
          </table:table-cell>
          <table:table-cell table:number-columns-repeated="1005"/>
        </table:table-row>
        <table:table-row table:style-name="ro2">
          <table:table-cell table:style-name="ce3" office:value-type="float" office:value="0.014139696" calcext:value-type="float">
            <text:p>0.014139696</text:p>
          </table:table-cell>
          <table:table-cell table:style-name="ce3" office:value-type="float" office:value="0.03521218" calcext:value-type="float">
            <text:p>0.03521218</text:p>
          </table:table-cell>
          <table:table-cell office:value-type="float" office:value="0.0141726015" calcext:value-type="float">
            <text:p>0.0141726015</text:p>
          </table:table-cell>
          <table:table-cell office:value-type="float" office:value="0.0047837533" calcext:value-type="float">
            <text:p>0.0047837533</text:p>
          </table:table-cell>
          <table:table-cell office:value-type="float" office:value="0.01533245821" calcext:value-type="float">
            <text:p>0.01533245821</text:p>
          </table:table-cell>
          <table:table-cell office:value-type="float" office:value="0.003623896588" calcext:value-type="float">
            <text:p>0.003623896588</text:p>
          </table:table-cell>
          <table:table-cell table:formula="of:=[.B84]+[.C84]+[.E84]" office:value-type="float" office:value="0.06471723971" calcext:value-type="float">
            <text:p>0.06471723971</text:p>
          </table:table-cell>
          <table:table-cell table:formula="of:=[.A84]+[.D84]+[.F84]" office:value-type="float" office:value="0.022547345888" calcext:value-type="float">
            <text:p>0.022547345888</text:p>
          </table:table-cell>
          <table:table-cell table:formula="of:=[.H84]/[.G84]" office:value-type="float" office:value="0.348397830145961" calcext:value-type="float">
            <text:p>0.348397830145961</text:p>
          </table:table-cell>
          <table:table-cell table:formula="of:==(1-[.I84])/(1+[.I84])" office:value-type="float" office:value="0.483241781680637" calcext:value-type="float">
            <text:p>0.483241781680637</text:p>
          </table:table-cell>
          <table:table-cell table:style-name="ce9" table:formula="of:=((1-[.I84])^2)/(1-[.I84]+([.I84]^2))" office:value-type="float" office:value="0.549281508218946" calcext:value-type="float">
            <text:p>0.549281508218946</text:p>
          </table:table-cell>
          <table:table-cell table:style-name="ce9" table:formula="of:=DEGREES(ATAN([.K84]))" office:value-type="float" office:value="28.7791783602805" calcext:value-type="float">
            <text:p>28.7791783602805</text:p>
          </table:table-cell>
          <table:table-cell table:style-name="ce11"/>
          <table:table-cell table:style-name="ce9" table:formula="of:=1/(1+[.I84])" office:value-type="float" office:value="0.741620890840319" calcext:value-type="float">
            <text:p>0.741620890840319</text:p>
          </table:table-cell>
          <table:table-cell table:style-name="ce9" table:formula="of:=[.I84]/(1+[.I84])" office:value-type="float" office:value="0.258379109159681" calcext:value-type="float">
            <text:p>0.258379109159681</text:p>
          </table:table-cell>
          <table:table-cell table:style-name="ce9" table:formula="of:=LN([.N84])/LN(2)" office:value-type="float" office:value="-0.431246210838661" calcext:value-type="float">
            <text:p>-0.431246210838661</text:p>
          </table:table-cell>
          <table:table-cell table:style-name="ce9" table:formula="of:=LN([.O84])/LN(2)" office:value-type="float" office:value="-1.95243866699995" calcext:value-type="float">
            <text:p>-1.95243866699995</text:p>
          </table:table-cell>
          <table:table-cell table:style-name="ce11"/>
          <table:table-cell table:style-name="ce9" table:formula="of:=(-(([.N84]*[.P84])+([.O84]*[.Q84])))" office:value-type="float" office:value="0.824290562522044" calcext:value-type="float">
            <text:p>0.824290562522044</text:p>
          </table:table-cell>
          <table:table-cell table:number-columns-repeated="1005"/>
        </table:table-row>
        <table:table-row table:style-name="ro2">
          <table:table-cell table:style-name="ce3" office:value-type="float" office:value="0.014258681" calcext:value-type="float">
            <text:p>0.014258681</text:p>
          </table:table-cell>
          <table:table-cell table:style-name="ce3" office:value-type="float" office:value="0.037426367" calcext:value-type="float">
            <text:p>0.037426367</text:p>
          </table:table-cell>
          <table:table-cell office:value-type="float" office:value="0.017940622" calcext:value-type="float">
            <text:p>0.017940622</text:p>
          </table:table-cell>
          <table:table-cell office:value-type="float" office:value="0.0054327203" calcext:value-type="float">
            <text:p>0.0054327203</text:p>
          </table:table-cell>
          <table:table-cell office:value-type="float" office:value="0.01878992986" calcext:value-type="float">
            <text:p>0.01878992986</text:p>
          </table:table-cell>
          <table:table-cell office:value-type="float" office:value="0.00458341244" calcext:value-type="float">
            <text:p>0.00458341244</text:p>
          </table:table-cell>
          <table:table-cell table:formula="of:=[.B85]+[.C85]+[.E85]" office:value-type="float" office:value="0.07415691886" calcext:value-type="float">
            <text:p>0.07415691886</text:p>
          </table:table-cell>
          <table:table-cell table:formula="of:=[.A85]+[.D85]+[.F85]" office:value-type="float" office:value="0.02427481374" calcext:value-type="float">
            <text:p>0.02427481374</text:p>
          </table:table-cell>
          <table:table-cell table:formula="of:=[.H85]/[.G85]" office:value-type="float" office:value="0.327343882582664" calcext:value-type="float">
            <text:p>0.327343882582664</text:p>
          </table:table-cell>
          <table:table-cell table:formula="of:==(1-[.I85])/(1+[.I85])" office:value-type="float" office:value="0.506768536958578" calcext:value-type="float">
            <text:p>0.506768536958578</text:p>
          </table:table-cell>
          <table:table-cell table:style-name="ce9" table:formula="of:=((1-[.I85])^2)/(1-[.I85]+([.I85]^2))" office:value-type="float" office:value="0.580226175654471" calcext:value-type="float">
            <text:p>0.580226175654471</text:p>
          </table:table-cell>
          <table:table-cell table:style-name="ce9" table:formula="of:=DEGREES(ATAN([.K85]))" office:value-type="float" office:value="30.1234290791297" calcext:value-type="float">
            <text:p>30.1234290791297</text:p>
          </table:table-cell>
          <table:table-cell table:style-name="ce11"/>
          <table:table-cell table:style-name="ce9" table:formula="of:=1/(1+[.I85])" office:value-type="float" office:value="0.753384268479289" calcext:value-type="float">
            <text:p>0.753384268479289</text:p>
          </table:table-cell>
          <table:table-cell table:style-name="ce9" table:formula="of:=[.I85]/(1+[.I85])" office:value-type="float" office:value="0.246615731520711" calcext:value-type="float">
            <text:p>0.246615731520711</text:p>
          </table:table-cell>
          <table:table-cell table:style-name="ce9" table:formula="of:=LN([.N85])/LN(2)" office:value-type="float" office:value="-0.40854218640146" calcext:value-type="float">
            <text:p>-0.40854218640146</text:p>
          </table:table-cell>
          <table:table-cell table:style-name="ce9" table:formula="of:=LN([.O85])/LN(2)" office:value-type="float" office:value="-2.01966326326088" calcext:value-type="float">
            <text:p>-2.01966326326088</text:p>
          </table:table-cell>
          <table:table-cell table:style-name="ce11"/>
          <table:table-cell table:style-name="ce9" table:formula="of:=(-(([.N85]*[.P85])+([.O85]*[.Q85])))" office:value-type="float" office:value="0.80586998933958" calcext:value-type="float">
            <text:p>0.80586998933958</text:p>
          </table:table-cell>
          <table:table-cell table:number-columns-repeated="1005"/>
        </table:table-row>
        <table:table-row table:style-name="ro2">
          <table:table-cell table:style-name="ce3" office:value-type="float" office:value="0.013991945" calcext:value-type="float">
            <text:p>0.013991945</text:p>
          </table:table-cell>
          <table:table-cell table:style-name="ce3" office:value-type="float" office:value="0.03952218" calcext:value-type="float">
            <text:p>0.03952218</text:p>
          </table:table-cell>
          <table:table-cell office:value-type="float" office:value="0.015765421" calcext:value-type="float">
            <text:p>0.015765421</text:p>
          </table:table-cell>
          <table:table-cell office:value-type="float" office:value="0.0052349814" calcext:value-type="float">
            <text:p>0.0052349814</text:p>
          </table:table-cell>
          <table:table-cell office:value-type="float" office:value="0.01742075089" calcext:value-type="float">
            <text:p>0.01742075089</text:p>
          </table:table-cell>
          <table:table-cell office:value-type="float" office:value="0.003579651507" calcext:value-type="float">
            <text:p>0.003579651507</text:p>
          </table:table-cell>
          <table:table-cell table:formula="of:=[.B86]+[.C86]+[.E86]" office:value-type="float" office:value="0.07270835189" calcext:value-type="float">
            <text:p>0.07270835189</text:p>
          </table:table-cell>
          <table:table-cell table:formula="of:=[.A86]+[.D86]+[.F86]" office:value-type="float" office:value="0.022806577907" calcext:value-type="float">
            <text:p>0.022806577907</text:p>
          </table:table-cell>
          <table:table-cell table:formula="of:=[.H86]/[.G86]" office:value-type="float" office:value="0.313672051616628" calcext:value-type="float">
            <text:p>0.313672051616628</text:p>
          </table:table-cell>
          <table:table-cell table:formula="of:==(1-[.I86])/(1+[.I86])" office:value-type="float" office:value="0.522449988594007" calcext:value-type="float">
            <text:p>0.522449988594007</text:p>
          </table:table-cell>
          <table:table-cell table:style-name="ce9" table:formula="of:=((1-[.I86])^2)/(1-[.I86]+([.I86]^2))" office:value-type="float" office:value="0.600274226020379" calcext:value-type="float">
            <text:p>0.600274226020379</text:p>
          </table:table-cell>
          <table:table-cell table:style-name="ce9" table:formula="of:=DEGREES(ATAN([.K86]))" office:value-type="float" office:value="30.9753080708588" calcext:value-type="float">
            <text:p>30.9753080708588</text:p>
          </table:table-cell>
          <table:table-cell table:style-name="ce11"/>
          <table:table-cell table:style-name="ce9" table:formula="of:=1/(1+[.I86])" office:value-type="float" office:value="0.761224994297003" calcext:value-type="float">
            <text:p>0.761224994297003</text:p>
          </table:table-cell>
          <table:table-cell table:style-name="ce9" table:formula="of:=[.I86]/(1+[.I86])" office:value-type="float" office:value="0.238775005702997" calcext:value-type="float">
            <text:p>0.238775005702997</text:p>
          </table:table-cell>
          <table:table-cell table:style-name="ce9" table:formula="of:=LN([.N86])/LN(2)" office:value-type="float" office:value="-0.393605162602356" calcext:value-type="float">
            <text:p>-0.393605162602356</text:p>
          </table:table-cell>
          <table:table-cell table:style-name="ce9" table:formula="of:=LN([.O86])/LN(2)" office:value-type="float" office:value="-2.06627626764627" calcext:value-type="float">
            <text:p>-2.06627626764627</text:p>
          </table:table-cell>
          <table:table-cell table:style-name="ce11"/>
          <table:table-cell table:style-name="ce9" table:formula="of:=(-(([.N86]*[.P86])+([.O86]*[.Q86])))" office:value-type="float" office:value="0.792997215248455" calcext:value-type="float">
            <text:p>0.792997215248455</text:p>
          </table:table-cell>
          <table:table-cell table:number-columns-repeated="1005"/>
        </table:table-row>
        <table:table-row table:style-name="ro2">
          <table:table-cell office:value-type="float" office:value="0.019822102" calcext:value-type="float">
            <text:p>0.019822102</text:p>
          </table:table-cell>
          <table:table-cell office:value-type="float" office:value="0.065280296" calcext:value-type="float">
            <text:p>0.065280296</text:p>
          </table:table-cell>
          <table:table-cell office:value-type="float" office:value="0.016018901" calcext:value-type="float">
            <text:p>0.016018901</text:p>
          </table:table-cell>
          <table:table-cell office:value-type="float" office:value="0.006872964" calcext:value-type="float">
            <text:p>0.006872964</text:p>
          </table:table-cell>
          <table:table-cell office:value-type="float" office:value="0.01617845384" calcext:value-type="float">
            <text:p>0.01617845384</text:p>
          </table:table-cell>
          <table:table-cell office:value-type="float" office:value="0.006713411164" calcext:value-type="float">
            <text:p>0.006713411164</text:p>
          </table:table-cell>
          <table:table-cell table:formula="of:=[.B87]+[.C87]+[.E87]" office:value-type="float" office:value="0.09747765084" calcext:value-type="float">
            <text:p>0.09747765084</text:p>
          </table:table-cell>
          <table:table-cell table:formula="of:=[.A87]+[.D87]+[.F87]" office:value-type="float" office:value="0.033408477164" calcext:value-type="float">
            <text:p>0.033408477164</text:p>
          </table:table-cell>
          <table:table-cell table:formula="of:=[.H87]/[.G87]" office:value-type="float" office:value="0.342729609055072" calcext:value-type="float">
            <text:p>0.342729609055072</text:p>
          </table:table-cell>
          <table:table-cell table:formula="of:==(1-[.I87])/(1+[.I87])" office:value-type="float" office:value="0.48950316319268" calcext:value-type="float">
            <text:p>0.48950316319268</text:p>
          </table:table-cell>
          <table:table-cell table:formula="of:=((1-[.I87])^2)/(1-[.I87]+([.I87]^2))" office:value-type="float" office:value="0.557616395136026" calcext:value-type="float">
            <text:p>0.557616395136026</text:p>
          </table:table-cell>
          <table:table-cell table:formula="of:=DEGREES(ATAN([.K87]))" office:value-type="float" office:value="29.1447541181535" calcext:value-type="float">
            <text:p>29.1447541181535</text:p>
          </table:table-cell>
          <table:table-cell/>
          <table:table-cell table:formula="of:=1/(1+[.I87])" office:value-type="float" office:value="0.74475158159634" calcext:value-type="float">
            <text:p>0.74475158159634</text:p>
          </table:table-cell>
          <table:table-cell table:formula="of:=[.I87]/(1+[.I87])" office:value-type="float" office:value="0.25524841840366" calcext:value-type="float">
            <text:p>0.25524841840366</text:p>
          </table:table-cell>
          <table:table-cell table:formula="of:=LN([.N87])/LN(2)" office:value-type="float" office:value="-0.425168812620985" calcext:value-type="float">
            <text:p>-0.425168812620985</text:p>
          </table:table-cell>
          <table:table-cell table:formula="of:=LN([.O87])/LN(2)" office:value-type="float" office:value="-1.97002607313107" calcext:value-type="float">
            <text:p>-1.97002607313107</text:p>
          </table:table-cell>
          <table:table-cell/>
          <table:table-cell table:formula="of:=(-(([.N87]*[.P87])+([.O87]*[.Q87])))" office:value-type="float" office:value="0.819491185025594" calcext:value-type="float">
            <text:p>0.819491185025594</text:p>
          </table:table-cell>
          <table:table-cell table:number-columns-repeated="1005"/>
        </table:table-row>
        <table:table-row table:style-name="ro2">
          <table:table-cell office:value-type="float" office:value="0.021047715" calcext:value-type="float">
            <text:p>0.021047715</text:p>
          </table:table-cell>
          <table:table-cell office:value-type="float" office:value="0.04721248" calcext:value-type="float">
            <text:p>0.04721248</text:p>
          </table:table-cell>
          <table:table-cell office:value-type="float" office:value="0.026683938" calcext:value-type="float">
            <text:p>0.026683938</text:p>
          </table:table-cell>
          <table:table-cell office:value-type="float" office:value="0.008817534" calcext:value-type="float">
            <text:p>0.008817534</text:p>
          </table:table-cell>
          <table:table-cell office:value-type="float" office:value="0.0275291548" calcext:value-type="float">
            <text:p>0.0275291548</text:p>
          </table:table-cell>
          <table:table-cell office:value-type="float" office:value="0.007972317199" calcext:value-type="float">
            <text:p>0.007972317199</text:p>
          </table:table-cell>
          <table:table-cell table:formula="of:=[.B88]+[.C88]+[.E88]" office:value-type="float" office:value="0.1014255728" calcext:value-type="float">
            <text:p>0.1014255728</text:p>
          </table:table-cell>
          <table:table-cell table:formula="of:=[.A88]+[.D88]+[.F88]" office:value-type="float" office:value="0.037837566199" calcext:value-type="float">
            <text:p>0.037837566199</text:p>
          </table:table-cell>
          <table:table-cell table:formula="of:=[.H88]/[.G88]" office:value-type="float" office:value="0.373057456363707" calcext:value-type="float">
            <text:p>0.373057456363707</text:p>
          </table:table-cell>
          <table:table-cell table:formula="of:==(1-[.I88])/(1+[.I88])" office:value-type="float" office:value="0.456603283956256" calcext:value-type="float">
            <text:p>0.456603283956256</text:p>
          </table:table-cell>
          <table:table-cell table:formula="of:=((1-[.I88])^2)/(1-[.I88]+([.I88]^2))" office:value-type="float" office:value="0.513052552211814" calcext:value-type="float">
            <text:p>0.513052552211814</text:p>
          </table:table-cell>
          <table:table-cell table:formula="of:=DEGREES(ATAN([.K88]))" office:value-type="float" office:value="27.1602072594078" calcext:value-type="float">
            <text:p>27.1602072594078</text:p>
          </table:table-cell>
          <table:table-cell/>
          <table:table-cell table:formula="of:=1/(1+[.I88])" office:value-type="float" office:value="0.728301641978128" calcext:value-type="float">
            <text:p>0.728301641978128</text:p>
          </table:table-cell>
          <table:table-cell table:formula="of:=[.I88]/(1+[.I88])" office:value-type="float" office:value="0.271698358021872" calcext:value-type="float">
            <text:p>0.271698358021872</text:p>
          </table:table-cell>
          <table:table-cell table:formula="of:=LN([.N88])/LN(2)" office:value-type="float" office:value="-0.457391997135874" calcext:value-type="float">
            <text:p>-0.457391997135874</text:p>
          </table:table-cell>
          <table:table-cell table:formula="of:=LN([.O88])/LN(2)" office:value-type="float" office:value="-1.87992224806454" calcext:value-type="float">
            <text:p>-1.87992224806454</text:p>
          </table:table-cell>
          <table:table-cell/>
          <table:table-cell table:formula="of:=(-(([.N88]*[.P88])+([.O88]*[.Q88])))" office:value-type="float" office:value="0.843891130549634" calcext:value-type="float">
            <text:p>0.843891130549634</text:p>
          </table:table-cell>
          <table:table-cell table:number-columns-repeated="1005"/>
        </table:table-row>
        <table:table-row table:style-name="ro2">
          <table:table-cell office:value-type="float" office:value="0.021665227" calcext:value-type="float">
            <text:p>0.021665227</text:p>
          </table:table-cell>
          <table:table-cell office:value-type="float" office:value="0.051052533" calcext:value-type="float">
            <text:p>0.051052533</text:p>
          </table:table-cell>
          <table:table-cell office:value-type="float" office:value="0.021211002" calcext:value-type="float">
            <text:p>0.021211002</text:p>
          </table:table-cell>
          <table:table-cell office:value-type="float" office:value="0.0058249426" calcext:value-type="float">
            <text:p>0.0058249426</text:p>
          </table:table-cell>
          <table:table-cell office:value-type="float" office:value="0.0212141785" calcext:value-type="float">
            <text:p>0.0212141785</text:p>
          </table:table-cell>
          <table:table-cell office:value-type="float" office:value="0.005821766104" calcext:value-type="float">
            <text:p>0.005821766104</text:p>
          </table:table-cell>
          <table:table-cell table:formula="of:=[.B89]+[.C89]+[.E89]" office:value-type="float" office:value="0.0934777135" calcext:value-type="float">
            <text:p>0.0934777135</text:p>
          </table:table-cell>
          <table:table-cell table:formula="of:=[.A89]+[.D89]+[.F89]" office:value-type="float" office:value="0.033311935704" calcext:value-type="float">
            <text:p>0.033311935704</text:p>
          </table:table-cell>
          <table:table-cell table:formula="of:=[.H89]/[.G89]" office:value-type="float" office:value="0.356362329123508" calcext:value-type="float">
            <text:p>0.356362329123508</text:p>
          </table:table-cell>
          <table:table-cell table:formula="of:==(1-[.I89])/(1+[.I89])" office:value-type="float" office:value="0.474532252228219" calcext:value-type="float">
            <text:p>0.474532252228219</text:p>
          </table:table-cell>
          <table:table-cell table:formula="of:=((1-[.I89])^2)/(1-[.I89]+([.I89]^2))" office:value-type="float" office:value="0.537571200483469" calcext:value-type="float">
            <text:p>0.537571200483469</text:p>
          </table:table-cell>
          <table:table-cell table:formula="of:=DEGREES(ATAN([.K89]))" office:value-type="float" office:value="28.2611945974767" calcext:value-type="float">
            <text:p>28.2611945974767</text:p>
          </table:table-cell>
          <table:table-cell/>
          <table:table-cell table:formula="of:=1/(1+[.I89])" office:value-type="float" office:value="0.73726612611411" calcext:value-type="float">
            <text:p>0.73726612611411</text:p>
          </table:table-cell>
          <table:table-cell table:formula="of:=[.I89]/(1+[.I89])" office:value-type="float" office:value="0.26273387388589" calcext:value-type="float">
            <text:p>0.26273387388589</text:p>
          </table:table-cell>
          <table:table-cell table:formula="of:=LN([.N89])/LN(2)" office:value-type="float" office:value="-0.439742621397683" calcext:value-type="float">
            <text:p>-0.439742621397683</text:p>
          </table:table-cell>
          <table:table-cell table:formula="of:=LN([.O89])/LN(2)" office:value-type="float" office:value="-1.92832587790761" calcext:value-type="float">
            <text:p>-1.92832587790761</text:p>
          </table:table-cell>
          <table:table-cell/>
          <table:table-cell table:formula="of:=(-(([.N89]*[.P89])+([.O89]*[.Q89])))" office:value-type="float" office:value="0.83084386698221" calcext:value-type="float">
            <text:p>0.83084386698221</text:p>
          </table:table-cell>
          <table:table-cell table:number-columns-repeated="1005"/>
        </table:table-row>
        <table:table-row table:style-name="ro2">
          <table:table-cell office:value-type="float" office:value="0.025585497" calcext:value-type="float">
            <text:p>0.025585497</text:p>
          </table:table-cell>
          <table:table-cell office:value-type="float" office:value="0.04625018" calcext:value-type="float">
            <text:p>0.04625018</text:p>
          </table:table-cell>
          <table:table-cell office:value-type="float" office:value="0.031213416" calcext:value-type="float">
            <text:p>0.031213416</text:p>
          </table:table-cell>
          <table:table-cell office:value-type="float" office:value="0.012157228" calcext:value-type="float">
            <text:p>0.012157228</text:p>
          </table:table-cell>
          <table:table-cell office:value-type="float" office:value="0.03507103699" calcext:value-type="float">
            <text:p>0.03507103699</text:p>
          </table:table-cell>
          <table:table-cell office:value-type="float" office:value="0.008299607008" calcext:value-type="float">
            <text:p>0.008299607008</text:p>
          </table:table-cell>
          <table:table-cell table:formula="of:=[.B90]+[.C90]+[.E90]" office:value-type="float" office:value="0.11253463299" calcext:value-type="float">
            <text:p>0.11253463299</text:p>
          </table:table-cell>
          <table:table-cell table:formula="of:=[.A90]+[.D90]+[.F90]" office:value-type="float" office:value="0.046042332008" calcext:value-type="float">
            <text:p>0.046042332008</text:p>
          </table:table-cell>
          <table:table-cell table:formula="of:=[.H90]/[.G90]" office:value-type="float" office:value="0.409139220386416" calcext:value-type="float">
            <text:p>0.409139220386416</text:p>
          </table:table-cell>
          <table:table-cell table:formula="of:==(1-[.I90])/(1+[.I90])" office:value-type="float" office:value="0.419306177179256" calcext:value-type="float">
            <text:p>0.419306177179256</text:p>
          </table:table-cell>
          <table:table-cell table:formula="of:=((1-[.I90])^2)/(1-[.I90]+([.I90]^2))" office:value-type="float" office:value="0.46042050130099" calcext:value-type="float">
            <text:p>0.46042050130099</text:p>
          </table:table-cell>
          <table:table-cell table:formula="of:=DEGREES(ATAN([.K90]))" office:value-type="float" office:value="24.722312287082" calcext:value-type="float">
            <text:p>24.722312287082</text:p>
          </table:table-cell>
          <table:table-cell/>
          <table:table-cell table:formula="of:=1/(1+[.I90])" office:value-type="float" office:value="0.709653088589628" calcext:value-type="float">
            <text:p>0.709653088589628</text:p>
          </table:table-cell>
          <table:table-cell table:formula="of:=[.I90]/(1+[.I90])" office:value-type="float" office:value="0.290346911410372" calcext:value-type="float">
            <text:p>0.290346911410372</text:p>
          </table:table-cell>
          <table:table-cell table:formula="of:=LN([.N90])/LN(2)" office:value-type="float" office:value="-0.49481415432946" calcext:value-type="float">
            <text:p>-0.49481415432946</text:p>
          </table:table-cell>
          <table:table-cell table:formula="of:=LN([.O90])/LN(2)" office:value-type="float" office:value="-1.78415040755466" calcext:value-type="float">
            <text:p>-1.78415040755466</text:p>
          </table:table-cell>
          <table:table-cell/>
          <table:table-cell table:formula="of:=(-(([.N90]*[.P90])+([.O90]*[.Q90])))" office:value-type="float" office:value="0.869168953222819" calcext:value-type="float">
            <text:p>0.869168953222819</text:p>
          </table:table-cell>
          <table:table-cell table:number-columns-repeated="1005"/>
        </table:table-row>
        <table:table-row table:style-name="ro2">
          <table:table-cell office:value-type="float" office:value="0.020631844" calcext:value-type="float">
            <text:p>0.020631844</text:p>
          </table:table-cell>
          <table:table-cell office:value-type="float" office:value="0.05045969" calcext:value-type="float">
            <text:p>0.05045969</text:p>
          </table:table-cell>
          <table:table-cell office:value-type="float" office:value="0.024410902" calcext:value-type="float">
            <text:p>0.024410902</text:p>
          </table:table-cell>
          <table:table-cell office:value-type="float" office:value="0.01056305" calcext:value-type="float">
            <text:p>0.01056305</text:p>
          </table:table-cell>
          <table:table-cell office:value-type="float" office:value="0.02587740456" calcext:value-type="float">
            <text:p>0.02587740456</text:p>
          </table:table-cell>
          <table:table-cell office:value-type="float" office:value="0.009096547436" calcext:value-type="float">
            <text:p>0.009096547436</text:p>
          </table:table-cell>
          <table:table-cell table:formula="of:=[.B91]+[.C91]+[.E91]" office:value-type="float" office:value="0.10074799656" calcext:value-type="float">
            <text:p>0.10074799656</text:p>
          </table:table-cell>
          <table:table-cell table:formula="of:=[.A91]+[.D91]+[.F91]" office:value-type="float" office:value="0.040291441436" calcext:value-type="float">
            <text:p>0.040291441436</text:p>
          </table:table-cell>
          <table:table-cell table:formula="of:=[.H91]/[.G91]" office:value-type="float" office:value="0.399923004047079" calcext:value-type="float">
            <text:p>0.399923004047079</text:p>
          </table:table-cell>
          <table:table-cell table:formula="of:==(1-[.I91])/(1+[.I91])" office:value-type="float" office:value="0.428650000191539" calcext:value-type="float">
            <text:p>0.428650000191539</text:p>
          </table:table-cell>
          <table:table-cell table:formula="of:=((1-[.I91])^2)/(1-[.I91]+([.I91]^2))" office:value-type="float" office:value="0.473796187085864" calcext:value-type="float">
            <text:p>0.473796187085864</text:p>
          </table:table-cell>
          <table:table-cell table:formula="of:=DEGREES(ATAN([.K91]))" office:value-type="float" office:value="25.3514157559327" calcext:value-type="float">
            <text:p>25.3514157559327</text:p>
          </table:table-cell>
          <table:table-cell/>
          <table:table-cell table:formula="of:=1/(1+[.I91])" office:value-type="float" office:value="0.71432500009577" calcext:value-type="float">
            <text:p>0.71432500009577</text:p>
          </table:table-cell>
          <table:table-cell table:formula="of:=[.I91]/(1+[.I91])" office:value-type="float" office:value="0.28567499990423" calcext:value-type="float">
            <text:p>0.28567499990423</text:p>
          </table:table-cell>
          <table:table-cell table:formula="of:=LN([.N91])/LN(2)" office:value-type="float" office:value="-0.485347480931567" calcext:value-type="float">
            <text:p>-0.485347480931567</text:p>
          </table:table-cell>
          <table:table-cell table:formula="of:=LN([.O91])/LN(2)" office:value-type="float" office:value="-1.8075533067486" calcext:value-type="float">
            <text:p>-1.8075533067486</text:p>
          </table:table-cell>
          <table:table-cell/>
          <table:table-cell table:formula="of:=(-(([.N91]*[.P91])+([.O91]*[.Q91])))" office:value-type="float" office:value="0.863068630095221" calcext:value-type="float">
            <text:p>0.863068630095221</text:p>
          </table:table-cell>
          <table:table-cell table:number-columns-repeated="1005"/>
        </table:table-row>
        <table:table-row table:style-name="ro2">
          <table:table-cell office:value-type="float" office:value="0.020683633" calcext:value-type="float">
            <text:p>0.020683633</text:p>
          </table:table-cell>
          <table:table-cell office:value-type="float" office:value="0.069894254" calcext:value-type="float">
            <text:p>0.069894254</text:p>
          </table:table-cell>
          <table:table-cell office:value-type="float" office:value="0.02556553" calcext:value-type="float">
            <text:p>0.02556553</text:p>
          </table:table-cell>
          <table:table-cell office:value-type="float" office:value="0.009955801" calcext:value-type="float">
            <text:p>0.009955801</text:p>
          </table:table-cell>
          <table:table-cell office:value-type="float" office:value="0.02634567568" calcext:value-type="float">
            <text:p>0.02634567568</text:p>
          </table:table-cell>
          <table:table-cell office:value-type="float" office:value="0.009175655318" calcext:value-type="float">
            <text:p>0.009175655318</text:p>
          </table:table-cell>
          <table:table-cell table:formula="of:=[.B92]+[.C92]+[.E92]" office:value-type="float" office:value="0.12180545968" calcext:value-type="float">
            <text:p>0.12180545968</text:p>
          </table:table-cell>
          <table:table-cell table:formula="of:=[.A92]+[.D92]+[.F92]" office:value-type="float" office:value="0.039815089318" calcext:value-type="float">
            <text:p>0.039815089318</text:p>
          </table:table-cell>
          <table:table-cell table:formula="of:=[.H92]/[.G92]" office:value-type="float" office:value="0.326874422727847" calcext:value-type="float">
            <text:p>0.326874422727847</text:p>
          </table:table-cell>
          <table:table-cell table:formula="of:==(1-[.I92])/(1+[.I92])" office:value-type="float" office:value="0.507301644935104" calcext:value-type="float">
            <text:p>0.507301644935104</text:p>
          </table:table-cell>
          <table:table-cell table:formula="of:=((1-[.I92])^2)/(1-[.I92]+([.I92]^2))" office:value-type="float" office:value="0.580915433321269" calcext:value-type="float">
            <text:p>0.580915433321269</text:p>
          </table:table-cell>
          <table:table-cell table:formula="of:=DEGREES(ATAN([.K92]))" office:value-type="float" office:value="30.1529651378589" calcext:value-type="float">
            <text:p>30.1529651378589</text:p>
          </table:table-cell>
          <table:table-cell/>
          <table:table-cell table:formula="of:=1/(1+[.I92])" office:value-type="float" office:value="0.753650822467552" calcext:value-type="float">
            <text:p>0.753650822467552</text:p>
          </table:table-cell>
          <table:table-cell table:formula="of:=[.I92]/(1+[.I92])" office:value-type="float" office:value="0.246349177532448" calcext:value-type="float">
            <text:p>0.246349177532448</text:p>
          </table:table-cell>
          <table:table-cell table:formula="of:=LN([.N92])/LN(2)" office:value-type="float" office:value="-0.408031838469529" calcext:value-type="float">
            <text:p>-0.408031838469529</text:p>
          </table:table-cell>
          <table:table-cell table:formula="of:=LN([.O92])/LN(2)" office:value-type="float" office:value="-2.02122343984713" calcext:value-type="float">
            <text:p>-2.02122343984713</text:p>
          </table:table-cell>
          <table:table-cell/>
          <table:table-cell table:formula="of:=(-(([.N92]*[.P92])+([.O92]*[.Q92])))" office:value-type="float" office:value="0.805440262671153" calcext:value-type="float">
            <text:p>0.805440262671153</text:p>
          </table:table-cell>
          <table:table-cell table:number-columns-repeated="1005"/>
        </table:table-row>
        <table:table-row table:style-name="ro2">
          <table:table-cell office:value-type="float" office:value="0.027682265" calcext:value-type="float">
            <text:p>0.027682265</text:p>
          </table:table-cell>
          <table:table-cell office:value-type="float" office:value="0.09919786" calcext:value-type="float">
            <text:p>0.09919786</text:p>
          </table:table-cell>
          <table:table-cell office:value-type="float" office:value="0.032840345" calcext:value-type="float">
            <text:p>0.032840345</text:p>
          </table:table-cell>
          <table:table-cell office:value-type="float" office:value="0.014430245" calcext:value-type="float">
            <text:p>0.014430245</text:p>
          </table:table-cell>
          <table:table-cell office:value-type="float" office:value="0.03470595807" calcext:value-type="float">
            <text:p>0.03470595807</text:p>
          </table:table-cell>
          <table:table-cell office:value-type="float" office:value="0.01256463193" calcext:value-type="float">
            <text:p>0.01256463193</text:p>
          </table:table-cell>
          <table:table-cell table:formula="of:=[.B93]+[.C93]+[.E93]" office:value-type="float" office:value="0.16674416307" calcext:value-type="float">
            <text:p>0.16674416307</text:p>
          </table:table-cell>
          <table:table-cell table:formula="of:=[.A93]+[.D93]+[.F93]" office:value-type="float" office:value="0.05467714193" calcext:value-type="float">
            <text:p>0.05467714193</text:p>
          </table:table-cell>
          <table:table-cell table:formula="of:=[.H93]/[.G93]" office:value-type="float" office:value="0.327910380329453" calcext:value-type="float">
            <text:p>0.327910380329453</text:p>
          </table:table-cell>
          <table:table-cell table:formula="of:==(1-[.I93])/(1+[.I93])" office:value-type="float" office:value="0.506125736816518" calcext:value-type="float">
            <text:p>0.506125736816518</text:p>
          </table:table-cell>
          <table:table-cell table:formula="of:=((1-[.I93])^2)/(1-[.I93]+([.I93]^2))" office:value-type="float" office:value="0.579394382092777" calcext:value-type="float">
            <text:p>0.579394382092777</text:p>
          </table:table-cell>
          <table:table-cell table:formula="of:=DEGREES(ATAN([.K93]))" office:value-type="float" office:value="30.087761532864" calcext:value-type="float">
            <text:p>30.087761532864</text:p>
          </table:table-cell>
          <table:table-cell/>
          <table:table-cell table:formula="of:=1/(1+[.I93])" office:value-type="float" office:value="0.753062868408259" calcext:value-type="float">
            <text:p>0.753062868408259</text:p>
          </table:table-cell>
          <table:table-cell table:formula="of:=[.I93]/(1+[.I93])" office:value-type="float" office:value="0.246937131591741" calcext:value-type="float">
            <text:p>0.246937131591741</text:p>
          </table:table-cell>
          <table:table-cell table:formula="of:=LN([.N93])/LN(2)" office:value-type="float" office:value="-0.409157783569522" calcext:value-type="float">
            <text:p>-0.409157783569522</text:p>
          </table:table-cell>
          <table:table-cell table:formula="of:=LN([.O93])/LN(2)" office:value-type="float" office:value="-2.01778430605562" calcext:value-type="float">
            <text:p>-2.01778430605562</text:p>
          </table:table-cell>
          <table:table-cell/>
          <table:table-cell table:formula="of:=(-(([.N93]*[.P93])+([.O93]*[.Q93])))" office:value-type="float" office:value="0.806387402834637" calcext:value-type="float">
            <text:p>0.806387402834637</text:p>
          </table:table-cell>
          <table:table-cell table:number-columns-repeated="1005"/>
        </table:table-row>
        <table:table-row table:style-name="ro2">
          <table:table-cell office:value-type="float" office:value="0.018373849" calcext:value-type="float">
            <text:p>0.018373849</text:p>
          </table:table-cell>
          <table:table-cell office:value-type="float" office:value="0.04138931" calcext:value-type="float">
            <text:p>0.04138931</text:p>
          </table:table-cell>
          <table:table-cell office:value-type="float" office:value="0.0246678" calcext:value-type="float">
            <text:p>0.0246678</text:p>
          </table:table-cell>
          <table:table-cell office:value-type="float" office:value="0.010176082" calcext:value-type="float">
            <text:p>0.010176082</text:p>
          </table:table-cell>
          <table:table-cell office:value-type="float" office:value="0.02506945121" calcext:value-type="float">
            <text:p>0.02506945121</text:p>
          </table:table-cell>
          <table:table-cell office:value-type="float" office:value="0.009774430792" calcext:value-type="float">
            <text:p>0.009774430792</text:p>
          </table:table-cell>
          <table:table-cell table:formula="of:=[.B94]+[.C94]+[.E94]" office:value-type="float" office:value="0.09112656121" calcext:value-type="float">
            <text:p>0.09112656121</text:p>
          </table:table-cell>
          <table:table-cell table:formula="of:=[.A94]+[.D94]+[.F94]" office:value-type="float" office:value="0.038324361792" calcext:value-type="float">
            <text:p>0.038324361792</text:p>
          </table:table-cell>
          <table:table-cell table:formula="of:=[.H94]/[.G94]" office:value-type="float" office:value="0.420561922705302" calcext:value-type="float">
            <text:p>0.420561922705302</text:p>
          </table:table-cell>
          <table:table-cell table:formula="of:==(1-[.I94])/(1+[.I94])" office:value-type="float" office:value="0.407893572278231" calcext:value-type="float">
            <text:p>0.407893572278231</text:p>
          </table:table-cell>
          <table:table-cell table:formula="of:=((1-[.I94])^2)/(1-[.I94]+([.I94]^2))" office:value-type="float" office:value="0.443929478971028" calcext:value-type="float">
            <text:p>0.443929478971028</text:p>
          </table:table-cell>
          <table:table-cell table:formula="of:=DEGREES(ATAN([.K94]))" office:value-type="float" office:value="23.9378457796009" calcext:value-type="float">
            <text:p>23.9378457796009</text:p>
          </table:table-cell>
          <table:table-cell/>
          <table:table-cell table:formula="of:=1/(1+[.I94])" office:value-type="float" office:value="0.703946786139115" calcext:value-type="float">
            <text:p>0.703946786139115</text:p>
          </table:table-cell>
          <table:table-cell table:formula="of:=[.I94]/(1+[.I94])" office:value-type="float" office:value="0.296053213860884" calcext:value-type="float">
            <text:p>0.296053213860884</text:p>
          </table:table-cell>
          <table:table-cell table:formula="of:=LN([.N94])/LN(2)" office:value-type="float" office:value="-0.506461720392465" calcext:value-type="float">
            <text:p>-0.506461720392465</text:p>
          </table:table-cell>
          <table:table-cell table:formula="of:=LN([.O94])/LN(2)" office:value-type="float" office:value="-1.7560715795967" calcext:value-type="float">
            <text:p>-1.7560715795967</text:p>
          </table:table-cell>
          <table:table-cell/>
          <table:table-cell table:formula="of:=(-(([.N94]*[.P94])+([.O94]*[.Q94])))" office:value-type="float" office:value="0.876412735282126" calcext:value-type="float">
            <text:p>0.876412735282126</text:p>
          </table:table-cell>
          <table:table-cell table:number-columns-repeated="1005"/>
        </table:table-row>
        <table:table-row table:style-name="ro2">
          <table:table-cell office:value-type="float" office:value="0.02070458" calcext:value-type="float">
            <text:p>0.02070458</text:p>
          </table:table-cell>
          <table:table-cell office:value-type="float" office:value="0.07039898" calcext:value-type="float">
            <text:p>0.07039898</text:p>
          </table:table-cell>
          <table:table-cell office:value-type="float" office:value="0.025973376" calcext:value-type="float">
            <text:p>0.025973376</text:p>
          </table:table-cell>
          <table:table-cell office:value-type="float" office:value="0.011978126" calcext:value-type="float">
            <text:p>0.011978126</text:p>
          </table:table-cell>
          <table:table-cell office:value-type="float" office:value="0.02882653244" calcext:value-type="float">
            <text:p>0.02882653244</text:p>
          </table:table-cell>
          <table:table-cell office:value-type="float" office:value="0.009124969558" calcext:value-type="float">
            <text:p>0.009124969558</text:p>
          </table:table-cell>
          <table:table-cell table:formula="of:=[.B95]+[.C95]+[.E95]" office:value-type="float" office:value="0.12519888844" calcext:value-type="float">
            <text:p>0.12519888844</text:p>
          </table:table-cell>
          <table:table-cell table:formula="of:=[.A95]+[.D95]+[.F95]" office:value-type="float" office:value="0.041807675558" calcext:value-type="float">
            <text:p>0.041807675558</text:p>
          </table:table-cell>
          <table:table-cell table:formula="of:=[.H95]/[.G95]" office:value-type="float" office:value="0.33393008579334" calcext:value-type="float">
            <text:p>0.33393008579334</text:p>
          </table:table-cell>
          <table:table-cell table:formula="of:==(1-[.I95])/(1+[.I95])" office:value-type="float" office:value="0.499328953818837" calcext:value-type="float">
            <text:p>0.499328953818837</text:p>
          </table:table-cell>
          <table:table-cell table:formula="of:=((1-[.I95])^2)/(1-[.I95]+([.I95]^2))" office:value-type="float" office:value="0.570551683033177" calcext:value-type="float">
            <text:p>0.570551683033177</text:p>
          </table:table-cell>
          <table:table-cell table:formula="of:=DEGREES(ATAN([.K95]))" office:value-type="float" office:value="29.7069922487876" calcext:value-type="float">
            <text:p>29.7069922487876</text:p>
          </table:table-cell>
          <table:table-cell/>
          <table:table-cell table:formula="of:=1/(1+[.I95])" office:value-type="float" office:value="0.749664476909418" calcext:value-type="float">
            <text:p>0.749664476909418</text:p>
          </table:table-cell>
          <table:table-cell table:formula="of:=[.I95]/(1+[.I95])" office:value-type="float" office:value="0.250335523090581" calcext:value-type="float">
            <text:p>0.250335523090581</text:p>
          </table:table-cell>
          <table:table-cell table:formula="of:=LN([.N95])/LN(2)" office:value-type="float" office:value="-0.415683053687067" calcext:value-type="float">
            <text:p>-0.415683053687067</text:p>
          </table:table-cell>
          <table:table-cell table:formula="of:=LN([.O95])/LN(2)" office:value-type="float" office:value="-1.99806506814285" calcext:value-type="float">
            <text:p>-1.99806506814285</text:p>
          </table:table-cell>
          <table:table-cell/>
          <table:table-cell table:formula="of:=(-(([.N95]*[.P95])+([.O95]*[.Q95])))" office:value-type="float" office:value="0.811809483004984" calcext:value-type="float">
            <text:p>0.811809483004984</text:p>
          </table:table-cell>
          <table:table-cell table:number-columns-repeated="1005"/>
        </table:table-row>
        <table:table-row table:style-name="ro2">
          <table:table-cell office:value-type="float" office:value="0.029418375" calcext:value-type="float">
            <text:p>0.029418375</text:p>
          </table:table-cell>
          <table:table-cell office:value-type="float" office:value="0.050811797" calcext:value-type="float">
            <text:p>0.050811797</text:p>
          </table:table-cell>
          <table:table-cell office:value-type="float" office:value="0.022866953" calcext:value-type="float">
            <text:p>0.022866953</text:p>
          </table:table-cell>
          <table:table-cell office:value-type="float" office:value="0.010383818" calcext:value-type="float">
            <text:p>0.010383818</text:p>
          </table:table-cell>
          <table:table-cell office:value-type="float" office:value="0.02488680028" calcext:value-type="float">
            <text:p>0.02488680028</text:p>
          </table:table-cell>
          <table:table-cell office:value-type="float" office:value="0.008363970719" calcext:value-type="float">
            <text:p>0.008363970719</text:p>
          </table:table-cell>
          <table:table-cell table:formula="of:=[.B96]+[.C96]+[.E96]" office:value-type="float" office:value="0.09856555028" calcext:value-type="float">
            <text:p>0.09856555028</text:p>
          </table:table-cell>
          <table:table-cell table:formula="of:=[.A96]+[.D96]+[.F96]" office:value-type="float" office:value="0.048166163719" calcext:value-type="float">
            <text:p>0.048166163719</text:p>
          </table:table-cell>
          <table:table-cell table:formula="of:=[.H96]/[.G96]" office:value-type="float" office:value="0.488671382467525" calcext:value-type="float">
            <text:p>0.488671382467525</text:p>
          </table:table-cell>
          <table:table-cell table:formula="of:==(1-[.I96])/(1+[.I96])" office:value-type="float" office:value="0.343479846226995" calcext:value-type="float">
            <text:p>0.343479846226995</text:p>
          </table:table-cell>
          <table:table-cell table:formula="of:=((1-[.I96])^2)/(1-[.I96]+([.I96]^2))" office:value-type="float" office:value="0.34854963079096" calcext:value-type="float">
            <text:p>0.34854963079096</text:p>
          </table:table-cell>
          <table:table-cell table:formula="of:=DEGREES(ATAN([.K96]))" office:value-type="float" office:value="19.2159815550329" calcext:value-type="float">
            <text:p>19.2159815550329</text:p>
          </table:table-cell>
          <table:table-cell/>
          <table:table-cell table:formula="of:=1/(1+[.I96])" office:value-type="float" office:value="0.671739923113498" calcext:value-type="float">
            <text:p>0.671739923113498</text:p>
          </table:table-cell>
          <table:table-cell table:formula="of:=[.I96]/(1+[.I96])" office:value-type="float" office:value="0.328260076886502" calcext:value-type="float">
            <text:p>0.328260076886502</text:p>
          </table:table-cell>
          <table:table-cell table:formula="of:=LN([.N96])/LN(2)" office:value-type="float" office:value="-0.574025320603854" calcext:value-type="float">
            <text:p>-0.574025320603854</text:p>
          </table:table-cell>
          <table:table-cell table:formula="of:=LN([.O96])/LN(2)" office:value-type="float" office:value="-1.60708879541873" calcext:value-type="float">
            <text:p>-1.60708879541873</text:p>
          </table:table-cell>
          <table:table-cell/>
          <table:table-cell table:formula="of:=(-(([.N96]*[.P96])+([.O96]*[.Q96])))" office:value-type="float" office:value="0.913138816275223" calcext:value-type="float">
            <text:p>0.913138816275223</text:p>
          </table:table-cell>
          <table:table-cell table:number-columns-repeated="1005"/>
        </table:table-row>
        <table:table-row table:style-name="ro2">
          <table:table-cell table:style-name="ce3" office:value-type="float" office:value="0.01662973" calcext:value-type="float">
            <text:p>0.01662973</text:p>
          </table:table-cell>
          <table:table-cell table:style-name="ce3" office:value-type="float" office:value="0.060109153" calcext:value-type="float">
            <text:p>0.060109153</text:p>
          </table:table-cell>
          <table:table-cell office:value-type="float" office:value="0.023869816" calcext:value-type="float">
            <text:p>0.023869816</text:p>
          </table:table-cell>
          <table:table-cell office:value-type="float" office:value="0.0050251433" calcext:value-type="float">
            <text:p>0.0050251433</text:p>
          </table:table-cell>
          <table:table-cell office:value-type="float" office:value="0.0240929665" calcext:value-type="float">
            <text:p>0.0240929665</text:p>
          </table:table-cell>
          <table:table-cell office:value-type="float" office:value="0.004801992805" calcext:value-type="float">
            <text:p>0.004801992805</text:p>
          </table:table-cell>
          <table:table-cell table:formula="of:=[.B97]+[.C97]+[.E97]" office:value-type="float" office:value="0.1080719355" calcext:value-type="float">
            <text:p>0.1080719355</text:p>
          </table:table-cell>
          <table:table-cell table:formula="of:=[.A97]+[.D97]+[.F97]" office:value-type="float" office:value="0.026456866105" calcext:value-type="float">
            <text:p>0.026456866105</text:p>
          </table:table-cell>
          <table:table-cell table:formula="of:=[.H97]/[.G97]" office:value-type="float" office:value="0.244807923376185" calcext:value-type="float">
            <text:p>0.244807923376185</text:p>
          </table:table-cell>
          <table:table-cell table:formula="of:==(1-[.I97])/(1+[.I97])" office:value-type="float" office:value="0.606673577860569" calcext:value-type="float">
            <text:p>0.606673577860569</text:p>
          </table:table-cell>
          <table:table-cell table:style-name="ce9" table:formula="of:=((1-[.I97])^2)/(1-[.I97]+([.I97]^2))" office:value-type="float" office:value="0.699667504675918" calcext:value-type="float">
            <text:p>0.699667504675918</text:p>
          </table:table-cell>
          <table:table-cell table:style-name="ce9" table:formula="of:=DEGREES(ATAN([.K97]))" office:value-type="float" office:value="34.9792325779289" calcext:value-type="float">
            <text:p>34.9792325779289</text:p>
          </table:table-cell>
          <table:table-cell table:style-name="ce11"/>
          <table:table-cell table:style-name="ce9" table:formula="of:=1/(1+[.I97])" office:value-type="float" office:value="0.803336788930285" calcext:value-type="float">
            <text:p>0.803336788930285</text:p>
          </table:table-cell>
          <table:table-cell table:style-name="ce9" table:formula="of:=[.I97]/(1+[.I97])" office:value-type="float" office:value="0.196663211069716" calcext:value-type="float">
            <text:p>0.196663211069716</text:p>
          </table:table-cell>
          <table:table-cell table:style-name="ce9" table:formula="of:=LN([.N97])/LN(2)" office:value-type="float" office:value="-0.315923148421277" calcext:value-type="float">
            <text:p>-0.315923148421277</text:p>
          </table:table-cell>
          <table:table-cell table:style-name="ce9" table:formula="of:=LN([.O97])/LN(2)" office:value-type="float" office:value="-2.34620099070887" calcext:value-type="float">
            <text:p>-2.34620099070887</text:p>
          </table:table-cell>
          <table:table-cell table:style-name="ce11"/>
          <table:table-cell table:style-name="ce9" table:formula="of:=(-(([.N97]*[.P97])+([.O97]*[.Q97])))" office:value-type="float" office:value="0.715204108249249" calcext:value-type="float">
            <text:p>0.715204108249249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20124221" calcext:value-type="float">
            <text:p>0.020124221</text:p>
          </table:table-cell>
          <table:table-cell table:style-name="ce3" office:value-type="float" office:value="0.08367818" calcext:value-type="float">
            <text:p>0.08367818</text:p>
          </table:table-cell>
          <table:table-cell office:value-type="float" office:value="0.033004113" calcext:value-type="float">
            <text:p>0.033004113</text:p>
          </table:table-cell>
          <table:table-cell office:value-type="float" office:value="0.008342727" calcext:value-type="float">
            <text:p>0.008342727</text:p>
          </table:table-cell>
          <table:table-cell office:value-type="float" office:value="0.03388481197" calcext:value-type="float">
            <text:p>0.03388481197</text:p>
          </table:table-cell>
          <table:table-cell office:value-type="float" office:value="0.00746202803" calcext:value-type="float">
            <text:p>0.00746202803</text:p>
          </table:table-cell>
          <table:table-cell table:formula="of:=[.B98]+[.C98]+[.E98]" office:value-type="float" office:value="0.15056710497" calcext:value-type="float">
            <text:p>0.15056710497</text:p>
          </table:table-cell>
          <table:table-cell table:formula="of:=[.A98]+[.D98]+[.F98]" office:value-type="float" office:value="0.03592897603" calcext:value-type="float">
            <text:p>0.03592897603</text:p>
          </table:table-cell>
          <table:table-cell table:formula="of:=[.H98]/[.G98]" office:value-type="float" office:value="0.238624339872635" calcext:value-type="float">
            <text:p>0.238624339872635</text:p>
          </table:table-cell>
          <table:table-cell table:formula="of:==(1-[.I98])/(1+[.I98])" office:value-type="float" office:value="0.614694573340659" calcext:value-type="float">
            <text:p>0.614694573340659</text:p>
          </table:table-cell>
          <table:table-cell table:style-name="ce9" table:formula="of:=((1-[.I98])^2)/(1-[.I98]+([.I98]^2))" office:value-type="float" office:value="0.708396292464173" calcext:value-type="float">
            <text:p>0.708396292464173</text:p>
          </table:table-cell>
          <table:table-cell table:style-name="ce9" table:formula="of:=DEGREES(ATAN([.K98]))" office:value-type="float" office:value="35.3136154497666" calcext:value-type="float">
            <text:p>35.3136154497666</text:p>
          </table:table-cell>
          <table:table-cell table:style-name="ce11"/>
          <table:table-cell table:style-name="ce9" table:formula="of:=1/(1+[.I98])" office:value-type="float" office:value="0.807347286670329" calcext:value-type="float">
            <text:p>0.807347286670329</text:p>
          </table:table-cell>
          <table:table-cell table:style-name="ce9" table:formula="of:=[.I98]/(1+[.I98])" office:value-type="float" office:value="0.19265271332967" calcext:value-type="float">
            <text:p>0.19265271332967</text:p>
          </table:table-cell>
          <table:table-cell table:style-name="ce9" table:formula="of:=LN([.N98])/LN(2)" office:value-type="float" office:value="-0.308738701457538" calcext:value-type="float">
            <text:p>-0.308738701457538</text:p>
          </table:table-cell>
          <table:table-cell table:style-name="ce9" table:formula="of:=LN([.O98])/LN(2)" office:value-type="float" office:value="-2.37592558976354" calcext:value-type="float">
            <text:p>-2.37592558976354</text:p>
          </table:table-cell>
          <table:table-cell table:style-name="ce11"/>
          <table:table-cell table:style-name="ce9" table:formula="of:=(-(([.N98]*[.P98])+([.O98]*[.Q98])))" office:value-type="float" office:value="0.706987864449208" calcext:value-type="float">
            <text:p>0.706987864449208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3918388" calcext:value-type="float">
            <text:p>0.013918388</text:p>
          </table:table-cell>
          <table:table-cell table:style-name="ce3" office:value-type="float" office:value="0.06592082" calcext:value-type="float">
            <text:p>0.06592082</text:p>
          </table:table-cell>
          <table:table-cell office:value-type="float" office:value="0.021659277" calcext:value-type="float">
            <text:p>0.021659277</text:p>
          </table:table-cell>
          <table:table-cell office:value-type="float" office:value="0.004797922" calcext:value-type="float">
            <text:p>0.004797922</text:p>
          </table:table-cell>
          <table:table-cell office:value-type="float" office:value="0.02177695015" calcext:value-type="float">
            <text:p>0.02177695015</text:p>
          </table:table-cell>
          <table:table-cell office:value-type="float" office:value="0.004680248849" calcext:value-type="float">
            <text:p>0.004680248849</text:p>
          </table:table-cell>
          <table:table-cell table:formula="of:=[.B99]+[.C99]+[.E99]" office:value-type="float" office:value="0.10935704715" calcext:value-type="float">
            <text:p>0.10935704715</text:p>
          </table:table-cell>
          <table:table-cell table:formula="of:=[.A99]+[.D99]+[.F99]" office:value-type="float" office:value="0.023396558849" calcext:value-type="float">
            <text:p>0.023396558849</text:p>
          </table:table-cell>
          <table:table-cell table:formula="of:=[.H99]/[.G99]" office:value-type="float" office:value="0.213946512444763" calcext:value-type="float">
            <text:p>0.213946512444763</text:p>
          </table:table-cell>
          <table:table-cell table:formula="of:==(1-[.I99])/(1+[.I99])" office:value-type="float" office:value="0.647519045935728" calcext:value-type="float">
            <text:p>0.647519045935728</text:p>
          </table:table-cell>
          <table:table-cell table:style-name="ce9" table:formula="of:=((1-[.I99])^2)/(1-[.I99]+([.I99]^2))" office:value-type="float" office:value="0.742799144646985" calcext:value-type="float">
            <text:p>0.742799144646985</text:p>
          </table:table-cell>
          <table:table-cell table:style-name="ce9" table:formula="of:=DEGREES(ATAN([.K99]))" office:value-type="float" office:value="36.6049333857115" calcext:value-type="float">
            <text:p>36.6049333857115</text:p>
          </table:table-cell>
          <table:table-cell table:style-name="ce11"/>
          <table:table-cell table:style-name="ce9" table:formula="of:=1/(1+[.I99])" office:value-type="float" office:value="0.823759522967864" calcext:value-type="float">
            <text:p>0.823759522967864</text:p>
          </table:table-cell>
          <table:table-cell table:style-name="ce9" table:formula="of:=[.I99]/(1+[.I99])" office:value-type="float" office:value="0.176240477032136" calcext:value-type="float">
            <text:p>0.176240477032136</text:p>
          </table:table-cell>
          <table:table-cell table:style-name="ce9" table:formula="of:=LN([.N99])/LN(2)" office:value-type="float" office:value="-0.279704856576568" calcext:value-type="float">
            <text:p>-0.279704856576568</text:p>
          </table:table-cell>
          <table:table-cell table:style-name="ce9" table:formula="of:=LN([.O99])/LN(2)" office:value-type="float" office:value="-2.5043827897713" calcext:value-type="float">
            <text:p>-2.5043827897713</text:p>
          </table:table-cell>
          <table:table-cell table:style-name="ce11"/>
          <table:table-cell table:style-name="ce9" table:formula="of:=(-(([.N99]*[.P99])+([.O99]*[.Q99])))" office:value-type="float" office:value="0.671783156765674" calcext:value-type="float">
            <text:p>0.671783156765674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8223112" calcext:value-type="float">
            <text:p>0.018223112</text:p>
          </table:table-cell>
          <table:table-cell table:style-name="ce3" office:value-type="float" office:value="0.0654404" calcext:value-type="float">
            <text:p>0.0654404</text:p>
          </table:table-cell>
          <table:table-cell office:value-type="float" office:value="0.025888663" calcext:value-type="float">
            <text:p>0.025888663</text:p>
          </table:table-cell>
          <table:table-cell office:value-type="float" office:value="0.0065918756" calcext:value-type="float">
            <text:p>0.0065918756</text:p>
          </table:table-cell>
          <table:table-cell office:value-type="float" office:value="0.0262199153" calcext:value-type="float">
            <text:p>0.0262199153</text:p>
          </table:table-cell>
          <table:table-cell office:value-type="float" office:value="0.006260623296" calcext:value-type="float">
            <text:p>0.006260623296</text:p>
          </table:table-cell>
          <table:table-cell table:formula="of:=[.B100]+[.C100]+[.E100]" office:value-type="float" office:value="0.1175489783" calcext:value-type="float">
            <text:p>0.1175489783</text:p>
          </table:table-cell>
          <table:table-cell table:formula="of:=[.A100]+[.D100]+[.F100]" office:value-type="float" office:value="0.031075610896" calcext:value-type="float">
            <text:p>0.031075610896</text:p>
          </table:table-cell>
          <table:table-cell table:formula="of:=[.H100]/[.G100]" office:value-type="float" office:value="0.264363088011629" calcext:value-type="float">
            <text:p>0.264363088011629</text:p>
          </table:table-cell>
          <table:table-cell table:formula="of:==(1-[.I100])/(1+[.I100])" office:value-type="float" office:value="0.581824097020463" calcext:value-type="float">
            <text:p>0.581824097020463</text:p>
          </table:table-cell>
          <table:table-cell table:style-name="ce9" table:formula="of:=((1-[.I100])^2)/(1-[.I100]+([.I100]^2))" office:value-type="float" office:value="0.671812583532361" calcext:value-type="float">
            <text:p>0.671812583532361</text:p>
          </table:table-cell>
          <table:table-cell table:style-name="ce9" table:formula="of:=DEGREES(ATAN([.K100]))" office:value-type="float" office:value="33.8937025534191" calcext:value-type="float">
            <text:p>33.8937025534191</text:p>
          </table:table-cell>
          <table:table-cell table:style-name="ce11"/>
          <table:table-cell table:style-name="ce9" table:formula="of:=1/(1+[.I100])" office:value-type="float" office:value="0.790912048510232" calcext:value-type="float">
            <text:p>0.790912048510232</text:p>
          </table:table-cell>
          <table:table-cell table:style-name="ce9" table:formula="of:=[.I100]/(1+[.I100])" office:value-type="float" office:value="0.209087951489768" calcext:value-type="float">
            <text:p>0.209087951489768</text:p>
          </table:table-cell>
          <table:table-cell table:style-name="ce9" table:formula="of:=LN([.N100])/LN(2)" office:value-type="float" office:value="-0.338410822734124" calcext:value-type="float">
            <text:p>-0.338410822734124</text:p>
          </table:table-cell>
          <table:table-cell table:style-name="ce9" table:formula="of:=LN([.O100])/LN(2)" office:value-type="float" office:value="-2.25781816460393" calcext:value-type="float">
            <text:p>-2.25781816460393</text:p>
          </table:table-cell>
          <table:table-cell table:style-name="ce11"/>
          <table:table-cell table:style-name="ce9" table:formula="of:=(-(([.N100]*[.P100])+([.O100]*[.Q100])))" office:value-type="float" office:value="0.739735771920102" calcext:value-type="float">
            <text:p>0.739735771920102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9641157" calcext:value-type="float">
            <text:p>0.019641157</text:p>
          </table:table-cell>
          <table:table-cell table:style-name="ce3" office:value-type="float" office:value="0.061164647" calcext:value-type="float">
            <text:p>0.061164647</text:p>
          </table:table-cell>
          <table:table-cell office:value-type="float" office:value="0.026434302" calcext:value-type="float">
            <text:p>0.026434302</text:p>
          </table:table-cell>
          <table:table-cell office:value-type="float" office:value="0.007900839" calcext:value-type="float">
            <text:p>0.007900839</text:p>
          </table:table-cell>
          <table:table-cell office:value-type="float" office:value="0.02702238924" calcext:value-type="float">
            <text:p>0.02702238924</text:p>
          </table:table-cell>
          <table:table-cell office:value-type="float" office:value="0.007312751755" calcext:value-type="float">
            <text:p>0.007312751755</text:p>
          </table:table-cell>
          <table:table-cell table:formula="of:=[.B101]+[.C101]+[.E101]" office:value-type="float" office:value="0.11462133824" calcext:value-type="float">
            <text:p>0.11462133824</text:p>
          </table:table-cell>
          <table:table-cell table:formula="of:=[.A101]+[.D101]+[.F101]" office:value-type="float" office:value="0.034854747755" calcext:value-type="float">
            <text:p>0.034854747755</text:p>
          </table:table-cell>
          <table:table-cell table:formula="of:=[.H101]/[.G101]" office:value-type="float" office:value="0.30408603049128" calcext:value-type="float">
            <text:p>0.30408603049128</text:p>
          </table:table-cell>
          <table:table-cell table:formula="of:==(1-[.I101])/(1+[.I101])" office:value-type="float" office:value="0.533641150382197" calcext:value-type="float">
            <text:p>0.533641150382197</text:p>
          </table:table-cell>
          <table:table-cell table:style-name="ce9" table:formula="of:=((1-[.I101])^2)/(1-[.I101]+([.I101]^2))" office:value-type="float" office:value="0.614291141651357" calcext:value-type="float">
            <text:p>0.614291141651357</text:p>
          </table:table-cell>
          <table:table-cell table:style-name="ce9" table:formula="of:=DEGREES(ATAN([.K101]))" office:value-type="float" office:value="31.5620376122114" calcext:value-type="float">
            <text:p>31.5620376122114</text:p>
          </table:table-cell>
          <table:table-cell table:style-name="ce11"/>
          <table:table-cell table:style-name="ce9" table:formula="of:=1/(1+[.I101])" office:value-type="float" office:value="0.766820575191099" calcext:value-type="float">
            <text:p>0.766820575191099</text:p>
          </table:table-cell>
          <table:table-cell table:style-name="ce9" table:formula="of:=[.I101]/(1+[.I101])" office:value-type="float" office:value="0.233179424808901" calcext:value-type="float">
            <text:p>0.233179424808901</text:p>
          </table:table-cell>
          <table:table-cell table:style-name="ce9" table:formula="of:=LN([.N101])/LN(2)" office:value-type="float" office:value="-0.383039047229335" calcext:value-type="float">
            <text:p>-0.383039047229335</text:p>
          </table:table-cell>
          <table:table-cell table:style-name="ce9" table:formula="of:=LN([.O101])/LN(2)" office:value-type="float" office:value="-2.10048760067029" calcext:value-type="float">
            <text:p>-2.10048760067029</text:p>
          </table:table-cell>
          <table:table-cell table:style-name="ce11"/>
          <table:table-cell table:style-name="ce9" table:formula="of:=(-(([.N101]*[.P101])+([.O101]*[.Q101])))" office:value-type="float" office:value="0.783512713059576" calcext:value-type="float">
            <text:p>0.783512713059576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5124467" calcext:value-type="float">
            <text:p>0.015124467</text:p>
          </table:table-cell>
          <table:table-cell table:style-name="ce3" office:value-type="float" office:value="0.04957502" calcext:value-type="float">
            <text:p>0.04957502</text:p>
          </table:table-cell>
          <table:table-cell office:value-type="float" office:value="0.017546613" calcext:value-type="float">
            <text:p>0.017546613</text:p>
          </table:table-cell>
          <table:table-cell office:value-type="float" office:value="0.0058867494" calcext:value-type="float">
            <text:p>0.0058867494</text:p>
          </table:table-cell>
          <table:table-cell office:value-type="float" office:value="0.0184573317" calcext:value-type="float">
            <text:p>0.0184573317</text:p>
          </table:table-cell>
          <table:table-cell office:value-type="float" office:value="0.004976030702" calcext:value-type="float">
            <text:p>0.004976030702</text:p>
          </table:table-cell>
          <table:table-cell table:formula="of:=[.B102]+[.C102]+[.E102]" office:value-type="float" office:value="0.0855789647" calcext:value-type="float">
            <text:p>0.0855789647</text:p>
          </table:table-cell>
          <table:table-cell table:formula="of:=[.A102]+[.D102]+[.F102]" office:value-type="float" office:value="0.025987247102" calcext:value-type="float">
            <text:p>0.025987247102</text:p>
          </table:table-cell>
          <table:table-cell table:formula="of:=[.H102]/[.G102]" office:value-type="float" office:value="0.303663957528572" calcext:value-type="float">
            <text:p>0.303663957528572</text:p>
          </table:table-cell>
          <table:table-cell table:formula="of:==(1-[.I102])/(1+[.I102])" office:value-type="float" office:value="0.534137680535028" calcext:value-type="float">
            <text:p>0.534137680535028</text:p>
          </table:table-cell>
          <table:table-cell table:style-name="ce9" table:formula="of:=((1-[.I102])^2)/(1-[.I102]+([.I102]^2))" office:value-type="float" office:value="0.614907375914326" calcext:value-type="float">
            <text:p>0.614907375914326</text:p>
          </table:table-cell>
          <table:table-cell table:style-name="ce9" table:formula="of:=DEGREES(ATAN([.K102]))" office:value-type="float" office:value="31.5876649593002" calcext:value-type="float">
            <text:p>31.5876649593002</text:p>
          </table:table-cell>
          <table:table-cell table:style-name="ce11"/>
          <table:table-cell table:style-name="ce9" table:formula="of:=1/(1+[.I102])" office:value-type="float" office:value="0.767068840267514" calcext:value-type="float">
            <text:p>0.767068840267514</text:p>
          </table:table-cell>
          <table:table-cell table:style-name="ce9" table:formula="of:=[.I102]/(1+[.I102])" office:value-type="float" office:value="0.232931159732486" calcext:value-type="float">
            <text:p>0.232931159732486</text:p>
          </table:table-cell>
          <table:table-cell table:style-name="ce9" table:formula="of:=LN([.N102])/LN(2)" office:value-type="float" office:value="-0.382572037294866" calcext:value-type="float">
            <text:p>-0.382572037294866</text:p>
          </table:table-cell>
          <table:table-cell table:style-name="ce9" table:formula="of:=LN([.O102])/LN(2)" office:value-type="float" office:value="-2.10202444982291" calcext:value-type="float">
            <text:p>-2.10202444982291</text:p>
          </table:table-cell>
          <table:table-cell table:style-name="ce11"/>
          <table:table-cell table:style-name="ce9" table:formula="of:=(-(([.N102]*[.P102])+([.O102]*[.Q102])))" office:value-type="float" office:value="0.783086081849845" calcext:value-type="float">
            <text:p>0.783086081849845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54481605" calcext:value-type="float">
            <text:p>0.0154481605</text:p>
          </table:table-cell>
          <table:table-cell table:style-name="ce3" office:value-type="float" office:value="0.035958048" calcext:value-type="float">
            <text:p>0.035958048</text:p>
          </table:table-cell>
          <table:table-cell office:value-type="float" office:value="0.01800938" calcext:value-type="float">
            <text:p>0.01800938</text:p>
          </table:table-cell>
          <table:table-cell office:value-type="float" office:value="0.0044566416" calcext:value-type="float">
            <text:p>0.0044566416</text:p>
          </table:table-cell>
          <table:table-cell office:value-type="float" office:value="0.01855631753" calcext:value-type="float">
            <text:p>0.01855631753</text:p>
          </table:table-cell>
          <table:table-cell office:value-type="float" office:value="0.003909704068" calcext:value-type="float">
            <text:p>0.003909704068</text:p>
          </table:table-cell>
          <table:table-cell table:formula="of:=[.B103]+[.C103]+[.E103]" office:value-type="float" office:value="0.07252374553" calcext:value-type="float">
            <text:p>0.07252374553</text:p>
          </table:table-cell>
          <table:table-cell table:formula="of:=[.A103]+[.D103]+[.F103]" office:value-type="float" office:value="0.023814506168" calcext:value-type="float">
            <text:p>0.023814506168</text:p>
          </table:table-cell>
          <table:table-cell table:formula="of:=[.H103]/[.G103]" office:value-type="float" office:value="0.328368398432331" calcext:value-type="float">
            <text:p>0.328368398432331</text:p>
          </table:table-cell>
          <table:table-cell table:formula="of:==(1-[.I103])/(1+[.I103])" office:value-type="float" office:value="0.505606428427756" calcext:value-type="float">
            <text:p>0.505606428427756</text:p>
          </table:table-cell>
          <table:table-cell table:style-name="ce9" table:formula="of:=((1-[.I103])^2)/(1-[.I103]+([.I103]^2))" office:value-type="float" office:value="0.578721819014079" calcext:value-type="float">
            <text:p>0.578721819014079</text:p>
          </table:table-cell>
          <table:table-cell table:style-name="ce9" table:formula="of:=DEGREES(ATAN([.K103]))" office:value-type="float" office:value="30.0589030090777" calcext:value-type="float">
            <text:p>30.0589030090777</text:p>
          </table:table-cell>
          <table:table-cell table:style-name="ce11"/>
          <table:table-cell table:style-name="ce9" table:formula="of:=1/(1+[.I103])" office:value-type="float" office:value="0.752803214213878" calcext:value-type="float">
            <text:p>0.752803214213878</text:p>
          </table:table-cell>
          <table:table-cell table:style-name="ce9" table:formula="of:=[.I103]/(1+[.I103])" office:value-type="float" office:value="0.247196785786122" calcext:value-type="float">
            <text:p>0.247196785786122</text:p>
          </table:table-cell>
          <table:table-cell table:style-name="ce9" table:formula="of:=LN([.N103])/LN(2)" office:value-type="float" office:value="-0.40965530699025" calcext:value-type="float">
            <text:p>-0.40965530699025</text:p>
          </table:table-cell>
          <table:table-cell table:style-name="ce9" table:formula="of:=LN([.O103])/LN(2)" office:value-type="float" office:value="-2.01626811038524" calcext:value-type="float">
            <text:p>-2.01626811038524</text:p>
          </table:table-cell>
          <table:table-cell table:style-name="ce11"/>
          <table:table-cell table:style-name="ce9" table:formula="of:=(-(([.N103]*[.P103])+([.O103]*[.Q103])))" office:value-type="float" office:value="0.806804827992323" calcext:value-type="float">
            <text:p>0.806804827992323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5412455" calcext:value-type="float">
            <text:p>0.015412455</text:p>
          </table:table-cell>
          <table:table-cell table:style-name="ce3" office:value-type="float" office:value="0.044032477" calcext:value-type="float">
            <text:p>0.044032477</text:p>
          </table:table-cell>
          <table:table-cell office:value-type="float" office:value="0.012302717" calcext:value-type="float">
            <text:p>0.012302717</text:p>
          </table:table-cell>
          <table:table-cell office:value-type="float" office:value="0.0054959566" calcext:value-type="float">
            <text:p>0.0054959566</text:p>
          </table:table-cell>
          <table:table-cell office:value-type="float" office:value="0.0130032519" calcext:value-type="float">
            <text:p>0.0130032519</text:p>
          </table:table-cell>
          <table:table-cell office:value-type="float" office:value="0.0047954217" calcext:value-type="float">
            <text:p>0.0047954217</text:p>
          </table:table-cell>
          <table:table-cell table:formula="of:=[.B104]+[.C104]+[.E104]" office:value-type="float" office:value="0.0693384459" calcext:value-type="float">
            <text:p>0.0693384459</text:p>
          </table:table-cell>
          <table:table-cell table:formula="of:=[.A104]+[.D104]+[.F104]" office:value-type="float" office:value="0.0257038333" calcext:value-type="float">
            <text:p>0.0257038333</text:p>
          </table:table-cell>
          <table:table-cell table:formula="of:=[.H104]/[.G104]" office:value-type="float" office:value="0.370701029801996" calcext:value-type="float">
            <text:p>0.370701029801996</text:p>
          </table:table-cell>
          <table:table-cell table:formula="of:==(1-[.I104])/(1+[.I104])" office:value-type="float" office:value="0.459107388493688" calcext:value-type="float">
            <text:p>0.459107388493688</text:p>
          </table:table-cell>
          <table:table-cell table:style-name="ce9" table:formula="of:=((1-[.I104])^2)/(1-[.I104]+([.I104]^2))" office:value-type="float" office:value="0.516509431566848" calcext:value-type="float">
            <text:p>0.516509431566848</text:p>
          </table:table-cell>
          <table:table-cell table:style-name="ce9" table:formula="of:=DEGREES(ATAN([.K104]))" office:value-type="float" office:value="27.3167801092938" calcext:value-type="float">
            <text:p>27.3167801092938</text:p>
          </table:table-cell>
          <table:table-cell table:style-name="ce11"/>
          <table:table-cell table:style-name="ce9" table:formula="of:=1/(1+[.I104])" office:value-type="float" office:value="0.729553694246844" calcext:value-type="float">
            <text:p>0.729553694246844</text:p>
          </table:table-cell>
          <table:table-cell table:style-name="ce9" table:formula="of:=[.I104]/(1+[.I104])" office:value-type="float" office:value="0.270446305753156" calcext:value-type="float">
            <text:p>0.270446305753156</text:p>
          </table:table-cell>
          <table:table-cell table:style-name="ce9" table:formula="of:=LN([.N104])/LN(2)" office:value-type="float" office:value="-0.45491393227136" calcext:value-type="float">
            <text:p>-0.45491393227136</text:p>
          </table:table-cell>
          <table:table-cell table:style-name="ce9" table:formula="of:=LN([.O104])/LN(2)" office:value-type="float" office:value="-1.88658590421053" calcext:value-type="float">
            <text:p>-1.88658590421053</text:p>
          </table:table-cell>
          <table:table-cell table:style-name="ce11"/>
          <table:table-cell table:style-name="ce9" table:formula="of:=(-(([.N104]*[.P104])+([.O104]*[.Q104])))" office:value-type="float" office:value="0.842104328132645" calcext:value-type="float">
            <text:p>0.842104328132645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723948" calcext:value-type="float">
            <text:p>0.01723948</text:p>
          </table:table-cell>
          <table:table-cell table:style-name="ce3" office:value-type="float" office:value="0.040470324" calcext:value-type="float">
            <text:p>0.040470324</text:p>
          </table:table-cell>
          <table:table-cell office:value-type="float" office:value="0.014141991" calcext:value-type="float">
            <text:p>0.014141991</text:p>
          </table:table-cell>
          <table:table-cell office:value-type="float" office:value="0.0050707157" calcext:value-type="float">
            <text:p>0.0050707157</text:p>
          </table:table-cell>
          <table:table-cell office:value-type="float" office:value="0.01425612223" calcext:value-type="float">
            <text:p>0.01425612223</text:p>
          </table:table-cell>
          <table:table-cell office:value-type="float" office:value="0.004956584474" calcext:value-type="float">
            <text:p>0.004956584474</text:p>
          </table:table-cell>
          <table:table-cell table:formula="of:=[.B105]+[.C105]+[.E105]" office:value-type="float" office:value="0.06886843723" calcext:value-type="float">
            <text:p>0.06886843723</text:p>
          </table:table-cell>
          <table:table-cell table:formula="of:=[.A105]+[.D105]+[.F105]" office:value-type="float" office:value="0.027266780174" calcext:value-type="float">
            <text:p>0.027266780174</text:p>
          </table:table-cell>
          <table:table-cell table:formula="of:=[.H105]/[.G105]" office:value-type="float" office:value="0.395925641276527" calcext:value-type="float">
            <text:p>0.395925641276527</text:p>
          </table:table-cell>
          <table:table-cell table:formula="of:==(1-[.I105])/(1+[.I105])" office:value-type="float" office:value="0.432741072204295" calcext:value-type="float">
            <text:p>0.432741072204295</text:p>
          </table:table-cell>
          <table:table-cell table:style-name="ce9" table:formula="of:=((1-[.I105])^2)/(1-[.I105]+([.I105]^2))" office:value-type="float" office:value="0.479614532557419" calcext:value-type="float">
            <text:p>0.479614532557419</text:p>
          </table:table-cell>
          <table:table-cell table:style-name="ce9" table:formula="of:=DEGREES(ATAN([.K105]))" office:value-type="float" office:value="25.6230531434208" calcext:value-type="float">
            <text:p>25.6230531434208</text:p>
          </table:table-cell>
          <table:table-cell table:style-name="ce11"/>
          <table:table-cell table:style-name="ce9" table:formula="of:=1/(1+[.I105])" office:value-type="float" office:value="0.716370536102148" calcext:value-type="float">
            <text:p>0.716370536102148</text:p>
          </table:table-cell>
          <table:table-cell table:style-name="ce9" table:formula="of:=[.I105]/(1+[.I105])" office:value-type="float" office:value="0.283629463897852" calcext:value-type="float">
            <text:p>0.283629463897852</text:p>
          </table:table-cell>
          <table:table-cell table:style-name="ce9" table:formula="of:=LN([.N105])/LN(2)" office:value-type="float" office:value="-0.481222093539838" calcext:value-type="float">
            <text:p>-0.481222093539838</text:p>
          </table:table-cell>
          <table:table-cell table:style-name="ce9" table:formula="of:=LN([.O105])/LN(2)" office:value-type="float" office:value="-1.81792068497788" calcext:value-type="float">
            <text:p>-1.81792068497788</text:p>
          </table:table-cell>
          <table:table-cell table:style-name="ce11"/>
          <table:table-cell table:style-name="ce9" table:formula="of:=(-(([.N105]*[.P105])+([.O105]*[.Q105])))" office:value-type="float" office:value="0.860349198422425" calcext:value-type="float">
            <text:p>0.860349198422425</text:p>
          </table:table-cell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0.016009312" calcext:value-type="float">
            <text:p>0.016009312</text:p>
          </table:table-cell>
          <table:table-cell table:style-name="ce3" office:value-type="float" office:value="0.050721683" calcext:value-type="float">
            <text:p>0.050721683</text:p>
          </table:table-cell>
          <table:table-cell office:value-type="float" office:value="0.020816803" calcext:value-type="float">
            <text:p>0.020816803</text:p>
          </table:table-cell>
          <table:table-cell office:value-type="float" office:value="0.005722498" calcext:value-type="float">
            <text:p>0.005722498</text:p>
          </table:table-cell>
          <table:table-cell office:value-type="float" office:value="0.02121112911" calcext:value-type="float">
            <text:p>0.02121112911</text:p>
          </table:table-cell>
          <table:table-cell office:value-type="float" office:value="0.005328171891" calcext:value-type="float">
            <text:p>0.005328171891</text:p>
          </table:table-cell>
          <table:table-cell table:formula="of:=[.B106]+[.C106]+[.E106]" office:value-type="float" office:value="0.09274961511" calcext:value-type="float">
            <text:p>0.09274961511</text:p>
          </table:table-cell>
          <table:table-cell table:formula="of:=[.A106]+[.D106]+[.F106]" office:value-type="float" office:value="0.027059981891" calcext:value-type="float">
            <text:p>0.027059981891</text:p>
          </table:table-cell>
          <table:table-cell table:formula="of:=[.H106]/[.G106]" office:value-type="float" office:value="0.291753037022387" calcext:value-type="float">
            <text:p>0.291753037022387</text:p>
          </table:table-cell>
          <table:table-cell table:formula="of:==(1-[.I106])/(1+[.I106])" office:value-type="float" office:value="0.548283567120685" calcext:value-type="float">
            <text:p>0.548283567120685</text:p>
          </table:table-cell>
          <table:table-cell table:style-name="ce9" table:formula="of:=((1-[.I106])^2)/(1-[.I106]+([.I106]^2))" office:value-type="float" office:value="0.632259582945918" calcext:value-type="float">
            <text:p>0.632259582945918</text:p>
          </table:table-cell>
          <table:table-cell table:style-name="ce9" table:formula="of:=DEGREES(ATAN([.K106]))" office:value-type="float" office:value="32.3035132020165" calcext:value-type="float">
            <text:p>32.3035132020165</text:p>
          </table:table-cell>
          <table:table-cell table:style-name="ce11"/>
          <table:table-cell table:style-name="ce9" table:formula="of:=1/(1+[.I106])" office:value-type="float" office:value="0.774141783560342" calcext:value-type="float">
            <text:p>0.774141783560342</text:p>
          </table:table-cell>
          <table:table-cell table:style-name="ce9" table:formula="of:=[.I106]/(1+[.I106])" office:value-type="float" office:value="0.225858216439657" calcext:value-type="float">
            <text:p>0.225858216439657</text:p>
          </table:table-cell>
          <table:table-cell table:style-name="ce9" table:formula="of:=LN([.N106])/LN(2)" office:value-type="float" office:value="-0.369330275666769" calcext:value-type="float">
            <text:p>-0.369330275666769</text:p>
          </table:table-cell>
          <table:table-cell table:style-name="ce9" table:formula="of:=LN([.O106])/LN(2)" office:value-type="float" office:value="-2.14651069671463" calcext:value-type="float">
            <text:p>-2.14651069671463</text:p>
          </table:table-cell>
          <table:table-cell table:style-name="ce11"/>
          <table:table-cell table:style-name="ce9" table:formula="of:=(-(([.N106]*[.P106])+([.O106]*[.Q106])))" office:value-type="float" office:value="0.770721075856118" calcext:value-type="float">
            <text:p>0.770721075856118</text:p>
          </table:table-cell>
          <table:table-cell table:style-name="ce11"/>
          <table:table-cell table:number-columns-repeated="1004"/>
        </table:table-row>
        <table:table-row table:style-name="ro2">
          <table:table-cell office:value-type="float" office:value="0.022016479" calcext:value-type="float">
            <text:p>0.022016479</text:p>
          </table:table-cell>
          <table:table-cell office:value-type="float" office:value="0.10520349" calcext:value-type="float">
            <text:p>0.10520349</text:p>
          </table:table-cell>
          <table:table-cell office:value-type="float" office:value="0.02756579" calcext:value-type="float">
            <text:p>0.02756579</text:p>
          </table:table-cell>
          <table:table-cell office:value-type="float" office:value="0.009284293" calcext:value-type="float">
            <text:p>0.009284293</text:p>
          </table:table-cell>
          <table:table-cell office:value-type="float" office:value="0.02815343425" calcext:value-type="float">
            <text:p>0.02815343425</text:p>
          </table:table-cell>
          <table:table-cell office:value-type="float" office:value="0.008696648747" calcext:value-type="float">
            <text:p>0.008696648747</text:p>
          </table:table-cell>
          <table:table-cell table:formula="of:=[.B107]+[.C107]+[.E107]" office:value-type="float" office:value="0.16092271425" calcext:value-type="float">
            <text:p>0.16092271425</text:p>
          </table:table-cell>
          <table:table-cell table:formula="of:=[.A107]+[.D107]+[.F107]" office:value-type="float" office:value="0.039997420747" calcext:value-type="float">
            <text:p>0.039997420747</text:p>
          </table:table-cell>
          <table:table-cell table:formula="of:=[.H107]/[.G107]" office:value-type="float" office:value="0.248550497879761" calcext:value-type="float">
            <text:p>0.248550497879761</text:p>
          </table:table-cell>
          <table:table-cell table:formula="of:==(1-[.I107])/(1+[.I107])" office:value-type="float" office:value="0.601857516693414" calcext:value-type="float">
            <text:p>0.601857516693414</text:p>
          </table:table-cell>
          <table:table-cell table:formula="of:=((1-[.I107])^2)/(1-[.I107]+([.I107]^2))" office:value-type="float" office:value="0.694365111982124" calcext:value-type="float">
            <text:p>0.694365111982124</text:p>
          </table:table-cell>
          <table:table-cell table:formula="of:=DEGREES(ATAN([.K107]))" office:value-type="float" office:value="34.7747646942445" calcext:value-type="float">
            <text:p>34.7747646942445</text:p>
          </table:table-cell>
          <table:table-cell/>
          <table:table-cell table:formula="of:=1/(1+[.I107])" office:value-type="float" office:value="0.800928758346707" calcext:value-type="float">
            <text:p>0.800928758346707</text:p>
          </table:table-cell>
          <table:table-cell table:formula="of:=[.I107]/(1+[.I107])" office:value-type="float" office:value="0.199071241653293" calcext:value-type="float">
            <text:p>0.199071241653293</text:p>
          </table:table-cell>
          <table:table-cell table:formula="of:=LN([.N107])/LN(2)" office:value-type="float" office:value="-0.320254172541583" calcext:value-type="float">
            <text:p>-0.320254172541583</text:p>
          </table:table-cell>
          <table:table-cell table:formula="of:=LN([.O107])/LN(2)" office:value-type="float" office:value="-2.32864327423516" calcext:value-type="float">
            <text:p>-2.32864327423516</text:p>
          </table:table-cell>
          <table:table-cell/>
          <table:table-cell table:formula="of:=(-(([.N107]*[.P107])+([.O107]*[.Q107])))" office:value-type="float" office:value="0.720066684738664" calcext:value-type="float">
            <text:p>0.720066684738664</text:p>
          </table:table-cell>
          <table:table-cell table:number-columns-repeated="1005"/>
        </table:table-row>
        <table:table-row table:style-name="ro2">
          <table:table-cell office:value-type="float" office:value="0.014412136" calcext:value-type="float">
            <text:p>0.014412136</text:p>
          </table:table-cell>
          <table:table-cell office:value-type="float" office:value="0.06989612" calcext:value-type="float">
            <text:p>0.06989612</text:p>
          </table:table-cell>
          <table:table-cell office:value-type="float" office:value="0.01658283" calcext:value-type="float">
            <text:p>0.01658283</text:p>
          </table:table-cell>
          <table:table-cell office:value-type="float" office:value="0.01227554" calcext:value-type="float">
            <text:p>0.01227554</text:p>
          </table:table-cell>
          <table:table-cell office:value-type="float" office:value="0.01813869241" calcext:value-type="float">
            <text:p>0.01813869241</text:p>
          </table:table-cell>
          <table:table-cell office:value-type="float" office:value="0.01071967759" calcext:value-type="float">
            <text:p>0.01071967759</text:p>
          </table:table-cell>
          <table:table-cell table:formula="of:=[.B108]+[.C108]+[.E108]" office:value-type="float" office:value="0.10461764241" calcext:value-type="float">
            <text:p>0.10461764241</text:p>
          </table:table-cell>
          <table:table-cell table:formula="of:=[.A108]+[.D108]+[.F108]" office:value-type="float" office:value="0.03740735359" calcext:value-type="float">
            <text:p>0.03740735359</text:p>
          </table:table-cell>
          <table:table-cell table:formula="of:=[.H108]/[.G108]" office:value-type="float" office:value="0.357562574803582" calcext:value-type="float">
            <text:p>0.357562574803582</text:p>
          </table:table-cell>
          <table:table-cell table:formula="of:==(1-[.I108])/(1+[.I108])" office:value-type="float" office:value="0.473228591536098" calcext:value-type="float">
            <text:p>0.473228591536098</text:p>
          </table:table-cell>
          <table:table-cell table:formula="of:=((1-[.I108])^2)/(1-[.I108]+([.I108]^2))" office:value-type="float" office:value="0.535806893268955" calcext:value-type="float">
            <text:p>0.535806893268955</text:p>
          </table:table-cell>
          <table:table-cell table:formula="of:=DEGREES(ATAN([.K108]))" office:value-type="float" office:value="28.1827127669619" calcext:value-type="float">
            <text:p>28.1827127669619</text:p>
          </table:table-cell>
          <table:table-cell/>
          <table:table-cell table:formula="of:=1/(1+[.I108])" office:value-type="float" office:value="0.736614295768049" calcext:value-type="float">
            <text:p>0.736614295768049</text:p>
          </table:table-cell>
          <table:table-cell table:formula="of:=[.I108]/(1+[.I108])" office:value-type="float" office:value="0.263385704231951" calcext:value-type="float">
            <text:p>0.263385704231951</text:p>
          </table:table-cell>
          <table:table-cell table:formula="of:=LN([.N108])/LN(2)" office:value-type="float" office:value="-0.441018698418737" calcext:value-type="float">
            <text:p>-0.441018698418737</text:p>
          </table:table-cell>
          <table:table-cell table:formula="of:=LN([.O108])/LN(2)" office:value-type="float" office:value="-1.92475105222906" calcext:value-type="float">
            <text:p>-1.92475105222906</text:p>
          </table:table-cell>
          <table:table-cell/>
          <table:table-cell table:formula="of:=(-(([.N108]*[.P108])+([.O108]*[.Q108])))" office:value-type="float" office:value="0.8318125893188" calcext:value-type="float">
            <text:p>0.8318125893188</text:p>
          </table:table-cell>
          <table:table-cell table:number-columns-repeated="1005"/>
        </table:table-row>
        <table:table-row table:style-name="ro2">
          <table:table-cell office:value-type="float" office:value="0.011900949" calcext:value-type="float">
            <text:p>0.011900949</text:p>
          </table:table-cell>
          <table:table-cell office:value-type="float" office:value="0.07918064" calcext:value-type="float">
            <text:p>0.07918064</text:p>
          </table:table-cell>
          <table:table-cell office:value-type="float" office:value="0.03218909" calcext:value-type="float">
            <text:p>0.03218909</text:p>
          </table:table-cell>
          <table:table-cell office:value-type="float" office:value="0.008656367" calcext:value-type="float">
            <text:p>0.008656367</text:p>
          </table:table-cell>
          <table:table-cell office:value-type="float" office:value="0.03233809721" calcext:value-type="float">
            <text:p>0.03233809721</text:p>
          </table:table-cell>
          <table:table-cell office:value-type="float" office:value="0.008507359793" calcext:value-type="float">
            <text:p>0.008507359793</text:p>
          </table:table-cell>
          <table:table-cell table:formula="of:=[.B109]+[.C109]+[.E109]" office:value-type="float" office:value="0.14370782721" calcext:value-type="float">
            <text:p>0.14370782721</text:p>
          </table:table-cell>
          <table:table-cell table:formula="of:=[.A109]+[.D109]+[.F109]" office:value-type="float" office:value="0.029064675793" calcext:value-type="float">
            <text:p>0.029064675793</text:p>
          </table:table-cell>
          <table:table-cell table:formula="of:=[.H109]/[.G109]" office:value-type="float" office:value="0.20224838380256" calcext:value-type="float">
            <text:p>0.20224838380256</text:p>
          </table:table-cell>
          <table:table-cell table:formula="of:==(1-[.I109])/(1+[.I109])" office:value-type="float" office:value="0.663549751403494" calcext:value-type="float">
            <text:p>0.663549751403494</text:p>
          </table:table-cell>
          <table:table-cell table:formula="of:=((1-[.I109])^2)/(1-[.I109]+([.I109]^2))" office:value-type="float" office:value="0.758842269314104" calcext:value-type="float">
            <text:p>0.758842269314104</text:p>
          </table:table-cell>
          <table:table-cell table:formula="of:=DEGREES(ATAN([.K109]))" office:value-type="float" office:value="37.1927636932874" calcext:value-type="float">
            <text:p>37.1927636932874</text:p>
          </table:table-cell>
          <table:table-cell/>
          <table:table-cell table:formula="of:=1/(1+[.I109])" office:value-type="float" office:value="0.831774875701747" calcext:value-type="float">
            <text:p>0.831774875701747</text:p>
          </table:table-cell>
          <table:table-cell table:formula="of:=[.I109]/(1+[.I109])" office:value-type="float" office:value="0.168225124298253" calcext:value-type="float">
            <text:p>0.168225124298253</text:p>
          </table:table-cell>
          <table:table-cell table:formula="of:=LN([.N109])/LN(2)" office:value-type="float" office:value="-0.265734986782052" calcext:value-type="float">
            <text:p>-0.265734986782052</text:p>
          </table:table-cell>
          <table:table-cell table:formula="of:=LN([.O109])/LN(2)" office:value-type="float" office:value="-2.57153490776249" calcext:value-type="float">
            <text:p>-2.57153490776249</text:p>
          </table:table-cell>
          <table:table-cell/>
          <table:table-cell table:formula="of:=(-(([.N109]*[.P109])+([.O109]*[.Q109])))" office:value-type="float" office:value="0.653628465095888" calcext:value-type="float">
            <text:p>0.653628465095888</text:p>
          </table:table-cell>
          <table:table-cell table:number-columns-repeated="1005"/>
        </table:table-row>
        <table:table-row table:style-name="ro2">
          <table:table-cell office:value-type="float" office:value="0.016367871" calcext:value-type="float">
            <text:p>0.016367871</text:p>
          </table:table-cell>
          <table:table-cell office:value-type="float" office:value="0.067954645" calcext:value-type="float">
            <text:p>0.067954645</text:p>
          </table:table-cell>
          <table:table-cell office:value-type="float" office:value="0.015164568" calcext:value-type="float">
            <text:p>0.015164568</text:p>
          </table:table-cell>
          <table:table-cell office:value-type="float" office:value="0.0040373523" calcext:value-type="float">
            <text:p>0.0040373523</text:p>
          </table:table-cell>
          <table:table-cell office:value-type="float" office:value="0.01534799811" calcext:value-type="float">
            <text:p>0.01534799811</text:p>
          </table:table-cell>
          <table:table-cell office:value-type="float" office:value="0.003853922186" calcext:value-type="float">
            <text:p>0.003853922186</text:p>
          </table:table-cell>
          <table:table-cell table:formula="of:=[.B110]+[.C110]+[.E110]" office:value-type="float" office:value="0.09846721111" calcext:value-type="float">
            <text:p>0.09846721111</text:p>
          </table:table-cell>
          <table:table-cell table:formula="of:=[.A110]+[.D110]+[.F110]" office:value-type="float" office:value="0.024259145486" calcext:value-type="float">
            <text:p>0.024259145486</text:p>
          </table:table-cell>
          <table:table-cell table:formula="of:=[.H110]/[.G110]" office:value-type="float" office:value="0.246367752397288" calcext:value-type="float">
            <text:p>0.246367752397288</text:p>
          </table:table-cell>
          <table:table-cell table:formula="of:==(1-[.I110])/(1+[.I110])" office:value-type="float" office:value="0.604662826162792" calcext:value-type="float">
            <text:p>0.604662826162792</text:p>
          </table:table-cell>
          <table:table-cell table:formula="of:=((1-[.I110])^2)/(1-[.I110]+([.I110]^2))" office:value-type="float" office:value="0.69745931130461" calcext:value-type="float">
            <text:p>0.69745931130461</text:p>
          </table:table-cell>
          <table:table-cell table:formula="of:=DEGREES(ATAN([.K110]))" office:value-type="float" office:value="34.8942050573802" calcext:value-type="float">
            <text:p>34.8942050573802</text:p>
          </table:table-cell>
          <table:table-cell/>
          <table:table-cell table:formula="of:=1/(1+[.I110])" office:value-type="float" office:value="0.802331413081396" calcext:value-type="float">
            <text:p>0.802331413081396</text:p>
          </table:table-cell>
          <table:table-cell table:formula="of:=[.I110]/(1+[.I110])" office:value-type="float" office:value="0.197668586918604" calcext:value-type="float">
            <text:p>0.197668586918604</text:p>
          </table:table-cell>
          <table:table-cell table:formula="of:=LN([.N110])/LN(2)" office:value-type="float" office:value="-0.317729811764495" calcext:value-type="float">
            <text:p>-0.317729811764495</text:p>
          </table:table-cell>
          <table:table-cell table:formula="of:=LN([.O110])/LN(2)" office:value-type="float" office:value="-2.33884447570491" calcext:value-type="float">
            <text:p>-2.33884447570491</text:p>
          </table:table-cell>
          <table:table-cell/>
          <table:table-cell table:formula="of:=(-(([.N110]*[.P110])+([.O110]*[.Q110])))" office:value-type="float" office:value="0.717240691386065" calcext:value-type="float">
            <text:p>0.717240691386065</text:p>
          </table:table-cell>
          <table:table-cell table:number-columns-repeated="1005"/>
        </table:table-row>
        <table:table-row table:style-name="ro2">
          <table:table-cell office:value-type="float" office:value="0.017209632" calcext:value-type="float">
            <text:p>0.017209632</text:p>
          </table:table-cell>
          <table:table-cell office:value-type="float" office:value="0.053124655" calcext:value-type="float">
            <text:p>0.053124655</text:p>
          </table:table-cell>
          <table:table-cell office:value-type="float" office:value="0.011928025" calcext:value-type="float">
            <text:p>0.011928025</text:p>
          </table:table-cell>
          <table:table-cell office:value-type="float" office:value="0.0036911378" calcext:value-type="float">
            <text:p>0.0036911378</text:p>
          </table:table-cell>
          <table:table-cell office:value-type="float" office:value="0.01203082406" calcext:value-type="float">
            <text:p>0.01203082406</text:p>
          </table:table-cell>
          <table:table-cell office:value-type="float" office:value="0.003588338738" calcext:value-type="float">
            <text:p>0.003588338738</text:p>
          </table:table-cell>
          <table:table-cell table:formula="of:=[.B111]+[.C111]+[.E111]" office:value-type="float" office:value="0.07708350406" calcext:value-type="float">
            <text:p>0.07708350406</text:p>
          </table:table-cell>
          <table:table-cell table:formula="of:=[.A111]+[.D111]+[.F111]" office:value-type="float" office:value="0.024489108538" calcext:value-type="float">
            <text:p>0.024489108538</text:p>
          </table:table-cell>
          <table:table-cell table:formula="of:=[.H111]/[.G111]" office:value-type="float" office:value="0.317695839552627" calcext:value-type="float">
            <text:p>0.317695839552627</text:p>
          </table:table-cell>
          <table:table-cell table:formula="of:==(1-[.I111])/(1+[.I111])" office:value-type="float" office:value="0.517800952212935" calcext:value-type="float">
            <text:p>0.517800952212935</text:p>
          </table:table-cell>
          <table:table-cell table:formula="of:=((1-[.I111])^2)/(1-[.I111]+([.I111]^2))" office:value-type="float" office:value="0.594379824865818" calcext:value-type="float">
            <text:p>0.594379824865818</text:p>
          </table:table-cell>
          <table:table-cell table:formula="of:=DEGREES(ATAN([.K111]))" office:value-type="float" office:value="30.7263955914877" calcext:value-type="float">
            <text:p>30.7263955914877</text:p>
          </table:table-cell>
          <table:table-cell/>
          <table:table-cell table:formula="of:=1/(1+[.I111])" office:value-type="float" office:value="0.758900476106468" calcext:value-type="float">
            <text:p>0.758900476106468</text:p>
          </table:table-cell>
          <table:table-cell table:formula="of:=[.I111]/(1+[.I111])" office:value-type="float" office:value="0.241099523893532" calcext:value-type="float">
            <text:p>0.241099523893532</text:p>
          </table:table-cell>
          <table:table-cell table:formula="of:=LN([.N111])/LN(2)" office:value-type="float" office:value="-0.398017395072852" calcext:value-type="float">
            <text:p>-0.398017395072852</text:p>
          </table:table-cell>
          <table:table-cell table:formula="of:=LN([.O111])/LN(2)" office:value-type="float" office:value="-2.05229929287732" calcext:value-type="float">
            <text:p>-2.05229929287732</text:p>
          </table:table-cell>
          <table:table-cell/>
          <table:table-cell table:formula="of:=(-(([.N111]*[.P111])+([.O111]*[.Q111])))" office:value-type="float" office:value="0.796863973019198" calcext:value-type="float">
            <text:p>0.796863973019198</text:p>
          </table:table-cell>
          <table:table-cell table:number-columns-repeated="1005"/>
        </table:table-row>
        <table:table-row table:style-name="ro2">
          <table:table-cell office:value-type="float" office:value="0.012791098" calcext:value-type="float">
            <text:p>0.012791098</text:p>
          </table:table-cell>
          <table:table-cell office:value-type="float" office:value="0.07314921" calcext:value-type="float">
            <text:p>0.07314921</text:p>
          </table:table-cell>
          <table:table-cell office:value-type="float" office:value="0.038157944" calcext:value-type="float">
            <text:p>0.038157944</text:p>
          </table:table-cell>
          <table:table-cell office:value-type="float" office:value="0.0054287394" calcext:value-type="float">
            <text:p>0.0054287394</text:p>
          </table:table-cell>
          <table:table-cell office:value-type="float" office:value="0.03866821698" calcext:value-type="float">
            <text:p>0.03866821698</text:p>
          </table:table-cell>
          <table:table-cell office:value-type="float" office:value="0.004918466422" calcext:value-type="float">
            <text:p>0.004918466422</text:p>
          </table:table-cell>
          <table:table-cell table:formula="of:=[.B112]+[.C112]+[.E112]" office:value-type="float" office:value="0.14997537098" calcext:value-type="float">
            <text:p>0.14997537098</text:p>
          </table:table-cell>
          <table:table-cell table:formula="of:=[.A112]+[.D112]+[.F112]" office:value-type="float" office:value="0.023138303822" calcext:value-type="float">
            <text:p>0.023138303822</text:p>
          </table:table-cell>
          <table:table-cell table:formula="of:=[.H112]/[.G112]" office:value-type="float" office:value="0.154280690694778" calcext:value-type="float">
            <text:p>0.154280690694778</text:p>
          </table:table-cell>
          <table:table-cell table:formula="of:==(1-[.I112])/(1+[.I112])" office:value-type="float" office:value="0.732680808163022" calcext:value-type="float">
            <text:p>0.732680808163022</text:p>
          </table:table-cell>
          <table:table-cell table:formula="of:=((1-[.I112])^2)/(1-[.I112]+([.I112]^2))" office:value-type="float" office:value="0.82256835486946" calcext:value-type="float">
            <text:p>0.82256835486946</text:p>
          </table:table-cell>
          <table:table-cell table:formula="of:=DEGREES(ATAN([.K112]))" office:value-type="float" office:value="39.4396327380316" calcext:value-type="float">
            <text:p>39.4396327380316</text:p>
          </table:table-cell>
          <table:table-cell/>
          <table:table-cell table:formula="of:=1/(1+[.I112])" office:value-type="float" office:value="0.866340404081511" calcext:value-type="float">
            <text:p>0.866340404081511</text:p>
          </table:table-cell>
          <table:table-cell table:formula="of:=[.I112]/(1+[.I112])" office:value-type="float" office:value="0.133659595918489" calcext:value-type="float">
            <text:p>0.133659595918489</text:p>
          </table:table-cell>
          <table:table-cell table:formula="of:=LN([.N112])/LN(2)" office:value-type="float" office:value="-0.20699409212262" calcext:value-type="float">
            <text:p>-0.20699409212262</text:p>
          </table:table-cell>
          <table:table-cell table:formula="of:=LN([.O112])/LN(2)" office:value-type="float" office:value="-2.90336467715636" calcext:value-type="float">
            <text:p>-2.90336467715636</text:p>
          </table:table-cell>
          <table:table-cell/>
          <table:table-cell table:formula="of:=(-(([.N112]*[.P112])+([.O112]*[.Q112])))" office:value-type="float" office:value="0.567389894964729" calcext:value-type="float">
            <text:p>0.567389894964729</text:p>
          </table:table-cell>
          <table:table-cell table:number-columns-repeated="1005"/>
        </table:table-row>
        <table:table-row table:style-name="ro2">
          <table:table-cell office:value-type="float" office:value="0.011073696" calcext:value-type="float">
            <text:p>0.011073696</text:p>
          </table:table-cell>
          <table:table-cell office:value-type="float" office:value="0.06916512" calcext:value-type="float">
            <text:p>0.06916512</text:p>
          </table:table-cell>
          <table:table-cell office:value-type="float" office:value="0.025932858" calcext:value-type="float">
            <text:p>0.025932858</text:p>
          </table:table-cell>
          <table:table-cell office:value-type="float" office:value="0.0053415834" calcext:value-type="float">
            <text:p>0.0053415834</text:p>
          </table:table-cell>
          <table:table-cell office:value-type="float" office:value="0.02651568647" calcext:value-type="float">
            <text:p>0.02651568647</text:p>
          </table:table-cell>
          <table:table-cell office:value-type="float" office:value="0.004758754926" calcext:value-type="float">
            <text:p>0.004758754926</text:p>
          </table:table-cell>
          <table:table-cell table:formula="of:=[.B113]+[.C113]+[.E113]" office:value-type="float" office:value="0.12161366447" calcext:value-type="float">
            <text:p>0.12161366447</text:p>
          </table:table-cell>
          <table:table-cell table:formula="of:=[.A113]+[.D113]+[.F113]" office:value-type="float" office:value="0.021174034326" calcext:value-type="float">
            <text:p>0.021174034326</text:p>
          </table:table-cell>
          <table:table-cell table:formula="of:=[.H113]/[.G113]" office:value-type="float" office:value="0.174109006732737" calcext:value-type="float">
            <text:p>0.174109006732737</text:p>
          </table:table-cell>
          <table:table-cell table:formula="of:==(1-[.I113])/(1+[.I113])" office:value-type="float" office:value="0.703419349082007" calcext:value-type="float">
            <text:p>0.703419349082007</text:p>
          </table:table-cell>
          <table:table-cell table:formula="of:=((1-[.I113])^2)/(1-[.I113]+([.I113]^2))" office:value-type="float" office:value="0.7966503126741" calcext:value-type="float">
            <text:p>0.7966503126741</text:p>
          </table:table-cell>
          <table:table-cell table:formula="of:=DEGREES(ATAN([.K113]))" office:value-type="float" office:value="38.5425906977286" calcext:value-type="float">
            <text:p>38.5425906977286</text:p>
          </table:table-cell>
          <table:table-cell/>
          <table:table-cell table:formula="of:=1/(1+[.I113])" office:value-type="float" office:value="0.851709674541003" calcext:value-type="float">
            <text:p>0.851709674541003</text:p>
          </table:table-cell>
          <table:table-cell table:formula="of:=[.I113]/(1+[.I113])" office:value-type="float" office:value="0.148290325458996" calcext:value-type="float">
            <text:p>0.148290325458996</text:p>
          </table:table-cell>
          <table:table-cell table:formula="of:=LN([.N113])/LN(2)" office:value-type="float" office:value="-0.231566357487303" calcext:value-type="float">
            <text:p>-0.231566357487303</text:p>
          </table:table-cell>
          <table:table-cell table:formula="of:=LN([.O113])/LN(2)" office:value-type="float" office:value="-2.7535036162291" calcext:value-type="float">
            <text:p>-2.7535036162291</text:p>
          </table:table-cell>
          <table:table-cell/>
          <table:table-cell table:formula="of:=(-(([.N113]*[.P113])+([.O113]*[.Q113])))" office:value-type="float" office:value="0.605545254373293" calcext:value-type="float">
            <text:p>0.605545254373293</text:p>
          </table:table-cell>
          <table:table-cell table:number-columns-repeated="1005"/>
        </table:table-row>
        <table:table-row table:style-name="ro2">
          <table:table-cell office:value-type="float" office:value="0.010865641" calcext:value-type="float">
            <text:p>0.010865641</text:p>
          </table:table-cell>
          <table:table-cell office:value-type="float" office:value="0.045484815" calcext:value-type="float">
            <text:p>0.045484815</text:p>
          </table:table-cell>
          <table:table-cell office:value-type="float" office:value="0.026519937" calcext:value-type="float">
            <text:p>0.026519937</text:p>
          </table:table-cell>
          <table:table-cell office:value-type="float" office:value="0.0050800038" calcext:value-type="float">
            <text:p>0.0050800038</text:p>
          </table:table-cell>
          <table:table-cell office:value-type="float" office:value="0.0270124701" calcext:value-type="float">
            <text:p>0.0270124701</text:p>
          </table:table-cell>
          <table:table-cell office:value-type="float" office:value="0.004587470703" calcext:value-type="float">
            <text:p>0.004587470703</text:p>
          </table:table-cell>
          <table:table-cell table:formula="of:=[.B114]+[.C114]+[.E114]" office:value-type="float" office:value="0.0990172221" calcext:value-type="float">
            <text:p>0.0990172221</text:p>
          </table:table-cell>
          <table:table-cell table:formula="of:=[.A114]+[.D114]+[.F114]" office:value-type="float" office:value="0.020533115503" calcext:value-type="float">
            <text:p>0.020533115503</text:p>
          </table:table-cell>
          <table:table-cell table:formula="of:=[.H114]/[.G114]" office:value-type="float" office:value="0.207369133040948" calcext:value-type="float">
            <text:p>0.207369133040948</text:p>
          </table:table-cell>
          <table:table-cell table:formula="of:==(1-[.I114])/(1+[.I114])" office:value-type="float" office:value="0.656494228043322" calcext:value-type="float">
            <text:p>0.656494228043322</text:p>
          </table:table-cell>
          <table:table-cell table:formula="of:=((1-[.I114])^2)/(1-[.I114]+([.I114]^2))" office:value-type="float" office:value="0.751841805382224" calcext:value-type="float">
            <text:p>0.751841805382224</text:p>
          </table:table-cell>
          <table:table-cell table:formula="of:=DEGREES(ATAN([.K114]))" office:value-type="float" office:value="36.9373756716062" calcext:value-type="float">
            <text:p>36.9373756716062</text:p>
          </table:table-cell>
          <table:table-cell/>
          <table:table-cell table:formula="of:=1/(1+[.I114])" office:value-type="float" office:value="0.828247114021661" calcext:value-type="float">
            <text:p>0.828247114021661</text:p>
          </table:table-cell>
          <table:table-cell table:formula="of:=[.I114]/(1+[.I114])" office:value-type="float" office:value="0.171752885978339" calcext:value-type="float">
            <text:p>0.171752885978339</text:p>
          </table:table-cell>
          <table:table-cell table:formula="of:=LN([.N114])/LN(2)" office:value-type="float" office:value="-0.271866823558304" calcext:value-type="float">
            <text:p>-0.271866823558304</text:p>
          </table:table-cell>
          <table:table-cell table:formula="of:=LN([.O114])/LN(2)" office:value-type="float" office:value="-2.54159375391294" calcext:value-type="float">
            <text:p>-2.54159375391294</text:p>
          </table:table-cell>
          <table:table-cell/>
          <table:table-cell table:formula="of:=(-(([.N114]*[.P114])+([.O114]*[.Q114])))" office:value-type="float" office:value="0.661698974229469" calcext:value-type="float">
            <text:p>0.661698974229469</text:p>
          </table:table-cell>
          <table:table-cell table:number-columns-repeated="1005"/>
        </table:table-row>
        <table:table-row table:style-name="ro2">
          <table:table-cell office:value-type="float" office:value="0.011187058" calcext:value-type="float">
            <text:p>0.011187058</text:p>
          </table:table-cell>
          <table:table-cell office:value-type="float" office:value="0.08056" calcext:value-type="float">
            <text:p>0.08056</text:p>
          </table:table-cell>
          <table:table-cell office:value-type="float" office:value="0.027345425" calcext:value-type="float">
            <text:p>0.027345425</text:p>
          </table:table-cell>
          <table:table-cell office:value-type="float" office:value="0.0030846705" calcext:value-type="float">
            <text:p>0.0030846705</text:p>
          </table:table-cell>
          <table:table-cell office:value-type="float" office:value="0.02773822889" calcext:value-type="float">
            <text:p>0.02773822889</text:p>
          </table:table-cell>
          <table:table-cell office:value-type="float" office:value="0.002691866612" calcext:value-type="float">
            <text:p>0.002691866612</text:p>
          </table:table-cell>
          <table:table-cell table:formula="of:=[.B115]+[.C115]+[.E115]" office:value-type="float" office:value="0.13564365389" calcext:value-type="float">
            <text:p>0.13564365389</text:p>
          </table:table-cell>
          <table:table-cell table:formula="of:=[.A115]+[.D115]+[.F115]" office:value-type="float" office:value="0.016963595112" calcext:value-type="float">
            <text:p>0.016963595112</text:p>
          </table:table-cell>
          <table:table-cell table:formula="of:=[.H115]/[.G115]" office:value-type="float" office:value="0.125059998204978" calcext:value-type="float">
            <text:p>0.125059998204978</text:p>
          </table:table-cell>
          <table:table-cell table:formula="of:==(1-[.I115])/(1+[.I115])" office:value-type="float" office:value="0.777682970855759" calcext:value-type="float">
            <text:p>0.777682970855759</text:p>
          </table:table-cell>
          <table:table-cell table:formula="of:=((1-[.I115])^2)/(1-[.I115]+([.I115]^2))" office:value-type="float" office:value="0.859574662006303" calcext:value-type="float">
            <text:p>0.859574662006303</text:p>
          </table:table-cell>
          <table:table-cell table:formula="of:=DEGREES(ATAN([.K115]))" office:value-type="float" office:value="40.6815190845242" calcext:value-type="float">
            <text:p>40.6815190845242</text:p>
          </table:table-cell>
          <table:table-cell/>
          <table:table-cell table:formula="of:=1/(1+[.I115])" office:value-type="float" office:value="0.88884148542788" calcext:value-type="float">
            <text:p>0.88884148542788</text:p>
          </table:table-cell>
          <table:table-cell table:formula="of:=[.I115]/(1+[.I115])" office:value-type="float" office:value="0.11115851457212" calcext:value-type="float">
            <text:p>0.11115851457212</text:p>
          </table:table-cell>
          <table:table-cell table:formula="of:=LN([.N115])/LN(2)" office:value-type="float" office:value="-0.17000194082426" calcext:value-type="float">
            <text:p>-0.17000194082426</text:p>
          </table:table-cell>
          <table:table-cell table:formula="of:=LN([.O115])/LN(2)" office:value-type="float" office:value="-3.16930963405736" calcext:value-type="float">
            <text:p>-3.16930963405736</text:p>
          </table:table-cell>
          <table:table-cell/>
          <table:table-cell table:formula="of:=(-(([.N115]*[.P115])+([.O115]*[.Q115])))" office:value-type="float" office:value="0.503400528748784" calcext:value-type="float">
            <text:p>0.503400528748784</text:p>
          </table:table-cell>
          <table:table-cell table:number-columns-repeated="1005"/>
        </table:table-row>
        <table:table-row table:style-name="ro2">
          <table:table-cell office:value-type="float" office:value="0.013754202" calcext:value-type="float">
            <text:p>0.013754202</text:p>
          </table:table-cell>
          <table:table-cell office:value-type="float" office:value="0.07507563" calcext:value-type="float">
            <text:p>0.07507563</text:p>
          </table:table-cell>
          <table:table-cell office:value-type="float" office:value="0.02930255" calcext:value-type="float">
            <text:p>0.02930255</text:p>
          </table:table-cell>
          <table:table-cell office:value-type="float" office:value="0.00385688" calcext:value-type="float">
            <text:p>0.00385688</text:p>
          </table:table-cell>
          <table:table-cell office:value-type="float" office:value="0.02933702718" calcext:value-type="float">
            <text:p>0.02933702718</text:p>
          </table:table-cell>
          <table:table-cell office:value-type="float" office:value="0.003822402816" calcext:value-type="float">
            <text:p>0.003822402816</text:p>
          </table:table-cell>
          <table:table-cell table:formula="of:=[.B116]+[.C116]+[.E116]" office:value-type="float" office:value="0.13371520718" calcext:value-type="float">
            <text:p>0.13371520718</text:p>
          </table:table-cell>
          <table:table-cell table:formula="of:=[.A116]+[.D116]+[.F116]" office:value-type="float" office:value="0.021433484816" calcext:value-type="float">
            <text:p>0.021433484816</text:p>
          </table:table-cell>
          <table:table-cell table:formula="of:=[.H116]/[.G116]" office:value-type="float" office:value="0.160292051054054" calcext:value-type="float">
            <text:p>0.160292051054054</text:p>
          </table:table-cell>
          <table:table-cell table:formula="of:==(1-[.I116])/(1+[.I116])" office:value-type="float" office:value="0.723703957277931" calcext:value-type="float">
            <text:p>0.723703957277931</text:p>
          </table:table-cell>
          <table:table-cell table:formula="of:=((1-[.I116])^2)/(1-[.I116]+([.I116]^2))" office:value-type="float" office:value="0.814777241778068" calcext:value-type="float">
            <text:p>0.814777241778068</text:p>
          </table:table-cell>
          <table:table-cell table:formula="of:=DEGREES(ATAN([.K116]))" office:value-type="float" office:value="39.172364151077" calcext:value-type="float">
            <text:p>39.172364151077</text:p>
          </table:table-cell>
          <table:table-cell/>
          <table:table-cell table:formula="of:=1/(1+[.I116])" office:value-type="float" office:value="0.861851978638965" calcext:value-type="float">
            <text:p>0.861851978638965</text:p>
          </table:table-cell>
          <table:table-cell table:formula="of:=[.I116]/(1+[.I116])" office:value-type="float" office:value="0.138148021361035" calcext:value-type="float">
            <text:p>0.138148021361035</text:p>
          </table:table-cell>
          <table:table-cell table:formula="of:=LN([.N116])/LN(2)" office:value-type="float" office:value="-0.214487984297846" calcext:value-type="float">
            <text:p>-0.214487984297846</text:p>
          </table:table-cell>
          <table:table-cell table:formula="of:=LN([.O116])/LN(2)" office:value-type="float" office:value="-2.85571319573417" calcext:value-type="float">
            <text:p>-2.85571319573417</text:p>
          </table:table-cell>
          <table:table-cell/>
          <table:table-cell table:formula="of:=(-(([.N116]*[.P116])+([.O116]*[.Q116])))" office:value-type="float" office:value="0.579368021226655" calcext:value-type="float">
            <text:p>0.579368021226655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 number:textual="true"/>
      <number:text>-</number:text>
      <number:year/>
    </number:date-style>
    <number:time-style style:name="N141">
      <number:minutes number:style="long"/>
      <number:text>:</number:text>
      <number:seconds number:style="long" number:decimal-places="1"/>
    </number:time-style>
    <number:date-style style:name="N140">
      <number:day/>
      <number:text>-</number:text>
      <number:month number:textual="true"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/>
      <number:text>-</number:text>
      <number:month number:textual="true"/>
      <number:text>-</number:text>
      <number:year/>
    </number:date-style>
    <number:time-style style:name="N137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  <number:text> </number:text>
      <number:am-pm/>
    </number:tim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0:57:29.063685367</meta:creation-date>
    <dc:date>2024-06-21T11:05:42.661384380</dc:date>
    <meta:editing-duration>PT8M13S</meta:editing-duration>
    <meta:editing-cycles>2</meta:editing-cycles>
    <meta:generator>LibreOffice/7.3.7.2$Linux_X86_64 LibreOffice_project/30$Build-2</meta:generator>
    <meta:document-statistic meta:table-count="1" meta:cell-count="1972" meta:object-count="0"/>
  </office:meta>
</office:document-meta>
</file>